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4.847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1.688cm"/>
    </style:style>
    <style:style style:name="co11" style:family="table-column">
      <style:table-column-properties fo:break-before="auto" style:column-width="6.408cm"/>
    </style:style>
    <style:style style:name="co12" style:family="table-column">
      <style:table-column-properties fo:break-before="auto" style:column-width="3.821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644cm"/>
    </style:style>
    <style:style style:name="co15" style:family="table-column">
      <style:table-column-properties fo:break-before="auto" style:column-width="9.294cm"/>
    </style:style>
    <style:style style:name="co16" style:family="table-column">
      <style:table-column-properties fo:break-before="auto" style:column-width="10.656cm"/>
    </style:style>
    <style:style style:name="co17" style:family="table-column">
      <style:table-column-properties fo:break-before="auto" style:column-width="4.611cm"/>
    </style:style>
    <style:style style:name="co18" style:family="table-column">
      <style:table-column-properties fo:break-before="auto" style:column-width="4.747cm"/>
    </style:style>
    <style:style style:name="co19" style:family="table-column">
      <style:table-column-properties fo:break-before="auto" style:column-width="6.916cm"/>
    </style:style>
    <style:style style:name="co20" style:family="table-column">
      <style:table-column-properties fo:break-before="auto" style:column-width="3.567cm"/>
    </style:style>
    <style:style style:name="co21" style:family="table-column">
      <style:table-column-properties fo:break-before="auto" style:column-width="2.649cm"/>
    </style:style>
    <style:style style:name="co22" style:family="table-column">
      <style:table-column-properties fo:break-before="auto" style:column-width="5.2cm"/>
    </style:style>
    <style:style style:name="co23" style:family="table-column">
      <style:table-column-properties fo:break-before="auto" style:column-width="2.776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5.69cm"/>
    </style:style>
    <style:style style:name="co26" style:family="table-column">
      <style:table-column-properties fo:break-before="auto" style:column-width="3.104cm"/>
    </style:style>
    <style:style style:name="co27" style:family="table-column">
      <style:table-column-properties fo:break-before="auto" style:column-width="2.805cm"/>
    </style:style>
    <style:style style:name="co28" style:family="table-column">
      <style:table-column-properties fo:break-before="auto" style:column-width="2.868cm"/>
    </style:style>
    <style:style style:name="co29" style:family="table-column">
      <style:table-column-properties fo:break-before="auto" style:column-width="8.632cm"/>
    </style:style>
    <style:style style:name="co30" style:family="table-column">
      <style:table-column-properties fo:break-before="auto" style:column-width="2.559cm"/>
    </style:style>
    <style:style style:name="co31" style:family="table-column">
      <style:table-column-properties fo:break-before="auto" style:column-width="11.492cm"/>
    </style:style>
    <style:style style:name="co32" style:family="table-column">
      <style:table-column-properties fo:break-before="auto" style:column-width="5.528cm"/>
    </style:style>
    <style:style style:name="co33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JFACC RE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4" table:default-cell-style-name="Default"/>
        <table:table-column table:style-name="co15" table:default-cell-style-name="Default"/>
        <table:table-column table:style-name="co13" table:number-columns-repeated="5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row table:style-name="ro1">
          <table:table-cell table:formula="of:=[Project.A1]" office:value-type="string" office:string-value="Projet" calcext:value-type="string">
            <text:p>Projet</text:p>
          </table:table-cell>
          <table:table-cell table:formula="of:=[Project.B1]" office:value-type="float" office:value="0" calcext:value-type="float">
            <text:p>0</text:p>
          </table:table-cell>
          <table:table-cell table:formula="of:=[Project.C1]" office:value-type="float" office:value="0" calcext:value-type="float">
            <text:p>0</text:p>
          </table:table-cell>
          <table:table-cell table:formula="of:=[Project.D1]" office:value-type="string" office:string-value="IP@" calcext:value-type="string">
            <text:p>IP@</text:p>
          </table:table-cell>
          <table:table-cell table:formula="of:=[Project.E1]" office:value-type="float" office:value="0" calcext:value-type="float">
            <text:p>0</text:p>
          </table:table-cell>
          <table:table-cell table:formula="of:=[Project.F1]" office:value-type="float" office:value="0" calcext:value-type="float">
            <text:p>0</text:p>
          </table:table-cell>
          <table:table-cell table:formula="of:=[Project.G1]" office:value-type="string" office:string-value="TCP port" calcext:value-type="string">
            <text:p>TCP port</text:p>
          </table:table-cell>
          <table:table-cell table:formula="of:=[Project.H1]" office:value-type="float" office:value="0" calcext:value-type="float">
            <text:p>0</text:p>
          </table:table-cell>
          <table:table-cell table:formula="of:=[Project.I1]" office:value-type="float" office:value="0" calcext:value-type="float">
            <text:p>0</text:p>
          </table:table-cell>
          <table:table-cell table:formula="of:=[TDL_ROUTEUR.A1]" office:value-type="string" office:string-value="TDL_ROUTER" calcext:value-type="string">
            <text:p>TDL_ROUTER</text:p>
          </table:table-cell>
          <table:table-cell table:formula="of:=[TDL_ROUTEUR.B1]" office:value-type="string" office:string-value="tdl_router_main.cfg" calcext:value-type="string">
            <text:p>tdl_router_main.cfg</text:p>
          </table:table-cell>
          <table:table-cell table:formula="of:=[TDL_ROUTEUR.C1]" office:value-type="float" office:value="0" calcext:value-type="float">
            <text:p>0</text:p>
          </table:table-cell>
          <table:table-cell table:formula="of:=[TDL_ROUTEUR.D1]" office:value-type="float" office:value="0" calcext:value-type="float">
            <text:p>0</text:p>
          </table:table-cell>
          <table:table-cell table:formula="of:=[TDL_ROUTEUR.E1]" office:value-type="string" office:string-value="TDL_ROUTEUR" calcext:value-type="string">
            <text:p>TDL_ROUTEUR</text:p>
          </table:table-cell>
          <table:table-cell table:formula="of:=[TDL_ROUTEUR.F1]" office:value-type="string" office:string-value="L16.Param" calcext:value-type="string">
            <text:p>L16.Param</text:p>
          </table:table-cell>
          <table:table-cell table:formula="of:=[TDL_ROUTEUR.G1]" office:value-type="float" office:value="0" calcext:value-type="float">
            <text:p>0</text:p>
          </table:table-cell>
          <table:table-cell table:formula="of:=[TDL_ROUTEUR.H1]" office:value-type="float" office:value="0" calcext:value-type="float">
            <text:p>0</text:p>
          </table:table-cell>
          <table:table-cell table:formula="of:=[TDL_ROUTEUR.I1]" office:value-type="string" office:string-value="TDL_ROUTEUR" calcext:value-type="string">
            <text:p>TDL_ROUTEUR</text:p>
          </table:table-cell>
          <table:table-cell table:formula="of:=[TDL_ROUTEUR.J1]" office:value-type="string" office:string-value="mids_registration" calcext:value-type="string">
            <text:p>mids_registration</text:p>
          </table:table-cell>
          <table:table-cell table:formula="of:=[TDL_ROUTEUR.K1]" office:value-type="float" office:value="0" calcext:value-type="float">
            <text:p>0</text:p>
          </table:table-cell>
          <table:table-cell table:formula="of:=[TDL_ROUTEUR.L1]" office:value-type="string" office:string-value="TDL_ROUTEUR" calcext:value-type="string">
            <text:p>TDL_ROUTEUR</text:p>
          </table:table-cell>
          <table:table-cell table:formula="of:=[TDL_ROUTEUR.M1]" office:value-type="string" office:string-value="standalone.xml" calcext:value-type="string">
            <text:p>standalone.xml</text:p>
          </table:table-cell>
          <table:table-cell table:formula="of:=[TDL_ROUTEUR.N1]" office:value-type="float" office:value="0" calcext:value-type="float">
            <text:p>0</text:p>
          </table:table-cell>
          <table:table-cell table:formula="of:=[TDL_ROUTEUR.O1]" office:value-type="string" office:string-value="TDL_ROUTEUR" calcext:value-type="string">
            <text:p>TDL_ROUTEUR</text:p>
          </table:table-cell>
          <table:table-cell table:formula="of:=[TDL_ROUTEUR.P1]" office:value-type="string" office:string-value="SIMPLE_IF.xml" calcext:value-type="string">
            <text:p>SIMPLE_IF.xml</text:p>
          </table:table-cell>
          <table:table-cell table:formula="of:=[TDL_ROUTEUR.Q1]" office:value-type="float" office:value="0" calcext:value-type="float">
            <text:p>0</text:p>
          </table:table-cell>
          <table:table-cell table:formula="of:=[JREP.A1]" office:value-type="string" office:string-value="JREP" calcext:value-type="string">
            <text:p>JREP</text:p>
          </table:table-cell>
          <table:table-cell table:formula="of:=[JREP.B1]" office:value-type="string" office:string-value="internal_parameter.xml" calcext:value-type="string">
            <text:p>internal_parameter.xml</text:p>
          </table:table-cell>
          <table:table-cell table:formula="of:=[JREP.C1]" office:value-type="float" office:value="0" calcext:value-type="float">
            <text:p>0</text:p>
          </table:table-cell>
          <table:table-cell table:formula="of:=[JREP.D1]" office:value-type="string" office:string-value="JREP" calcext:value-type="string">
            <text:p>JREP</text:p>
          </table:table-cell>
          <table:table-cell table:formula="of:=[JREP.E1]" office:value-type="string" office:string-value="configuration_parameter.xml" calcext:value-type="string">
            <text:p>configuration_parameter.xml</text:p>
          </table:table-cell>
          <table:table-cell table:formula="of:=[JREP.F1]" office:value-type="float" office:value="0" calcext:value-type="float">
            <text:p>0</text:p>
          </table:table-cell>
          <table:table-cell table:formula="of:=[JREP.G1]" office:value-type="string" office:string-value="JREP" calcext:value-type="string">
            <text:p>JREP</text:p>
          </table:table-cell>
          <table:table-cell table:formula="of:=[JREP.H1]" office:value-type="string" office:string-value="parameters.txt" calcext:value-type="string">
            <text:p>parameters.txt</text:p>
          </table:table-cell>
          <table:table-cell table:formula="of:=[JREP.I1]" office:value-type="float" office:value="0" calcext:value-type="float">
            <text:p>0</text:p>
          </table:table-cell>
          <table:table-cell table:formula="of:=[JREP.J1]" office:value-type="float" office:value="0" calcext:value-type="float">
            <text:p>0</text:p>
          </table:table-cell>
        </table:table-row>
        <table:table-row table:style-name="ro1">
          <table:table-cell table:formula="of:=[Project.A2]" office:value-type="string" office:string-value="Name" calcext:value-type="string">
            <text:p>Name</text:p>
          </table:table-cell>
          <table:table-cell table:formula="of:=[Project.B2]" office:value-type="string" office:string-value="JFACC REAR" calcext:value-type="string">
            <text:p>JFACC REAR</text:p>
          </table:table-cell>
          <table:table-cell table:formula="of:=[Project.C2]" office:value-type="float" office:value="0" calcext:value-type="float">
            <text:p>0</text:p>
          </table:table-cell>
          <table:table-cell table:formula="of:=[Project.D2]" office:value-type="string" office:string-value="I01" calcext:value-type="string">
            <text:p>I01</text:p>
          </table:table-cell>
          <table:table-cell table:formula="of:=[Project.E2]" office:value-type="string" office:string-value="Toplink broadcast IP@" calcext:value-type="string">
            <text:p>Toplink broadcast IP@</text:p>
          </table:table-cell>
          <table:table-cell table:formula="of:=[Project.F2]" office:value-type="string" office:string-value="200.1.18.255" calcext:value-type="string">
            <text:p>200.1.18.255</text:p>
          </table:table-cell>
          <table:table-cell table:formula="of:=[Project.G2]" office:value-type="string" office:string-value="P01" calcext:value-type="string">
            <text:p>P01</text:p>
          </table:table-cell>
          <table:table-cell table:formula="of:=[Project.H2]" office:value-type="string" office:string-value="MIDS interface" calcext:value-type="string">
            <text:p>MIDS interface</text:p>
          </table:table-cell>
          <table:table-cell table:formula="of:=[Project.I2]" office:value-type="float" office:value="1024" calcext:value-type="float">
            <text:p>1024</text:p>
          </table:table-cell>
          <table:table-cell table:formula="of:=[TDL_ROUTEUR.A2]" office:value-type="string" office:string-value="T001" calcext:value-type="string">
            <text:p>T001</text:p>
          </table:table-cell>
          <table:table-cell table:formula="of:=[TDL_ROUTEUR.B2]" office:value-type="string" office:string-value="Own_Unit_System_TN" calcext:value-type="string">
            <text:p>Own_Unit_System_TN</text:p>
          </table:table-cell>
          <table:table-cell table:formula="of:=[TDL_ROUTEUR.C2]" office:value-type="float" office:value="1" calcext:value-type="float">
            <text:p>1</text:p>
          </table:table-cell>
          <table:table-cell table:formula="of:=[TDL_ROUTEUR.D2]" office:value-type="string" office:string-value="décimal" calcext:value-type="string">
            <text:p>décimal</text:p>
          </table:table-cell>
          <table:table-cell table:formula="of:=[TDL_ROUTEUR.E2]" office:value-type="string" office:string-value="T101" calcext:value-type="string">
            <text:p>T101</text:p>
          </table:table-cell>
          <table:table-cell table:formula="of:=[TDL_ROUTEUR.F2]" office:value-type="string" office:string-value="Nb_buf_presat_threshold_PGx    " calcext:value-type="string">
            <text:p>Nb_buf_presat_threshold_PGx <text:s text:c="3"/></text:p>
          </table:table-cell>
          <table:table-cell table:formula="of:=[TDL_ROUTEUR.G2]" office:value-type="string" office:string-value=" 0.2" calcext:value-type="string">
            <text:p><text:s/>0.2</text:p>
          </table:table-cell>
          <table:table-cell table:formula="of:=[TDL_ROUTEUR.H2]" office:value-type="string" office:string-value="pourcent" calcext:value-type="string">
            <text:p>pourcent</text:p>
          </table:table-cell>
          <table:table-cell table:formula="of:=[TDL_ROUTEUR.I2]" office:value-type="string" office:string-value="T201" calcext:value-type="string">
            <text:p>T201</text:p>
          </table:table-cell>
          <table:table-cell table:formula="of:=[TDL_ROUTEUR.J2]" office:value-type="string" office:string-value="PPLI_TYPE" calcext:value-type="string">
            <text:p>PPLI_TYPE</text:p>
          </table:table-cell>
          <table:table-cell table:formula="of:=[TDL_ROUTEUR.K2]" office:value-type="string" office:string-value="DLP" calcext:value-type="string">
            <text:p>DLP</text:p>
          </table:table-cell>
          <table:table-cell table:formula="of:=[TDL_ROUTEUR.L2]" office:value-type="string" office:string-value="T301" calcext:value-type="string">
            <text:p>T301</text:p>
          </table:table-cell>
          <table:table-cell table:formula="of:=[TDL_ROUTEUR.M2]" office:value-type="string" office:string-value="THD072_LINK_TYPE" calcext:value-type="string">
            <text:p>THD072_LINK_TYPE</text:p>
          </table:table-cell>
          <table:table-cell table:formula="of:=[TDL_ROUTEUR.N2]" office:value-type="string" office:string-value="L16" calcext:value-type="string">
            <text:p>L16</text:p>
          </table:table-cell>
          <table:table-cell table:formula="of:=[TDL_ROUTEUR.O2]" office:value-type="string" office:string-value="T401" calcext:value-type="string">
            <text:p>T401</text:p>
          </table:table-cell>
          <table:table-cell table:formula="of:=[TDL_ROUTEUR.P2]" office:value-type="string" office:string-value=" SIMPLE_IF_NETWORK_DEBUG" calcext:value-type="string">
            <text:p><text:s/>SIMPLE_IF_NETWORK_DEBUG</text:p>
          </table:table-cell>
          <table:table-cell table:formula="of:=[TDL_ROUTEUR.Q2]" office:value-type="string" office:string-value="YES" calcext:value-type="string">
            <text:p>YES</text:p>
          </table:table-cell>
          <table:table-cell table:formula="of:=[JREP.A2]" office:value-type="string" office:string-value="J001" calcext:value-type="string">
            <text:p>J001</text:p>
          </table:table-cell>
          <table:table-cell table:formula="of:=[JREP.B2]" office:value-type="string" office:string-value="jrep_parameters" calcext:value-type="string">
            <text:p>jrep_parameters</text:p>
          </table:table-cell>
          <table:table-cell table:formula="of:=[JREP.C2]" office:value-type="float" office:value="0" calcext:value-type="float">
            <text:p>0</text:p>
          </table:table-cell>
          <table:table-cell table:formula="of:=[JREP.D2]" office:value-type="string" office:string-value="J101" calcext:value-type="string">
            <text:p>J101</text:p>
          </table:table-cell>
          <table:table-cell table:formula="of:=[JREP.E2]" office:value-type="string" office:string-value="config_jrep startup_mode" calcext:value-type="string">
            <text:p>config_jrep startup_mode</text:p>
          </table:table-cell>
          <table:table-cell table:formula="of:=[JREP.F2]" office:value-type="string" office:string-value="JRE_MNG" calcext:value-type="string">
            <text:p>JRE_MNG</text:p>
          </table:table-cell>
          <table:table-cell table:formula="of:=[JREP.G2]" office:value-type="string" office:string-value="J201" calcext:value-type="string">
            <text:p>J201</text:p>
          </table:table-cell>
          <table:table-cell table:formula="of:=[JREP.H2]" office:value-type="string" office:string-value="XML_CONFIGURATION_FILE" calcext:value-type="string">
            <text:p>XML_CONFIGURATION_FILE</text:p>
          </table:table-cell>
          <table:table-cell table:formula="of:=[JREP.I2]" office:value-type="string" office:string-value="conf_jrep.xml" calcext:value-type="string">
            <text:p>conf_jrep.xml</text:p>
          </table:table-cell>
          <table:table-cell table:formula="of:=[JREP.J2]" office:value-type="float" office:value="0" calcext:value-type="float">
            <text:p>0</text:p>
          </table:table-cell>
        </table:table-row>
        <table:table-row table:style-name="ro1">
          <table:table-cell table:formula="of:=[Project.A3]" office:value-type="string" office:string-value="Toplink version" calcext:value-type="string">
            <text:p>Toplink version</text:p>
          </table:table-cell>
          <table:table-cell table:formula="of:=[Project.B3]" office:value-type="string" office:string-value="V7" calcext:value-type="string">
            <text:p>V7</text:p>
          </table:table-cell>
          <table:table-cell table:formula="of:=[Project.C3]" office:value-type="float" office:value="0" calcext:value-type="float">
            <text:p>0</text:p>
          </table:table-cell>
          <table:table-cell table:formula="of:=[Project.D3]" office:value-type="string" office:string-value="I02" calcext:value-type="string">
            <text:p>I02</text:p>
          </table:table-cell>
          <table:table-cell table:formula="of:=[Project.E3]" office:value-type="string" office:string-value="Toplink IP@" calcext:value-type="string">
            <text:p>Toplink IP@</text:p>
          </table:table-cell>
          <table:table-cell table:formula="of:=[Project.F3]" office:value-type="string" office:string-value="200.1.18.60" calcext:value-type="string">
            <text:p>200.1.18.60</text:p>
          </table:table-cell>
          <table:table-cell table:formula="of:=[Project.G3]" office:value-type="string" office:string-value="P02" calcext:value-type="string">
            <text:p>P02</text:p>
          </table:table-cell>
          <table:table-cell table:formula="of:=[Project.H3]" office:value-type="string" office:string-value="DLIP JREP internal link" calcext:value-type="string">
            <text:p>DLIP JREP internal link</text:p>
          </table:table-cell>
          <table:table-cell table:formula="of:=[Project.I3]" office:value-type="float" office:value="2703" calcext:value-type="float">
            <text:p>2703</text:p>
          </table:table-cell>
          <table:table-cell table:formula="of:=[TDL_ROUTEUR.A3]" office:value-type="string" office:string-value="T002" calcext:value-type="string">
            <text:p>T002</text:p>
          </table:table-cell>
          <table:table-cell table:formula="of:=[TDL_ROUTEUR.B3]" office:value-type="string" office:string-value="Source_Node" calcext:value-type="string">
            <text:p>Source_Node</text:p>
          </table:table-cell>
          <table:table-cell table:formula="of:=[TDL_ROUTEUR.C3]" office:value-type="float" office:value="60" calcext:value-type="float">
            <text:p>60</text:p>
          </table:table-cell>
          <table:table-cell table:formula="of:=[TDL_ROUTEUR.D3]" office:value-type="string" office:string-value="décimal" calcext:value-type="string">
            <text:p>décimal</text:p>
          </table:table-cell>
          <table:table-cell table:formula="of:=[TDL_ROUTEUR.E3]" office:value-type="string" office:string-value="T102" calcext:value-type="string">
            <text:p>T102</text:p>
          </table:table-cell>
          <table:table-cell table:formula="of:=[TDL_ROUTEUR.F3]" office:value-type="string" office:string-value="Nb_buf_sat_threshold_PGx       " calcext:value-type="string">
            <text:p>Nb_buf_sat_threshold_PGx <text:s text:c="6"/></text:p>
          </table:table-cell>
          <table:table-cell table:formula="of:=[TDL_ROUTEUR.G3]" office:value-type="string" office:string-value=" 0.0" calcext:value-type="string">
            <text:p><text:s/>0.0</text:p>
          </table:table-cell>
          <table:table-cell table:formula="of:=[TDL_ROUTEUR.H3]" office:value-type="string" office:string-value="pourcent" calcext:value-type="string">
            <text:p>pourcent</text:p>
          </table:table-cell>
          <table:table-cell table:formula="of:=[TDL_ROUTEUR.I3]" office:value-type="string" office:string-value="T202" calcext:value-type="string">
            <text:p>T202</text:p>
          </table:table-cell>
          <table:table-cell table:formula="of:=[TDL_ROUTEUR.J3]" office:value-type="string" office:string-value="PPLI_ENV" calcext:value-type="string">
            <text:p>PPLI_ENV</text:p>
          </table:table-cell>
          <table:table-cell table:formula="of:=[TDL_ROUTEUR.K3]" office:value-type="string" office:string-value="LAND" calcext:value-type="string">
            <text:p>LAND</text:p>
          </table:table-cell>
          <table:table-cell table:formula="of:=[TDL_ROUTEUR.L3]" office:value-type="string" office:string-value="T302" calcext:value-type="string">
            <text:p>T302</text:p>
          </table:table-cell>
          <table:table-cell table:formula="of:=[TDL_ROUTEUR.M3]" office:value-type="string" office:string-value="THD072_LINK_IDENTIFICATION" calcext:value-type="string">
            <text:p>THD072_LINK_IDENTIFICATION</text:p>
          </table:table-cell>
          <table:table-cell table:formula="of:=[TDL_ROUTEUR.N3]" office:value-type="float" office:value="1" calcext:value-type="float">
            <text:p>1</text:p>
          </table:table-cell>
          <table:table-cell table:formula="of:=[TDL_ROUTEUR.O3]" office:value-type="string" office:string-value="T402" calcext:value-type="string">
            <text:p>T402</text:p>
          </table:table-cell>
          <table:table-cell table:formula="of:=[TDL_ROUTEUR.P3]" office:value-type="string" office:string-value=" SIMPLE_IF_DEBUG" calcext:value-type="string">
            <text:p><text:s/>SIMPLE_IF_DEBUG</text:p>
          </table:table-cell>
          <table:table-cell table:formula="of:=[TDL_ROUTEUR.Q3]" office:value-type="string" office:string-value="YES" calcext:value-type="string">
            <text:p>YES</text:p>
          </table:table-cell>
          <table:table-cell table:formula="of:=[JREP.A3]" office:value-type="string" office:string-value="J002" calcext:value-type="string">
            <text:p>J002</text:p>
          </table:table-cell>
          <table:table-cell table:formula="of:=[JREP.B3]" office:value-type="string" office:string-value="jrep_designator" calcext:value-type="string">
            <text:p>jrep_designator</text:p>
          </table:table-cell>
          <table:table-cell table:formula="of:=[JREP.C3]" office:value-type="string" office:string-value="NULL" calcext:value-type="string">
            <text:p>NULL</text:p>
          </table:table-cell>
          <table:table-cell table:formula="of:=[JREP.D3]" office:value-type="string" office:string-value="J102" calcext:value-type="string">
            <text:p>J102</text:p>
          </table:table-cell>
          <table:table-cell table:formula="of:=[JREP.E3]" office:value-type="string" office:string-value="jrep_designator" calcext:value-type="string">
            <text:p>jrep_designator</text:p>
          </table:table-cell>
          <table:table-cell table:formula="of:=[JREP.F3]" office:value-type="string" office:string-value="NULL" calcext:value-type="string">
            <text:p>NULL</text:p>
          </table:table-cell>
          <table:table-cell table:formula="of:=[JREP.G3]" office:value-type="string" office:string-value="J202" calcext:value-type="string">
            <text:p>J202</text:p>
          </table:table-cell>
          <table:table-cell table:formula="of:=[JREP.H3]" office:value-type="string" office:string-value="XSD_CONFIGURATION_FILE" calcext:value-type="string">
            <text:p>XSD_CONFIGURATION_FILE</text:p>
          </table:table-cell>
          <table:table-cell table:formula="of:=[JREP.I3]" office:value-type="string" office:string-value="jre_config.xsd" calcext:value-type="string">
            <text:p>jre_config.xsd</text:p>
          </table:table-cell>
          <table:table-cell table:formula="of:=[JREP.J3]" office:value-type="float" office:value="0" calcext:value-type="float">
            <text:p>0</text:p>
          </table:table-cell>
        </table:table-row>
        <table:table-row table:style-name="ro1">
          <table:table-cell table:formula="of:=[Project.A4]" office:value-type="string" office:string-value="JREP version" calcext:value-type="string">
            <text:p>JREP version</text:p>
          </table:table-cell>
          <table:table-cell table:formula="of:=[Project.B4]" office:value-type="string" office:string-value="V6R6E18" calcext:value-type="string">
            <text:p>V6R6E18</text:p>
          </table:table-cell>
          <table:table-cell table:formula="of:=[Project.C4]" office:value-type="float" office:value="0" calcext:value-type="float">
            <text:p>0</text:p>
          </table:table-cell>
          <table:table-cell table:formula="of:=[Project.D4]" office:value-type="string" office:string-value="I03" calcext:value-type="string">
            <text:p>I03</text:p>
          </table:table-cell>
          <table:table-cell table:formula="of:=[Project.E4]" office:value-type="string" office:string-value="Toplink remote @IP" calcext:value-type="string">
            <text:p>Toplink remote @IP</text:p>
          </table:table-cell>
          <table:table-cell table:formula="of:=[Project.F4]" office:value-type="string" office:string-value="127.0.0.1" calcext:value-type="string">
            <text:p>127.0.0.1</text:p>
          </table:table-cell>
          <table:table-cell table:formula="of:=[Project.G4]" office:value-type="string" office:string-value="P03" calcext:value-type="string">
            <text:p>P03</text:p>
          </table:table-cell>
          <table:table-cell table:formula="of:=[Project.H4]" office:value-type="string" office:string-value="Host interface min" calcext:value-type="string">
            <text:p>Host interface min</text:p>
          </table:table-cell>
          <table:table-cell table:formula="of:=[Project.I4]" office:value-type="float" office:value="1030" calcext:value-type="float">
            <text:p>1030</text:p>
          </table:table-cell>
          <table:table-cell table:formula="of:=[TDL_ROUTEUR.A4]" office:value-type="string" office:string-value="T003" calcext:value-type="string">
            <text:p>T003</text:p>
          </table:table-cell>
          <table:table-cell table:formula="of:=[TDL_ROUTEUR.B4]" office:value-type="string" office:string-value="Source_Sub_Node_L16" calcext:value-type="string">
            <text:p>Source_Sub_Node_L16</text:p>
          </table:table-cell>
          <table:table-cell table:formula="of:=[TDL_ROUTEUR.C4]" office:value-type="float" office:value="206" calcext:value-type="float">
            <text:p>206</text:p>
          </table:table-cell>
          <table:table-cell table:formula="of:=[TDL_ROUTEUR.D4]" office:value-type="string" office:string-value="décimal" calcext:value-type="string">
            <text:p>décimal</text:p>
          </table:table-cell>
          <table:table-cell table:formula="of:=[TDL_ROUTEUR.E4]" office:value-type="string" office:string-value="T103" calcext:value-type="string">
            <text:p>T103</text:p>
          </table:table-cell>
          <table:table-cell table:formula="of:=[TDL_ROUTEUR.F4]" office:value-type="string" office:string-value="Nb_buf_presat_threshold_PG_All " calcext:value-type="string">
            <text:p>Nb_buf_presat_threshold_PG_All </text:p>
          </table:table-cell>
          <table:table-cell table:formula="of:=[TDL_ROUTEUR.G4]" office:value-type="string" office:string-value=" 0.2" calcext:value-type="string">
            <text:p><text:s/>0.2</text:p>
          </table:table-cell>
          <table:table-cell table:formula="of:=[TDL_ROUTEUR.H4]" office:value-type="string" office:string-value="pourcent" calcext:value-type="string">
            <text:p>pourcent</text:p>
          </table:table-cell>
          <table:table-cell table:formula="of:=[TDL_ROUTEUR.I4]" office:value-type="string" office:string-value="T203" calcext:value-type="string">
            <text:p>T203</text:p>
          </table:table-cell>
          <table:table-cell table:formula="of:=[TDL_ROUTEUR.J4]" office:value-type="string" office:string-value="EXERCISE_INDICATOR" calcext:value-type="string">
            <text:p>EXERCISE_INDICATOR</text:p>
          </table:table-cell>
          <table:table-cell table:formula="of:=[TDL_ROUTEUR.K4]" office:value-type="float" office:value="0" calcext:value-type="float">
            <text:p>0</text:p>
          </table:table-cell>
          <table:table-cell table:formula="of:=[TDL_ROUTEUR.L4]" office:value-type="string" office:string-value="T303" calcext:value-type="string">
            <text:p>T303</text:p>
          </table:table-cell>
          <table:table-cell table:formula="of:=[TDL_ROUTEUR.M4]" office:value-type="string" office:string-value="THD072_ OWN_PLATFORM_LINK_TN" calcext:value-type="string">
            <text:p>THD072_ OWN_PLATFORM_LINK_TN</text:p>
          </table:table-cell>
          <table:table-cell table:formula="of:=[TDL_ROUTEUR.N4]" office:value-type="float" office:value="112" calcext:value-type="float">
            <text:p>112</text:p>
          </table:table-cell>
          <table:table-cell table:formula="of:=[TDL_ROUTEUR.O4]" office:value-type="string" office:string-value="T403" calcext:value-type="string">
            <text:p>T403</text:p>
          </table:table-cell>
          <table:table-cell table:formula="of:=[TDL_ROUTEUR.P4]" office:value-type="string" office:string-value="SIMPLE_DEBUG" calcext:value-type="string">
            <text:p>SIMPLE_DEBUG</text:p>
          </table:table-cell>
          <table:table-cell table:formula="of:=[TDL_ROUTEUR.Q4]" office:value-type="string" office:string-value="YES" calcext:value-type="string">
            <text:p>YES</text:p>
          </table:table-cell>
          <table:table-cell table:formula="of:=[JREP.A4]" office:value-type="string" office:string-value="J003" calcext:value-type="string">
            <text:p>J003</text:p>
          </table:table-cell>
          <table:table-cell table:formula="of:=[JREP.B4]" office:value-type="string" office:string-value="clientcnx_timeout" calcext:value-type="string">
            <text:p>clientcnx_timeout</text:p>
          </table:table-cell>
          <table:table-cell table:formula="of:=[JREP.C4]" office:value-type="float" office:value="2" calcext:value-type="float">
            <text:p>2</text:p>
          </table:table-cell>
          <table:table-cell table:formula="of:=[JREP.D4]" office:value-type="string" office:string-value="J103" calcext:value-type="string">
            <text:p>J103</text:p>
          </table:table-cell>
          <table:table-cell table:formula="of:=[JREP.E4]" office:value-type="string" office:string-value="jrep_sender_id" calcext:value-type="string">
            <text:p>jrep_sender_id</text:p>
          </table:table-cell>
          <table:table-cell table:formula="of:=[JREP.F4]" office:value-type="float" office:value="32" calcext:value-type="float">
            <text:p>32</text:p>
          </table:table-cell>
          <table:table-cell table:formula="of:=[JREP.G4]" office:value-type="string" office:string-value="J203" calcext:value-type="string">
            <text:p>J203</text:p>
          </table:table-cell>
          <table:table-cell table:formula="of:=[JREP.H4]" office:value-type="string" office:string-value="XML_PARAMETERS_FILE" calcext:value-type="string">
            <text:p>XML_PARAMETERS_FILE</text:p>
          </table:table-cell>
          <table:table-cell table:formula="of:=[JREP.I4]" office:value-type="string" office:string-value="param_jrep.xml" calcext:value-type="string">
            <text:p>param_jrep.xml</text:p>
          </table:table-cell>
          <table:table-cell table:formula="of:=[JREP.J4]" office:value-type="float" office:value="0" calcext:value-type="float">
            <text:p>0</text:p>
          </table:table-cell>
        </table:table-row>
        <table:table-row table:style-name="ro1">
          <table:table-cell table:formula="of:=[Project.A5]" office:value-type="string" office:string-value="JREM version" calcext:value-type="string">
            <text:p>JREM version</text:p>
          </table:table-cell>
          <table:table-cell table:formula="of:=[Project.B5]" office:value-type="string" office:string-value="V14R1E3" calcext:value-type="string">
            <text:p>V14R1E3</text:p>
          </table:table-cell>
          <table:table-cell table:formula="of:=[Project.C5]" office:value-type="float" office:value="0" calcext:value-type="float">
            <text:p>0</text:p>
          </table:table-cell>
          <table:table-cell table:formula="of:=[Project.D5]" office:value-type="string" office:string-value="I04" calcext:value-type="string">
            <text:p>I04</text:p>
          </table:table-cell>
          <table:table-cell table:formula="of:=[Project.E5]" office:value-type="string" office:string-value="MIDS @IP" calcext:value-type="string">
            <text:p>MIDS @IP</text:p>
          </table:table-cell>
          <table:table-cell table:formula="of:=[Project.F5]" office:value-type="string" office:string-value="200.1.18.33" calcext:value-type="string">
            <text:p>200.1.18.33</text:p>
          </table:table-cell>
          <table:table-cell table:formula="of:=[Project.G5]" office:value-type="string" office:string-value="P04" calcext:value-type="string">
            <text:p>P04</text:p>
          </table:table-cell>
          <table:table-cell table:formula="of:=[Project.H5]" office:value-type="string" office:string-value="Host interface max" calcext:value-type="string">
            <text:p>Host interface max</text:p>
          </table:table-cell>
          <table:table-cell table:formula="of:=[Project.I5]" office:value-type="float" office:value="1039" calcext:value-type="float">
            <text:p>1039</text:p>
          </table:table-cell>
          <table:table-cell table:formula="of:=[TDL_ROUTEUR.A5]" office:value-type="string" office:string-value="T004" calcext:value-type="string">
            <text:p>T004</text:p>
          </table:table-cell>
          <table:table-cell table:formula="of:=[TDL_ROUTEUR.B5]" office:value-type="string" office:string-value="Source_Sub_Node_L11A" calcext:value-type="string">
            <text:p>Source_Sub_Node_L11A</text:p>
          </table:table-cell>
          <table:table-cell table:formula="of:=[TDL_ROUTEUR.C5]" office:value-type="float" office:value="205" calcext:value-type="float">
            <text:p>205</text:p>
          </table:table-cell>
          <table:table-cell table:formula="of:=[TDL_ROUTEUR.D5]" office:value-type="string" office:string-value="décimal" calcext:value-type="string">
            <text:p>décimal</text:p>
          </table:table-cell>
          <table:table-cell table:formula="of:=[TDL_ROUTEUR.E5]" office:value-type="string" office:string-value="T104" calcext:value-type="string">
            <text:p>T104</text:p>
          </table:table-cell>
          <table:table-cell table:formula="of:=[TDL_ROUTEUR.F5]" office:value-type="string" office:string-value="Nb_buf_sat_threshold_PG_All    " calcext:value-type="string">
            <text:p>Nb_buf_sat_threshold_PG_All <text:s text:c="3"/></text:p>
          </table:table-cell>
          <table:table-cell table:formula="of:=[TDL_ROUTEUR.G5]" office:value-type="string" office:string-value=" 0.0" calcext:value-type="string">
            <text:p><text:s/>0.0</text:p>
          </table:table-cell>
          <table:table-cell table:formula="of:=[TDL_ROUTEUR.H5]" office:value-type="string" office:string-value="pourcent" calcext:value-type="string">
            <text:p>pourcent</text:p>
          </table:table-cell>
          <table:table-cell table:formula="of:=[TDL_ROUTEUR.I5]" office:value-type="string" office:string-value="T204" calcext:value-type="string">
            <text:p>T204</text:p>
          </table:table-cell>
          <table:table-cell table:formula="of:=[TDL_ROUTEUR.J5]" office:value-type="string" office:string-value="FORCE_TELL_INDICATOR" calcext:value-type="string">
            <text:p>FORCE_TELL_INDICATOR</text:p>
          </table:table-cell>
          <table:table-cell table:formula="of:=[TDL_ROUTEUR.K5]" office:value-type="float" office:value="0" calcext:value-type="float">
            <text:p>0</text:p>
          </table:table-cell>
          <table:table-cell table:formula="of:=[TDL_ROUTEUR.L5]" office:value-type="string" office:string-value="T304" calcext:value-type="string">
            <text:p>T304</text:p>
          </table:table-cell>
          <table:table-cell table:formula="of:=[TDL_ROUTEUR.M5]" office:value-type="string" office:string-value="THD072_ FIRST_ALLOCATED_LINK_TN" calcext:value-type="string">
            <text:p>THD072_ FIRST_ALLOCATED_LINK_TN</text:p>
          </table:table-cell>
          <table:table-cell table:formula="of:=[TDL_ROUTEUR.N5]" office:value-type="float" office:value="513" calcext:value-type="float">
            <text:p>513</text:p>
          </table:table-cell>
          <table:table-cell table:formula="of:=[TDL_ROUTEUR.O5]" office:value-type="string" office:string-value="T404" calcext:value-type="string">
            <text:p>T404</text:p>
          </table:table-cell>
          <table:table-cell table:formula="of:=[TDL_ROUTEUR.P5]" office:value-type="string" office:string-value="SIMPLE_IF_TASK_PRIORITY" calcext:value-type="string">
            <text:p>SIMPLE_IF_TASK_PRIORITY</text:p>
          </table:table-cell>
          <table:table-cell table:formula="of:=[TDL_ROUTEUR.Q5]" office:value-type="float" office:value="0" calcext:value-type="float">
            <text:p>0</text:p>
          </table:table-cell>
          <table:table-cell table:formula="of:=[JREP.A5]" office:value-type="string" office:string-value="J004" calcext:value-type="string">
            <text:p>J004</text:p>
          </table:table-cell>
          <table:table-cell table:formula="of:=[JREP.B5]" office:value-type="string" office:string-value="cmd_timeout" calcext:value-type="string">
            <text:p>cmd_timeout</text:p>
          </table:table-cell>
          <table:table-cell table:formula="of:=[JREP.C5]" office:value-type="float" office:value="240" calcext:value-type="float">
            <text:p>240</text:p>
          </table:table-cell>
          <table:table-cell table:formula="of:=[JREP.D5]" office:value-type="float" office:value="0" calcext:value-type="float">
            <text:p>0</text:p>
          </table:table-cell>
          <table:table-cell table:formula="of:=[JREP.E5]" office:value-type="float" office:value="0" calcext:value-type="float">
            <text:p>0</text:p>
          </table:table-cell>
          <table:table-cell table:formula="of:=[JREP.F5]" office:value-type="float" office:value="0" calcext:value-type="float">
            <text:p>0</text:p>
          </table:table-cell>
          <table:table-cell table:formula="of:=[JREP.G5]" office:value-type="string" office:string-value="J204" calcext:value-type="string">
            <text:p>J204</text:p>
          </table:table-cell>
          <table:table-cell table:formula="of:=[JREP.H5]" office:value-type="string" office:string-value="XSD_PARAMETERS_FILE" calcext:value-type="string">
            <text:p>XSD_PARAMETERS_FILE</text:p>
          </table:table-cell>
          <table:table-cell table:formula="of:=[JREP.I5]" office:value-type="string" office:string-value="jre_param.xsd" calcext:value-type="string">
            <text:p>jre_param.xsd</text:p>
          </table:table-cell>
          <table:table-cell table:formula="of:=[JREP.J5]" office:value-type="float" office:value="0" calcext:value-type="float">
            <text:p>0</text:p>
          </table:table-cell>
        </table:table-row>
        <table:table-row table:style-name="ro1">
          <table:table-cell table:formula="of:=[Project.A6]" office:value-type="string" office:string-value="Serveur DLIP" calcext:value-type="string">
            <text:p>Serveur DLIP</text:p>
          </table:table-cell>
          <table:table-cell table:formula="of:=[Project.B6]" office:value-type="string" office:string-value="srvdlip" calcext:value-type="string">
            <text:p>srvdlip</text:p>
          </table:table-cell>
          <table:table-cell table:formula="of:=[Project.C6]" office:value-type="string" office:string-value="192.168.163.13" calcext:value-type="string">
            <text:p>192.168.163.13</text:p>
          </table:table-cell>
          <table:table-cell table:formula="of:=[Project.D6]" office:value-type="string" office:string-value="I05" calcext:value-type="string">
            <text:p>I05</text:p>
          </table:table-cell>
          <table:table-cell table:formula="of:=[Project.E6]" office:value-type="string" office:string-value="SIMPLE remote server 1" calcext:value-type="string">
            <text:p>SIMPLE remote server 1</text:p>
          </table:table-cell>
          <table:table-cell table:formula="of:=[Project.F6]" office:value-type="string" office:string-value="200.1.18.28" calcext:value-type="string">
            <text:p>200.1.18.28</text:p>
          </table:table-cell>
          <table:table-cell table:formula="of:=[Project.G6]" office:value-type="string" office:string-value="P05" calcext:value-type="string">
            <text:p>P05</text:p>
          </table:table-cell>
          <table:table-cell table:formula="of:=[Project.H6]" office:value-type="string" office:string-value="Channel 4 server" calcext:value-type="string">
            <text:p>Channel 4 server</text:p>
          </table:table-cell>
          <table:table-cell table:formula="of:=[Project.I6]" office:value-type="float" office:value="50014" calcext:value-type="float">
            <text:p>50014</text:p>
          </table:table-cell>
          <table:table-cell table:formula="of:=[TDL_ROUTEUR.A6]" office:value-type="string" office:string-value="T005" calcext:value-type="string">
            <text:p>T005</text:p>
          </table:table-cell>
          <table:table-cell table:formula="of:=[TDL_ROUTEUR.B6]" office:value-type="string" office:string-value="Test_Mode" calcext:value-type="string">
            <text:p>Test_Mode</text:p>
          </table:table-cell>
          <table:table-cell table:formula="of:=[TDL_ROUTEUR.C6]" office:value-type="string" office:string-value="False" calcext:value-type="string">
            <text:p>False</text:p>
          </table:table-cell>
          <table:table-cell table:formula="of:=[TDL_ROUTEUR.D6]" office:value-type="string" office:string-value="boolean" calcext:value-type="string">
            <text:p>boolean</text:p>
          </table:table-cell>
          <table:table-cell table:formula="of:=[TDL_ROUTEUR.E6]" office:value-type="string" office:string-value="T105" calcext:value-type="string">
            <text:p>T105</text:p>
          </table:table-cell>
          <table:table-cell table:formula="of:=[TDL_ROUTEUR.F6]" office:value-type="string" office:string-value="FIM01_Feedback_Enable          " calcext:value-type="string">
            <text:p>FIM01_Feedback_Enable <text:s text:c="9"/></text:p>
          </table:table-cell>
          <table:table-cell table:formula="of:=[TDL_ROUTEUR.G6]" office:value-type="string" office:string-value=" true" calcext:value-type="string">
            <text:p><text:s/>true</text:p>
          </table:table-cell>
          <table:table-cell table:formula="of:=[TDL_ROUTEUR.H6]" office:value-type="string" office:string-value="boolean" calcext:value-type="string">
            <text:p>boolean</text:p>
          </table:table-cell>
          <table:table-cell table:formula="of:=[TDL_ROUTEUR.I6]" office:value-type="string" office:string-value="T205" calcext:value-type="string">
            <text:p>T205</text:p>
          </table:table-cell>
          <table:table-cell table:formula="of:=[TDL_ROUTEUR.J6]" office:value-type="string" office:string-value="EMERGENCY_INDICATOR" calcext:value-type="string">
            <text:p>EMERGENCY_INDICATOR</text:p>
          </table:table-cell>
          <table:table-cell table:formula="of:=[TDL_ROUTEUR.K6]" office:value-type="float" office:value="0" calcext:value-type="float">
            <text:p>0</text:p>
          </table:table-cell>
          <table:table-cell table:formula="of:=[TDL_ROUTEUR.L6]" office:value-type="string" office:string-value="T305" calcext:value-type="string">
            <text:p>T305</text:p>
          </table:table-cell>
          <table:table-cell table:formula="of:=[TDL_ROUTEUR.M6]" office:value-type="string" office:string-value="THD072_LAST_ALLOCATED_LINK_TN" calcext:value-type="string">
            <text:p>THD072_LAST_ALLOCATED_LINK_TN</text:p>
          </table:table-cell>
          <table:table-cell table:formula="of:=[TDL_ROUTEUR.N6]" office:value-type="float" office:value="550" calcext:value-type="float">
            <text:p>550</text:p>
          </table:table-cell>
          <table:table-cell table:formula="of:=[TDL_ROUTEUR.O6]" office:value-type="string" office:string-value="T405" calcext:value-type="string">
            <text:p>T405</text:p>
          </table:table-cell>
          <table:table-cell table:formula="of:=[TDL_ROUTEUR.P6]" office:value-type="string" office:string-value="HOST_TECHNICAL_PROTOCOL" calcext:value-type="string">
            <text:p>HOST_TECHNICAL_PROTOCOL</text:p>
          </table:table-cell>
          <table:table-cell table:formula="of:=[TDL_ROUTEUR.Q6]" office:value-type="string" office:string-value="TCP" calcext:value-type="string">
            <text:p>TCP</text:p>
          </table:table-cell>
          <table:table-cell table:formula="of:=[JREP.A6]" office:value-type="string" office:string-value="J005" calcext:value-type="string">
            <text:p>J005</text:p>
          </table:table-cell>
          <table:table-cell table:formula="of:=[JREP.B6]" office:value-type="string" office:string-value="connectfeedback_timeout" calcext:value-type="string">
            <text:p>connectfeedback_timeout</text:p>
          </table:table-cell>
          <table:table-cell table:formula="of:=[JREP.C6]" office:value-type="float" office:value="60" calcext:value-type="float">
            <text:p>60</text:p>
          </table:table-cell>
          <table:table-cell table:formula="of:=[JREP.D6]" office:value-type="float" office:value="0" calcext:value-type="float">
            <text:p>0</text:p>
          </table:table-cell>
          <table:table-cell table:formula="of:=[JREP.E6]" office:value-type="float" office:value="0" calcext:value-type="float">
            <text:p>0</text:p>
          </table:table-cell>
          <table:table-cell table:formula="of:=[JREP.F6]" office:value-type="float" office:value="0" calcext:value-type="float">
            <text:p>0</text:p>
          </table:table-cell>
          <table:table-cell table:formula="of:=[JREP.G6]" office:value-type="string" office:string-value="J205" calcext:value-type="string">
            <text:p>J205</text:p>
          </table:table-cell>
          <table:table-cell table:formula="of:=[JREP.H6]" office:value-type="string" office:string-value="INFO" calcext:value-type="string">
            <text:p>INFO</text:p>
          </table:table-cell>
          <table:table-cell table:formula="of:=[JREP.I6]" office:value-type="string" office:string-value="true" calcext:value-type="string">
            <text:p>true</text:p>
          </table:table-cell>
          <table:table-cell table:formula="of:=[JREP.J6]" office:value-type="float" office:value="0" calcext:value-type="float">
            <text:p>0</text:p>
          </table:table-cell>
        </table:table-row>
        <table:table-row table:style-name="ro1">
          <table:table-cell table:formula="of:=[Project.A7]" office:value-type="string" office:string-value="Root Dir DLIP" calcext:value-type="string">
            <text:p>Root Dir DLIP</text:p>
          </table:table-cell>
          <table:table-cell table:formula="of:=[Project.B7]" office:value-type="string" office:string-value="/toplink/Ops/DLIP" calcext:value-type="string">
            <text:p>/toplink/Ops/DLIP</text:p>
          </table:table-cell>
          <table:table-cell table:formula="of:=[Project.C7]" office:value-type="float" office:value="0" calcext:value-type="float">
            <text:p>0</text:p>
          </table:table-cell>
          <table:table-cell table:formula="of:=[Project.D7]" office:value-type="float" office:value="0" calcext:value-type="float">
            <text:p>0</text:p>
          </table:table-cell>
          <table:table-cell table:formula="of:=[Project.E7]" office:value-type="float" office:value="0" calcext:value-type="float">
            <text:p>0</text:p>
          </table:table-cell>
          <table:table-cell table:formula="of:=[Project.F7]" office:value-type="float" office:value="0" calcext:value-type="float">
            <text:p>0</text:p>
          </table:table-cell>
          <table:table-cell table:formula="of:=[Project.G7]" office:value-type="string" office:string-value="P06" calcext:value-type="string">
            <text:p>P06</text:p>
          </table:table-cell>
          <table:table-cell table:formula="of:=[Project.H7]" office:value-type="string" office:string-value="Channel 4 client" calcext:value-type="string">
            <text:p>Channel 4 client</text:p>
          </table:table-cell>
          <table:table-cell table:formula="of:=[Project.I7]" office:value-type="float" office:value="50015" calcext:value-type="float">
            <text:p>50015</text:p>
          </table:table-cell>
          <table:table-cell table:formula="of:=[TDL_ROUTEUR.A7]" office:value-type="string" office:string-value="T006" calcext:value-type="string">
            <text:p>T006</text:p>
          </table:table-cell>
          <table:table-cell table:formula="of:=[TDL_ROUTEUR.B7]" office:value-type="string" office:string-value="Overall_Filter_Timeout" calcext:value-type="string">
            <text:p>Overall_Filter_Timeout</text:p>
          </table:table-cell>
          <table:table-cell table:formula="of:=[TDL_ROUTEUR.C7]" office:value-type="string" office:string-value="1.0" calcext:value-type="string">
            <text:p>1.0</text:p>
          </table:table-cell>
          <table:table-cell table:formula="of:=[TDL_ROUTEUR.D7]" office:value-type="string" office:string-value="second" calcext:value-type="string">
            <text:p>second</text:p>
          </table:table-cell>
          <table:table-cell table:formula="of:=[TDL_ROUTEUR.E7]" office:value-type="string" office:string-value="T106" calcext:value-type="string">
            <text:p>T106</text:p>
          </table:table-cell>
          <table:table-cell table:formula="of:=[TDL_ROUTEUR.F7]" office:value-type="string" office:string-value="FOM12_Reporting_Enable         " calcext:value-type="string">
            <text:p>FOM12_Reporting_Enable <text:s text:c="8"/></text:p>
          </table:table-cell>
          <table:table-cell table:formula="of:=[TDL_ROUTEUR.G7]" office:value-type="string" office:string-value=" true" calcext:value-type="string">
            <text:p><text:s/>true</text:p>
          </table:table-cell>
          <table:table-cell table:formula="of:=[TDL_ROUTEUR.H7]" office:value-type="string" office:string-value="boolean" calcext:value-type="string">
            <text:p>boolean</text:p>
          </table:table-cell>
          <table:table-cell table:formula="of:=[TDL_ROUTEUR.I7]" office:value-type="string" office:string-value="T206" calcext:value-type="string">
            <text:p>T206</text:p>
          </table:table-cell>
          <table:table-cell table:formula="of:=[TDL_ROUTEUR.J7]" office:value-type="string" office:string-value="COMMAND_AND_CONTROL_INDICATOR" calcext:value-type="string">
            <text:p>COMMAND_AND_CONTROL_INDICATOR</text:p>
          </table:table-cell>
          <table:table-cell table:formula="of:=[TDL_ROUTEUR.K7]" office:value-type="float" office:value="1" calcext:value-type="float">
            <text:p>1</text:p>
          </table:table-cell>
          <table:table-cell table:formula="of:=[TDL_ROUTEUR.L7]" office:value-type="string" office:string-value="T306" calcext:value-type="string">
            <text:p>T306</text:p>
          </table:table-cell>
          <table:table-cell table:formula="of:=[TDL_ROUTEUR.M7]" office:value-type="string" office:string-value="THD070_RESOURCE_ID" calcext:value-type="string">
            <text:p>THD070_RESOURCE_ID</text:p>
          </table:table-cell>
          <table:table-cell table:formula="of:=[TDL_ROUTEUR.N7]" office:value-type="float" office:value="2" calcext:value-type="float">
            <text:p>2</text:p>
          </table:table-cell>
          <table:table-cell table:formula="of:=[TDL_ROUTEUR.O7]" office:value-type="string" office:string-value="T406" calcext:value-type="string">
            <text:p>T406</text:p>
          </table:table-cell>
          <table:table-cell table:formula="of:=[TDL_ROUTEUR.P7]" office:value-type="string" office:string-value="HOST_TECHNICAL_DEBUG" calcext:value-type="string">
            <text:p>HOST_TECHNICAL_DEBUG</text:p>
          </table:table-cell>
          <table:table-cell table:formula="of:=[TDL_ROUTEUR.Q7]" office:value-type="string" office:string-value="YES" calcext:value-type="string">
            <text:p>YES</text:p>
          </table:table-cell>
          <table:table-cell table:formula="of:=[JREP.A7]" office:value-type="string" office:string-value="J006" calcext:value-type="string">
            <text:p>J006</text:p>
          </table:table-cell>
          <table:table-cell table:formula="of:=[JREP.B7]" office:value-type="string" office:string-value="ctr_maxconflict" calcext:value-type="string">
            <text:p>ctr_maxconflict</text:p>
          </table:table-cell>
          <table:table-cell table:formula="of:=[JREP.C7]" office:value-type="float" office:value="6" calcext:value-type="float">
            <text:p>6</text:p>
          </table:table-cell>
          <table:table-cell table:formula="of:=[JREP.D7]" office:value-type="float" office:value="0" calcext:value-type="float">
            <text:p>0</text:p>
          </table:table-cell>
          <table:table-cell table:formula="of:=[JREP.E7]" office:value-type="float" office:value="0" calcext:value-type="float">
            <text:p>0</text:p>
          </table:table-cell>
          <table:table-cell table:formula="of:=[JREP.F7]" office:value-type="float" office:value="0" calcext:value-type="float">
            <text:p>0</text:p>
          </table:table-cell>
          <table:table-cell table:formula="of:=[JREP.G7]" office:value-type="string" office:string-value="J206" calcext:value-type="string">
            <text:p>J206</text:p>
          </table:table-cell>
          <table:table-cell table:formula="of:=[JREP.H7]" office:value-type="string" office:string-value="JRE_MESSAGE" calcext:value-type="string">
            <text:p>JRE_MESSAGE</text:p>
          </table:table-cell>
          <table:table-cell table:formula="of:=[JREP.I7]" office:value-type="string" office:string-value="true" calcext:value-type="string">
            <text:p>true</text:p>
          </table:table-cell>
          <table:table-cell table:formula="of:=[JREP.J7]" office:value-type="float" office:value="0" calcext:value-type="float">
            <text:p>0</text:p>
          </table:table-cell>
        </table:table-row>
        <table:table-row table:style-name="ro1">
          <table:table-cell table:formula="of:=[Project.A8]" office:value-type="string" office:string-value="Serveur Core" calcext:value-type="string">
            <text:p>Serveur Core</text:p>
          </table:table-cell>
          <table:table-cell table:formula="of:=[Project.B8]" office:value-type="string" office:string-value="srvdlip" calcext:value-type="string">
            <text:p>srvdlip</text:p>
          </table:table-cell>
          <table:table-cell table:formula="of:=[Project.C8]" office:value-type="string" office:string-value="192.168.163.13" calcext:value-type="string">
            <text:p>192.168.163.13</text:p>
          </table:table-cell>
          <table:table-cell table:formula="of:=[Project.D8]" office:value-type="float" office:value="0" calcext:value-type="float">
            <text:p>0</text:p>
          </table:table-cell>
          <table:table-cell table:formula="of:=[Project.E8]" office:value-type="float" office:value="0" calcext:value-type="float">
            <text:p>0</text:p>
          </table:table-cell>
          <table:table-cell table:formula="of:=[Project.F8]" office:value-type="float" office:value="0" calcext:value-type="float">
            <text:p>0</text:p>
          </table:table-cell>
          <table:table-cell table:formula="of:=[Project.G8]" office:value-type="string" office:string-value="P07" calcext:value-type="string">
            <text:p>P07</text:p>
          </table:table-cell>
          <table:table-cell table:formula="of:=[Project.H8]" office:value-type="string" office:string-value="Toplink persistant" calcext:value-type="string">
            <text:p>Toplink persistant</text:p>
          </table:table-cell>
          <table:table-cell table:formula="of:=[Project.I8]" office:value-type="float" office:value="3026" calcext:value-type="float">
            <text:p>3026</text:p>
          </table:table-cell>
          <table:table-cell table:formula="of:=[TDL_ROUTEUR.A8]" office:value-type="string" office:string-value="T007" calcext:value-type="string">
            <text:p>T007</text:p>
          </table:table-cell>
          <table:table-cell table:formula="of:=[TDL_ROUTEUR.B8]" office:value-type="string" office:string-value="K_LINKT_Active_Without_R2_Timeout" calcext:value-type="string">
            <text:p>K_LINKT_Active_Without_R2_Timeout</text:p>
          </table:table-cell>
          <table:table-cell table:formula="of:=[TDL_ROUTEUR.C8]" office:value-type="string" office:string-value="48.0" calcext:value-type="string">
            <text:p>48.0</text:p>
          </table:table-cell>
          <table:table-cell table:formula="of:=[TDL_ROUTEUR.D8]" office:value-type="string" office:string-value="second" calcext:value-type="string">
            <text:p>second</text:p>
          </table:table-cell>
          <table:table-cell table:formula="of:=[TDL_ROUTEUR.E8]" office:value-type="string" office:string-value="T107" calcext:value-type="string">
            <text:p>T107</text:p>
          </table:table-cell>
          <table:table-cell table:formula="of:=[TDL_ROUTEUR.F8]" office:value-type="string" office:string-value="FOM02_Loopback_Enable          " calcext:value-type="string">
            <text:p>FOM02_Loopback_Enable <text:s text:c="9"/></text:p>
          </table:table-cell>
          <table:table-cell table:formula="of:=[TDL_ROUTEUR.G8]" office:value-type="string" office:string-value="true" calcext:value-type="string">
            <text:p>true</text:p>
          </table:table-cell>
          <table:table-cell table:formula="of:=[TDL_ROUTEUR.H8]" office:value-type="string" office:string-value="boolean" calcext:value-type="string">
            <text:p>boolean</text:p>
          </table:table-cell>
          <table:table-cell table:formula="of:=[TDL_ROUTEUR.I8]" office:value-type="string" office:string-value="T207" calcext:value-type="string">
            <text:p>T207</text:p>
          </table:table-cell>
          <table:table-cell table:formula="of:=[TDL_ROUTEUR.J8]" office:value-type="string" office:string-value="SIMULATION_INDICATOR" calcext:value-type="string">
            <text:p>SIMULATION_INDICATOR</text:p>
          </table:table-cell>
          <table:table-cell table:formula="of:=[TDL_ROUTEUR.K8]" office:value-type="float" office:value="0" calcext:value-type="float">
            <text:p>0</text:p>
          </table:table-cell>
          <table:table-cell table:formula="of:=[TDL_ROUTEUR.L8]" office:value-type="string" office:string-value="T307" calcext:value-type="string">
            <text:p>T307</text:p>
          </table:table-cell>
          <table:table-cell table:formula="of:=[TDL_ROUTEUR.M8]" office:value-type="string" office:string-value="THD070_RESOURCE_TYPE" calcext:value-type="string">
            <text:p>THD070_RESOURCE_TYPE</text:p>
          </table:table-cell>
          <table:table-cell table:formula="of:=[TDL_ROUTEUR.N8]" office:value-type="string" office:string-value="MIDS" calcext:value-type="string">
            <text:p>MIDS</text:p>
          </table:table-cell>
          <table:table-cell table:formula="of:=[TDL_ROUTEUR.O8]" office:value-type="string" office:string-value="T407" calcext:value-type="string">
            <text:p>T407</text:p>
          </table:table-cell>
          <table:table-cell table:formula="of:=[TDL_ROUTEUR.P8]" office:value-type="string" office:string-value="HOST_TACTICAL_PROTOCOL" calcext:value-type="string">
            <text:p>HOST_TACTICAL_PROTOCOL</text:p>
          </table:table-cell>
          <table:table-cell table:formula="of:=[TDL_ROUTEUR.Q8]" office:value-type="string" office:string-value="TCP" calcext:value-type="string">
            <text:p>TCP</text:p>
          </table:table-cell>
          <table:table-cell table:formula="of:=[JREP.A8]" office:value-type="string" office:string-value="J007" calcext:value-type="string">
            <text:p>J007</text:p>
          </table:table-cell>
          <table:table-cell table:formula="of:=[JREP.B8]" office:value-type="string" office:string-value="ctr_maxinfo" calcext:value-type="string">
            <text:p>ctr_maxinfo</text:p>
          </table:table-cell>
          <table:table-cell table:formula="of:=[JREP.C8]" office:value-type="float" office:value="4" calcext:value-type="float">
            <text:p>4</text:p>
          </table:table-cell>
          <table:table-cell table:formula="of:=[JREP.D8]" office:value-type="float" office:value="0" calcext:value-type="float">
            <text:p>0</text:p>
          </table:table-cell>
          <table:table-cell table:formula="of:=[JREP.E8]" office:value-type="float" office:value="0" calcext:value-type="float">
            <text:p>0</text:p>
          </table:table-cell>
          <table:table-cell table:formula="of:=[JREP.F8]" office:value-type="float" office:value="0" calcext:value-type="float">
            <text:p>0</text:p>
          </table:table-cell>
          <table:table-cell table:formula="of:=[JREP.G8]" office:value-type="string" office:string-value="J207" calcext:value-type="string">
            <text:p>J207</text:p>
          </table:table-cell>
          <table:table-cell table:formula="of:=[JREP.H8]" office:value-type="string" office:string-value="ERROR" calcext:value-type="string">
            <text:p>ERROR</text:p>
          </table:table-cell>
          <table:table-cell table:formula="of:=[JREP.I8]" office:value-type="string" office:string-value="TRUE" calcext:value-type="string">
            <text:p>TRUE</text:p>
          </table:table-cell>
          <table:table-cell table:formula="of:=[JREP.J8]" office:value-type="float" office:value="0" calcext:value-type="float">
            <text:p>0</text:p>
          </table:table-cell>
        </table:table-row>
        <table:table-row table:style-name="ro1">
          <table:table-cell table:formula="of:=[Project.A9]" office:value-type="string" office:string-value="Root Dir Core" calcext:value-type="string">
            <text:p>Root Dir Core</text:p>
          </table:table-cell>
          <table:table-cell table:formula="of:=[Project.B9]" office:value-type="string" office:string-value="/toplink/Ops/TDL_ROUTEUR" calcext:value-type="string">
            <text:p>/toplink/Ops/TDL_ROUTEUR</text:p>
          </table:table-cell>
          <table:table-cell table:formula="of:=[Project.C9]" office:value-type="float" office:value="0" calcext:value-type="float">
            <text:p>0</text:p>
          </table:table-cell>
          <table:table-cell table:formula="of:=[Project.D9]" office:value-type="float" office:value="0" calcext:value-type="float">
            <text:p>0</text:p>
          </table:table-cell>
          <table:table-cell table:formula="of:=[Project.E9]" office:value-type="float" office:value="0" calcext:value-type="float">
            <text:p>0</text:p>
          </table:table-cell>
          <table:table-cell table:formula="of:=[Project.F9]" office:value-type="float" office:value="0" calcext:value-type="float">
            <text:p>0</text:p>
          </table:table-cell>
          <table:table-cell table:formula="of:=[Project.G9]" office:value-type="string" office:string-value="P08" calcext:value-type="string">
            <text:p>P08</text:p>
          </table:table-cell>
          <table:table-cell table:formula="of:=[Project.H9]" office:value-type="string" office:string-value="SIMPLE technical" calcext:value-type="string">
            <text:p>SIMPLE technical</text:p>
          </table:table-cell>
          <table:table-cell table:formula="of:=[Project.I9]" office:value-type="float" office:value="2399" calcext:value-type="float">
            <text:p>2399</text:p>
          </table:table-cell>
          <table:table-cell table:formula="of:=[TDL_ROUTEUR.A9]" office:value-type="string" office:string-value="T008" calcext:value-type="string">
            <text:p>T008</text:p>
          </table:table-cell>
          <table:table-cell table:formula="of:=[TDL_ROUTEUR.B9]" office:value-type="string" office:string-value="Hot_Data_Root_Dir" calcext:value-type="string">
            <text:p>Hot_Data_Root_Dir</text:p>
          </table:table-cell>
          <table:table-cell table:formula="of:=[TDL_ROUTEUR.C9]" office:value-type="string" office:string-value="." calcext:value-type="string">
            <text:p>.</text:p>
          </table:table-cell>
          <table:table-cell table:formula="of:=[TDL_ROUTEUR.D9]" office:value-type="string" office:string-value="dir" calcext:value-type="string">
            <text:p>dir</text:p>
          </table:table-cell>
          <table:table-cell table:formula="of:=[TDL_ROUTEUR.E9]" office:value-type="string" office:string-value="T108" calcext:value-type="string">
            <text:p>T108</text:p>
          </table:table-cell>
          <table:table-cell table:formula="of:=[TDL_ROUTEUR.F9]" office:value-type="string" office:string-value="AIS_Is_Used                    " calcext:value-type="string">
            <text:p>AIS_Is_Used <text:s text:c="19"/></text:p>
          </table:table-cell>
          <table:table-cell table:formula="of:=[TDL_ROUTEUR.G9]" office:value-type="string" office:string-value=" false" calcext:value-type="string">
            <text:p><text:s/>false</text:p>
          </table:table-cell>
          <table:table-cell table:formula="of:=[TDL_ROUTEUR.H9]" office:value-type="string" office:string-value="boolean" calcext:value-type="string">
            <text:p>boolean</text:p>
          </table:table-cell>
          <table:table-cell table:formula="of:=[TDL_ROUTEUR.I9]" office:value-type="string" office:string-value="T208" calcext:value-type="string">
            <text:p>T208</text:p>
          </table:table-cell>
          <table:table-cell table:formula="of:=[TDL_ROUTEUR.J9]" office:value-type="string" office:string-value="ACTIVE_RELAY_INDICATOR_WIDE_AREA_NETWORK" calcext:value-type="string">
            <text:p>ACTIVE_RELAY_INDICATOR_WIDE_AREA_NETWORK</text:p>
          </table:table-cell>
          <table:table-cell table:formula="of:=[TDL_ROUTEUR.K9]" office:value-type="float" office:value="0" calcext:value-type="float">
            <text:p>0</text:p>
          </table:table-cell>
          <table:table-cell table:formula="of:=[TDL_ROUTEUR.L9]" office:value-type="string" office:string-value="T308" calcext:value-type="string">
            <text:p>T308</text:p>
          </table:table-cell>
          <table:table-cell table:formula="of:=[TDL_ROUTEUR.M9]" office:value-type="string" office:string-value="THD070_ RESOURCE_ID" calcext:value-type="string">
            <text:p>THD070_ RESOURCE_ID</text:p>
          </table:table-cell>
          <table:table-cell table:formula="of:=[TDL_ROUTEUR.N9]" office:value-type="float" office:value="3" calcext:value-type="float">
            <text:p>3</text:p>
          </table:table-cell>
          <table:table-cell table:formula="of:=[TDL_ROUTEUR.O9]" office:value-type="string" office:string-value="T408" calcext:value-type="string">
            <text:p>T408</text:p>
          </table:table-cell>
          <table:table-cell table:formula="of:=[TDL_ROUTEUR.P9]" office:value-type="string" office:string-value="HOST_TACTICAL_DEBUG" calcext:value-type="string">
            <text:p>HOST_TACTICAL_DEBUG</text:p>
          </table:table-cell>
          <table:table-cell table:formula="of:=[TDL_ROUTEUR.Q9]" office:value-type="string" office:string-value="YES" calcext:value-type="string">
            <text:p>YES</text:p>
          </table:table-cell>
          <table:table-cell table:formula="of:=[JREP.A9]" office:value-type="string" office:string-value="J008" calcext:value-type="string">
            <text:p>J008</text:p>
          </table:table-cell>
          <table:table-cell table:formula="of:=[JREP.B9]" office:value-type="string" office:string-value="ctr_maxquery" calcext:value-type="string">
            <text:p>ctr_maxquery</text:p>
          </table:table-cell>
          <table:table-cell table:formula="of:=[JREP.C9]" office:value-type="float" office:value="3" calcext:value-type="float">
            <text:p>3</text:p>
          </table:table-cell>
          <table:table-cell table:formula="of:=[JREP.D9]" office:value-type="float" office:value="0" calcext:value-type="float">
            <text:p>0</text:p>
          </table:table-cell>
          <table:table-cell table:formula="of:=[JREP.E9]" office:value-type="float" office:value="0" calcext:value-type="float">
            <text:p>0</text:p>
          </table:table-cell>
          <table:table-cell table:formula="of:=[JREP.F9]" office:value-type="float" office:value="0" calcext:value-type="float">
            <text:p>0</text:p>
          </table:table-cell>
          <table:table-cell table:formula="of:=[JREP.G9]" office:value-type="string" office:string-value="J208" calcext:value-type="string">
            <text:p>J208</text:p>
          </table:table-cell>
          <table:table-cell table:formula="of:=[JREP.H9]" office:value-type="string" office:string-value="OFF" calcext:value-type="string">
            <text:p>OFF</text:p>
          </table:table-cell>
          <table:table-cell table:formula="of:=[JREP.I9]" office:value-type="string" office:string-value="true" calcext:value-type="string">
            <text:p>true</text:p>
          </table:table-cell>
          <table:table-cell table:formula="of:=[JREP.J9]" office:value-type="float" office:value="0" calcext:value-type="float">
            <text:p>0</text:p>
          </table:table-cell>
        </table:table-row>
        <table:table-row table:style-name="ro1">
          <table:table-cell table:formula="of:=[Project.A10]" office:value-type="string" office:string-value="Serveur JREP" calcext:value-type="string">
            <text:p>Serveur JREP</text:p>
          </table:table-cell>
          <table:table-cell table:formula="of:=[Project.B10]" office:value-type="string" office:string-value="srvdlip" calcext:value-type="string">
            <text:p>srvdlip</text:p>
          </table:table-cell>
          <table:table-cell table:formula="of:=[Project.C10]" office:value-type="string" office:string-value="192.168.163.13" calcext:value-type="string">
            <text:p>192.168.163.13</text:p>
          </table:table-cell>
          <table:table-cell table:formula="of:=[Project.D10]" office:value-type="float" office:value="0" calcext:value-type="float">
            <text:p>0</text:p>
          </table:table-cell>
          <table:table-cell table:formula="of:=[Project.E10]" office:value-type="float" office:value="0" calcext:value-type="float">
            <text:p>0</text:p>
          </table:table-cell>
          <table:table-cell table:formula="of:=[Project.F10]" office:value-type="float" office:value="0" calcext:value-type="float">
            <text:p>0</text:p>
          </table:table-cell>
          <table:table-cell table:formula="of:=[Project.G10]" office:value-type="string" office:string-value="P09" calcext:value-type="string">
            <text:p>P09</text:p>
          </table:table-cell>
          <table:table-cell table:formula="of:=[Project.H10]" office:value-type="string" office:string-value="SIMPLE tactical" calcext:value-type="string">
            <text:p>SIMPLE tactical</text:p>
          </table:table-cell>
          <table:table-cell table:formula="of:=[Project.I10]" office:value-type="float" office:value="2400" calcext:value-type="float">
            <text:p>2400</text:p>
          </table:table-cell>
          <table:table-cell table:formula="of:=[TDL_ROUTEUR.A10]" office:value-type="string" office:string-value="T009" calcext:value-type="string">
            <text:p>T009</text:p>
          </table:table-cell>
          <table:table-cell table:formula="of:=[TDL_ROUTEUR.B10]" office:value-type="string" office:string-value="Ctrl_Data_Req_Timeout" calcext:value-type="string">
            <text:p>Ctrl_Data_Req_Timeout</text:p>
          </table:table-cell>
          <table:table-cell table:formula="of:=[TDL_ROUTEUR.C10]" office:value-type="string" office:string-value="1.0" calcext:value-type="string">
            <text:p>1.0</text:p>
          </table:table-cell>
          <table:table-cell table:formula="of:=[TDL_ROUTEUR.D10]" office:value-type="string" office:string-value="second" calcext:value-type="string">
            <text:p>second</text:p>
          </table:table-cell>
          <table:table-cell table:formula="of:=[TDL_ROUTEUR.E10]" office:value-type="string" office:string-value="T109" calcext:value-type="string">
            <text:p>T109</text:p>
          </table:table-cell>
          <table:table-cell table:formula="of:=[TDL_ROUTEUR.F10]" office:value-type="string" office:string-value="K_LinkT_Delta_Time_Limit       " calcext:value-type="string">
            <text:p>K_LinkT_Delta_Time_Limit <text:s text:c="6"/></text:p>
          </table:table-cell>
          <table:table-cell table:formula="of:=[TDL_ROUTEUR.G10]" office:value-type="float" office:value="10" calcext:value-type="float">
            <text:p>10</text:p>
          </table:table-cell>
          <table:table-cell table:formula="of:=[TDL_ROUTEUR.H10]" office:value-type="string" office:string-value="second" calcext:value-type="string">
            <text:p>second</text:p>
          </table:table-cell>
          <table:table-cell table:formula="of:=[TDL_ROUTEUR.I10]" office:value-type="string" office:string-value="T209" calcext:value-type="string">
            <text:p>T209</text:p>
          </table:table-cell>
          <table:table-cell table:formula="of:=[TDL_ROUTEUR.J10]" office:value-type="string" office:string-value="RTT_REPLY_STATUS_INDICATOR" calcext:value-type="string">
            <text:p>RTT_REPLY_STATUS_INDICATOR</text:p>
          </table:table-cell>
          <table:table-cell table:formula="of:=[TDL_ROUTEUR.K10]" office:value-type="float" office:value="0" calcext:value-type="float">
            <text:p>0</text:p>
          </table:table-cell>
          <table:table-cell table:formula="of:=[TDL_ROUTEUR.L10]" office:value-type="string" office:string-value="T309" calcext:value-type="string">
            <text:p>T309</text:p>
          </table:table-cell>
          <table:table-cell table:formula="of:=[TDL_ROUTEUR.M10]" office:value-type="string" office:string-value="THD070_RESOURCE_TYPE" calcext:value-type="string">
            <text:p>THD070_RESOURCE_TYPE</text:p>
          </table:table-cell>
          <table:table-cell table:formula="of:=[TDL_ROUTEUR.N10]" office:value-type="string" office:string-value="SIMPLE" calcext:value-type="string">
            <text:p>SIMPLE</text:p>
          </table:table-cell>
          <table:table-cell table:formula="of:=[TDL_ROUTEUR.O10]" office:value-type="string" office:string-value="T409" calcext:value-type="string">
            <text:p>T409</text:p>
          </table:table-cell>
          <table:table-cell table:formula="of:=[TDL_ROUTEUR.P10]" office:value-type="string" office:string-value="HOST_CONNECTION_BITS_ORDERING" calcext:value-type="string">
            <text:p>HOST_CONNECTION_BITS_ORDERING</text:p>
          </table:table-cell>
          <table:table-cell table:formula="of:=[TDL_ROUTEUR.Q10]" office:value-type="string" office:string-value="BE" calcext:value-type="string">
            <text:p>BE</text:p>
          </table:table-cell>
          <table:table-cell table:formula="of:=[JREP.A10]" office:value-type="string" office:string-value="J009" calcext:value-type="string">
            <text:p>J009</text:p>
          </table:table-cell>
          <table:table-cell table:formula="of:=[JREP.B10]" office:value-type="string" office:string-value="directcnxlist_timeout" calcext:value-type="string">
            <text:p>directcnxlist_timeout</text:p>
          </table:table-cell>
          <table:table-cell table:formula="of:=[JREP.C10]" office:value-type="float" office:value="180" calcext:value-type="float">
            <text:p>180</text:p>
          </table:table-cell>
          <table:table-cell table:formula="of:=[JREP.D10]" office:value-type="float" office:value="0" calcext:value-type="float">
            <text:p>0</text:p>
          </table:table-cell>
          <table:table-cell table:formula="of:=[JREP.E10]" office:value-type="float" office:value="0" calcext:value-type="float">
            <text:p>0</text:p>
          </table:table-cell>
          <table:table-cell table:formula="of:=[JREP.F10]" office:value-type="float" office:value="0" calcext:value-type="float">
            <text:p>0</text:p>
          </table:table-cell>
          <table:table-cell table:formula="of:=[JREP.G10]" office:value-type="string" office:string-value="J209" calcext:value-type="string">
            <text:p>J209</text:p>
          </table:table-cell>
          <table:table-cell table:formula="of:=[JREP.H10]" office:value-type="string" office:string-value="L16" calcext:value-type="string">
            <text:p>L16</text:p>
          </table:table-cell>
          <table:table-cell table:formula="of:=[JREP.I10]" office:value-type="string" office:string-value="true" calcext:value-type="string">
            <text:p>true</text:p>
          </table:table-cell>
          <table:table-cell table:formula="of:=[JREP.J10]" office:value-type="float" office:value="0" calcext:value-type="float">
            <text:p>0</text:p>
          </table:table-cell>
        </table:table-row>
        <table:table-row table:style-name="ro1">
          <table:table-cell table:formula="of:=[Project.A11]" office:value-type="string" office:string-value="Root Dir JREP" calcext:value-type="string">
            <text:p>Root Dir JREP</text:p>
          </table:table-cell>
          <table:table-cell table:formula="of:=[Project.B11]" office:value-type="string" office:string-value="/toplink/Ops/JREP" calcext:value-type="string">
            <text:p>/toplink/Ops/JREP</text:p>
          </table:table-cell>
          <table:table-cell table:formula="of:=[Project.C11]" office:value-type="float" office:value="0" calcext:value-type="float">
            <text:p>0</text:p>
          </table:table-cell>
          <table:table-cell table:formula="of:=[Project.D11]" office:value-type="float" office:value="0" calcext:value-type="float">
            <text:p>0</text:p>
          </table:table-cell>
          <table:table-cell table:formula="of:=[Project.E11]" office:value-type="float" office:value="0" calcext:value-type="float">
            <text:p>0</text:p>
          </table:table-cell>
          <table:table-cell table:formula="of:=[Project.F11]" office:value-type="float" office:value="0" calcext:value-type="float">
            <text:p>0</text:p>
          </table:table-cell>
          <table:table-cell table:formula="of:=[Project.G11]" office:value-type="string" office:string-value="P10" calcext:value-type="string">
            <text:p>P10</text:p>
          </table:table-cell>
          <table:table-cell table:formula="of:=[Project.H11]" office:value-type="string" office:string-value="DLP interface " calcext:value-type="string">
            <text:p>DLP interface </text:p>
          </table:table-cell>
          <table:table-cell table:formula="of:=[Project.I11]" office:value-type="float" office:value="1025" calcext:value-type="float">
            <text:p>1025</text:p>
          </table:table-cell>
          <table:table-cell table:formula="of:=[TDL_ROUTEUR.A11]" office:value-type="string" office:string-value="T010" calcext:value-type="string">
            <text:p>T010</text:p>
          </table:table-cell>
          <table:table-cell table:formula="of:=[TDL_ROUTEUR.B11]" office:value-type="string" office:string-value="Max_Msg_In_Arcade_Buffer" calcext:value-type="string">
            <text:p>Max_Msg_In_Arcade_Buffer</text:p>
          </table:table-cell>
          <table:table-cell table:formula="of:=[TDL_ROUTEUR.C11]" office:value-type="float" office:value="200" calcext:value-type="float">
            <text:p>200</text:p>
          </table:table-cell>
          <table:table-cell table:formula="of:=[TDL_ROUTEUR.D11]" office:value-type="string" office:string-value="décimal" calcext:value-type="string">
            <text:p>décimal</text:p>
          </table:table-cell>
          <table:table-cell table:formula="of:=[TDL_ROUTEUR.E11]" office:value-type="string" office:string-value="T110" calcext:value-type="string">
            <text:p>T110</text:p>
          </table:table-cell>
          <table:table-cell table:formula="of:=[TDL_ROUTEUR.F11]" office:value-type="string" office:string-value="K_LinkT_Delta_Time_Default     " calcext:value-type="string">
            <text:p>K_LinkT_Delta_Time_Default <text:s text:c="4"/></text:p>
          </table:table-cell>
          <table:table-cell table:formula="of:=[TDL_ROUTEUR.G11]" office:value-type="float" office:value="0" calcext:value-type="float">
            <text:p>0</text:p>
          </table:table-cell>
          <table:table-cell table:formula="of:=[TDL_ROUTEUR.H11]" office:value-type="string" office:string-value="second" calcext:value-type="string">
            <text:p>second</text:p>
          </table:table-cell>
          <table:table-cell table:formula="of:=[TDL_ROUTEUR.I11]" office:value-type="string" office:string-value="T210" calcext:value-type="string">
            <text:p>T210</text:p>
          </table:table-cell>
          <table:table-cell table:formula="of:=[TDL_ROUTEUR.J11]" office:value-type="string" office:string-value="TIME_QUALITY" calcext:value-type="string">
            <text:p>TIME_QUALITY</text:p>
          </table:table-cell>
          <table:table-cell table:formula="of:=[TDL_ROUTEUR.K11]" office:value-type="float" office:value="10" calcext:value-type="float">
            <text:p>10</text:p>
          </table:table-cell>
          <table:table-cell table:formula="of:=[TDL_ROUTEUR.L11]" office:value-type="string" office:string-value="T310" calcext:value-type="string">
            <text:p>T310</text:p>
          </table:table-cell>
          <table:table-cell table:formula="of:=[TDL_ROUTEUR.M11]" office:value-type="string" office:string-value="THD561_RESOURCE_ID" calcext:value-type="string">
            <text:p>THD561_RESOURCE_ID</text:p>
          </table:table-cell>
          <table:table-cell table:formula="of:=[TDL_ROUTEUR.N11]" office:value-type="float" office:value="2" calcext:value-type="float">
            <text:p>2</text:p>
          </table:table-cell>
          <table:table-cell table:formula="of:=[TDL_ROUTEUR.O11]" office:value-type="string" office:string-value="T410" calcext:value-type="string">
            <text:p>T410</text:p>
          </table:table-cell>
          <table:table-cell table:formula="of:=[TDL_ROUTEUR.P11]" office:value-type="string" office:string-value="HOST_CONNECTION_BYTES_ORDERING" calcext:value-type="string">
            <text:p>HOST_CONNECTION_BYTES_ORDERING</text:p>
          </table:table-cell>
          <table:table-cell table:formula="of:=[TDL_ROUTEUR.Q11]" office:value-type="string" office:string-value="BE" calcext:value-type="string">
            <text:p>BE</text:p>
          </table:table-cell>
          <table:table-cell table:formula="of:=[JREP.A11]" office:value-type="string" office:string-value="J010" calcext:value-type="string">
            <text:p>J010</text:p>
          </table:table-cell>
          <table:table-cell table:formula="of:=[JREP.B11]" office:value-type="string" office:string-value="fail_timeout" calcext:value-type="string">
            <text:p>fail_timeout</text:p>
          </table:table-cell>
          <table:table-cell table:formula="of:=[JREP.C11]" office:value-type="float" office:value="1500" calcext:value-type="float">
            <text:p>1500</text:p>
          </table:table-cell>
          <table:table-cell table:formula="of:=[JREP.D11]" office:value-type="float" office:value="0" calcext:value-type="float">
            <text:p>0</text:p>
          </table:table-cell>
          <table:table-cell table:formula="of:=[JREP.E11]" office:value-type="float" office:value="0" calcext:value-type="float">
            <text:p>0</text:p>
          </table:table-cell>
          <table:table-cell table:formula="of:=[JREP.F11]" office:value-type="float" office:value="0" calcext:value-type="float">
            <text:p>0</text:p>
          </table:table-cell>
          <table:table-cell table:formula="of:=[JREP.G11]" office:value-type="string" office:string-value="J210" calcext:value-type="string">
            <text:p>J210</text:p>
          </table:table-cell>
          <table:table-cell table:formula="of:=[JREP.H11]" office:value-type="string" office:string-value="ALLOC" calcext:value-type="string">
            <text:p>ALLOC</text:p>
          </table:table-cell>
          <table:table-cell table:formula="of:=[JREP.I11]" office:value-type="string" office:string-value="true" calcext:value-type="string">
            <text:p>true</text:p>
          </table:table-cell>
          <table:table-cell table:formula="of:=[JREP.J11]" office:value-type="float" office:value="0" calcext:value-type="float">
            <text:p>0</text:p>
          </table:table-cell>
        </table:table-row>
        <table:table-row table:style-name="ro1">
          <table:table-cell table:formula="of:=[Project.A12]" office:value-type="string" office:string-value="PC Visu " calcext:value-type="string">
            <text:p>PC Visu </text:p>
          </table:table-cell>
          <table:table-cell table:formula="of:=[Project.B12]" office:value-type="string" office:string-value="srvjrem" calcext:value-type="string">
            <text:p>srvjrem</text:p>
          </table:table-cell>
          <table:table-cell table:formula="of:=[Project.C12]" office:value-type="string" office:string-value="192.168.163.15" calcext:value-type="string">
            <text:p>192.168.163.15</text:p>
          </table:table-cell>
          <table:table-cell table:formula="of:=[Project.D12]" office:value-type="float" office:value="0" calcext:value-type="float">
            <text:p>0</text:p>
          </table:table-cell>
          <table:table-cell table:formula="of:=[Project.E12]" office:value-type="float" office:value="0" calcext:value-type="float">
            <text:p>0</text:p>
          </table:table-cell>
          <table:table-cell table:formula="of:=[Project.F12]" office:value-type="float" office:value="0" calcext:value-type="float">
            <text:p>0</text:p>
          </table:table-cell>
          <table:table-cell table:formula="of:=[Project.G12]" office:value-type="string" office:string-value="P11" calcext:value-type="string">
            <text:p>P11</text:p>
          </table:table-cell>
          <table:table-cell table:formula="of:=[Project.H12]" office:value-type="string" office:string-value="SIMPLE remote server1" calcext:value-type="string">
            <text:p>SIMPLE remote server1</text:p>
          </table:table-cell>
          <table:table-cell table:formula="of:=[Project.I12]" office:value-type="float" office:value="1061" calcext:value-type="float">
            <text:p>1061</text:p>
          </table:table-cell>
          <table:table-cell table:formula="of:=[TDL_ROUTEUR.A12]" office:value-type="string" office:string-value="T011" calcext:value-type="string">
            <text:p>T011</text:p>
          </table:table-cell>
          <table:table-cell table:formula="of:=[TDL_ROUTEUR.B12]" office:value-type="string" office:string-value="Max_Time_Before_Forcing_Recording" calcext:value-type="string">
            <text:p>Max_Time_Before_Forcing_Recording</text:p>
          </table:table-cell>
          <table:table-cell table:formula="of:=[TDL_ROUTEUR.C12]" office:value-type="float" office:value="7" calcext:value-type="float">
            <text:p>7</text:p>
          </table:table-cell>
          <table:table-cell table:formula="of:=[TDL_ROUTEUR.D12]" office:value-type="string" office:string-value="second" calcext:value-type="string">
            <text:p>second</text:p>
          </table:table-cell>
          <table:table-cell table:formula="of:=[TDL_ROUTEUR.E12]" office:value-type="string" office:string-value="T111" calcext:value-type="string">
            <text:p>T111</text:p>
          </table:table-cell>
          <table:table-cell table:formula="of:=[TDL_ROUTEUR.F12]" office:value-type="string" office:string-value="J_Elimination_Window_Size      " calcext:value-type="string">
            <text:p>J_Elimination_Window_Size <text:s text:c="5"/></text:p>
          </table:table-cell>
          <table:table-cell table:formula="of:=[TDL_ROUTEUR.G12]" office:value-type="string" office:string-value=" 7.03125" calcext:value-type="string">
            <text:p><text:s/>7.03125</text:p>
          </table:table-cell>
          <table:table-cell table:formula="of:=[TDL_ROUTEUR.H12]" office:value-type="string" office:string-value="second" calcext:value-type="string">
            <text:p>second</text:p>
          </table:table-cell>
          <table:table-cell table:formula="of:=[TDL_ROUTEUR.I12]" office:value-type="string" office:string-value="T211" calcext:value-type="string">
            <text:p>T211</text:p>
          </table:table-cell>
          <table:table-cell table:formula="of:=[TDL_ROUTEUR.J12]" office:value-type="string" office:string-value="GEODETIC_POSITION_QUALITY" calcext:value-type="string">
            <text:p>GEODETIC_POSITION_QUALITY</text:p>
          </table:table-cell>
          <table:table-cell table:formula="of:=[TDL_ROUTEUR.K12]" office:value-type="float" office:value="0" calcext:value-type="float">
            <text:p>0</text:p>
          </table:table-cell>
          <table:table-cell table:formula="of:=[TDL_ROUTEUR.L12]" office:value-type="string" office:string-value="T311" calcext:value-type="string">
            <text:p>T311</text:p>
          </table:table-cell>
          <table:table-cell table:formula="of:=[TDL_ROUTEUR.M12]" office:value-type="string" office:string-value="THD561_ROUTE_ID" calcext:value-type="string">
            <text:p>THD561_ROUTE_ID</text:p>
          </table:table-cell>
          <table:table-cell table:formula="of:=[TDL_ROUTEUR.N12]" office:value-type="float" office:value="2" calcext:value-type="float">
            <text:p>2</text:p>
          </table:table-cell>
          <table:table-cell table:formula="of:=[TDL_ROUTEUR.O12]" office:value-type="string" office:string-value="T411" calcext:value-type="string">
            <text:p>T411</text:p>
          </table:table-cell>
          <table:table-cell table:formula="of:=[TDL_ROUTEUR.P12]" office:value-type="string" office:string-value="HOST_CONNECTION_TIMEOUT" calcext:value-type="string">
            <text:p>HOST_CONNECTION_TIMEOUT</text:p>
          </table:table-cell>
          <table:table-cell table:formula="of:=[TDL_ROUTEUR.Q12]" office:value-type="float" office:value="1000" calcext:value-type="float">
            <text:p>1000</text:p>
          </table:table-cell>
          <table:table-cell table:formula="of:=[JREP.A12]" office:value-type="string" office:string-value="J011" calcext:value-type="string">
            <text:p>J011</text:p>
          </table:table-cell>
          <table:table-cell table:formula="of:=[JREP.B12]" office:value-type="string" office:string-value="info_timeout" calcext:value-type="string">
            <text:p>info_timeout</text:p>
          </table:table-cell>
          <table:table-cell table:formula="of:=[JREP.C12]" office:value-type="float" office:value="30" calcext:value-type="float">
            <text:p>30</text:p>
          </table:table-cell>
          <table:table-cell table:formula="of:=[JREP.D12]" office:value-type="float" office:value="0" calcext:value-type="float">
            <text:p>0</text:p>
          </table:table-cell>
          <table:table-cell table:formula="of:=[JREP.E12]" office:value-type="float" office:value="0" calcext:value-type="float">
            <text:p>0</text:p>
          </table:table-cell>
          <table:table-cell table:formula="of:=[JREP.F12]" office:value-type="float" office:value="0" calcext:value-type="float">
            <text:p>0</text:p>
          </table:table-cell>
          <table:table-cell table:formula="of:=[JREP.G12]" office:value-type="string" office:string-value="J211" calcext:value-type="string">
            <text:p>J211</text:p>
          </table:table-cell>
          <table:table-cell table:formula="of:=[JREP.H12]" office:value-type="string" office:string-value="LINKS" calcext:value-type="string">
            <text:p>LINKS</text:p>
          </table:table-cell>
          <table:table-cell table:formula="of:=[JREP.I12]" office:value-type="string" office:string-value="TRUE" calcext:value-type="string">
            <text:p>TRUE</text:p>
          </table:table-cell>
          <table:table-cell table:formula="of:=[JREP.J12]" office:value-type="float" office:value="0" calcext:value-type="float">
            <text:p>0</text:p>
          </table:table-cell>
        </table:table-row>
        <table:table-row table:style-name="ro1">
          <table:table-cell table:formula="of:=[Project.A13]" office:value-type="string" office:string-value="Root Dir Visu" calcext:value-type="string">
            <text:p>Root Dir Visu</text:p>
          </table:table-cell>
          <table:table-cell table:formula="of:=[Project.B13]" office:value-type="string" office:string-value="D:\THALES" calcext:value-type="string">
            <text:p>D:\THALES</text:p>
          </table:table-cell>
          <table:table-cell table:formula="of:=[Project.C13]" office:value-type="float" office:value="0" calcext:value-type="float">
            <text:p>0</text:p>
          </table:table-cell>
          <table:table-cell table:formula="of:=[Project.D13]" office:value-type="float" office:value="0" calcext:value-type="float">
            <text:p>0</text:p>
          </table:table-cell>
          <table:table-cell table:formula="of:=[Project.E13]" office:value-type="float" office:value="0" calcext:value-type="float">
            <text:p>0</text:p>
          </table:table-cell>
          <table:table-cell table:formula="of:=[Project.F13]" office:value-type="float" office:value="0" calcext:value-type="float">
            <text:p>0</text:p>
          </table:table-cell>
          <table:table-cell table:formula="of:=[Project.G13]" office:value-type="string" office:string-value="P12" calcext:value-type="string">
            <text:p>P12</text:p>
          </table:table-cell>
          <table:table-cell table:formula="of:=[Project.H13]" office:value-type="string" office:string-value="SIMPLE_IF_TACTICAL_PORT" calcext:value-type="string">
            <text:p>SIMPLE_IF_TACTICAL_PORT</text:p>
          </table:table-cell>
          <table:table-cell table:formula="of:=[Project.I13]" office:value-type="float" office:value="0" calcext:value-type="float">
            <text:p>0</text:p>
          </table:table-cell>
          <table:table-cell table:formula="of:=[TDL_ROUTEUR.A13]" office:value-type="string" office:string-value="T012" calcext:value-type="string">
            <text:p>T012</text:p>
          </table:table-cell>
          <table:table-cell table:formula="of:=[TDL_ROUTEUR.B13]" office:value-type="string" office:string-value="ACCS_LOC1_Centre_Name" calcext:value-type="string">
            <text:p>ACCS_LOC1_Centre_Name</text:p>
          </table:table-cell>
          <table:table-cell table:formula="of:=[TDL_ROUTEUR.C13]" office:value-type="string" office:string-value="ROUTEUR" calcext:value-type="string">
            <text:p>ROUTEUR</text:p>
          </table:table-cell>
          <table:table-cell table:formula="of:=[TDL_ROUTEUR.D13]" office:value-type="string" office:string-value="text" calcext:value-type="string">
            <text:p>text</text:p>
          </table:table-cell>
          <table:table-cell table:formula="of:=[TDL_ROUTEUR.E13]" office:value-type="string" office:string-value="T112" calcext:value-type="string">
            <text:p>T112</text:p>
          </table:table-cell>
          <table:table-cell table:formula="of:=[TDL_ROUTEUR.F13]" office:value-type="string" office:string-value="Platform_Nb                    " calcext:value-type="string">
            <text:p>Platform_Nb <text:s text:c="19"/></text:p>
          </table:table-cell>
          <table:table-cell table:formula="of:=[TDL_ROUTEUR.G13]" office:value-type="float" office:value="1" calcext:value-type="float">
            <text:p>1</text:p>
          </table:table-cell>
          <table:table-cell table:formula="of:=[TDL_ROUTEUR.H13]" office:value-type="string" office:string-value="décimal" calcext:value-type="string">
            <text:p>décimal</text:p>
          </table:table-cell>
          <table:table-cell table:formula="of:=[TDL_ROUTEUR.I13]" office:value-type="string" office:string-value="T212" calcext:value-type="string">
            <text:p>T212</text:p>
          </table:table-cell>
          <table:table-cell table:formula="of:=[TDL_ROUTEUR.J13]" office:value-type="string" office:string-value="STRENGTH" calcext:value-type="string">
            <text:p>STRENGTH</text:p>
          </table:table-cell>
          <table:table-cell table:formula="of:=[TDL_ROUTEUR.K13]" office:value-type="float" office:value="1" calcext:value-type="float">
            <text:p>1</text:p>
          </table:table-cell>
          <table:table-cell table:formula="of:=[TDL_ROUTEUR.L13]" office:value-type="string" office:string-value="T312" calcext:value-type="string">
            <text:p>T312</text:p>
          </table:table-cell>
          <table:table-cell table:formula="of:=[TDL_ROUTEUR.M13]" office:value-type="string" office:string-value="THD561_RESOURCE_ID" calcext:value-type="string">
            <text:p>THD561_RESOURCE_ID</text:p>
          </table:table-cell>
          <table:table-cell table:formula="of:=[TDL_ROUTEUR.N13]" office:value-type="float" office:value="3" calcext:value-type="float">
            <text:p>3</text:p>
          </table:table-cell>
          <table:table-cell table:formula="of:=[TDL_ROUTEUR.O13]" office:value-type="string" office:string-value="T412" calcext:value-type="string">
            <text:p>T412</text:p>
          </table:table-cell>
          <table:table-cell table:formula="of:=[TDL_ROUTEUR.P13]" office:value-type="string" office:string-value="HOST_CONNECTION_MAX_ERRORS" calcext:value-type="string">
            <text:p>HOST_CONNECTION_MAX_ERRORS</text:p>
          </table:table-cell>
          <table:table-cell table:formula="of:=[TDL_ROUTEUR.Q13]" office:value-type="float" office:value="10" calcext:value-type="float">
            <text:p>10</text:p>
          </table:table-cell>
          <table:table-cell table:formula="of:=[JREP.A13]" office:value-type="string" office:string-value="J012" calcext:value-type="string">
            <text:p>J012</text:p>
          </table:table-cell>
          <table:table-cell table:formula="of:=[JREP.B13]" office:value-type="string" office:string-value="internalstateinfoset_timeout" calcext:value-type="string">
            <text:p>internalstateinfoset_timeout</text:p>
          </table:table-cell>
          <table:table-cell table:formula="of:=[JREP.C13]" office:value-type="float" office:value="30" calcext:value-type="float">
            <text:p>30</text:p>
          </table:table-cell>
          <table:table-cell table:formula="of:=[JREP.D13]" office:value-type="float" office:value="0" calcext:value-type="float">
            <text:p>0</text:p>
          </table:table-cell>
          <table:table-cell table:formula="of:=[JREP.E13]" office:value-type="float" office:value="0" calcext:value-type="float">
            <text:p>0</text:p>
          </table:table-cell>
          <table:table-cell table:formula="of:=[JREP.F13]" office:value-type="float" office:value="0" calcext:value-type="float">
            <text:p>0</text:p>
          </table:table-cell>
          <table:table-cell table:formula="of:=[JREP.G13]" office:value-type="string" office:string-value="J212" calcext:value-type="string">
            <text:p>J212</text:p>
          </table:table-cell>
          <table:table-cell table:formula="of:=[JREP.H13]" office:value-type="string" office:string-value="[50Mb" calcext:value-type="string">
            <text:p>[50Mb</text:p>
          </table:table-cell>
          <table:table-cell table:formula="of:=[JREP.I13]" office:value-type="string" office:string-value="52_428_800b]" calcext:value-type="string">
            <text:p>52_428_800b]</text:p>
          </table:table-cell>
          <table:table-cell table:formula="of:=[JREP.J13]" office:value-type="float" office:value="0" calcext:value-type="float">
            <text:p>0</text:p>
          </table:table-cell>
        </table:table-row>
        <table:table-row table:style-name="ro1">
          <table:table-cell table:formula="of:=[Project.A14]" office:value-type="float" office:value="0" calcext:value-type="float">
            <text:p>0</text:p>
          </table:table-cell>
          <table:table-cell table:formula="of:=[Project.B14]" office:value-type="float" office:value="0" calcext:value-type="float">
            <text:p>0</text:p>
          </table:table-cell>
          <table:table-cell table:formula="of:=[Project.C14]" office:value-type="float" office:value="0" calcext:value-type="float">
            <text:p>0</text:p>
          </table:table-cell>
          <table:table-cell table:formula="of:=[Project.D14]" office:value-type="float" office:value="0" calcext:value-type="float">
            <text:p>0</text:p>
          </table:table-cell>
          <table:table-cell table:formula="of:=[Project.E14]" office:value-type="float" office:value="0" calcext:value-type="float">
            <text:p>0</text:p>
          </table:table-cell>
          <table:table-cell table:formula="of:=[Project.F14]" office:value-type="float" office:value="0" calcext:value-type="float">
            <text:p>0</text:p>
          </table:table-cell>
          <table:table-cell table:formula="of:=[Project.G14]" office:value-type="string" office:string-value="P13" calcext:value-type="string">
            <text:p>P13</text:p>
          </table:table-cell>
          <table:table-cell table:formula="of:=[Project.H14]" office:value-type="string" office:string-value="SIMPLE_IF_TECHNICAL_PORT" calcext:value-type="string">
            <text:p>SIMPLE_IF_TECHNICAL_PORT</text:p>
          </table:table-cell>
          <table:table-cell table:formula="of:=[Project.I14]" office:value-type="float" office:value="0" calcext:value-type="float">
            <text:p>0</text:p>
          </table:table-cell>
          <table:table-cell table:formula="of:=[TDL_ROUTEUR.A14]" office:value-type="string" office:string-value="T013" calcext:value-type="string">
            <text:p>T013</text:p>
          </table:table-cell>
          <table:table-cell table:formula="of:=[TDL_ROUTEUR.B14]" office:value-type="string" office:string-value="Switchover" calcext:value-type="string">
            <text:p>Switchover</text:p>
          </table:table-cell>
          <table:table-cell table:formula="of:=[TDL_ROUTEUR.C14]" office:value-type="string" office:string-value="FALSE" calcext:value-type="string">
            <text:p>FALSE</text:p>
          </table:table-cell>
          <table:table-cell table:formula="of:=[TDL_ROUTEUR.D14]" office:value-type="string" office:string-value="boolean" calcext:value-type="string">
            <text:p>boolean</text:p>
          </table:table-cell>
          <table:table-cell table:formula="of:=[TDL_ROUTEUR.E14]" office:value-type="string" office:string-value="T113" calcext:value-type="string">
            <text:p>T113</text:p>
          </table:table-cell>
          <table:table-cell table:formula="of:=[TDL_ROUTEUR.F14]" office:value-type="string" office:string-value="Platform_List                  " calcext:value-type="string">
            <text:p>Platform_List <text:s text:c="17"/></text:p>
          </table:table-cell>
          <table:table-cell table:formula="of:=[TDL_ROUTEUR.G14]" office:value-type="float" office:value="16" calcext:value-type="float">
            <text:p>16</text:p>
          </table:table-cell>
          <table:table-cell table:formula="of:=[TDL_ROUTEUR.H14]" office:value-type="string" office:string-value="décimal" calcext:value-type="string">
            <text:p>décimal</text:p>
          </table:table-cell>
          <table:table-cell table:formula="of:=[TDL_ROUTEUR.I14]" office:value-type="string" office:string-value="T213" calcext:value-type="string">
            <text:p>T213</text:p>
          </table:table-cell>
          <table:table-cell table:formula="of:=[TDL_ROUTEUR.J14]" office:value-type="string" office:string-value="ELEVATION" calcext:value-type="string">
            <text:p>ELEVATION</text:p>
          </table:table-cell>
          <table:table-cell table:formula="of:=[TDL_ROUTEUR.K14]" office:value-type="float" office:value="100" calcext:value-type="float">
            <text:p>100</text:p>
          </table:table-cell>
          <table:table-cell table:formula="of:=[TDL_ROUTEUR.L14]" office:value-type="string" office:string-value="T313" calcext:value-type="string">
            <text:p>T313</text:p>
          </table:table-cell>
          <table:table-cell table:formula="of:=[TDL_ROUTEUR.M14]" office:value-type="string" office:string-value="THD561_ROUTE_ID" calcext:value-type="string">
            <text:p>THD561_ROUTE_ID</text:p>
          </table:table-cell>
          <table:table-cell table:formula="of:=[TDL_ROUTEUR.N14]" office:value-type="float" office:value="3" calcext:value-type="float">
            <text:p>3</text:p>
          </table:table-cell>
          <table:table-cell table:formula="of:=[TDL_ROUTEUR.O14]" office:value-type="string" office:string-value="T413" calcext:value-type="string">
            <text:p>T413</text:p>
          </table:table-cell>
          <table:table-cell table:formula="of:=[TDL_ROUTEUR.P14]" office:value-type="string" office:string-value="HOST_FREQUENCY_SIMPLE_CONNECTION_STATUS" calcext:value-type="string">
            <text:p>HOST_FREQUENCY_SIMPLE_CONNECTION_STATUS</text:p>
          </table:table-cell>
          <table:table-cell table:formula="of:=[TDL_ROUTEUR.Q14]" office:value-type="float" office:value="1" calcext:value-type="float">
            <text:p>1</text:p>
          </table:table-cell>
          <table:table-cell table:formula="of:=[JREP.A14]" office:value-type="string" office:string-value="J013" calcext:value-type="string">
            <text:p>J013</text:p>
          </table:table-cell>
          <table:table-cell table:formula="of:=[JREP.B14]" office:value-type="string" office:string-value="internalstateinfosettodlip_timeout" calcext:value-type="string">
            <text:p>internalstateinfosettodlip_timeout</text:p>
          </table:table-cell>
          <table:table-cell table:formula="of:=[JREP.C14]" office:value-type="float" office:value="10" calcext:value-type="float">
            <text:p>10</text:p>
          </table:table-cell>
          <table:table-cell table:formula="of:=[JREP.D14]" office:value-type="float" office:value="0" calcext:value-type="float">
            <text:p>0</text:p>
          </table:table-cell>
          <table:table-cell table:formula="of:=[JREP.E14]" office:value-type="float" office:value="0" calcext:value-type="float">
            <text:p>0</text:p>
          </table:table-cell>
          <table:table-cell table:formula="of:=[JREP.F14]" office:value-type="float" office:value="0" calcext:value-type="float">
            <text:p>0</text:p>
          </table:table-cell>
          <table:table-cell table:formula="of:=[JREP.G14]" office:value-type="string" office:string-value="J213" calcext:value-type="string">
            <text:p>J213</text:p>
          </table:table-cell>
          <table:table-cell table:formula="of:=[JREP.H14]" office:value-type="string" office:string-value="MAX_TRACE_FILE_SIZE" calcext:value-type="string">
            <text:p>MAX_TRACE_FILE_SIZE</text:p>
          </table:table-cell>
          <table:table-cell table:formula="of:=[JREP.I14]" office:value-type="float" office:value="52428800" calcext:value-type="float">
            <text:p>52428800</text:p>
          </table:table-cell>
          <table:table-cell table:formula="of:=[JREP.J14]" office:value-type="float" office:value="0" calcext:value-type="float">
            <text:p>0</text:p>
          </table:table-cell>
        </table:table-row>
        <table:table-row table:style-name="ro1">
          <table:table-cell table:formula="of:=[Project.A15]" office:value-type="float" office:value="0" calcext:value-type="float">
            <text:p>0</text:p>
          </table:table-cell>
          <table:table-cell table:formula="of:=[Project.B15]" office:value-type="float" office:value="0" calcext:value-type="float">
            <text:p>0</text:p>
          </table:table-cell>
          <table:table-cell table:formula="of:=[Project.C15]" office:value-type="float" office:value="0" calcext:value-type="float">
            <text:p>0</text:p>
          </table:table-cell>
          <table:table-cell table:formula="of:=[Project.D15]" office:value-type="float" office:value="0" calcext:value-type="float">
            <text:p>0</text:p>
          </table:table-cell>
          <table:table-cell table:formula="of:=[Project.E15]" office:value-type="float" office:value="0" calcext:value-type="float">
            <text:p>0</text:p>
          </table:table-cell>
          <table:table-cell table:formula="of:=[Project.F15]" office:value-type="float" office:value="0" calcext:value-type="float">
            <text:p>0</text:p>
          </table:table-cell>
          <table:table-cell table:formula="of:=[Project.G15]" office:value-type="string" office:string-value="P14" calcext:value-type="string">
            <text:p>P14</text:p>
          </table:table-cell>
          <table:table-cell table:formula="of:=[Project.H15]" office:value-type="string" office:string-value="SIMPLE_IF_PORT" calcext:value-type="string">
            <text:p>SIMPLE_IF_PORT</text:p>
          </table:table-cell>
          <table:table-cell table:formula="of:=[Project.I15]" office:value-type="float" office:value="0" calcext:value-type="float">
            <text:p>0</text:p>
          </table:table-cell>
          <table:table-cell table:formula="of:=[TDL_ROUTEUR.A15]" office:value-type="string" office:string-value="T014" calcext:value-type="string">
            <text:p>T014</text:p>
          </table:table-cell>
          <table:table-cell table:formula="of:=[TDL_ROUTEUR.B15]" office:value-type="string" office:string-value="Recording_File_Name" calcext:value-type="string">
            <text:p>Recording_File_Name</text:p>
          </table:table-cell>
          <table:table-cell table:formula="of:=[TDL_ROUTEUR.C15]" office:value-type="string" office:string-value="tdl_router_recording" calcext:value-type="string">
            <text:p>tdl_router_recording</text:p>
          </table:table-cell>
          <table:table-cell table:formula="of:=[TDL_ROUTEUR.D15]" office:value-type="string" office:string-value="file" calcext:value-type="string">
            <text:p>file</text:p>
          </table:table-cell>
          <table:table-cell table:formula="of:=[TDL_ROUTEUR.E15]" office:value-type="string" office:string-value="T114" calcext:value-type="string">
            <text:p>T114</text:p>
          </table:table-cell>
          <table:table-cell table:formula="of:=[TDL_ROUTEUR.F15]" office:value-type="string" office:string-value="Platform_Role_List             " calcext:value-type="string">
            <text:p>Platform_Role_List <text:s text:c="12"/></text:p>
          </table:table-cell>
          <table:table-cell table:formula="of:=[TDL_ROUTEUR.G15]" office:value-type="string" office:string-value=" Master" calcext:value-type="string">
            <text:p><text:s/>Master</text:p>
          </table:table-cell>
          <table:table-cell table:formula="of:=[TDL_ROUTEUR.H15]" office:value-type="string" office:string-value="text" calcext:value-type="string">
            <text:p>text</text:p>
          </table:table-cell>
          <table:table-cell table:formula="of:=[TDL_ROUTEUR.I15]" office:value-type="string" office:string-value="T214" calcext:value-type="string">
            <text:p>T214</text:p>
          </table:table-cell>
          <table:table-cell table:formula="of:=[TDL_ROUTEUR.J15]" office:value-type="string" office:string-value="MISSION_CORRELATOR" calcext:value-type="string">
            <text:p>MISSION_CORRELATOR</text:p>
          </table:table-cell>
          <table:table-cell table:formula="of:=[TDL_ROUTEUR.K15]" office:value-type="float" office:value="0" calcext:value-type="float">
            <text:p>0</text:p>
          </table:table-cell>
          <table:table-cell table:formula="of:=[TDL_ROUTEUR.L15]" office:value-type="string" office:string-value="T314" calcext:value-type="string">
            <text:p>T314</text:p>
          </table:table-cell>
          <table:table-cell table:formula="of:=[TDL_ROUTEUR.M15]" office:value-type="string" office:string-value="THD562_ORIGIN_ROUTE_ID" calcext:value-type="string">
            <text:p>THD562_ORIGIN_ROUTE_ID</text:p>
          </table:table-cell>
          <table:table-cell table:formula="of:=[TDL_ROUTEUR.N15]" office:value-type="float" office:value="1005" calcext:value-type="float">
            <text:p>1005</text:p>
          </table:table-cell>
          <table:table-cell table:formula="of:=[TDL_ROUTEUR.O15]" office:value-type="string" office:string-value="T414" calcext:value-type="string">
            <text:p>T414</text:p>
          </table:table-cell>
          <table:table-cell table:formula="of:=[TDL_ROUTEUR.P15]" office:value-type="string" office:string-value="HOST_FREQUENCY_SIMPLE_TIME_SYNC" calcext:value-type="string">
            <text:p>HOST_FREQUENCY_SIMPLE_TIME_SYNC</text:p>
          </table:table-cell>
          <table:table-cell table:formula="of:=[TDL_ROUTEUR.Q15]" office:value-type="float" office:value="1" calcext:value-type="float">
            <text:p>1</text:p>
          </table:table-cell>
          <table:table-cell table:formula="of:=[JREP.A15]" office:value-type="string" office:string-value="J014" calcext:value-type="string">
            <text:p>J014</text:p>
          </table:table-cell>
          <table:table-cell table:formula="of:=[JREP.B15]" office:value-type="string" office:string-value="j2_0_stanag_edition" calcext:value-type="string">
            <text:p>j2_0_stanag_edition</text:p>
          </table:table-cell>
          <table:table-cell table:formula="of:=[JREP.C15]" office:value-type="string" office:string-value="MIL_STD_6016C" calcext:value-type="string">
            <text:p>MIL_STD_6016C</text:p>
          </table:table-cell>
          <table:table-cell table:formula="of:=[JREP.D15]" office:value-type="float" office:value="0" calcext:value-type="float">
            <text:p>0</text:p>
          </table:table-cell>
          <table:table-cell table:formula="of:=[JREP.E15]" office:value-type="float" office:value="0" calcext:value-type="float">
            <text:p>0</text:p>
          </table:table-cell>
          <table:table-cell table:formula="of:=[JREP.F15]" office:value-type="float" office:value="0" calcext:value-type="float">
            <text:p>0</text:p>
          </table:table-cell>
          <table:table-cell table:formula="of:=[JREP.G15]" office:value-type="string" office:string-value="J214" calcext:value-type="string">
            <text:p>J214</text:p>
          </table:table-cell>
          <table:table-cell table:formula="of:=[JREP.H15]" office:value-type="string" office:string-value="TRACE_FILE" calcext:value-type="string">
            <text:p>TRACE_FILE</text:p>
          </table:table-cell>
          <table:table-cell table:formula="of:=[JREP.I15]" office:value-type="string" office:string-value="jre.log" calcext:value-type="string">
            <text:p>jre.log</text:p>
          </table:table-cell>
          <table:table-cell table:formula="of:=[JREP.J15]" office:value-type="float" office:value="0" calcext:value-type="float">
            <text:p>0</text:p>
          </table:table-cell>
        </table:table-row>
        <table:table-row table:style-name="ro1">
          <table:table-cell table:formula="of:=[Project.A16]" office:value-type="float" office:value="0" calcext:value-type="float">
            <text:p>0</text:p>
          </table:table-cell>
          <table:table-cell table:formula="of:=[Project.B16]" office:value-type="float" office:value="0" calcext:value-type="float">
            <text:p>0</text:p>
          </table:table-cell>
          <table:table-cell table:formula="of:=[Project.C16]" office:value-type="float" office:value="0" calcext:value-type="float">
            <text:p>0</text:p>
          </table:table-cell>
          <table:table-cell table:formula="of:=[Project.D16]" office:value-type="float" office:value="0" calcext:value-type="float">
            <text:p>0</text:p>
          </table:table-cell>
          <table:table-cell table:formula="of:=[Project.E16]" office:value-type="float" office:value="0" calcext:value-type="float">
            <text:p>0</text:p>
          </table:table-cell>
          <table:table-cell table:formula="of:=[Project.F16]" office:value-type="float" office:value="0" calcext:value-type="float">
            <text:p>0</text:p>
          </table:table-cell>
          <table:table-cell table:formula="of:=[Project.G16]" office:value-type="string" office:string-value="P15" calcext:value-type="string">
            <text:p>P15</text:p>
          </table:table-cell>
          <table:table-cell table:formula="of:=[Project.H16]" office:value-type="string" office:string-value="JREP mngt link port" calcext:value-type="string">
            <text:p>JREP mngt link port</text:p>
          </table:table-cell>
          <table:table-cell table:formula="of:=[Project.I16]" office:value-type="float" office:value="20777" calcext:value-type="float">
            <text:p>20777</text:p>
          </table:table-cell>
          <table:table-cell table:formula="of:=[TDL_ROUTEUR.A16]" office:value-type="string" office:string-value="T015" calcext:value-type="string">
            <text:p>T015</text:p>
          </table:table-cell>
          <table:table-cell table:formula="of:=[TDL_ROUTEUR.B16]" office:value-type="string" office:string-value="Recording_File_Max_Size" calcext:value-type="string">
            <text:p>Recording_File_Max_Size</text:p>
          </table:table-cell>
          <table:table-cell table:formula="of:=[TDL_ROUTEUR.C16]" office:value-type="float" office:value="4" calcext:value-type="float">
            <text:p>4</text:p>
          </table:table-cell>
          <table:table-cell table:formula="of:=[TDL_ROUTEUR.D16]" office:value-type="float" office:value="0" calcext:value-type="float">
            <text:p>0</text:p>
          </table:table-cell>
          <table:table-cell table:formula="of:=[TDL_ROUTEUR.E16]" office:value-type="string" office:string-value="T115" calcext:value-type="string">
            <text:p>T115</text:p>
          </table:table-cell>
          <table:table-cell table:formula="of:=[TDL_ROUTEUR.F16]" office:value-type="string" office:string-value="IU_Remote_Staleness_Limit      " calcext:value-type="string">
            <text:p>IU_Remote_Staleness_Limit <text:s text:c="5"/></text:p>
          </table:table-cell>
          <table:table-cell table:formula="of:=[TDL_ROUTEUR.G16]" office:value-type="float" office:value="60" calcext:value-type="float">
            <text:p>60</text:p>
          </table:table-cell>
          <table:table-cell table:formula="of:=[TDL_ROUTEUR.H16]" office:value-type="string" office:string-value="second" calcext:value-type="string">
            <text:p>second</text:p>
          </table:table-cell>
          <table:table-cell table:formula="of:=[TDL_ROUTEUR.I16]" office:value-type="string" office:string-value="T215" calcext:value-type="string">
            <text:p>T215</text:p>
          </table:table-cell>
          <table:table-cell table:formula="of:=[TDL_ROUTEUR.J16]" office:value-type="string" office:string-value="ELEVATION_QUALITY" calcext:value-type="string">
            <text:p>ELEVATION_QUALITY</text:p>
          </table:table-cell>
          <table:table-cell table:formula="of:=[TDL_ROUTEUR.K16]" office:value-type="float" office:value="10" calcext:value-type="float">
            <text:p>10</text:p>
          </table:table-cell>
          <table:table-cell table:formula="of:=[TDL_ROUTEUR.L16]" office:value-type="string" office:string-value="T315" calcext:value-type="string">
            <text:p>T315</text:p>
          </table:table-cell>
          <table:table-cell table:formula="of:=[TDL_ROUTEUR.M16]" office:value-type="string" office:string-value="THD562_ROUTE_DESTINATION_LIST" calcext:value-type="string">
            <text:p>THD562_ROUTE_DESTINATION_LIST</text:p>
          </table:table-cell>
          <table:table-cell table:formula="of:=[TDL_ROUTEUR.N16]" office:value-type="float" office:value="6" calcext:value-type="float">
            <text:p>6</text:p>
          </table:table-cell>
          <table:table-cell table:formula="of:=[TDL_ROUTEUR.O16]" office:value-type="string" office:string-value="T415" calcext:value-type="string">
            <text:p>T415</text:p>
          </table:table-cell>
          <table:table-cell table:formula="of:=[TDL_ROUTEUR.P16]" office:value-type="string" office:string-value="SIMPLE_NODE_ID" calcext:value-type="string">
            <text:p>SIMPLE_NODE_ID</text:p>
          </table:table-cell>
          <table:table-cell table:formula="of:=[TDL_ROUTEUR.Q16]" office:value-type="float" office:value="3" calcext:value-type="float">
            <text:p>3</text:p>
          </table:table-cell>
          <table:table-cell table:formula="of:=[JREP.A16]" office:value-type="string" office:string-value="J015" calcext:value-type="string">
            <text:p>J015</text:p>
          </table:table-cell>
          <table:table-cell table:formula="of:=[JREP.B16]" office:value-type="string" office:string-value="jreiplinkcapabletimereference_list jreiplinkpreferedtimereference" calcext:value-type="string">
            <text:p>jreiplinkcapabletimereference_list jreiplinkpreferedtimereference</text:p>
          </table:table-cell>
          <table:table-cell table:formula="of:=[JREP.C16]" office:value-type="string" office:string-value="round_trip" calcext:value-type="string">
            <text:p>round_trip</text:p>
          </table:table-cell>
          <table:table-cell table:formula="of:=[JREP.D16]" office:value-type="float" office:value="0" calcext:value-type="float">
            <text:p>0</text:p>
          </table:table-cell>
          <table:table-cell table:formula="of:=[JREP.E16]" office:value-type="float" office:value="0" calcext:value-type="float">
            <text:p>0</text:p>
          </table:table-cell>
          <table:table-cell table:formula="of:=[JREP.F16]" office:value-type="float" office:value="0" calcext:value-type="float">
            <text:p>0</text:p>
          </table:table-cell>
          <table:table-cell table:formula="of:=[JREP.G16]" office:value-type="string" office:string-value="J215" calcext:value-type="string">
            <text:p>J215</text:p>
          </table:table-cell>
          <table:table-cell table:formula="of:=[JREP.H16]" office:value-type="string" office:string-value="MSG_MGR_TASK_PRIORITY" calcext:value-type="string">
            <text:p>MSG_MGR_TASK_PRIORITY</text:p>
          </table:table-cell>
          <table:table-cell table:formula="of:=[JREP.I16]" office:value-type="float" office:value="15" calcext:value-type="float">
            <text:p>15</text:p>
          </table:table-cell>
          <table:table-cell table:formula="of:=[JREP.J16]" office:value-type="float" office:value="0" calcext:value-type="float">
            <text:p>0</text:p>
          </table:table-cell>
        </table:table-row>
        <table:table-row table:style-name="ro1">
          <table:table-cell table:formula="of:=[Project.A17]" office:value-type="float" office:value="0" calcext:value-type="float">
            <text:p>0</text:p>
          </table:table-cell>
          <table:table-cell table:formula="of:=[Project.B17]" office:value-type="float" office:value="0" calcext:value-type="float">
            <text:p>0</text:p>
          </table:table-cell>
          <table:table-cell table:formula="of:=[Project.C17]" office:value-type="float" office:value="0" calcext:value-type="float">
            <text:p>0</text:p>
          </table:table-cell>
          <table:table-cell table:formula="of:=[Project.D17]" office:value-type="float" office:value="0" calcext:value-type="float">
            <text:p>0</text:p>
          </table:table-cell>
          <table:table-cell table:formula="of:=[Project.E17]" office:value-type="float" office:value="0" calcext:value-type="float">
            <text:p>0</text:p>
          </table:table-cell>
          <table:table-cell table:formula="of:=[Project.F17]" office:value-type="float" office:value="0" calcext:value-type="float">
            <text:p>0</text:p>
          </table:table-cell>
          <table:table-cell table:formula="of:=[Project.G17]" office:value-type="float" office:value="0" calcext:value-type="float">
            <text:p>0</text:p>
          </table:table-cell>
          <table:table-cell table:formula="of:=[Project.H17]" office:value-type="float" office:value="0" calcext:value-type="float">
            <text:p>0</text:p>
          </table:table-cell>
          <table:table-cell table:formula="of:=[Project.I17]" office:value-type="float" office:value="0" calcext:value-type="float">
            <text:p>0</text:p>
          </table:table-cell>
          <table:table-cell table:formula="of:=[TDL_ROUTEUR.A17]" office:value-type="string" office:string-value="T016" calcext:value-type="string">
            <text:p>T016</text:p>
          </table:table-cell>
          <table:table-cell table:formula="of:=[TDL_ROUTEUR.B17]" office:value-type="string" office:string-value="Recording_Files_Max_Count" calcext:value-type="string">
            <text:p>Recording_Files_Max_Count</text:p>
          </table:table-cell>
          <table:table-cell table:formula="of:=[TDL_ROUTEUR.C17]" office:value-type="float" office:value="2" calcext:value-type="float">
            <text:p>2</text:p>
          </table:table-cell>
          <table:table-cell table:formula="of:=[TDL_ROUTEUR.D17]" office:value-type="float" office:value="0" calcext:value-type="float">
            <text:p>0</text:p>
          </table:table-cell>
          <table:table-cell table:formula="of:=[TDL_ROUTEUR.E17]" office:value-type="float" office:value="0" calcext:value-type="float">
            <text:p>0</text:p>
          </table:table-cell>
          <table:table-cell table:formula="of:=[TDL_ROUTEUR.F17]" office:value-type="float" office:value="0" calcext:value-type="float">
            <text:p>0</text:p>
          </table:table-cell>
          <table:table-cell table:formula="of:=[TDL_ROUTEUR.G17]" office:value-type="float" office:value="0" calcext:value-type="float">
            <text:p>0</text:p>
          </table:table-cell>
          <table:table-cell table:formula="of:=[TDL_ROUTEUR.H17]" office:value-type="float" office:value="0" calcext:value-type="float">
            <text:p>0</text:p>
          </table:table-cell>
          <table:table-cell table:formula="of:=[TDL_ROUTEUR.I17]" office:value-type="string" office:string-value="T216" calcext:value-type="string">
            <text:p>T216</text:p>
          </table:table-cell>
          <table:table-cell table:formula="of:=[TDL_ROUTEUR.J17]" office:value-type="string" office:string-value="LATITUDE" calcext:value-type="string">
            <text:p>LATITUDE</text:p>
          </table:table-cell>
          <table:table-cell table:formula="of:=[TDL_ROUTEUR.K17]" office:value-type="string" office:string-value="43.891" calcext:value-type="string">
            <text:p>43.891</text:p>
          </table:table-cell>
          <table:table-cell table:formula="of:=[TDL_ROUTEUR.L17]" office:value-type="string" office:string-value="T316" calcext:value-type="string">
            <text:p>T316</text:p>
          </table:table-cell>
          <table:table-cell table:formula="of:=[TDL_ROUTEUR.M17]" office:value-type="string" office:string-value="THD562_ ORIGIN_ROUTE_ID" calcext:value-type="string">
            <text:p>THD562_ ORIGIN_ROUTE_ID</text:p>
          </table:table-cell>
          <table:table-cell table:formula="of:=[TDL_ROUTEUR.N17]" office:value-type="float" office:value="2" calcext:value-type="float">
            <text:p>2</text:p>
          </table:table-cell>
          <table:table-cell table:formula="of:=[TDL_ROUTEUR.O17]" office:value-type="string" office:string-value="T416" calcext:value-type="string">
            <text:p>T416</text:p>
          </table:table-cell>
          <table:table-cell table:formula="of:=[TDL_ROUTEUR.P17]" office:value-type="string" office:string-value="SIMPLE_NODE_NAME" calcext:value-type="string">
            <text:p>SIMPLE_NODE_NAME</text:p>
          </table:table-cell>
          <table:table-cell table:formula="of:=[TDL_ROUTEUR.Q17]" office:value-type="string" office:string-value="TopLink" calcext:value-type="string">
            <text:p>TopLink</text:p>
          </table:table-cell>
          <table:table-cell table:formula="of:=[JREP.A17]" office:value-type="string" office:string-value="J016" calcext:value-type="string">
            <text:p>J016</text:p>
          </table:table-cell>
          <table:table-cell table:formula="of:=[JREP.B17]" office:value-type="string" office:string-value="jre_network_controller" calcext:value-type="string">
            <text:p>jre_network_controller</text:p>
          </table:table-cell>
          <table:table-cell table:formula="of:=[JREP.C17]" office:value-type="string" office:string-value="false" calcext:value-type="string">
            <text:p>false</text:p>
          </table:table-cell>
          <table:table-cell table:formula="of:=[JREP.D17]" office:value-type="float" office:value="0" calcext:value-type="float">
            <text:p>0</text:p>
          </table:table-cell>
          <table:table-cell table:formula="of:=[JREP.E17]" office:value-type="float" office:value="0" calcext:value-type="float">
            <text:p>0</text:p>
          </table:table-cell>
          <table:table-cell table:formula="of:=[JREP.F17]" office:value-type="float" office:value="0" calcext:value-type="float">
            <text:p>0</text:p>
          </table:table-cell>
          <table:table-cell table:formula="of:=[JREP.G17]" office:value-type="string" office:string-value="J216" calcext:value-type="string">
            <text:p>J216</text:p>
          </table:table-cell>
          <table:table-cell table:formula="of:=[JREP.H17]" office:value-type="string" office:string-value="TIMEOUT_TASK_PRIORITY" calcext:value-type="string">
            <text:p>TIMEOUT_TASK_PRIORITY</text:p>
          </table:table-cell>
          <table:table-cell table:formula="of:=[JREP.I17]" office:value-type="float" office:value="15" calcext:value-type="float">
            <text:p>15</text:p>
          </table:table-cell>
          <table:table-cell table:formula="of:=[JREP.J17]" office:value-type="float" office:value="0" calcext:value-type="float">
            <text:p>0</text:p>
          </table:table-cell>
        </table:table-row>
        <table:table-row table:style-name="ro1">
          <table:table-cell table:formula="of:=[Project.A18]" office:value-type="float" office:value="0" calcext:value-type="float">
            <text:p>0</text:p>
          </table:table-cell>
          <table:table-cell table:formula="of:=[Project.B18]" office:value-type="float" office:value="0" calcext:value-type="float">
            <text:p>0</text:p>
          </table:table-cell>
          <table:table-cell table:formula="of:=[Project.C18]" office:value-type="float" office:value="0" calcext:value-type="float">
            <text:p>0</text:p>
          </table:table-cell>
          <table:table-cell table:formula="of:=[Project.D18]" office:value-type="float" office:value="0" calcext:value-type="float">
            <text:p>0</text:p>
          </table:table-cell>
          <table:table-cell table:formula="of:=[Project.E18]" office:value-type="float" office:value="0" calcext:value-type="float">
            <text:p>0</text:p>
          </table:table-cell>
          <table:table-cell table:formula="of:=[Project.F18]" office:value-type="float" office:value="0" calcext:value-type="float">
            <text:p>0</text:p>
          </table:table-cell>
          <table:table-cell table:formula="of:=[Project.G18]" office:value-type="float" office:value="0" calcext:value-type="float">
            <text:p>0</text:p>
          </table:table-cell>
          <table:table-cell table:formula="of:=[Project.H18]" office:value-type="float" office:value="0" calcext:value-type="float">
            <text:p>0</text:p>
          </table:table-cell>
          <table:table-cell table:formula="of:=[Project.I18]" office:value-type="float" office:value="0" calcext:value-type="float">
            <text:p>0</text:p>
          </table:table-cell>
          <table:table-cell table:formula="of:=[TDL_ROUTEUR.A18]" office:value-type="string" office:string-value="T017" calcext:value-type="string">
            <text:p>T017</text:p>
          </table:table-cell>
          <table:table-cell table:formula="of:=[TDL_ROUTEUR.B18]" office:value-type="string" office:string-value="L16_MIDS_Recording" calcext:value-type="string">
            <text:p>L16_MIDS_Recording</text:p>
          </table:table-cell>
          <table:table-cell table:formula="of:=[TDL_ROUTEUR.C18]" office:value-type="string" office:string-value="Logical_Recording" calcext:value-type="string">
            <text:p>Logical_Recording</text:p>
          </table:table-cell>
          <table:table-cell table:formula="of:=[TDL_ROUTEUR.D18]" office:value-type="string" office:string-value="text" calcext:value-type="string">
            <text:p>text</text:p>
          </table:table-cell>
          <table:table-cell table:formula="of:=[TDL_ROUTEUR.E18]" office:value-type="float" office:value="0" calcext:value-type="float">
            <text:p>0</text:p>
          </table:table-cell>
          <table:table-cell table:formula="of:=[TDL_ROUTEUR.F18]" office:value-type="float" office:value="0" calcext:value-type="float">
            <text:p>0</text:p>
          </table:table-cell>
          <table:table-cell table:formula="of:=[TDL_ROUTEUR.G18]" office:value-type="float" office:value="0" calcext:value-type="float">
            <text:p>0</text:p>
          </table:table-cell>
          <table:table-cell table:formula="of:=[TDL_ROUTEUR.H18]" office:value-type="float" office:value="0" calcext:value-type="float">
            <text:p>0</text:p>
          </table:table-cell>
          <table:table-cell table:formula="of:=[TDL_ROUTEUR.I18]" office:value-type="string" office:string-value="T217" calcext:value-type="string">
            <text:p>T217</text:p>
          </table:table-cell>
          <table:table-cell table:formula="of:=[TDL_ROUTEUR.J18]" office:value-type="string" office:string-value="LONGITUDE" calcext:value-type="string">
            <text:p>LONGITUDE</text:p>
          </table:table-cell>
          <table:table-cell table:formula="of:=[TDL_ROUTEUR.K18]" office:value-type="string" office:string-value="-0.499" calcext:value-type="string">
            <text:p>-0.499</text:p>
          </table:table-cell>
          <table:table-cell table:formula="of:=[TDL_ROUTEUR.L18]" office:value-type="string" office:string-value="T317" calcext:value-type="string">
            <text:p>T317</text:p>
          </table:table-cell>
          <table:table-cell table:formula="of:=[TDL_ROUTEUR.M18]" office:value-type="string" office:string-value="THD562_ ROUTE_DESTINATION_LIST" calcext:value-type="string">
            <text:p>THD562_ ROUTE_DESTINATION_LIST</text:p>
          </table:table-cell>
          <table:table-cell table:formula="of:=[TDL_ROUTEUR.N18]" office:value-type="float" office:value="5" calcext:value-type="float">
            <text:p>5</text:p>
          </table:table-cell>
          <table:table-cell table:formula="of:=[TDL_ROUTEUR.O18]" office:value-type="string" office:string-value="T417" calcext:value-type="string">
            <text:p>T417</text:p>
          </table:table-cell>
          <table:table-cell table:formula="of:=[TDL_ROUTEUR.P18]" office:value-type="string" office:string-value="SIMPLE_PROTOCOL" calcext:value-type="string">
            <text:p>SIMPLE_PROTOCOL</text:p>
          </table:table-cell>
          <table:table-cell table:formula="of:=[TDL_ROUTEUR.Q18]" office:value-type="string" office:string-value="TCP_CLIENT" calcext:value-type="string">
            <text:p>TCP_CLIENT</text:p>
          </table:table-cell>
          <table:table-cell table:formula="of:=[JREP.A18]" office:value-type="string" office:string-value="J017" calcext:value-type="string">
            <text:p>J017</text:p>
          </table:table-cell>
          <table:table-cell table:formula="of:=[JREP.B18]" office:value-type="string" office:string-value="round_trip" calcext:value-type="string">
            <text:p>round_trip</text:p>
          </table:table-cell>
          <table:table-cell table:formula="of:=[JREP.C18]" office:value-type="string" office:string-value="true" calcext:value-type="string">
            <text:p>true</text:p>
          </table:table-cell>
          <table:table-cell table:formula="of:=[JREP.D18]" office:value-type="float" office:value="0" calcext:value-type="float">
            <text:p>0</text:p>
          </table:table-cell>
          <table:table-cell table:formula="of:=[JREP.E18]" office:value-type="float" office:value="0" calcext:value-type="float">
            <text:p>0</text:p>
          </table:table-cell>
          <table:table-cell table:formula="of:=[JREP.F18]" office:value-type="float" office:value="0" calcext:value-type="float">
            <text:p>0</text:p>
          </table:table-cell>
          <table:table-cell table:formula="of:=[JREP.G18]" office:value-type="string" office:string-value="J217" calcext:value-type="string">
            <text:p>J217</text:p>
          </table:table-cell>
          <table:table-cell table:formula="of:=[JREP.H18]" office:value-type="string" office:string-value="TRACE_TASK_PRIORITY" calcext:value-type="string">
            <text:p>TRACE_TASK_PRIORITY</text:p>
          </table:table-cell>
          <table:table-cell table:formula="of:=[JREP.I18]" office:value-type="float" office:value="15" calcext:value-type="float">
            <text:p>15</text:p>
          </table:table-cell>
          <table:table-cell table:formula="of:=[JREP.J18]" office:value-type="float" office:value="0" calcext:value-type="float">
            <text:p>0</text:p>
          </table:table-cell>
        </table:table-row>
        <table:table-row table:style-name="ro1">
          <table:table-cell table:formula="of:=[Project.A19]" office:value-type="float" office:value="0" calcext:value-type="float">
            <text:p>0</text:p>
          </table:table-cell>
          <table:table-cell table:formula="of:=[Project.B19]" office:value-type="float" office:value="0" calcext:value-type="float">
            <text:p>0</text:p>
          </table:table-cell>
          <table:table-cell table:formula="of:=[Project.C19]" office:value-type="float" office:value="0" calcext:value-type="float">
            <text:p>0</text:p>
          </table:table-cell>
          <table:table-cell table:formula="of:=[Project.D19]" office:value-type="float" office:value="0" calcext:value-type="float">
            <text:p>0</text:p>
          </table:table-cell>
          <table:table-cell table:formula="of:=[Project.E19]" office:value-type="float" office:value="0" calcext:value-type="float">
            <text:p>0</text:p>
          </table:table-cell>
          <table:table-cell table:formula="of:=[Project.F19]" office:value-type="float" office:value="0" calcext:value-type="float">
            <text:p>0</text:p>
          </table:table-cell>
          <table:table-cell table:formula="of:=[Project.G19]" office:value-type="float" office:value="0" calcext:value-type="float">
            <text:p>0</text:p>
          </table:table-cell>
          <table:table-cell table:formula="of:=[Project.H19]" office:value-type="float" office:value="0" calcext:value-type="float">
            <text:p>0</text:p>
          </table:table-cell>
          <table:table-cell table:formula="of:=[Project.I19]" office:value-type="float" office:value="0" calcext:value-type="float">
            <text:p>0</text:p>
          </table:table-cell>
          <table:table-cell table:formula="of:=[TDL_ROUTEUR.A19]" office:value-type="string" office:string-value="T018" calcext:value-type="string">
            <text:p>T018</text:p>
          </table:table-cell>
          <table:table-cell table:formula="of:=[TDL_ROUTEUR.B19]" office:value-type="string" office:string-value="L16_JRE_Recording" calcext:value-type="string">
            <text:p>L16_JRE_Recording</text:p>
          </table:table-cell>
          <table:table-cell table:formula="of:=[TDL_ROUTEUR.C19]" office:value-type="string" office:string-value="Physical_Recording" calcext:value-type="string">
            <text:p>Physical_Recording</text:p>
          </table:table-cell>
          <table:table-cell table:formula="of:=[TDL_ROUTEUR.D19]" office:value-type="string" office:string-value="text" calcext:value-type="string">
            <text:p>text</text:p>
          </table:table-cell>
          <table:table-cell table:formula="of:=[TDL_ROUTEUR.E19]" office:value-type="float" office:value="0" calcext:value-type="float">
            <text:p>0</text:p>
          </table:table-cell>
          <table:table-cell table:formula="of:=[TDL_ROUTEUR.F19]" office:value-type="float" office:value="0" calcext:value-type="float">
            <text:p>0</text:p>
          </table:table-cell>
          <table:table-cell table:formula="of:=[TDL_ROUTEUR.G19]" office:value-type="float" office:value="0" calcext:value-type="float">
            <text:p>0</text:p>
          </table:table-cell>
          <table:table-cell table:formula="of:=[TDL_ROUTEUR.H19]" office:value-type="float" office:value="0" calcext:value-type="float">
            <text:p>0</text:p>
          </table:table-cell>
          <table:table-cell table:formula="of:=[TDL_ROUTEUR.I19]" office:value-type="string" office:string-value="T218" calcext:value-type="string">
            <text:p>T218</text:p>
          </table:table-cell>
          <table:table-cell table:formula="of:=[TDL_ROUTEUR.J19]" office:value-type="string" office:string-value="VOICE_CALL_SIGN_INDICATOR" calcext:value-type="string">
            <text:p>VOICE_CALL_SIGN_INDICATOR</text:p>
          </table:table-cell>
          <table:table-cell table:formula="of:=[TDL_ROUTEUR.K19]" office:value-type="float" office:value="1" calcext:value-type="float">
            <text:p>1</text:p>
          </table:table-cell>
          <table:table-cell table:formula="of:=[TDL_ROUTEUR.L19]" office:value-type="string" office:string-value="T318" calcext:value-type="string">
            <text:p>T318</text:p>
          </table:table-cell>
          <table:table-cell table:formula="of:=[TDL_ROUTEUR.M19]" office:value-type="string" office:string-value="THD562_ORIGIN_ROUTE_ID" calcext:value-type="string">
            <text:p>THD562_ORIGIN_ROUTE_ID</text:p>
          </table:table-cell>
          <table:table-cell table:formula="of:=[TDL_ROUTEUR.N19]" office:value-type="float" office:value="3" calcext:value-type="float">
            <text:p>3</text:p>
          </table:table-cell>
          <table:table-cell table:formula="of:=[TDL_ROUTEUR.O19]" office:value-type="string" office:string-value="T418" calcext:value-type="string">
            <text:p>T418</text:p>
          </table:table-cell>
          <table:table-cell table:formula="of:=[TDL_ROUTEUR.P19]" office:value-type="string" office:string-value="SIMPLE_CONNECTION_BITS_ORDERING" calcext:value-type="string">
            <text:p>SIMPLE_CONNECTION_BITS_ORDERING</text:p>
          </table:table-cell>
          <table:table-cell table:formula="of:=[TDL_ROUTEUR.Q19]" office:value-type="string" office:string-value="BE" calcext:value-type="string">
            <text:p>BE</text:p>
          </table:table-cell>
          <table:table-cell table:formula="of:=[JREP.A19]" office:value-type="string" office:string-value="J018" calcext:value-type="string">
            <text:p>J018</text:p>
          </table:table-cell>
          <table:table-cell table:formula="of:=[JREP.B19]" office:value-type="string" office:string-value="fixed_delay" calcext:value-type="string">
            <text:p>fixed_delay</text:p>
          </table:table-cell>
          <table:table-cell table:formula="of:=[JREP.C19]" office:value-type="string" office:string-value="false" calcext:value-type="string">
            <text:p>false</text:p>
          </table:table-cell>
          <table:table-cell table:formula="of:=[JREP.D19]" office:value-type="float" office:value="0" calcext:value-type="float">
            <text:p>0</text:p>
          </table:table-cell>
          <table:table-cell table:formula="of:=[JREP.E19]" office:value-type="float" office:value="0" calcext:value-type="float">
            <text:p>0</text:p>
          </table:table-cell>
          <table:table-cell table:formula="of:=[JREP.F19]" office:value-type="float" office:value="0" calcext:value-type="float">
            <text:p>0</text:p>
          </table:table-cell>
          <table:table-cell table:formula="of:=[JREP.G19]" office:value-type="string" office:string-value="J218" calcext:value-type="string">
            <text:p>J218</text:p>
          </table:table-cell>
          <table:table-cell table:formula="of:=[JREP.H19]" office:value-type="string" office:string-value="L16_LINK_TASK_PRIORITY" calcext:value-type="string">
            <text:p>L16_LINK_TASK_PRIORITY</text:p>
          </table:table-cell>
          <table:table-cell table:formula="of:=[JREP.I19]" office:value-type="float" office:value="15" calcext:value-type="float">
            <text:p>15</text:p>
          </table:table-cell>
          <table:table-cell table:formula="of:=[JREP.J19]" office:value-type="float" office:value="0" calcext:value-type="float">
            <text:p>0</text:p>
          </table:table-cell>
        </table:table-row>
        <table:table-row table:style-name="ro1">
          <table:table-cell table:formula="of:=[Project.A20]" office:value-type="float" office:value="0" calcext:value-type="float">
            <text:p>0</text:p>
          </table:table-cell>
          <table:table-cell table:formula="of:=[Project.B20]" office:value-type="float" office:value="0" calcext:value-type="float">
            <text:p>0</text:p>
          </table:table-cell>
          <table:table-cell table:formula="of:=[Project.C20]" office:value-type="float" office:value="0" calcext:value-type="float">
            <text:p>0</text:p>
          </table:table-cell>
          <table:table-cell table:formula="of:=[Project.D20]" office:value-type="float" office:value="0" calcext:value-type="float">
            <text:p>0</text:p>
          </table:table-cell>
          <table:table-cell table:formula="of:=[Project.E20]" office:value-type="float" office:value="0" calcext:value-type="float">
            <text:p>0</text:p>
          </table:table-cell>
          <table:table-cell table:formula="of:=[Project.F20]" office:value-type="float" office:value="0" calcext:value-type="float">
            <text:p>0</text:p>
          </table:table-cell>
          <table:table-cell table:formula="of:=[Project.G20]" office:value-type="float" office:value="0" calcext:value-type="float">
            <text:p>0</text:p>
          </table:table-cell>
          <table:table-cell table:formula="of:=[Project.H20]" office:value-type="float" office:value="0" calcext:value-type="float">
            <text:p>0</text:p>
          </table:table-cell>
          <table:table-cell table:formula="of:=[Project.I20]" office:value-type="float" office:value="0" calcext:value-type="float">
            <text:p>0</text:p>
          </table:table-cell>
          <table:table-cell table:formula="of:=[TDL_ROUTEUR.A20]" office:value-type="string" office:string-value="T019" calcext:value-type="string">
            <text:p>T019</text:p>
          </table:table-cell>
          <table:table-cell table:formula="of:=[TDL_ROUTEUR.B20]" office:value-type="string" office:string-value="L16_SIMPLE_Recording" calcext:value-type="string">
            <text:p>L16_SIMPLE_Recording</text:p>
          </table:table-cell>
          <table:table-cell table:formula="of:=[TDL_ROUTEUR.C20]" office:value-type="string" office:string-value="No_Recording" calcext:value-type="string">
            <text:p>No_Recording</text:p>
          </table:table-cell>
          <table:table-cell table:formula="of:=[TDL_ROUTEUR.D20]" office:value-type="string" office:string-value="text" calcext:value-type="string">
            <text:p>text</text:p>
          </table:table-cell>
          <table:table-cell table:formula="of:=[TDL_ROUTEUR.E20]" office:value-type="float" office:value="0" calcext:value-type="float">
            <text:p>0</text:p>
          </table:table-cell>
          <table:table-cell table:formula="of:=[TDL_ROUTEUR.F20]" office:value-type="float" office:value="0" calcext:value-type="float">
            <text:p>0</text:p>
          </table:table-cell>
          <table:table-cell table:formula="of:=[TDL_ROUTEUR.G20]" office:value-type="float" office:value="0" calcext:value-type="float">
            <text:p>0</text:p>
          </table:table-cell>
          <table:table-cell table:formula="of:=[TDL_ROUTEUR.H20]" office:value-type="float" office:value="0" calcext:value-type="float">
            <text:p>0</text:p>
          </table:table-cell>
          <table:table-cell table:formula="of:=[TDL_ROUTEUR.I20]" office:value-type="string" office:string-value="T219" calcext:value-type="string">
            <text:p>T219</text:p>
          </table:table-cell>
          <table:table-cell table:formula="of:=[TDL_ROUTEUR.J20]" office:value-type="string" office:string-value="VOICE_CALL_SIGN" calcext:value-type="string">
            <text:p>VOICE_CALL_SIGN</text:p>
          </table:table-cell>
          <table:table-cell table:formula="of:=[TDL_ROUTEUR.K20]" office:value-type="string" office:string-value="MINT" calcext:value-type="string">
            <text:p>MINT</text:p>
          </table:table-cell>
          <table:table-cell table:formula="of:=[TDL_ROUTEUR.L20]" office:value-type="string" office:string-value="T319" calcext:value-type="string">
            <text:p>T319</text:p>
          </table:table-cell>
          <table:table-cell table:formula="of:=[TDL_ROUTEUR.M20]" office:value-type="string" office:string-value="THD562_ROUTE_DESTINATION_LIST" calcext:value-type="string">
            <text:p>THD562_ROUTE_DESTINATION_LIST</text:p>
          </table:table-cell>
          <table:table-cell table:formula="of:=[TDL_ROUTEUR.N20]" office:value-type="float" office:value="3" calcext:value-type="float">
            <text:p>3</text:p>
          </table:table-cell>
          <table:table-cell table:formula="of:=[TDL_ROUTEUR.O20]" office:value-type="string" office:string-value="T419" calcext:value-type="string">
            <text:p>T419</text:p>
          </table:table-cell>
          <table:table-cell table:formula="of:=[TDL_ROUTEUR.P20]" office:value-type="string" office:string-value="SIMPLE_CONNECTION_BYTES_ORDERING" calcext:value-type="string">
            <text:p>SIMPLE_CONNECTION_BYTES_ORDERING</text:p>
          </table:table-cell>
          <table:table-cell table:formula="of:=[TDL_ROUTEUR.Q20]" office:value-type="string" office:string-value="LE" calcext:value-type="string">
            <text:p>LE</text:p>
          </table:table-cell>
          <table:table-cell table:formula="of:=[JREP.A20]" office:value-type="string" office:string-value="J019" calcext:value-type="string">
            <text:p>J019</text:p>
          </table:table-cell>
          <table:table-cell table:formula="of:=[JREP.B20]" office:value-type="string" office:string-value="event_strobe" calcext:value-type="string">
            <text:p>event_strobe</text:p>
          </table:table-cell>
          <table:table-cell table:formula="of:=[JREP.C20]" office:value-type="string" office:string-value="false" calcext:value-type="string">
            <text:p>false</text:p>
          </table:table-cell>
          <table:table-cell table:formula="of:=[JREP.D20]" office:value-type="float" office:value="0" calcext:value-type="float">
            <text:p>0</text:p>
          </table:table-cell>
          <table:table-cell table:formula="of:=[JREP.E20]" office:value-type="float" office:value="0" calcext:value-type="float">
            <text:p>0</text:p>
          </table:table-cell>
          <table:table-cell table:formula="of:=[JREP.F20]" office:value-type="float" office:value="0" calcext:value-type="float">
            <text:p>0</text:p>
          </table:table-cell>
          <table:table-cell table:formula="of:=[JREP.G20]" office:value-type="string" office:string-value="J219" calcext:value-type="string">
            <text:p>J219</text:p>
          </table:table-cell>
          <table:table-cell table:formula="of:=[JREP.H20]" office:value-type="string" office:string-value="MNG_LINK_TASK_PRIORITY" calcext:value-type="string">
            <text:p>MNG_LINK_TASK_PRIORITY</text:p>
          </table:table-cell>
          <table:table-cell table:formula="of:=[JREP.I20]" office:value-type="float" office:value="15" calcext:value-type="float">
            <text:p>15</text:p>
          </table:table-cell>
          <table:table-cell table:formula="of:=[JREP.J20]" office:value-type="float" office:value="0" calcext:value-type="float">
            <text:p>0</text:p>
          </table:table-cell>
        </table:table-row>
        <table:table-row table:style-name="ro1">
          <table:table-cell table:formula="of:=[Project.A21]" office:value-type="float" office:value="0" calcext:value-type="float">
            <text:p>0</text:p>
          </table:table-cell>
          <table:table-cell table:formula="of:=[Project.B21]" office:value-type="float" office:value="0" calcext:value-type="float">
            <text:p>0</text:p>
          </table:table-cell>
          <table:table-cell table:formula="of:=[Project.C21]" office:value-type="float" office:value="0" calcext:value-type="float">
            <text:p>0</text:p>
          </table:table-cell>
          <table:table-cell table:formula="of:=[Project.D21]" office:value-type="float" office:value="0" calcext:value-type="float">
            <text:p>0</text:p>
          </table:table-cell>
          <table:table-cell table:formula="of:=[Project.E21]" office:value-type="float" office:value="0" calcext:value-type="float">
            <text:p>0</text:p>
          </table:table-cell>
          <table:table-cell table:formula="of:=[Project.F21]" office:value-type="float" office:value="0" calcext:value-type="float">
            <text:p>0</text:p>
          </table:table-cell>
          <table:table-cell table:formula="of:=[Project.G21]" office:value-type="float" office:value="0" calcext:value-type="float">
            <text:p>0</text:p>
          </table:table-cell>
          <table:table-cell table:formula="of:=[Project.H21]" office:value-type="float" office:value="0" calcext:value-type="float">
            <text:p>0</text:p>
          </table:table-cell>
          <table:table-cell table:formula="of:=[Project.I21]" office:value-type="float" office:value="0" calcext:value-type="float">
            <text:p>0</text:p>
          </table:table-cell>
          <table:table-cell table:formula="of:=[TDL_ROUTEUR.A21]" office:value-type="string" office:string-value="T020" calcext:value-type="string">
            <text:p>T020</text:p>
          </table:table-cell>
          <table:table-cell table:formula="of:=[TDL_ROUTEUR.B21]" office:value-type="string" office:string-value="MIDS_PLATFORM_Recording" calcext:value-type="string">
            <text:p>MIDS_PLATFORM_Recording</text:p>
          </table:table-cell>
          <table:table-cell table:formula="of:=[TDL_ROUTEUR.C21]" office:value-type="string" office:string-value="No_Recording" calcext:value-type="string">
            <text:p>No_Recording</text:p>
          </table:table-cell>
          <table:table-cell table:formula="of:=[TDL_ROUTEUR.D21]" office:value-type="string" office:string-value="text" calcext:value-type="string">
            <text:p>text</text:p>
          </table:table-cell>
          <table:table-cell table:formula="of:=[TDL_ROUTEUR.E21]" office:value-type="float" office:value="0" calcext:value-type="float">
            <text:p>0</text:p>
          </table:table-cell>
          <table:table-cell table:formula="of:=[TDL_ROUTEUR.F21]" office:value-type="float" office:value="0" calcext:value-type="float">
            <text:p>0</text:p>
          </table:table-cell>
          <table:table-cell table:formula="of:=[TDL_ROUTEUR.G21]" office:value-type="float" office:value="0" calcext:value-type="float">
            <text:p>0</text:p>
          </table:table-cell>
          <table:table-cell table:formula="of:=[TDL_ROUTEUR.H21]" office:value-type="float" office:value="0" calcext:value-type="float">
            <text:p>0</text:p>
          </table:table-cell>
          <table:table-cell table:formula="of:=[TDL_ROUTEUR.I21]" office:value-type="string" office:string-value="T220" calcext:value-type="string">
            <text:p>T220</text:p>
          </table:table-cell>
          <table:table-cell table:formula="of:=[TDL_ROUTEUR.J21]" office:value-type="string" office:string-value="PLATFORM" calcext:value-type="string">
            <text:p>PLATFORM</text:p>
          </table:table-cell>
          <table:table-cell table:formula="of:=[TDL_ROUTEUR.K21]" office:value-type="float" office:value="3" calcext:value-type="float">
            <text:p>3</text:p>
          </table:table-cell>
          <table:table-cell table:formula="of:=[TDL_ROUTEUR.L21]" office:value-type="float" office:value="0" calcext:value-type="float">
            <text:p>0</text:p>
          </table:table-cell>
          <table:table-cell table:formula="of:=[TDL_ROUTEUR.M21]" office:value-type="float" office:value="0" calcext:value-type="float">
            <text:p>0</text:p>
          </table:table-cell>
          <table:table-cell table:formula="of:=[TDL_ROUTEUR.N21]" office:value-type="float" office:value="0" calcext:value-type="float">
            <text:p>0</text:p>
          </table:table-cell>
          <table:table-cell table:formula="of:=[TDL_ROUTEUR.O21]" office:value-type="string" office:string-value="T420" calcext:value-type="string">
            <text:p>T420</text:p>
          </table:table-cell>
          <table:table-cell table:formula="of:=[TDL_ROUTEUR.P21]" office:value-type="string" office:string-value="SIMPLE_CONNECTION_TIMEOUT" calcext:value-type="string">
            <text:p>SIMPLE_CONNECTION_TIMEOUT</text:p>
          </table:table-cell>
          <table:table-cell table:formula="of:=[TDL_ROUTEUR.Q21]" office:value-type="float" office:value="1000" calcext:value-type="float">
            <text:p>1000</text:p>
          </table:table-cell>
          <table:table-cell table:formula="of:=[JREP.A21]" office:value-type="string" office:string-value="J020" calcext:value-type="string">
            <text:p>J020</text:p>
          </table:table-cell>
          <table:table-cell table:formula="of:=[JREP.B21]" office:value-type="string" office:string-value="coordinated_universal_time" calcext:value-type="string">
            <text:p>coordinated_universal_time</text:p>
          </table:table-cell>
          <table:table-cell table:formula="of:=[JREP.C21]" office:value-type="string" office:string-value="true" calcext:value-type="string">
            <text:p>true</text:p>
          </table:table-cell>
          <table:table-cell table:formula="of:=[JREP.D21]" office:value-type="float" office:value="0" calcext:value-type="float">
            <text:p>0</text:p>
          </table:table-cell>
          <table:table-cell table:formula="of:=[JREP.E21]" office:value-type="float" office:value="0" calcext:value-type="float">
            <text:p>0</text:p>
          </table:table-cell>
          <table:table-cell table:formula="of:=[JREP.F21]" office:value-type="float" office:value="0" calcext:value-type="float">
            <text:p>0</text:p>
          </table:table-cell>
          <table:table-cell table:formula="of:=[JREP.G21]" office:value-type="string" office:string-value="J220" calcext:value-type="string">
            <text:p>J220</text:p>
          </table:table-cell>
          <table:table-cell table:formula="of:=[JREP.H21]" office:value-type="string" office:string-value="IP_LINK_TASK_PRIORITY" calcext:value-type="string">
            <text:p>IP_LINK_TASK_PRIORITY</text:p>
          </table:table-cell>
          <table:table-cell table:formula="of:=[JREP.I21]" office:value-type="float" office:value="15" calcext:value-type="float">
            <text:p>15</text:p>
          </table:table-cell>
          <table:table-cell table:formula="of:=[JREP.J21]" office:value-type="float" office:value="0" calcext:value-type="float">
            <text:p>0</text:p>
          </table:table-cell>
        </table:table-row>
        <table:table-row table:style-name="ro1">
          <table:table-cell table:formula="of:=[Project.A22]" office:value-type="float" office:value="0" calcext:value-type="float">
            <text:p>0</text:p>
          </table:table-cell>
          <table:table-cell table:formula="of:=[Project.B22]" office:value-type="float" office:value="0" calcext:value-type="float">
            <text:p>0</text:p>
          </table:table-cell>
          <table:table-cell table:formula="of:=[Project.C22]" office:value-type="float" office:value="0" calcext:value-type="float">
            <text:p>0</text:p>
          </table:table-cell>
          <table:table-cell table:formula="of:=[Project.D22]" office:value-type="float" office:value="0" calcext:value-type="float">
            <text:p>0</text:p>
          </table:table-cell>
          <table:table-cell table:formula="of:=[Project.E22]" office:value-type="float" office:value="0" calcext:value-type="float">
            <text:p>0</text:p>
          </table:table-cell>
          <table:table-cell table:formula="of:=[Project.F22]" office:value-type="float" office:value="0" calcext:value-type="float">
            <text:p>0</text:p>
          </table:table-cell>
          <table:table-cell table:formula="of:=[Project.G22]" office:value-type="float" office:value="0" calcext:value-type="float">
            <text:p>0</text:p>
          </table:table-cell>
          <table:table-cell table:formula="of:=[Project.H22]" office:value-type="float" office:value="0" calcext:value-type="float">
            <text:p>0</text:p>
          </table:table-cell>
          <table:table-cell table:formula="of:=[Project.I22]" office:value-type="float" office:value="0" calcext:value-type="float">
            <text:p>0</text:p>
          </table:table-cell>
          <table:table-cell table:formula="of:=[TDL_ROUTEUR.A22]" office:value-type="string" office:string-value="T021" calcext:value-type="string">
            <text:p>T021</text:p>
          </table:table-cell>
          <table:table-cell table:formula="of:=[TDL_ROUTEUR.B22]" office:value-type="string" office:string-value="MR_Routing_DLP_Indicator" calcext:value-type="string">
            <text:p>MR_Routing_DLP_Indicator</text:p>
          </table:table-cell>
          <table:table-cell table:formula="of:=[TDL_ROUTEUR.C22]" office:value-type="string" office:string-value="True" calcext:value-type="string">
            <text:p>True</text:p>
          </table:table-cell>
          <table:table-cell table:formula="of:=[TDL_ROUTEUR.D22]" office:value-type="string" office:string-value="boolean" calcext:value-type="string">
            <text:p>boolean</text:p>
          </table:table-cell>
          <table:table-cell table:formula="of:=[TDL_ROUTEUR.E22]" office:value-type="float" office:value="0" calcext:value-type="float">
            <text:p>0</text:p>
          </table:table-cell>
          <table:table-cell table:formula="of:=[TDL_ROUTEUR.F22]" office:value-type="float" office:value="0" calcext:value-type="float">
            <text:p>0</text:p>
          </table:table-cell>
          <table:table-cell table:formula="of:=[TDL_ROUTEUR.G22]" office:value-type="float" office:value="0" calcext:value-type="float">
            <text:p>0</text:p>
          </table:table-cell>
          <table:table-cell table:formula="of:=[TDL_ROUTEUR.H22]" office:value-type="float" office:value="0" calcext:value-type="float">
            <text:p>0</text:p>
          </table:table-cell>
          <table:table-cell table:formula="of:=[TDL_ROUTEUR.I22]" office:value-type="string" office:string-value="T221" calcext:value-type="string">
            <text:p>T221</text:p>
          </table:table-cell>
          <table:table-cell table:formula="of:=[TDL_ROUTEUR.J22]" office:value-type="string" office:string-value="PLATFORM_ACTIVITY" calcext:value-type="string">
            <text:p>PLATFORM_ACTIVITY</text:p>
          </table:table-cell>
          <table:table-cell table:formula="of:=[TDL_ROUTEUR.K22]" office:value-type="float" office:value="30" calcext:value-type="float">
            <text:p>30</text:p>
          </table:table-cell>
          <table:table-cell table:formula="of:=[TDL_ROUTEUR.L22]" office:value-type="float" office:value="0" calcext:value-type="float">
            <text:p>0</text:p>
          </table:table-cell>
          <table:table-cell table:formula="of:=[TDL_ROUTEUR.M22]" office:value-type="float" office:value="0" calcext:value-type="float">
            <text:p>0</text:p>
          </table:table-cell>
          <table:table-cell table:formula="of:=[TDL_ROUTEUR.N22]" office:value-type="float" office:value="0" calcext:value-type="float">
            <text:p>0</text:p>
          </table:table-cell>
          <table:table-cell table:formula="of:=[TDL_ROUTEUR.O22]" office:value-type="string" office:string-value="T421" calcext:value-type="string">
            <text:p>T421</text:p>
          </table:table-cell>
          <table:table-cell table:formula="of:=[TDL_ROUTEUR.P22]" office:value-type="string" office:string-value="SIMPLE_SECURITY_LEVEL" calcext:value-type="string">
            <text:p>SIMPLE_SECURITY_LEVEL</text:p>
          </table:table-cell>
          <table:table-cell table:formula="of:=[TDL_ROUTEUR.Q22]" office:value-type="float" office:value="0" calcext:value-type="float">
            <text:p>0</text:p>
          </table:table-cell>
          <table:table-cell table:formula="of:=[JREP.A22]" office:value-type="string" office:string-value="J021" calcext:value-type="string">
            <text:p>J021</text:p>
          </table:table-cell>
          <table:table-cell table:formula="of:=[JREP.B22]" office:value-type="string" office:string-value="jrel16linkcapabletimereference_list jrel16linkpreferedtimereference" calcext:value-type="string">
            <text:p>jrel16linkcapabletimereference_list jrel16linkpreferedtimereference</text:p>
          </table:table-cell>
          <table:table-cell table:formula="of:=[JREP.C22]" office:value-type="string" office:string-value="coordinated_universal_time" calcext:value-type="string">
            <text:p>coordinated_universal_time</text:p>
          </table:table-cell>
          <table:table-cell table:formula="of:=[JREP.D22]" office:value-type="float" office:value="0" calcext:value-type="float">
            <text:p>0</text:p>
          </table:table-cell>
          <table:table-cell table:formula="of:=[JREP.E22]" office:value-type="float" office:value="0" calcext:value-type="float">
            <text:p>0</text:p>
          </table:table-cell>
          <table:table-cell table:formula="of:=[JREP.F22]" office:value-type="float" office:value="0" calcext:value-type="float">
            <text:p>0</text:p>
          </table:table-cell>
          <table:table-cell table:formula="of:=[JREP.G22]" office:value-type="string" office:string-value="J221" calcext:value-type="string">
            <text:p>J221</text:p>
          </table:table-cell>
          <table:table-cell table:formula="of:=[JREP.H22]" office:value-type="string" office:string-value="TRACE_BUFFER_SIZE" calcext:value-type="string">
            <text:p>TRACE_BUFFER_SIZE</text:p>
          </table:table-cell>
          <table:table-cell table:formula="of:=[JREP.I22]" office:value-type="float" office:value="100" calcext:value-type="float">
            <text:p>100</text:p>
          </table:table-cell>
          <table:table-cell table:formula="of:=[JREP.J22]" office:value-type="float" office:value="0" calcext:value-type="float">
            <text:p>0</text:p>
          </table:table-cell>
        </table:table-row>
        <table:table-row table:style-name="ro1">
          <table:table-cell table:formula="of:=[Project.A23]" office:value-type="float" office:value="0" calcext:value-type="float">
            <text:p>0</text:p>
          </table:table-cell>
          <table:table-cell table:formula="of:=[Project.B23]" office:value-type="float" office:value="0" calcext:value-type="float">
            <text:p>0</text:p>
          </table:table-cell>
          <table:table-cell table:formula="of:=[Project.C23]" office:value-type="float" office:value="0" calcext:value-type="float">
            <text:p>0</text:p>
          </table:table-cell>
          <table:table-cell table:formula="of:=[Project.D23]" office:value-type="float" office:value="0" calcext:value-type="float">
            <text:p>0</text:p>
          </table:table-cell>
          <table:table-cell table:formula="of:=[Project.E23]" office:value-type="float" office:value="0" calcext:value-type="float">
            <text:p>0</text:p>
          </table:table-cell>
          <table:table-cell table:formula="of:=[Project.F23]" office:value-type="float" office:value="0" calcext:value-type="float">
            <text:p>0</text:p>
          </table:table-cell>
          <table:table-cell table:formula="of:=[Project.G23]" office:value-type="float" office:value="0" calcext:value-type="float">
            <text:p>0</text:p>
          </table:table-cell>
          <table:table-cell table:formula="of:=[Project.H23]" office:value-type="float" office:value="0" calcext:value-type="float">
            <text:p>0</text:p>
          </table:table-cell>
          <table:table-cell table:formula="of:=[Project.I23]" office:value-type="float" office:value="0" calcext:value-type="float">
            <text:p>0</text:p>
          </table:table-cell>
          <table:table-cell table:formula="of:=[TDL_ROUTEUR.A23]" office:value-type="string" office:string-value="T022" calcext:value-type="string">
            <text:p>T022</text:p>
          </table:table-cell>
          <table:table-cell table:formula="of:=[TDL_ROUTEUR.B23]" office:value-type="string" office:string-value="MR_Routing_JRE_Indicator" calcext:value-type="string">
            <text:p>MR_Routing_JRE_Indicator</text:p>
          </table:table-cell>
          <table:table-cell table:formula="of:=[TDL_ROUTEUR.C23]" office:value-type="string" office:string-value="True" calcext:value-type="string">
            <text:p>True</text:p>
          </table:table-cell>
          <table:table-cell table:formula="of:=[TDL_ROUTEUR.D23]" office:value-type="string" office:string-value="boolean" calcext:value-type="string">
            <text:p>boolean</text:p>
          </table:table-cell>
          <table:table-cell table:formula="of:=[TDL_ROUTEUR.E23]" office:value-type="float" office:value="0" calcext:value-type="float">
            <text:p>0</text:p>
          </table:table-cell>
          <table:table-cell table:formula="of:=[TDL_ROUTEUR.F23]" office:value-type="float" office:value="0" calcext:value-type="float">
            <text:p>0</text:p>
          </table:table-cell>
          <table:table-cell table:formula="of:=[TDL_ROUTEUR.G23]" office:value-type="float" office:value="0" calcext:value-type="float">
            <text:p>0</text:p>
          </table:table-cell>
          <table:table-cell table:formula="of:=[TDL_ROUTEUR.H23]" office:value-type="float" office:value="0" calcext:value-type="float">
            <text:p>0</text:p>
          </table:table-cell>
          <table:table-cell table:formula="of:=[TDL_ROUTEUR.I23]" office:value-type="string" office:string-value="T222" calcext:value-type="string">
            <text:p>T222</text:p>
          </table:table-cell>
          <table:table-cell table:formula="of:=[TDL_ROUTEUR.J23]" office:value-type="string" office:string-value="VOICE_FREQUENCY_CHANNEL" calcext:value-type="string">
            <text:p>VOICE_FREQUENCY_CHANNEL</text:p>
          </table:table-cell>
          <table:table-cell table:formula="of:=[TDL_ROUTEUR.K23]" office:value-type="float" office:value="10" calcext:value-type="float">
            <text:p>10</text:p>
          </table:table-cell>
          <table:table-cell table:formula="of:=[TDL_ROUTEUR.L23]" office:value-type="float" office:value="0" calcext:value-type="float">
            <text:p>0</text:p>
          </table:table-cell>
          <table:table-cell table:formula="of:=[TDL_ROUTEUR.M23]" office:value-type="float" office:value="0" calcext:value-type="float">
            <text:p>0</text:p>
          </table:table-cell>
          <table:table-cell table:formula="of:=[TDL_ROUTEUR.N23]" office:value-type="float" office:value="0" calcext:value-type="float">
            <text:p>0</text:p>
          </table:table-cell>
          <table:table-cell table:formula="of:=[TDL_ROUTEUR.O23]" office:value-type="string" office:string-value="T422" calcext:value-type="string">
            <text:p>T422</text:p>
          </table:table-cell>
          <table:table-cell table:formula="of:=[TDL_ROUTEUR.P23]" office:value-type="string" office:string-value="SIMPLE_TERMINAL_TYPE" calcext:value-type="string">
            <text:p>SIMPLE_TERMINAL_TYPE</text:p>
          </table:table-cell>
          <table:table-cell table:formula="of:=[TDL_ROUTEUR.Q23]" office:value-type="float" office:value="10" calcext:value-type="float">
            <text:p>10</text:p>
          </table:table-cell>
          <table:table-cell table:formula="of:=[JREP.A23]" office:value-type="string" office:string-value="J022" calcext:value-type="string">
            <text:p>J022</text:p>
          </table:table-cell>
          <table:table-cell table:formula="of:=[JREP.B23]" office:value-type="string" office:string-value="jre_network_controller" calcext:value-type="string">
            <text:p>jre_network_controller</text:p>
          </table:table-cell>
          <table:table-cell table:formula="of:=[JREP.C23]" office:value-type="string" office:string-value="false" calcext:value-type="string">
            <text:p>false</text:p>
          </table:table-cell>
          <table:table-cell table:formula="of:=[JREP.D23]" office:value-type="float" office:value="0" calcext:value-type="float">
            <text:p>0</text:p>
          </table:table-cell>
          <table:table-cell table:formula="of:=[JREP.E23]" office:value-type="float" office:value="0" calcext:value-type="float">
            <text:p>0</text:p>
          </table:table-cell>
          <table:table-cell table:formula="of:=[JREP.F23]" office:value-type="float" office:value="0" calcext:value-type="float">
            <text:p>0</text:p>
          </table:table-cell>
          <table:table-cell table:formula="of:=[JREP.G23]" office:value-type="string" office:string-value="J222" calcext:value-type="string">
            <text:p>J222</text:p>
          </table:table-cell>
          <table:table-cell table:formula="of:=[JREP.H23]" office:value-type="string" office:string-value="TRACE_BUFFER_LOW_THRESHOLD" calcext:value-type="string">
            <text:p>TRACE_BUFFER_LOW_THRESHOLD</text:p>
          </table:table-cell>
          <table:table-cell table:formula="of:=[JREP.I23]" office:value-type="float" office:value="60" calcext:value-type="float">
            <text:p>60</text:p>
          </table:table-cell>
          <table:table-cell table:formula="of:=[JREP.J23]" office:value-type="float" office:value="0" calcext:value-type="float">
            <text:p>0</text:p>
          </table:table-cell>
        </table:table-row>
        <table:table-row table:style-name="ro1">
          <table:table-cell table:formula="of:=[Project.A24]" office:value-type="float" office:value="0" calcext:value-type="float">
            <text:p>0</text:p>
          </table:table-cell>
          <table:table-cell table:formula="of:=[Project.B24]" office:value-type="float" office:value="0" calcext:value-type="float">
            <text:p>0</text:p>
          </table:table-cell>
          <table:table-cell table:formula="of:=[Project.C24]" office:value-type="float" office:value="0" calcext:value-type="float">
            <text:p>0</text:p>
          </table:table-cell>
          <table:table-cell table:formula="of:=[Project.D24]" office:value-type="float" office:value="0" calcext:value-type="float">
            <text:p>0</text:p>
          </table:table-cell>
          <table:table-cell table:formula="of:=[Project.E24]" office:value-type="float" office:value="0" calcext:value-type="float">
            <text:p>0</text:p>
          </table:table-cell>
          <table:table-cell table:formula="of:=[Project.F24]" office:value-type="float" office:value="0" calcext:value-type="float">
            <text:p>0</text:p>
          </table:table-cell>
          <table:table-cell table:formula="of:=[Project.G24]" office:value-type="float" office:value="0" calcext:value-type="float">
            <text:p>0</text:p>
          </table:table-cell>
          <table:table-cell table:formula="of:=[Project.H24]" office:value-type="float" office:value="0" calcext:value-type="float">
            <text:p>0</text:p>
          </table:table-cell>
          <table:table-cell table:formula="of:=[Project.I24]" office:value-type="float" office:value="0" calcext:value-type="float">
            <text:p>0</text:p>
          </table:table-cell>
          <table:table-cell table:formula="of:=[TDL_ROUTEUR.A24]" office:value-type="string" office:string-value="T023" calcext:value-type="string">
            <text:p>T023</text:p>
          </table:table-cell>
          <table:table-cell table:formula="of:=[TDL_ROUTEUR.B24]" office:value-type="string" office:string-value="MR_Routing_MIDS_Indicator" calcext:value-type="string">
            <text:p>MR_Routing_MIDS_Indicator</text:p>
          </table:table-cell>
          <table:table-cell table:formula="of:=[TDL_ROUTEUR.C24]" office:value-type="string" office:string-value="True" calcext:value-type="string">
            <text:p>True</text:p>
          </table:table-cell>
          <table:table-cell table:formula="of:=[TDL_ROUTEUR.D24]" office:value-type="string" office:string-value="boolean" calcext:value-type="string">
            <text:p>boolean</text:p>
          </table:table-cell>
          <table:table-cell table:formula="of:=[TDL_ROUTEUR.E24]" office:value-type="float" office:value="0" calcext:value-type="float">
            <text:p>0</text:p>
          </table:table-cell>
          <table:table-cell table:formula="of:=[TDL_ROUTEUR.F24]" office:value-type="float" office:value="0" calcext:value-type="float">
            <text:p>0</text:p>
          </table:table-cell>
          <table:table-cell table:formula="of:=[TDL_ROUTEUR.G24]" office:value-type="float" office:value="0" calcext:value-type="float">
            <text:p>0</text:p>
          </table:table-cell>
          <table:table-cell table:formula="of:=[TDL_ROUTEUR.H24]" office:value-type="float" office:value="0" calcext:value-type="float">
            <text:p>0</text:p>
          </table:table-cell>
          <table:table-cell table:formula="of:=[TDL_ROUTEUR.I24]" office:value-type="string" office:string-value="T223" calcext:value-type="string">
            <text:p>T223</text:p>
          </table:table-cell>
          <table:table-cell table:formula="of:=[TDL_ROUTEUR.J24]" office:value-type="string" office:string-value="CONTROL_CHANNEL" calcext:value-type="string">
            <text:p>CONTROL_CHANNEL</text:p>
          </table:table-cell>
          <table:table-cell table:formula="of:=[TDL_ROUTEUR.K24]" office:value-type="float" office:value="53" calcext:value-type="float">
            <text:p>53</text:p>
          </table:table-cell>
          <table:table-cell table:formula="of:=[TDL_ROUTEUR.L24]" office:value-type="float" office:value="0" calcext:value-type="float">
            <text:p>0</text:p>
          </table:table-cell>
          <table:table-cell table:formula="of:=[TDL_ROUTEUR.M24]" office:value-type="float" office:value="0" calcext:value-type="float">
            <text:p>0</text:p>
          </table:table-cell>
          <table:table-cell table:formula="of:=[TDL_ROUTEUR.N24]" office:value-type="float" office:value="0" calcext:value-type="float">
            <text:p>0</text:p>
          </table:table-cell>
          <table:table-cell table:formula="of:=[TDL_ROUTEUR.O24]" office:value-type="string" office:string-value="T423" calcext:value-type="string">
            <text:p>T423</text:p>
          </table:table-cell>
          <table:table-cell table:formula="of:=[TDL_ROUTEUR.P24]" office:value-type="string" office:string-value="SIMPLE_TERMINAL_ROLE" calcext:value-type="string">
            <text:p>SIMPLE_TERMINAL_ROLE</text:p>
          </table:table-cell>
          <table:table-cell table:formula="of:=[TDL_ROUTEUR.Q24]" office:value-type="float" office:value="2" calcext:value-type="float">
            <text:p>2</text:p>
          </table:table-cell>
          <table:table-cell table:formula="of:=[JREP.A24]" office:value-type="string" office:string-value="J023" calcext:value-type="string">
            <text:p>J023</text:p>
          </table:table-cell>
          <table:table-cell table:formula="of:=[JREP.B24]" office:value-type="string" office:string-value="round_trip" calcext:value-type="string">
            <text:p>round_trip</text:p>
          </table:table-cell>
          <table:table-cell table:formula="of:=[JREP.C24]" office:value-type="string" office:string-value="true" calcext:value-type="string">
            <text:p>true</text:p>
          </table:table-cell>
          <table:table-cell table:formula="of:=[JREP.D24]" office:value-type="float" office:value="0" calcext:value-type="float">
            <text:p>0</text:p>
          </table:table-cell>
          <table:table-cell table:formula="of:=[JREP.E24]" office:value-type="float" office:value="0" calcext:value-type="float">
            <text:p>0</text:p>
          </table:table-cell>
          <table:table-cell table:formula="of:=[JREP.F24]" office:value-type="float" office:value="0" calcext:value-type="float">
            <text:p>0</text:p>
          </table:table-cell>
          <table:table-cell table:formula="of:=[JREP.G24]" office:value-type="string" office:string-value="J223" calcext:value-type="string">
            <text:p>J223</text:p>
          </table:table-cell>
          <table:table-cell table:formula="of:=[JREP.H24]" office:value-type="string" office:string-value="TRACE_BUFFER_HIGH_THRESHOLD" calcext:value-type="string">
            <text:p>TRACE_BUFFER_HIGH_THRESHOLD</text:p>
          </table:table-cell>
          <table:table-cell table:formula="of:=[JREP.I24]" office:value-type="float" office:value="80" calcext:value-type="float">
            <text:p>80</text:p>
          </table:table-cell>
          <table:table-cell table:formula="of:=[JREP.J24]" office:value-type="float" office:value="0" calcext:value-type="float">
            <text:p>0</text:p>
          </table:table-cell>
        </table:table-row>
        <table:table-row table:style-name="ro1">
          <table:table-cell table:formula="of:=[Project.A25]" office:value-type="float" office:value="0" calcext:value-type="float">
            <text:p>0</text:p>
          </table:table-cell>
          <table:table-cell table:formula="of:=[Project.B25]" office:value-type="float" office:value="0" calcext:value-type="float">
            <text:p>0</text:p>
          </table:table-cell>
          <table:table-cell table:formula="of:=[Project.C25]" office:value-type="float" office:value="0" calcext:value-type="float">
            <text:p>0</text:p>
          </table:table-cell>
          <table:table-cell table:formula="of:=[Project.D25]" office:value-type="float" office:value="0" calcext:value-type="float">
            <text:p>0</text:p>
          </table:table-cell>
          <table:table-cell table:formula="of:=[Project.E25]" office:value-type="float" office:value="0" calcext:value-type="float">
            <text:p>0</text:p>
          </table:table-cell>
          <table:table-cell table:formula="of:=[Project.F25]" office:value-type="float" office:value="0" calcext:value-type="float">
            <text:p>0</text:p>
          </table:table-cell>
          <table:table-cell table:formula="of:=[Project.G25]" office:value-type="float" office:value="0" calcext:value-type="float">
            <text:p>0</text:p>
          </table:table-cell>
          <table:table-cell table:formula="of:=[Project.H25]" office:value-type="float" office:value="0" calcext:value-type="float">
            <text:p>0</text:p>
          </table:table-cell>
          <table:table-cell table:formula="of:=[Project.I25]" office:value-type="float" office:value="0" calcext:value-type="float">
            <text:p>0</text:p>
          </table:table-cell>
          <table:table-cell table:formula="of:=[TDL_ROUTEUR.A25]" office:value-type="string" office:string-value="T024" calcext:value-type="string">
            <text:p>T024</text:p>
          </table:table-cell>
          <table:table-cell table:formula="of:=[TDL_ROUTEUR.B25]" office:value-type="string" office:string-value="MR_Routing_SIMPLE_Indicator" calcext:value-type="string">
            <text:p>MR_Routing_SIMPLE_Indicator</text:p>
          </table:table-cell>
          <table:table-cell table:formula="of:=[TDL_ROUTEUR.C25]" office:value-type="string" office:string-value="True" calcext:value-type="string">
            <text:p>True</text:p>
          </table:table-cell>
          <table:table-cell table:formula="of:=[TDL_ROUTEUR.D25]" office:value-type="string" office:string-value="boolean" calcext:value-type="string">
            <text:p>boolean</text:p>
          </table:table-cell>
          <table:table-cell table:formula="of:=[TDL_ROUTEUR.E25]" office:value-type="float" office:value="0" calcext:value-type="float">
            <text:p>0</text:p>
          </table:table-cell>
          <table:table-cell table:formula="of:=[TDL_ROUTEUR.F25]" office:value-type="float" office:value="0" calcext:value-type="float">
            <text:p>0</text:p>
          </table:table-cell>
          <table:table-cell table:formula="of:=[TDL_ROUTEUR.G25]" office:value-type="float" office:value="0" calcext:value-type="float">
            <text:p>0</text:p>
          </table:table-cell>
          <table:table-cell table:formula="of:=[TDL_ROUTEUR.H25]" office:value-type="float" office:value="0" calcext:value-type="float">
            <text:p>0</text:p>
          </table:table-cell>
          <table:table-cell table:formula="of:=[TDL_ROUTEUR.I25]" office:value-type="string" office:string-value="T224" calcext:value-type="string">
            <text:p>T224</text:p>
          </table:table-cell>
          <table:table-cell table:formula="of:=[TDL_ROUTEUR.J25]" office:value-type="string" office:string-value="ACTIVE_RELAY_INDICATOR_VOICE_CHANNEL" calcext:value-type="string">
            <text:p>ACTIVE_RELAY_INDICATOR_VOICE_CHANNEL</text:p>
          </table:table-cell>
          <table:table-cell table:formula="of:=[TDL_ROUTEUR.K25]" office:value-type="float" office:value="0" calcext:value-type="float">
            <text:p>0</text:p>
          </table:table-cell>
          <table:table-cell table:formula="of:=[TDL_ROUTEUR.L25]" office:value-type="float" office:value="0" calcext:value-type="float">
            <text:p>0</text:p>
          </table:table-cell>
          <table:table-cell table:formula="of:=[TDL_ROUTEUR.M25]" office:value-type="float" office:value="0" calcext:value-type="float">
            <text:p>0</text:p>
          </table:table-cell>
          <table:table-cell table:formula="of:=[TDL_ROUTEUR.N25]" office:value-type="float" office:value="0" calcext:value-type="float">
            <text:p>0</text:p>
          </table:table-cell>
          <table:table-cell table:formula="of:=[TDL_ROUTEUR.O25]" office:value-type="string" office:string-value="T424" calcext:value-type="string">
            <text:p>T424</text:p>
          </table:table-cell>
          <table:table-cell table:formula="of:=[TDL_ROUTEUR.P25]" office:value-type="string" office:string-value="SIMPLE_TERMINAL_STN" calcext:value-type="string">
            <text:p>SIMPLE_TERMINAL_STN</text:p>
          </table:table-cell>
          <table:table-cell table:formula="of:=[TDL_ROUTEUR.Q25]" office:value-type="float" office:value="170" calcext:value-type="float">
            <text:p>170</text:p>
          </table:table-cell>
          <table:table-cell table:formula="of:=[JREP.A25]" office:value-type="string" office:string-value="J024" calcext:value-type="string">
            <text:p>J024</text:p>
          </table:table-cell>
          <table:table-cell table:formula="of:=[JREP.B25]" office:value-type="string" office:string-value="fixed_delay" calcext:value-type="string">
            <text:p>fixed_delay</text:p>
          </table:table-cell>
          <table:table-cell table:formula="of:=[JREP.C25]" office:value-type="string" office:string-value="false" calcext:value-type="string">
            <text:p>false</text:p>
          </table:table-cell>
          <table:table-cell table:formula="of:=[JREP.D25]" office:value-type="float" office:value="0" calcext:value-type="float">
            <text:p>0</text:p>
          </table:table-cell>
          <table:table-cell table:formula="of:=[JREP.E25]" office:value-type="float" office:value="0" calcext:value-type="float">
            <text:p>0</text:p>
          </table:table-cell>
          <table:table-cell table:formula="of:=[JREP.F25]" office:value-type="float" office:value="0" calcext:value-type="float">
            <text:p>0</text:p>
          </table:table-cell>
          <table:table-cell table:formula="of:=[JREP.G25]" office:value-type="string" office:string-value="J224" calcext:value-type="string">
            <text:p>J224</text:p>
          </table:table-cell>
          <table:table-cell table:formula="of:=[JREP.H25]" office:value-type="string" office:string-value="MSG_MGR_BUFFER_SIZE" calcext:value-type="string">
            <text:p>MSG_MGR_BUFFER_SIZE</text:p>
          </table:table-cell>
          <table:table-cell table:formula="of:=[JREP.I25]" office:value-type="float" office:value="256" calcext:value-type="float">
            <text:p>256</text:p>
          </table:table-cell>
          <table:table-cell table:formula="of:=[JREP.J25]" office:value-type="float" office:value="0" calcext:value-type="float">
            <text:p>0</text:p>
          </table:table-cell>
        </table:table-row>
        <table:table-row table:style-name="ro1">
          <table:table-cell table:formula="of:=[Project.A26]" office:value-type="float" office:value="0" calcext:value-type="float">
            <text:p>0</text:p>
          </table:table-cell>
          <table:table-cell table:formula="of:=[Project.B26]" office:value-type="float" office:value="0" calcext:value-type="float">
            <text:p>0</text:p>
          </table:table-cell>
          <table:table-cell table:formula="of:=[Project.C26]" office:value-type="float" office:value="0" calcext:value-type="float">
            <text:p>0</text:p>
          </table:table-cell>
          <table:table-cell table:formula="of:=[Project.D26]" office:value-type="float" office:value="0" calcext:value-type="float">
            <text:p>0</text:p>
          </table:table-cell>
          <table:table-cell table:formula="of:=[Project.E26]" office:value-type="float" office:value="0" calcext:value-type="float">
            <text:p>0</text:p>
          </table:table-cell>
          <table:table-cell table:formula="of:=[Project.F26]" office:value-type="float" office:value="0" calcext:value-type="float">
            <text:p>0</text:p>
          </table:table-cell>
          <table:table-cell table:formula="of:=[Project.G26]" office:value-type="float" office:value="0" calcext:value-type="float">
            <text:p>0</text:p>
          </table:table-cell>
          <table:table-cell table:formula="of:=[Project.H26]" office:value-type="float" office:value="0" calcext:value-type="float">
            <text:p>0</text:p>
          </table:table-cell>
          <table:table-cell table:formula="of:=[Project.I26]" office:value-type="float" office:value="0" calcext:value-type="float">
            <text:p>0</text:p>
          </table:table-cell>
          <table:table-cell table:formula="of:=[TDL_ROUTEUR.A26]" office:value-type="string" office:string-value="T025" calcext:value-type="string">
            <text:p>T025</text:p>
          </table:table-cell>
          <table:table-cell table:formula="of:=[TDL_ROUTEUR.B26]" office:value-type="string" office:string-value="Context_File" calcext:value-type="string">
            <text:p>Context_File</text:p>
          </table:table-cell>
          <table:table-cell table:formula="of:=[TDL_ROUTEUR.C26]" office:value-type="string" office:string-value="./DLIP_CONTEXT.xml" calcext:value-type="string">
            <text:p>./DLIP_CONTEXT.xml</text:p>
          </table:table-cell>
          <table:table-cell table:formula="of:=[TDL_ROUTEUR.D26]" office:value-type="string" office:string-value="file" calcext:value-type="string">
            <text:p>file</text:p>
          </table:table-cell>
          <table:table-cell table:formula="of:=[TDL_ROUTEUR.E26]" office:value-type="float" office:value="0" calcext:value-type="float">
            <text:p>0</text:p>
          </table:table-cell>
          <table:table-cell table:formula="of:=[TDL_ROUTEUR.F26]" office:value-type="float" office:value="0" calcext:value-type="float">
            <text:p>0</text:p>
          </table:table-cell>
          <table:table-cell table:formula="of:=[TDL_ROUTEUR.G26]" office:value-type="float" office:value="0" calcext:value-type="float">
            <text:p>0</text:p>
          </table:table-cell>
          <table:table-cell table:formula="of:=[TDL_ROUTEUR.H26]" office:value-type="float" office:value="0" calcext:value-type="float">
            <text:p>0</text:p>
          </table:table-cell>
          <table:table-cell table:formula="of:=[TDL_ROUTEUR.I26]" office:value-type="string" office:string-value="T225" calcext:value-type="string">
            <text:p>T225</text:p>
          </table:table-cell>
          <table:table-cell table:formula="of:=[TDL_ROUTEUR.J26]" office:value-type="string" office:string-value="ACTIVE_RELAY_INDICATOR_CONTROL_CHANNEL" calcext:value-type="string">
            <text:p>ACTIVE_RELAY_INDICATOR_CONTROL_CHANNEL</text:p>
          </table:table-cell>
          <table:table-cell table:formula="of:=[TDL_ROUTEUR.K26]" office:value-type="float" office:value="0" calcext:value-type="float">
            <text:p>0</text:p>
          </table:table-cell>
          <table:table-cell table:formula="of:=[TDL_ROUTEUR.L26]" office:value-type="float" office:value="0" calcext:value-type="float">
            <text:p>0</text:p>
          </table:table-cell>
          <table:table-cell table:formula="of:=[TDL_ROUTEUR.M26]" office:value-type="float" office:value="0" calcext:value-type="float">
            <text:p>0</text:p>
          </table:table-cell>
          <table:table-cell table:formula="of:=[TDL_ROUTEUR.N26]" office:value-type="float" office:value="0" calcext:value-type="float">
            <text:p>0</text:p>
          </table:table-cell>
          <table:table-cell table:formula="of:=[TDL_ROUTEUR.O26]" office:value-type="string" office:string-value="T425" calcext:value-type="string">
            <text:p>T425</text:p>
          </table:table-cell>
          <table:table-cell table:formula="of:=[TDL_ROUTEUR.P26]" office:value-type="string" office:string-value="SIMPLE_PACKET_TYPE_1_ALLOWED" calcext:value-type="string">
            <text:p>SIMPLE_PACKET_TYPE_1_ALLOWED</text:p>
          </table:table-cell>
          <table:table-cell table:formula="of:=[TDL_ROUTEUR.Q26]" office:value-type="string" office:string-value="YES" calcext:value-type="string">
            <text:p>YES</text:p>
          </table:table-cell>
          <table:table-cell table:formula="of:=[JREP.A26]" office:value-type="string" office:string-value="J025" calcext:value-type="string">
            <text:p>J025</text:p>
          </table:table-cell>
          <table:table-cell table:formula="of:=[JREP.B26]" office:value-type="string" office:string-value="event_strobe" calcext:value-type="string">
            <text:p>event_strobe</text:p>
          </table:table-cell>
          <table:table-cell table:formula="of:=[JREP.C26]" office:value-type="string" office:string-value="false" calcext:value-type="string">
            <text:p>false</text:p>
          </table:table-cell>
          <table:table-cell table:formula="of:=[JREP.D26]" office:value-type="float" office:value="0" calcext:value-type="float">
            <text:p>0</text:p>
          </table:table-cell>
          <table:table-cell table:formula="of:=[JREP.E26]" office:value-type="float" office:value="0" calcext:value-type="float">
            <text:p>0</text:p>
          </table:table-cell>
          <table:table-cell table:formula="of:=[JREP.F26]" office:value-type="float" office:value="0" calcext:value-type="float">
            <text:p>0</text:p>
          </table:table-cell>
          <table:table-cell table:formula="of:=[JREP.G26]" office:value-type="string" office:string-value="J225" calcext:value-type="string">
            <text:p>J225</text:p>
          </table:table-cell>
          <table:table-cell table:formula="of:=[JREP.H26]" office:value-type="string" office:string-value="MSG_MGR_BUFFER_LOW_THRESHOLD" calcext:value-type="string">
            <text:p>MSG_MGR_BUFFER_LOW_THRESHOLD</text:p>
          </table:table-cell>
          <table:table-cell table:formula="of:=[JREP.I26]" office:value-type="float" office:value="192" calcext:value-type="float">
            <text:p>192</text:p>
          </table:table-cell>
          <table:table-cell table:formula="of:=[JREP.J26]" office:value-type="float" office:value="0" calcext:value-type="float">
            <text:p>0</text:p>
          </table:table-cell>
        </table:table-row>
        <table:table-row table:style-name="ro1">
          <table:table-cell table:formula="of:=[Project.A27]" office:value-type="float" office:value="0" calcext:value-type="float">
            <text:p>0</text:p>
          </table:table-cell>
          <table:table-cell table:formula="of:=[Project.B27]" office:value-type="float" office:value="0" calcext:value-type="float">
            <text:p>0</text:p>
          </table:table-cell>
          <table:table-cell table:formula="of:=[Project.C27]" office:value-type="float" office:value="0" calcext:value-type="float">
            <text:p>0</text:p>
          </table:table-cell>
          <table:table-cell table:formula="of:=[Project.D27]" office:value-type="float" office:value="0" calcext:value-type="float">
            <text:p>0</text:p>
          </table:table-cell>
          <table:table-cell table:formula="of:=[Project.E27]" office:value-type="float" office:value="0" calcext:value-type="float">
            <text:p>0</text:p>
          </table:table-cell>
          <table:table-cell table:formula="of:=[Project.F27]" office:value-type="float" office:value="0" calcext:value-type="float">
            <text:p>0</text:p>
          </table:table-cell>
          <table:table-cell table:formula="of:=[Project.G27]" office:value-type="float" office:value="0" calcext:value-type="float">
            <text:p>0</text:p>
          </table:table-cell>
          <table:table-cell table:formula="of:=[Project.H27]" office:value-type="float" office:value="0" calcext:value-type="float">
            <text:p>0</text:p>
          </table:table-cell>
          <table:table-cell table:formula="of:=[Project.I27]" office:value-type="float" office:value="0" calcext:value-type="float">
            <text:p>0</text:p>
          </table:table-cell>
          <table:table-cell table:formula="of:=[TDL_ROUTEUR.A27]" office:value-type="string" office:string-value="T026" calcext:value-type="string">
            <text:p>T026</text:p>
          </table:table-cell>
          <table:table-cell table:formula="of:=[TDL_ROUTEUR.B27]" office:value-type="string" office:string-value="DLP_default_STN" calcext:value-type="string">
            <text:p>DLP_default_STN</text:p>
          </table:table-cell>
          <table:table-cell table:formula="of:=[TDL_ROUTEUR.C27]" office:value-type="float" office:value="112" calcext:value-type="float">
            <text:p>112</text:p>
          </table:table-cell>
          <table:table-cell table:formula="of:=[TDL_ROUTEUR.D27]" office:value-type="string" office:string-value="décimal" calcext:value-type="string">
            <text:p>décimal</text:p>
          </table:table-cell>
          <table:table-cell table:formula="of:=[TDL_ROUTEUR.E27]" office:value-type="float" office:value="0" calcext:value-type="float">
            <text:p>0</text:p>
          </table:table-cell>
          <table:table-cell table:formula="of:=[TDL_ROUTEUR.F27]" office:value-type="float" office:value="0" calcext:value-type="float">
            <text:p>0</text:p>
          </table:table-cell>
          <table:table-cell table:formula="of:=[TDL_ROUTEUR.G27]" office:value-type="float" office:value="0" calcext:value-type="float">
            <text:p>0</text:p>
          </table:table-cell>
          <table:table-cell table:formula="of:=[TDL_ROUTEUR.H27]" office:value-type="float" office:value="0" calcext:value-type="float">
            <text:p>0</text:p>
          </table:table-cell>
          <table:table-cell table:formula="of:=[TDL_ROUTEUR.I27]" office:value-type="float" office:value="0" calcext:value-type="float">
            <text:p>0</text:p>
          </table:table-cell>
          <table:table-cell table:formula="of:=[TDL_ROUTEUR.J27]" office:value-type="float" office:value="0" calcext:value-type="float">
            <text:p>0</text:p>
          </table:table-cell>
          <table:table-cell table:formula="of:=[TDL_ROUTEUR.K27]" office:value-type="float" office:value="0" calcext:value-type="float">
            <text:p>0</text:p>
          </table:table-cell>
          <table:table-cell table:formula="of:=[TDL_ROUTEUR.L27]" office:value-type="float" office:value="0" calcext:value-type="float">
            <text:p>0</text:p>
          </table:table-cell>
          <table:table-cell table:formula="of:=[TDL_ROUTEUR.M27]" office:value-type="float" office:value="0" calcext:value-type="float">
            <text:p>0</text:p>
          </table:table-cell>
          <table:table-cell table:formula="of:=[TDL_ROUTEUR.N27]" office:value-type="float" office:value="0" calcext:value-type="float">
            <text:p>0</text:p>
          </table:table-cell>
          <table:table-cell table:formula="of:=[TDL_ROUTEUR.O27]" office:value-type="string" office:string-value="T426" calcext:value-type="string">
            <text:p>T426</text:p>
          </table:table-cell>
          <table:table-cell table:formula="of:=[TDL_ROUTEUR.P27]" office:value-type="string" office:string-value="SIMPLE_PACKET_TYPE_5_ALLOWED" calcext:value-type="string">
            <text:p>SIMPLE_PACKET_TYPE_5_ALLOWED</text:p>
          </table:table-cell>
          <table:table-cell table:formula="of:=[TDL_ROUTEUR.Q27]" office:value-type="string" office:string-value="NO" calcext:value-type="string">
            <text:p>NO</text:p>
          </table:table-cell>
          <table:table-cell table:formula="of:=[JREP.A27]" office:value-type="string" office:string-value="J026" calcext:value-type="string">
            <text:p>J026</text:p>
          </table:table-cell>
          <table:table-cell table:formula="of:=[JREP.B27]" office:value-type="string" office:string-value="coordinated_universal_time" calcext:value-type="string">
            <text:p>coordinated_universal_time</text:p>
          </table:table-cell>
          <table:table-cell table:formula="of:=[JREP.C27]" office:value-type="string" office:string-value="true" calcext:value-type="string">
            <text:p>true</text:p>
          </table:table-cell>
          <table:table-cell table:formula="of:=[JREP.D27]" office:value-type="float" office:value="0" calcext:value-type="float">
            <text:p>0</text:p>
          </table:table-cell>
          <table:table-cell table:formula="of:=[JREP.E27]" office:value-type="float" office:value="0" calcext:value-type="float">
            <text:p>0</text:p>
          </table:table-cell>
          <table:table-cell table:formula="of:=[JREP.F27]" office:value-type="float" office:value="0" calcext:value-type="float">
            <text:p>0</text:p>
          </table:table-cell>
          <table:table-cell table:formula="of:=[JREP.G27]" office:value-type="string" office:string-value="J226" calcext:value-type="string">
            <text:p>J226</text:p>
          </table:table-cell>
          <table:table-cell table:formula="of:=[JREP.H27]" office:value-type="string" office:string-value="MSG_MGR_BUFFER_HIGH_THRESHOLD" calcext:value-type="string">
            <text:p>MSG_MGR_BUFFER_HIGH_THRESHOLD</text:p>
          </table:table-cell>
          <table:table-cell table:formula="of:=[JREP.I27]" office:value-type="float" office:value="232" calcext:value-type="float">
            <text:p>232</text:p>
          </table:table-cell>
          <table:table-cell table:formula="of:=[JREP.J27]" office:value-type="float" office:value="0" calcext:value-type="float">
            <text:p>0</text:p>
          </table:table-cell>
        </table:table-row>
        <table:table-row table:style-name="ro1">
          <table:table-cell table:formula="of:=[Project.A28]" office:value-type="float" office:value="0" calcext:value-type="float">
            <text:p>0</text:p>
          </table:table-cell>
          <table:table-cell table:formula="of:=[Project.B28]" office:value-type="float" office:value="0" calcext:value-type="float">
            <text:p>0</text:p>
          </table:table-cell>
          <table:table-cell table:formula="of:=[Project.C28]" office:value-type="float" office:value="0" calcext:value-type="float">
            <text:p>0</text:p>
          </table:table-cell>
          <table:table-cell table:formula="of:=[Project.D28]" office:value-type="float" office:value="0" calcext:value-type="float">
            <text:p>0</text:p>
          </table:table-cell>
          <table:table-cell table:formula="of:=[Project.E28]" office:value-type="float" office:value="0" calcext:value-type="float">
            <text:p>0</text:p>
          </table:table-cell>
          <table:table-cell table:formula="of:=[Project.F28]" office:value-type="float" office:value="0" calcext:value-type="float">
            <text:p>0</text:p>
          </table:table-cell>
          <table:table-cell table:formula="of:=[Project.G28]" office:value-type="float" office:value="0" calcext:value-type="float">
            <text:p>0</text:p>
          </table:table-cell>
          <table:table-cell table:formula="of:=[Project.H28]" office:value-type="float" office:value="0" calcext:value-type="float">
            <text:p>0</text:p>
          </table:table-cell>
          <table:table-cell table:formula="of:=[Project.I28]" office:value-type="float" office:value="0" calcext:value-type="float">
            <text:p>0</text:p>
          </table:table-cell>
          <table:table-cell table:formula="of:=[TDL_ROUTEUR.A28]" office:value-type="string" office:string-value="T027" calcext:value-type="string">
            <text:p>T027</text:p>
          </table:table-cell>
          <table:table-cell table:formula="of:=[TDL_ROUTEUR.B28]" office:value-type="string" office:string-value="Management_Configuration" calcext:value-type="string">
            <text:p>Management_Configuration</text:p>
          </table:table-cell>
          <table:table-cell table:formula="of:=[TDL_ROUTEUR.C28]" office:value-type="string" office:string-value="Standalone" calcext:value-type="string">
            <text:p>Standalone</text:p>
          </table:table-cell>
          <table:table-cell table:formula="of:=[TDL_ROUTEUR.D28]" office:value-type="string" office:string-value="text" calcext:value-type="string">
            <text:p>text</text:p>
          </table:table-cell>
          <table:table-cell table:formula="of:=[TDL_ROUTEUR.E28]" office:value-type="float" office:value="0" calcext:value-type="float">
            <text:p>0</text:p>
          </table:table-cell>
          <table:table-cell table:formula="of:=[TDL_ROUTEUR.F28]" office:value-type="float" office:value="0" calcext:value-type="float">
            <text:p>0</text:p>
          </table:table-cell>
          <table:table-cell table:formula="of:=[TDL_ROUTEUR.G28]" office:value-type="float" office:value="0" calcext:value-type="float">
            <text:p>0</text:p>
          </table:table-cell>
          <table:table-cell table:formula="of:=[TDL_ROUTEUR.H28]" office:value-type="float" office:value="0" calcext:value-type="float">
            <text:p>0</text:p>
          </table:table-cell>
          <table:table-cell table:formula="of:=[TDL_ROUTEUR.I28]" office:value-type="float" office:value="0" calcext:value-type="float">
            <text:p>0</text:p>
          </table:table-cell>
          <table:table-cell table:formula="of:=[TDL_ROUTEUR.J28]" office:value-type="float" office:value="0" calcext:value-type="float">
            <text:p>0</text:p>
          </table:table-cell>
          <table:table-cell table:formula="of:=[TDL_ROUTEUR.K28]" office:value-type="float" office:value="0" calcext:value-type="float">
            <text:p>0</text:p>
          </table:table-cell>
          <table:table-cell table:formula="of:=[TDL_ROUTEUR.L28]" office:value-type="float" office:value="0" calcext:value-type="float">
            <text:p>0</text:p>
          </table:table-cell>
          <table:table-cell table:formula="of:=[TDL_ROUTEUR.M28]" office:value-type="float" office:value="0" calcext:value-type="float">
            <text:p>0</text:p>
          </table:table-cell>
          <table:table-cell table:formula="of:=[TDL_ROUTEUR.N28]" office:value-type="float" office:value="0" calcext:value-type="float">
            <text:p>0</text:p>
          </table:table-cell>
          <table:table-cell table:formula="of:=[TDL_ROUTEUR.O28]" office:value-type="string" office:string-value="T427" calcext:value-type="string">
            <text:p>T427</text:p>
          </table:table-cell>
          <table:table-cell table:formula="of:=[TDL_ROUTEUR.P28]" office:value-type="string" office:string-value="SIMPLE_PACKET_TYPE_8_ALLOWED" calcext:value-type="string">
            <text:p>SIMPLE_PACKET_TYPE_8_ALLOWED</text:p>
          </table:table-cell>
          <table:table-cell table:formula="of:=[TDL_ROUTEUR.Q28]" office:value-type="string" office:string-value="NO" calcext:value-type="string">
            <text:p>NO</text:p>
          </table:table-cell>
          <table:table-cell table:formula="of:=[JREP.A28]" office:value-type="string" office:string-value="J027" calcext:value-type="string">
            <text:p>J027</text:p>
          </table:table-cell>
          <table:table-cell table:formula="of:=[JREP.B28]" office:value-type="string" office:string-value="ju_ppliactivity_timeout" calcext:value-type="string">
            <text:p>ju_ppliactivity_timeout</text:p>
          </table:table-cell>
          <table:table-cell table:formula="of:=[JREP.C28]" office:value-type="float" office:value="60" calcext:value-type="float">
            <text:p>60</text:p>
          </table:table-cell>
          <table:table-cell table:formula="of:=[JREP.D28]" office:value-type="float" office:value="0" calcext:value-type="float">
            <text:p>0</text:p>
          </table:table-cell>
          <table:table-cell table:formula="of:=[JREP.E28]" office:value-type="float" office:value="0" calcext:value-type="float">
            <text:p>0</text:p>
          </table:table-cell>
          <table:table-cell table:formula="of:=[JREP.F28]" office:value-type="float" office:value="0" calcext:value-type="float">
            <text:p>0</text:p>
          </table:table-cell>
          <table:table-cell table:formula="of:=[JREP.G28]" office:value-type="string" office:string-value="J227" calcext:value-type="string">
            <text:p>J227</text:p>
          </table:table-cell>
          <table:table-cell table:formula="of:=[JREP.H28]" office:value-type="string" office:string-value="LINK_BUFFER_SIZE" calcext:value-type="string">
            <text:p>LINK_BUFFER_SIZE</text:p>
          </table:table-cell>
          <table:table-cell table:formula="of:=[JREP.I28]" office:value-type="float" office:value="10" calcext:value-type="float">
            <text:p>10</text:p>
          </table:table-cell>
          <table:table-cell table:formula="of:=[JREP.J28]" office:value-type="float" office:value="0" calcext:value-type="float">
            <text:p>0</text:p>
          </table:table-cell>
        </table:table-row>
        <table:table-row table:style-name="ro1">
          <table:table-cell table:formula="of:=[Project.A29]" office:value-type="float" office:value="0" calcext:value-type="float">
            <text:p>0</text:p>
          </table:table-cell>
          <table:table-cell table:formula="of:=[Project.B29]" office:value-type="float" office:value="0" calcext:value-type="float">
            <text:p>0</text:p>
          </table:table-cell>
          <table:table-cell table:formula="of:=[Project.C29]" office:value-type="float" office:value="0" calcext:value-type="float">
            <text:p>0</text:p>
          </table:table-cell>
          <table:table-cell table:formula="of:=[Project.D29]" office:value-type="float" office:value="0" calcext:value-type="float">
            <text:p>0</text:p>
          </table:table-cell>
          <table:table-cell table:formula="of:=[Project.E29]" office:value-type="float" office:value="0" calcext:value-type="float">
            <text:p>0</text:p>
          </table:table-cell>
          <table:table-cell table:formula="of:=[Project.F29]" office:value-type="float" office:value="0" calcext:value-type="float">
            <text:p>0</text:p>
          </table:table-cell>
          <table:table-cell table:formula="of:=[Project.G29]" office:value-type="float" office:value="0" calcext:value-type="float">
            <text:p>0</text:p>
          </table:table-cell>
          <table:table-cell table:formula="of:=[Project.H29]" office:value-type="float" office:value="0" calcext:value-type="float">
            <text:p>0</text:p>
          </table:table-cell>
          <table:table-cell table:formula="of:=[Project.I29]" office:value-type="float" office:value="0" calcext:value-type="float">
            <text:p>0</text:p>
          </table:table-cell>
          <table:table-cell table:formula="of:=[TDL_ROUTEUR.A29]" office:value-type="string" office:string-value="T028" calcext:value-type="string">
            <text:p>T028</text:p>
          </table:table-cell>
          <table:table-cell table:formula="of:=[TDL_ROUTEUR.B29]" office:value-type="string" office:string-value="Routing_Config" calcext:value-type="string">
            <text:p>Routing_Config</text:p>
          </table:table-cell>
          <table:table-cell table:formula="of:=[TDL_ROUTEUR.C29]" office:value-type="string" office:string-value="normal" calcext:value-type="string">
            <text:p>normal</text:p>
          </table:table-cell>
          <table:table-cell table:formula="of:=[TDL_ROUTEUR.D29]" office:value-type="string" office:string-value="text" calcext:value-type="string">
            <text:p>text</text:p>
          </table:table-cell>
          <table:table-cell table:formula="of:=[TDL_ROUTEUR.E29]" office:value-type="float" office:value="0" calcext:value-type="float">
            <text:p>0</text:p>
          </table:table-cell>
          <table:table-cell table:formula="of:=[TDL_ROUTEUR.F29]" office:value-type="float" office:value="0" calcext:value-type="float">
            <text:p>0</text:p>
          </table:table-cell>
          <table:table-cell table:formula="of:=[TDL_ROUTEUR.G29]" office:value-type="float" office:value="0" calcext:value-type="float">
            <text:p>0</text:p>
          </table:table-cell>
          <table:table-cell table:formula="of:=[TDL_ROUTEUR.H29]" office:value-type="float" office:value="0" calcext:value-type="float">
            <text:p>0</text:p>
          </table:table-cell>
          <table:table-cell table:formula="of:=[TDL_ROUTEUR.I29]" office:value-type="float" office:value="0" calcext:value-type="float">
            <text:p>0</text:p>
          </table:table-cell>
          <table:table-cell table:formula="of:=[TDL_ROUTEUR.J29]" office:value-type="float" office:value="0" calcext:value-type="float">
            <text:p>0</text:p>
          </table:table-cell>
          <table:table-cell table:formula="of:=[TDL_ROUTEUR.K29]" office:value-type="float" office:value="0" calcext:value-type="float">
            <text:p>0</text:p>
          </table:table-cell>
          <table:table-cell table:formula="of:=[TDL_ROUTEUR.L29]" office:value-type="float" office:value="0" calcext:value-type="float">
            <text:p>0</text:p>
          </table:table-cell>
          <table:table-cell table:formula="of:=[TDL_ROUTEUR.M29]" office:value-type="float" office:value="0" calcext:value-type="float">
            <text:p>0</text:p>
          </table:table-cell>
          <table:table-cell table:formula="of:=[TDL_ROUTEUR.N29]" office:value-type="float" office:value="0" calcext:value-type="float">
            <text:p>0</text:p>
          </table:table-cell>
          <table:table-cell table:formula="of:=[TDL_ROUTEUR.O29]" office:value-type="string" office:string-value="T428" calcext:value-type="string">
            <text:p>T428</text:p>
          </table:table-cell>
          <table:table-cell table:formula="of:=[TDL_ROUTEUR.P29]" office:value-type="string" office:string-value="SIMPLE_PACKET_TYPE_10_ALLOWED" calcext:value-type="string">
            <text:p>SIMPLE_PACKET_TYPE_10_ALLOWED</text:p>
          </table:table-cell>
          <table:table-cell table:formula="of:=[TDL_ROUTEUR.Q29]" office:value-type="string" office:string-value="NO" calcext:value-type="string">
            <text:p>NO</text:p>
          </table:table-cell>
          <table:table-cell table:formula="of:=[JREP.A29]" office:value-type="string" office:string-value="J028" calcext:value-type="string">
            <text:p>J028</text:p>
          </table:table-cell>
          <table:table-cell table:formula="of:=[JREP.B29]" office:value-type="string" office:string-value="localindicators_timeout" calcext:value-type="string">
            <text:p>localindicators_timeout</text:p>
          </table:table-cell>
          <table:table-cell table:formula="of:=[JREP.C29]" office:value-type="float" office:value="6" calcext:value-type="float">
            <text:p>6</text:p>
          </table:table-cell>
          <table:table-cell table:formula="of:=[JREP.D29]" office:value-type="float" office:value="0" calcext:value-type="float">
            <text:p>0</text:p>
          </table:table-cell>
          <table:table-cell table:formula="of:=[JREP.E29]" office:value-type="float" office:value="0" calcext:value-type="float">
            <text:p>0</text:p>
          </table:table-cell>
          <table:table-cell table:formula="of:=[JREP.F29]" office:value-type="float" office:value="0" calcext:value-type="float">
            <text:p>0</text:p>
          </table:table-cell>
          <table:table-cell table:formula="of:=[JREP.G29]" office:value-type="string" office:string-value="J228" calcext:value-type="string">
            <text:p>J228</text:p>
          </table:table-cell>
          <table:table-cell table:formula="of:=[JREP.H29]" office:value-type="string" office:string-value="LINK_BUFFER_LOW_THRESHOLD" calcext:value-type="string">
            <text:p>LINK_BUFFER_LOW_THRESHOLD</text:p>
          </table:table-cell>
          <table:table-cell table:formula="of:=[JREP.I29]" office:value-type="float" office:value="6" calcext:value-type="float">
            <text:p>6</text:p>
          </table:table-cell>
          <table:table-cell table:formula="of:=[JREP.J29]" office:value-type="float" office:value="0" calcext:value-type="float">
            <text:p>0</text:p>
          </table:table-cell>
        </table:table-row>
        <table:table-row table:style-name="ro1">
          <table:table-cell table:formula="of:=[Project.A30]" office:value-type="float" office:value="0" calcext:value-type="float">
            <text:p>0</text:p>
          </table:table-cell>
          <table:table-cell table:formula="of:=[Project.B30]" office:value-type="float" office:value="0" calcext:value-type="float">
            <text:p>0</text:p>
          </table:table-cell>
          <table:table-cell table:formula="of:=[Project.C30]" office:value-type="float" office:value="0" calcext:value-type="float">
            <text:p>0</text:p>
          </table:table-cell>
          <table:table-cell table:formula="of:=[Project.D30]" office:value-type="float" office:value="0" calcext:value-type="float">
            <text:p>0</text:p>
          </table:table-cell>
          <table:table-cell table:formula="of:=[Project.E30]" office:value-type="float" office:value="0" calcext:value-type="float">
            <text:p>0</text:p>
          </table:table-cell>
          <table:table-cell table:formula="of:=[Project.F30]" office:value-type="float" office:value="0" calcext:value-type="float">
            <text:p>0</text:p>
          </table:table-cell>
          <table:table-cell table:formula="of:=[Project.G30]" office:value-type="float" office:value="0" calcext:value-type="float">
            <text:p>0</text:p>
          </table:table-cell>
          <table:table-cell table:formula="of:=[Project.H30]" office:value-type="float" office:value="0" calcext:value-type="float">
            <text:p>0</text:p>
          </table:table-cell>
          <table:table-cell table:formula="of:=[Project.I30]" office:value-type="float" office:value="0" calcext:value-type="float">
            <text:p>0</text:p>
          </table:table-cell>
          <table:table-cell table:formula="of:=[TDL_ROUTEUR.A30]" office:value-type="string" office:string-value="T029" calcext:value-type="string">
            <text:p>T029</text:p>
          </table:table-cell>
          <table:table-cell table:formula="of:=[TDL_ROUTEUR.B30]" office:value-type="string" office:string-value="L16_Designator_Id" calcext:value-type="string">
            <text:p>L16_Designator_Id</text:p>
          </table:table-cell>
          <table:table-cell table:formula="of:=[TDL_ROUTEUR.C30]" office:value-type="float" office:value="30" calcext:value-type="float">
            <text:p>30</text:p>
          </table:table-cell>
          <table:table-cell table:formula="of:=[TDL_ROUTEUR.D30]" office:value-type="string" office:string-value="décimal" calcext:value-type="string">
            <text:p>décimal</text:p>
          </table:table-cell>
          <table:table-cell table:formula="of:=[TDL_ROUTEUR.E30]" office:value-type="float" office:value="0" calcext:value-type="float">
            <text:p>0</text:p>
          </table:table-cell>
          <table:table-cell table:formula="of:=[TDL_ROUTEUR.F30]" office:value-type="float" office:value="0" calcext:value-type="float">
            <text:p>0</text:p>
          </table:table-cell>
          <table:table-cell table:formula="of:=[TDL_ROUTEUR.G30]" office:value-type="float" office:value="0" calcext:value-type="float">
            <text:p>0</text:p>
          </table:table-cell>
          <table:table-cell table:formula="of:=[TDL_ROUTEUR.H30]" office:value-type="float" office:value="0" calcext:value-type="float">
            <text:p>0</text:p>
          </table:table-cell>
          <table:table-cell table:formula="of:=[TDL_ROUTEUR.I30]" office:value-type="float" office:value="0" calcext:value-type="float">
            <text:p>0</text:p>
          </table:table-cell>
          <table:table-cell table:formula="of:=[TDL_ROUTEUR.J30]" office:value-type="float" office:value="0" calcext:value-type="float">
            <text:p>0</text:p>
          </table:table-cell>
          <table:table-cell table:formula="of:=[TDL_ROUTEUR.K30]" office:value-type="float" office:value="0" calcext:value-type="float">
            <text:p>0</text:p>
          </table:table-cell>
          <table:table-cell table:formula="of:=[TDL_ROUTEUR.L30]" office:value-type="float" office:value="0" calcext:value-type="float">
            <text:p>0</text:p>
          </table:table-cell>
          <table:table-cell table:formula="of:=[TDL_ROUTEUR.M30]" office:value-type="float" office:value="0" calcext:value-type="float">
            <text:p>0</text:p>
          </table:table-cell>
          <table:table-cell table:formula="of:=[TDL_ROUTEUR.N30]" office:value-type="float" office:value="0" calcext:value-type="float">
            <text:p>0</text:p>
          </table:table-cell>
          <table:table-cell table:formula="of:=[TDL_ROUTEUR.O30]" office:value-type="string" office:string-value="T429" calcext:value-type="string">
            <text:p>T429</text:p>
          </table:table-cell>
          <table:table-cell table:formula="of:=[TDL_ROUTEUR.P30]" office:value-type="string" office:string-value="SIMPLE_TIME_SYNCHRO_MODE" calcext:value-type="string">
            <text:p>SIMPLE_TIME_SYNCHRO_MODE</text:p>
          </table:table-cell>
          <table:table-cell table:formula="of:=[TDL_ROUTEUR.Q30]" office:value-type="string" office:string-value="MASTER" calcext:value-type="string">
            <text:p>MASTER</text:p>
          </table:table-cell>
          <table:table-cell table:formula="of:=[JREP.A30]" office:value-type="string" office:string-value="J029" calcext:value-type="string">
            <text:p>J029</text:p>
          </table:table-cell>
          <table:table-cell table:formula="of:=[JREP.B30]" office:value-type="string" office:string-value="mngt_retransmission_count" calcext:value-type="string">
            <text:p>mngt_retransmission_count</text:p>
          </table:table-cell>
          <table:table-cell table:formula="of:=[JREP.C30]" office:value-type="float" office:value="2" calcext:value-type="float">
            <text:p>2</text:p>
          </table:table-cell>
          <table:table-cell table:formula="of:=[JREP.D30]" office:value-type="float" office:value="0" calcext:value-type="float">
            <text:p>0</text:p>
          </table:table-cell>
          <table:table-cell table:formula="of:=[JREP.E30]" office:value-type="float" office:value="0" calcext:value-type="float">
            <text:p>0</text:p>
          </table:table-cell>
          <table:table-cell table:formula="of:=[JREP.F30]" office:value-type="float" office:value="0" calcext:value-type="float">
            <text:p>0</text:p>
          </table:table-cell>
          <table:table-cell table:formula="of:=[JREP.G30]" office:value-type="string" office:string-value="J229" calcext:value-type="string">
            <text:p>J229</text:p>
          </table:table-cell>
          <table:table-cell table:formula="of:=[JREP.H30]" office:value-type="string" office:string-value="LINK_BUFFER_HIGH_THRESHOLD" calcext:value-type="string">
            <text:p>LINK_BUFFER_HIGH_THRESHOLD</text:p>
          </table:table-cell>
          <table:table-cell table:formula="of:=[JREP.I30]" office:value-type="float" office:value="8" calcext:value-type="float">
            <text:p>8</text:p>
          </table:table-cell>
          <table:table-cell table:formula="of:=[JREP.J30]" office:value-type="float" office:value="0" calcext:value-type="float">
            <text:p>0</text:p>
          </table:table-cell>
        </table:table-row>
        <table:table-row table:style-name="ro1">
          <table:table-cell table:formula="of:=[Project.A31]" office:value-type="float" office:value="0" calcext:value-type="float">
            <text:p>0</text:p>
          </table:table-cell>
          <table:table-cell table:formula="of:=[Project.B31]" office:value-type="float" office:value="0" calcext:value-type="float">
            <text:p>0</text:p>
          </table:table-cell>
          <table:table-cell table:formula="of:=[Project.C31]" office:value-type="float" office:value="0" calcext:value-type="float">
            <text:p>0</text:p>
          </table:table-cell>
          <table:table-cell table:formula="of:=[Project.D31]" office:value-type="float" office:value="0" calcext:value-type="float">
            <text:p>0</text:p>
          </table:table-cell>
          <table:table-cell table:formula="of:=[Project.E31]" office:value-type="float" office:value="0" calcext:value-type="float">
            <text:p>0</text:p>
          </table:table-cell>
          <table:table-cell table:formula="of:=[Project.F31]" office:value-type="float" office:value="0" calcext:value-type="float">
            <text:p>0</text:p>
          </table:table-cell>
          <table:table-cell table:formula="of:=[Project.G31]" office:value-type="float" office:value="0" calcext:value-type="float">
            <text:p>0</text:p>
          </table:table-cell>
          <table:table-cell table:formula="of:=[Project.H31]" office:value-type="float" office:value="0" calcext:value-type="float">
            <text:p>0</text:p>
          </table:table-cell>
          <table:table-cell table:formula="of:=[Project.I31]" office:value-type="float" office:value="0" calcext:value-type="float">
            <text:p>0</text:p>
          </table:table-cell>
          <table:table-cell table:formula="of:=[TDL_ROUTEUR.A31]" office:value-type="string" office:string-value="T030" calcext:value-type="string">
            <text:p>T030</text:p>
          </table:table-cell>
          <table:table-cell table:formula="of:=[TDL_ROUTEUR.B31]" office:value-type="string" office:string-value="ISIS_Reception_Time_Out" calcext:value-type="string">
            <text:p>ISIS_Reception_Time_Out</text:p>
          </table:table-cell>
          <table:table-cell table:formula="of:=[TDL_ROUTEUR.C31]" office:value-type="float" office:value="60" calcext:value-type="float">
            <text:p>60</text:p>
          </table:table-cell>
          <table:table-cell table:formula="of:=[TDL_ROUTEUR.D31]" office:value-type="string" office:string-value="second" calcext:value-type="string">
            <text:p>second</text:p>
          </table:table-cell>
          <table:table-cell table:formula="of:=[TDL_ROUTEUR.E31]" office:value-type="float" office:value="0" calcext:value-type="float">
            <text:p>0</text:p>
          </table:table-cell>
          <table:table-cell table:formula="of:=[TDL_ROUTEUR.F31]" office:value-type="float" office:value="0" calcext:value-type="float">
            <text:p>0</text:p>
          </table:table-cell>
          <table:table-cell table:formula="of:=[TDL_ROUTEUR.G31]" office:value-type="float" office:value="0" calcext:value-type="float">
            <text:p>0</text:p>
          </table:table-cell>
          <table:table-cell table:formula="of:=[TDL_ROUTEUR.H31]" office:value-type="float" office:value="0" calcext:value-type="float">
            <text:p>0</text:p>
          </table:table-cell>
          <table:table-cell table:formula="of:=[TDL_ROUTEUR.I31]" office:value-type="float" office:value="0" calcext:value-type="float">
            <text:p>0</text:p>
          </table:table-cell>
          <table:table-cell table:formula="of:=[TDL_ROUTEUR.J31]" office:value-type="float" office:value="0" calcext:value-type="float">
            <text:p>0</text:p>
          </table:table-cell>
          <table:table-cell table:formula="of:=[TDL_ROUTEUR.K31]" office:value-type="float" office:value="0" calcext:value-type="float">
            <text:p>0</text:p>
          </table:table-cell>
          <table:table-cell table:formula="of:=[TDL_ROUTEUR.L31]" office:value-type="float" office:value="0" calcext:value-type="float">
            <text:p>0</text:p>
          </table:table-cell>
          <table:table-cell table:formula="of:=[TDL_ROUTEUR.M31]" office:value-type="float" office:value="0" calcext:value-type="float">
            <text:p>0</text:p>
          </table:table-cell>
          <table:table-cell table:formula="of:=[TDL_ROUTEUR.N31]" office:value-type="float" office:value="0" calcext:value-type="float">
            <text:p>0</text:p>
          </table:table-cell>
          <table:table-cell table:formula="of:=[TDL_ROUTEUR.O31]" office:value-type="string" office:string-value="T430" calcext:value-type="string">
            <text:p>T430</text:p>
          </table:table-cell>
          <table:table-cell table:formula="of:=[TDL_ROUTEUR.P31]" office:value-type="string" office:string-value="SIMPLE_TIME_SYNCHRO_ALLOWED_DIFFERENCE" calcext:value-type="string">
            <text:p>SIMPLE_TIME_SYNCHRO_ALLOWED_DIFFERENCE</text:p>
          </table:table-cell>
          <table:table-cell table:formula="of:=[TDL_ROUTEUR.Q31]" office:value-type="float" office:value="100" calcext:value-type="float">
            <text:p>100</text:p>
          </table:table-cell>
          <table:table-cell table:formula="of:=[JREP.A31]" office:value-type="string" office:string-value="J030" calcext:value-type="string">
            <text:p>J030</text:p>
          </table:table-cell>
          <table:table-cell table:formula="of:=[JREP.B31]" office:value-type="string" office:string-value="netconnectmatrix_timeout" calcext:value-type="string">
            <text:p>netconnectmatrix_timeout</text:p>
          </table:table-cell>
          <table:table-cell table:formula="of:=[JREP.C31]" office:value-type="float" office:value="180" calcext:value-type="float">
            <text:p>180</text:p>
          </table:table-cell>
          <table:table-cell table:formula="of:=[JREP.D31]" office:value-type="float" office:value="0" calcext:value-type="float">
            <text:p>0</text:p>
          </table:table-cell>
          <table:table-cell table:formula="of:=[JREP.E31]" office:value-type="float" office:value="0" calcext:value-type="float">
            <text:p>0</text:p>
          </table:table-cell>
          <table:table-cell table:formula="of:=[JREP.F31]" office:value-type="float" office:value="0" calcext:value-type="float">
            <text:p>0</text:p>
          </table:table-cell>
          <table:table-cell table:formula="of:=[JREP.G31]" office:value-type="string" office:string-value="J230" calcext:value-type="string">
            <text:p>J230</text:p>
          </table:table-cell>
          <table:table-cell table:formula="of:=[JREP.H31]" office:value-type="string" office:string-value="MESSAGE_LENGTH" calcext:value-type="string">
            <text:p>MESSAGE_LENGTH</text:p>
          </table:table-cell>
          <table:table-cell table:formula="of:=[JREP.I31]" office:value-type="float" office:value="1024" calcext:value-type="float">
            <text:p>1024</text:p>
          </table:table-cell>
          <table:table-cell table:formula="of:=[JREP.J31]" office:value-type="float" office:value="0" calcext:value-type="float">
            <text:p>0</text:p>
          </table:table-cell>
        </table:table-row>
        <table:table-row table:style-name="ro1">
          <table:table-cell table:formula="of:=[Project.A32]" office:value-type="float" office:value="0" calcext:value-type="float">
            <text:p>0</text:p>
          </table:table-cell>
          <table:table-cell table:formula="of:=[Project.B32]" office:value-type="float" office:value="0" calcext:value-type="float">
            <text:p>0</text:p>
          </table:table-cell>
          <table:table-cell table:formula="of:=[Project.C32]" office:value-type="float" office:value="0" calcext:value-type="float">
            <text:p>0</text:p>
          </table:table-cell>
          <table:table-cell table:formula="of:=[Project.D32]" office:value-type="float" office:value="0" calcext:value-type="float">
            <text:p>0</text:p>
          </table:table-cell>
          <table:table-cell table:formula="of:=[Project.E32]" office:value-type="float" office:value="0" calcext:value-type="float">
            <text:p>0</text:p>
          </table:table-cell>
          <table:table-cell table:formula="of:=[Project.F32]" office:value-type="float" office:value="0" calcext:value-type="float">
            <text:p>0</text:p>
          </table:table-cell>
          <table:table-cell table:formula="of:=[Project.G32]" office:value-type="float" office:value="0" calcext:value-type="float">
            <text:p>0</text:p>
          </table:table-cell>
          <table:table-cell table:formula="of:=[Project.H32]" office:value-type="float" office:value="0" calcext:value-type="float">
            <text:p>0</text:p>
          </table:table-cell>
          <table:table-cell table:formula="of:=[Project.I32]" office:value-type="float" office:value="0" calcext:value-type="float">
            <text:p>0</text:p>
          </table:table-cell>
          <table:table-cell table:formula="of:=[TDL_ROUTEUR.A32]" office:value-type="string" office:string-value="T031" calcext:value-type="string">
            <text:p>T031</text:p>
          </table:table-cell>
          <table:table-cell table:formula="of:=[TDL_ROUTEUR.B32]" office:value-type="string" office:string-value="Terminate_DLIP_Upon_ISIS_Lost" calcext:value-type="string">
            <text:p>Terminate_DLIP_Upon_ISIS_Lost</text:p>
          </table:table-cell>
          <table:table-cell table:formula="of:=[TDL_ROUTEUR.C32]" office:value-type="string" office:string-value="false" calcext:value-type="string">
            <text:p>false</text:p>
          </table:table-cell>
          <table:table-cell table:formula="of:=[TDL_ROUTEUR.D32]" office:value-type="string" office:string-value="boolean" calcext:value-type="string">
            <text:p>boolean</text:p>
          </table:table-cell>
          <table:table-cell table:formula="of:=[TDL_ROUTEUR.E32]" office:value-type="float" office:value="0" calcext:value-type="float">
            <text:p>0</text:p>
          </table:table-cell>
          <table:table-cell table:formula="of:=[TDL_ROUTEUR.F32]" office:value-type="float" office:value="0" calcext:value-type="float">
            <text:p>0</text:p>
          </table:table-cell>
          <table:table-cell table:formula="of:=[TDL_ROUTEUR.G32]" office:value-type="float" office:value="0" calcext:value-type="float">
            <text:p>0</text:p>
          </table:table-cell>
          <table:table-cell table:formula="of:=[TDL_ROUTEUR.H32]" office:value-type="float" office:value="0" calcext:value-type="float">
            <text:p>0</text:p>
          </table:table-cell>
          <table:table-cell table:formula="of:=[TDL_ROUTEUR.I32]" office:value-type="float" office:value="0" calcext:value-type="float">
            <text:p>0</text:p>
          </table:table-cell>
          <table:table-cell table:formula="of:=[TDL_ROUTEUR.J32]" office:value-type="float" office:value="0" calcext:value-type="float">
            <text:p>0</text:p>
          </table:table-cell>
          <table:table-cell table:formula="of:=[TDL_ROUTEUR.K32]" office:value-type="float" office:value="0" calcext:value-type="float">
            <text:p>0</text:p>
          </table:table-cell>
          <table:table-cell table:formula="of:=[TDL_ROUTEUR.L32]" office:value-type="float" office:value="0" calcext:value-type="float">
            <text:p>0</text:p>
          </table:table-cell>
          <table:table-cell table:formula="of:=[TDL_ROUTEUR.M32]" office:value-type="float" office:value="0" calcext:value-type="float">
            <text:p>0</text:p>
          </table:table-cell>
          <table:table-cell table:formula="of:=[TDL_ROUTEUR.N32]" office:value-type="float" office:value="0" calcext:value-type="float">
            <text:p>0</text:p>
          </table:table-cell>
          <table:table-cell table:formula="of:=[TDL_ROUTEUR.O32]" office:value-type="string" office:string-value="T431" calcext:value-type="string">
            <text:p>T431</text:p>
          </table:table-cell>
          <table:table-cell table:formula="of:=[TDL_ROUTEUR.P32]" office:value-type="string" office:string-value="SIMPLE_FREQUENCY_STATUS_CONFIGURATION" calcext:value-type="string">
            <text:p>SIMPLE_FREQUENCY_STATUS_CONFIGURATION</text:p>
          </table:table-cell>
          <table:table-cell table:formula="of:=[TDL_ROUTEUR.Q32]" office:value-type="float" office:value="30" calcext:value-type="float">
            <text:p>30</text:p>
          </table:table-cell>
          <table:table-cell table:formula="of:=[JREP.A32]" office:value-type="string" office:string-value="J031" calcext:value-type="string">
            <text:p>J031</text:p>
          </table:table-cell>
          <table:table-cell table:formula="of:=[JREP.B32]" office:value-type="string" office:string-value="nofilterforagivenindex_value" calcext:value-type="string">
            <text:p>nofilterforagivenindex_value</text:p>
          </table:table-cell>
          <table:table-cell table:formula="of:=[JREP.C32]" office:value-type="float" office:value="1" calcext:value-type="float">
            <text:p>1</text:p>
          </table:table-cell>
          <table:table-cell table:formula="of:=[JREP.D32]" office:value-type="float" office:value="0" calcext:value-type="float">
            <text:p>0</text:p>
          </table:table-cell>
          <table:table-cell table:formula="of:=[JREP.E32]" office:value-type="float" office:value="0" calcext:value-type="float">
            <text:p>0</text:p>
          </table:table-cell>
          <table:table-cell table:formula="of:=[JREP.F32]" office:value-type="float" office:value="0" calcext:value-type="float">
            <text:p>0</text:p>
          </table:table-cell>
          <table:table-cell table:formula="of:=[JREP.G32]" office:value-type="float" office:value="0" calcext:value-type="float">
            <text:p>0</text:p>
          </table:table-cell>
          <table:table-cell table:formula="of:=[JREP.H32]" office:value-type="float" office:value="0" calcext:value-type="float">
            <text:p>0</text:p>
          </table:table-cell>
          <table:table-cell table:formula="of:=[JREP.I32]" office:value-type="float" office:value="0" calcext:value-type="float">
            <text:p>0</text:p>
          </table:table-cell>
          <table:table-cell table:formula="of:=[JREP.J32]" office:value-type="float" office:value="0" calcext:value-type="float">
            <text:p>0</text:p>
          </table:table-cell>
        </table:table-row>
        <table:table-row table:style-name="ro1">
          <table:table-cell table:formula="of:=[Project.A33]" office:value-type="float" office:value="0" calcext:value-type="float">
            <text:p>0</text:p>
          </table:table-cell>
          <table:table-cell table:formula="of:=[Project.B33]" office:value-type="float" office:value="0" calcext:value-type="float">
            <text:p>0</text:p>
          </table:table-cell>
          <table:table-cell table:formula="of:=[Project.C33]" office:value-type="float" office:value="0" calcext:value-type="float">
            <text:p>0</text:p>
          </table:table-cell>
          <table:table-cell table:formula="of:=[Project.D33]" office:value-type="float" office:value="0" calcext:value-type="float">
            <text:p>0</text:p>
          </table:table-cell>
          <table:table-cell table:formula="of:=[Project.E33]" office:value-type="float" office:value="0" calcext:value-type="float">
            <text:p>0</text:p>
          </table:table-cell>
          <table:table-cell table:formula="of:=[Project.F33]" office:value-type="float" office:value="0" calcext:value-type="float">
            <text:p>0</text:p>
          </table:table-cell>
          <table:table-cell table:formula="of:=[Project.G33]" office:value-type="float" office:value="0" calcext:value-type="float">
            <text:p>0</text:p>
          </table:table-cell>
          <table:table-cell table:formula="of:=[Project.H33]" office:value-type="float" office:value="0" calcext:value-type="float">
            <text:p>0</text:p>
          </table:table-cell>
          <table:table-cell table:formula="of:=[Project.I33]" office:value-type="float" office:value="0" calcext:value-type="float">
            <text:p>0</text:p>
          </table:table-cell>
          <table:table-cell table:formula="of:=[TDL_ROUTEUR.A33]" office:value-type="float" office:value="0" calcext:value-type="float">
            <text:p>0</text:p>
          </table:table-cell>
          <table:table-cell table:formula="of:=[TDL_ROUTEUR.B33]" office:value-type="float" office:value="0" calcext:value-type="float">
            <text:p>0</text:p>
          </table:table-cell>
          <table:table-cell table:formula="of:=[TDL_ROUTEUR.C33]" office:value-type="float" office:value="0" calcext:value-type="float">
            <text:p>0</text:p>
          </table:table-cell>
          <table:table-cell table:formula="of:=[TDL_ROUTEUR.D33]" office:value-type="float" office:value="0" calcext:value-type="float">
            <text:p>0</text:p>
          </table:table-cell>
          <table:table-cell table:formula="of:=[TDL_ROUTEUR.E33]" office:value-type="float" office:value="0" calcext:value-type="float">
            <text:p>0</text:p>
          </table:table-cell>
          <table:table-cell table:formula="of:=[TDL_ROUTEUR.F33]" office:value-type="float" office:value="0" calcext:value-type="float">
            <text:p>0</text:p>
          </table:table-cell>
          <table:table-cell table:formula="of:=[TDL_ROUTEUR.G33]" office:value-type="float" office:value="0" calcext:value-type="float">
            <text:p>0</text:p>
          </table:table-cell>
          <table:table-cell table:formula="of:=[TDL_ROUTEUR.H33]" office:value-type="float" office:value="0" calcext:value-type="float">
            <text:p>0</text:p>
          </table:table-cell>
          <table:table-cell table:formula="of:=[TDL_ROUTEUR.I33]" office:value-type="float" office:value="0" calcext:value-type="float">
            <text:p>0</text:p>
          </table:table-cell>
          <table:table-cell table:formula="of:=[TDL_ROUTEUR.J33]" office:value-type="float" office:value="0" calcext:value-type="float">
            <text:p>0</text:p>
          </table:table-cell>
          <table:table-cell table:formula="of:=[TDL_ROUTEUR.K33]" office:value-type="float" office:value="0" calcext:value-type="float">
            <text:p>0</text:p>
          </table:table-cell>
          <table:table-cell table:formula="of:=[TDL_ROUTEUR.L33]" office:value-type="float" office:value="0" calcext:value-type="float">
            <text:p>0</text:p>
          </table:table-cell>
          <table:table-cell table:formula="of:=[TDL_ROUTEUR.M33]" office:value-type="float" office:value="0" calcext:value-type="float">
            <text:p>0</text:p>
          </table:table-cell>
          <table:table-cell table:formula="of:=[TDL_ROUTEUR.N33]" office:value-type="float" office:value="0" calcext:value-type="float">
            <text:p>0</text:p>
          </table:table-cell>
          <table:table-cell table:formula="of:=[TDL_ROUTEUR.O33]" office:value-type="string" office:string-value="T432" calcext:value-type="string">
            <text:p>T432</text:p>
          </table:table-cell>
          <table:table-cell table:formula="of:=[TDL_ROUTEUR.P33]" office:value-type="string" office:string-value="SIMPLE_FREQUENCY_STR_TIME_SYNCHRO" calcext:value-type="string">
            <text:p>SIMPLE_FREQUENCY_STR_TIME_SYNCHRO</text:p>
          </table:table-cell>
          <table:table-cell table:formula="of:=[TDL_ROUTEUR.Q33]" office:value-type="float" office:value="1" calcext:value-type="float">
            <text:p>1</text:p>
          </table:table-cell>
          <table:table-cell table:formula="of:=[JREP.A33]" office:value-type="string" office:string-value="J032" calcext:value-type="string">
            <text:p>J032</text:p>
          </table:table-cell>
          <table:table-cell table:formula="of:=[JREP.B33]" office:value-type="string" office:string-value="nointervallatencyreception_timeout" calcext:value-type="string">
            <text:p>nointervallatencyreception_timeout</text:p>
          </table:table-cell>
          <table:table-cell table:formula="of:=[JREP.C33]" office:value-type="float" office:value="1000" calcext:value-type="float">
            <text:p>1000</text:p>
          </table:table-cell>
          <table:table-cell table:formula="of:=[JREP.D33]" office:value-type="float" office:value="0" calcext:value-type="float">
            <text:p>0</text:p>
          </table:table-cell>
          <table:table-cell table:formula="of:=[JREP.E33]" office:value-type="float" office:value="0" calcext:value-type="float">
            <text:p>0</text:p>
          </table:table-cell>
          <table:table-cell table:formula="of:=[JREP.F33]" office:value-type="float" office:value="0" calcext:value-type="float">
            <text:p>0</text:p>
          </table:table-cell>
          <table:table-cell table:formula="of:=[JREP.G33]" office:value-type="float" office:value="0" calcext:value-type="float">
            <text:p>0</text:p>
          </table:table-cell>
          <table:table-cell table:formula="of:=[JREP.H33]" office:value-type="float" office:value="0" calcext:value-type="float">
            <text:p>0</text:p>
          </table:table-cell>
          <table:table-cell table:formula="of:=[JREP.I33]" office:value-type="float" office:value="0" calcext:value-type="float">
            <text:p>0</text:p>
          </table:table-cell>
          <table:table-cell table:formula="of:=[JREP.J33]" office:value-type="float" office:value="0" calcext:value-type="float">
            <text:p>0</text:p>
          </table:table-cell>
        </table:table-row>
        <table:table-row table:style-name="ro1">
          <table:table-cell table:formula="of:=[Project.A34]" office:value-type="float" office:value="0" calcext:value-type="float">
            <text:p>0</text:p>
          </table:table-cell>
          <table:table-cell table:formula="of:=[Project.B34]" office:value-type="float" office:value="0" calcext:value-type="float">
            <text:p>0</text:p>
          </table:table-cell>
          <table:table-cell table:formula="of:=[Project.C34]" office:value-type="float" office:value="0" calcext:value-type="float">
            <text:p>0</text:p>
          </table:table-cell>
          <table:table-cell table:formula="of:=[Project.D34]" office:value-type="float" office:value="0" calcext:value-type="float">
            <text:p>0</text:p>
          </table:table-cell>
          <table:table-cell table:formula="of:=[Project.E34]" office:value-type="float" office:value="0" calcext:value-type="float">
            <text:p>0</text:p>
          </table:table-cell>
          <table:table-cell table:formula="of:=[Project.F34]" office:value-type="float" office:value="0" calcext:value-type="float">
            <text:p>0</text:p>
          </table:table-cell>
          <table:table-cell table:formula="of:=[Project.G34]" office:value-type="float" office:value="0" calcext:value-type="float">
            <text:p>0</text:p>
          </table:table-cell>
          <table:table-cell table:formula="of:=[Project.H34]" office:value-type="float" office:value="0" calcext:value-type="float">
            <text:p>0</text:p>
          </table:table-cell>
          <table:table-cell table:formula="of:=[Project.I34]" office:value-type="float" office:value="0" calcext:value-type="float">
            <text:p>0</text:p>
          </table:table-cell>
          <table:table-cell table:formula="of:=[TDL_ROUTEUR.A34]" office:value-type="float" office:value="0" calcext:value-type="float">
            <text:p>0</text:p>
          </table:table-cell>
          <table:table-cell table:formula="of:=[TDL_ROUTEUR.B34]" office:value-type="float" office:value="0" calcext:value-type="float">
            <text:p>0</text:p>
          </table:table-cell>
          <table:table-cell table:formula="of:=[TDL_ROUTEUR.C34]" office:value-type="float" office:value="0" calcext:value-type="float">
            <text:p>0</text:p>
          </table:table-cell>
          <table:table-cell table:formula="of:=[TDL_ROUTEUR.D34]" office:value-type="float" office:value="0" calcext:value-type="float">
            <text:p>0</text:p>
          </table:table-cell>
          <table:table-cell table:formula="of:=[TDL_ROUTEUR.E34]" office:value-type="float" office:value="0" calcext:value-type="float">
            <text:p>0</text:p>
          </table:table-cell>
          <table:table-cell table:formula="of:=[TDL_ROUTEUR.F34]" office:value-type="float" office:value="0" calcext:value-type="float">
            <text:p>0</text:p>
          </table:table-cell>
          <table:table-cell table:formula="of:=[TDL_ROUTEUR.G34]" office:value-type="float" office:value="0" calcext:value-type="float">
            <text:p>0</text:p>
          </table:table-cell>
          <table:table-cell table:formula="of:=[TDL_ROUTEUR.H34]" office:value-type="float" office:value="0" calcext:value-type="float">
            <text:p>0</text:p>
          </table:table-cell>
          <table:table-cell table:formula="of:=[TDL_ROUTEUR.I34]" office:value-type="float" office:value="0" calcext:value-type="float">
            <text:p>0</text:p>
          </table:table-cell>
          <table:table-cell table:formula="of:=[TDL_ROUTEUR.J34]" office:value-type="float" office:value="0" calcext:value-type="float">
            <text:p>0</text:p>
          </table:table-cell>
          <table:table-cell table:formula="of:=[TDL_ROUTEUR.K34]" office:value-type="float" office:value="0" calcext:value-type="float">
            <text:p>0</text:p>
          </table:table-cell>
          <table:table-cell table:formula="of:=[TDL_ROUTEUR.L34]" office:value-type="float" office:value="0" calcext:value-type="float">
            <text:p>0</text:p>
          </table:table-cell>
          <table:table-cell table:formula="of:=[TDL_ROUTEUR.M34]" office:value-type="float" office:value="0" calcext:value-type="float">
            <text:p>0</text:p>
          </table:table-cell>
          <table:table-cell table:formula="of:=[TDL_ROUTEUR.N34]" office:value-type="float" office:value="0" calcext:value-type="float">
            <text:p>0</text:p>
          </table:table-cell>
          <table:table-cell table:formula="of:=[TDL_ROUTEUR.O34]" office:value-type="string" office:string-value="T433" calcext:value-type="string">
            <text:p>T433</text:p>
          </table:table-cell>
          <table:table-cell table:formula="of:=[TDL_ROUTEUR.P34]" office:value-type="string" office:string-value="SIMPLE_EXERCISE_OFFSET" calcext:value-type="string">
            <text:p>SIMPLE_EXERCISE_OFFSET</text:p>
          </table:table-cell>
          <table:table-cell table:formula="of:=[TDL_ROUTEUR.Q34]" office:value-type="float" office:value="0" calcext:value-type="float">
            <text:p>0</text:p>
          </table:table-cell>
          <table:table-cell table:formula="of:=[JREP.A34]" office:value-type="string" office:string-value="J033" calcext:value-type="string">
            <text:p>J033</text:p>
          </table:table-cell>
          <table:table-cell table:formula="of:=[JREP.B34]" office:value-type="string" office:string-value="query_timeout" calcext:value-type="string">
            <text:p>query_timeout</text:p>
          </table:table-cell>
          <table:table-cell table:formula="of:=[JREP.C34]" office:value-type="float" office:value="10" calcext:value-type="float">
            <text:p>10</text:p>
          </table:table-cell>
          <table:table-cell table:formula="of:=[JREP.D34]" office:value-type="float" office:value="0" calcext:value-type="float">
            <text:p>0</text:p>
          </table:table-cell>
          <table:table-cell table:formula="of:=[JREP.E34]" office:value-type="float" office:value="0" calcext:value-type="float">
            <text:p>0</text:p>
          </table:table-cell>
          <table:table-cell table:formula="of:=[JREP.F34]" office:value-type="float" office:value="0" calcext:value-type="float">
            <text:p>0</text:p>
          </table:table-cell>
          <table:table-cell table:formula="of:=[JREP.G34]" office:value-type="float" office:value="0" calcext:value-type="float">
            <text:p>0</text:p>
          </table:table-cell>
          <table:table-cell table:formula="of:=[JREP.H34]" office:value-type="float" office:value="0" calcext:value-type="float">
            <text:p>0</text:p>
          </table:table-cell>
          <table:table-cell table:formula="of:=[JREP.I34]" office:value-type="float" office:value="0" calcext:value-type="float">
            <text:p>0</text:p>
          </table:table-cell>
          <table:table-cell table:formula="of:=[JREP.J34]" office:value-type="float" office:value="0" calcext:value-type="float">
            <text:p>0</text:p>
          </table:table-cell>
        </table:table-row>
        <table:table-row table:style-name="ro1">
          <table:table-cell table:formula="of:=[Project.A35]" office:value-type="float" office:value="0" calcext:value-type="float">
            <text:p>0</text:p>
          </table:table-cell>
          <table:table-cell table:formula="of:=[Project.B35]" office:value-type="float" office:value="0" calcext:value-type="float">
            <text:p>0</text:p>
          </table:table-cell>
          <table:table-cell table:formula="of:=[Project.C35]" office:value-type="float" office:value="0" calcext:value-type="float">
            <text:p>0</text:p>
          </table:table-cell>
          <table:table-cell table:formula="of:=[Project.D35]" office:value-type="float" office:value="0" calcext:value-type="float">
            <text:p>0</text:p>
          </table:table-cell>
          <table:table-cell table:formula="of:=[Project.E35]" office:value-type="float" office:value="0" calcext:value-type="float">
            <text:p>0</text:p>
          </table:table-cell>
          <table:table-cell table:formula="of:=[Project.F35]" office:value-type="float" office:value="0" calcext:value-type="float">
            <text:p>0</text:p>
          </table:table-cell>
          <table:table-cell table:formula="of:=[Project.G35]" office:value-type="float" office:value="0" calcext:value-type="float">
            <text:p>0</text:p>
          </table:table-cell>
          <table:table-cell table:formula="of:=[Project.H35]" office:value-type="float" office:value="0" calcext:value-type="float">
            <text:p>0</text:p>
          </table:table-cell>
          <table:table-cell table:formula="of:=[Project.I35]" office:value-type="float" office:value="0" calcext:value-type="float">
            <text:p>0</text:p>
          </table:table-cell>
          <table:table-cell table:formula="of:=[TDL_ROUTEUR.A35]" office:value-type="float" office:value="0" calcext:value-type="float">
            <text:p>0</text:p>
          </table:table-cell>
          <table:table-cell table:formula="of:=[TDL_ROUTEUR.B35]" office:value-type="float" office:value="0" calcext:value-type="float">
            <text:p>0</text:p>
          </table:table-cell>
          <table:table-cell table:formula="of:=[TDL_ROUTEUR.C35]" office:value-type="float" office:value="0" calcext:value-type="float">
            <text:p>0</text:p>
          </table:table-cell>
          <table:table-cell table:formula="of:=[TDL_ROUTEUR.D35]" office:value-type="float" office:value="0" calcext:value-type="float">
            <text:p>0</text:p>
          </table:table-cell>
          <table:table-cell table:formula="of:=[TDL_ROUTEUR.E35]" office:value-type="float" office:value="0" calcext:value-type="float">
            <text:p>0</text:p>
          </table:table-cell>
          <table:table-cell table:formula="of:=[TDL_ROUTEUR.F35]" office:value-type="float" office:value="0" calcext:value-type="float">
            <text:p>0</text:p>
          </table:table-cell>
          <table:table-cell table:formula="of:=[TDL_ROUTEUR.G35]" office:value-type="float" office:value="0" calcext:value-type="float">
            <text:p>0</text:p>
          </table:table-cell>
          <table:table-cell table:formula="of:=[TDL_ROUTEUR.H35]" office:value-type="float" office:value="0" calcext:value-type="float">
            <text:p>0</text:p>
          </table:table-cell>
          <table:table-cell table:formula="of:=[TDL_ROUTEUR.I35]" office:value-type="float" office:value="0" calcext:value-type="float">
            <text:p>0</text:p>
          </table:table-cell>
          <table:table-cell table:formula="of:=[TDL_ROUTEUR.J35]" office:value-type="float" office:value="0" calcext:value-type="float">
            <text:p>0</text:p>
          </table:table-cell>
          <table:table-cell table:formula="of:=[TDL_ROUTEUR.K35]" office:value-type="float" office:value="0" calcext:value-type="float">
            <text:p>0</text:p>
          </table:table-cell>
          <table:table-cell table:formula="of:=[TDL_ROUTEUR.L35]" office:value-type="float" office:value="0" calcext:value-type="float">
            <text:p>0</text:p>
          </table:table-cell>
          <table:table-cell table:formula="of:=[TDL_ROUTEUR.M35]" office:value-type="float" office:value="0" calcext:value-type="float">
            <text:p>0</text:p>
          </table:table-cell>
          <table:table-cell table:formula="of:=[TDL_ROUTEUR.N35]" office:value-type="float" office:value="0" calcext:value-type="float">
            <text:p>0</text:p>
          </table:table-cell>
          <table:table-cell table:formula="of:=[TDL_ROUTEUR.O35]" office:value-type="float" office:value="0" calcext:value-type="float">
            <text:p>0</text:p>
          </table:table-cell>
          <table:table-cell table:formula="of:=[TDL_ROUTEUR.P35]" office:value-type="float" office:value="0" calcext:value-type="float">
            <text:p>0</text:p>
          </table:table-cell>
          <table:table-cell table:formula="of:=[TDL_ROUTEUR.Q35]" office:value-type="float" office:value="0" calcext:value-type="float">
            <text:p>0</text:p>
          </table:table-cell>
          <table:table-cell table:formula="of:=[JREP.A35]" office:value-type="string" office:string-value="J034" calcext:value-type="string">
            <text:p>J034</text:p>
          </table:table-cell>
          <table:table-cell table:formula="of:=[JREP.B35]" office:value-type="string" office:string-value="rc_retransmission_number" calcext:value-type="string">
            <text:p>rc_retransmission_number</text:p>
          </table:table-cell>
          <table:table-cell table:formula="of:=[JREP.C35]" office:value-type="float" office:value="2" calcext:value-type="float">
            <text:p>2</text:p>
          </table:table-cell>
          <table:table-cell table:formula="of:=[JREP.D35]" office:value-type="float" office:value="0" calcext:value-type="float">
            <text:p>0</text:p>
          </table:table-cell>
          <table:table-cell table:formula="of:=[JREP.E35]" office:value-type="float" office:value="0" calcext:value-type="float">
            <text:p>0</text:p>
          </table:table-cell>
          <table:table-cell table:formula="of:=[JREP.F35]" office:value-type="float" office:value="0" calcext:value-type="float">
            <text:p>0</text:p>
          </table:table-cell>
          <table:table-cell table:formula="of:=[JREP.G35]" office:value-type="float" office:value="0" calcext:value-type="float">
            <text:p>0</text:p>
          </table:table-cell>
          <table:table-cell table:formula="of:=[JREP.H35]" office:value-type="float" office:value="0" calcext:value-type="float">
            <text:p>0</text:p>
          </table:table-cell>
          <table:table-cell table:formula="of:=[JREP.I35]" office:value-type="float" office:value="0" calcext:value-type="float">
            <text:p>0</text:p>
          </table:table-cell>
          <table:table-cell table:formula="of:=[JREP.J35]" office:value-type="float" office:value="0" calcext:value-type="float">
            <text:p>0</text:p>
          </table:table-cell>
        </table:table-row>
        <table:table-row table:style-name="ro1">
          <table:table-cell table:formula="of:=[Project.A36]" office:value-type="float" office:value="0" calcext:value-type="float">
            <text:p>0</text:p>
          </table:table-cell>
          <table:table-cell table:formula="of:=[Project.B36]" office:value-type="float" office:value="0" calcext:value-type="float">
            <text:p>0</text:p>
          </table:table-cell>
          <table:table-cell table:formula="of:=[Project.C36]" office:value-type="float" office:value="0" calcext:value-type="float">
            <text:p>0</text:p>
          </table:table-cell>
          <table:table-cell table:formula="of:=[Project.D36]" office:value-type="float" office:value="0" calcext:value-type="float">
            <text:p>0</text:p>
          </table:table-cell>
          <table:table-cell table:formula="of:=[Project.E36]" office:value-type="float" office:value="0" calcext:value-type="float">
            <text:p>0</text:p>
          </table:table-cell>
          <table:table-cell table:formula="of:=[Project.F36]" office:value-type="float" office:value="0" calcext:value-type="float">
            <text:p>0</text:p>
          </table:table-cell>
          <table:table-cell table:formula="of:=[Project.G36]" office:value-type="float" office:value="0" calcext:value-type="float">
            <text:p>0</text:p>
          </table:table-cell>
          <table:table-cell table:formula="of:=[Project.H36]" office:value-type="float" office:value="0" calcext:value-type="float">
            <text:p>0</text:p>
          </table:table-cell>
          <table:table-cell table:formula="of:=[Project.I36]" office:value-type="float" office:value="0" calcext:value-type="float">
            <text:p>0</text:p>
          </table:table-cell>
          <table:table-cell table:formula="of:=[TDL_ROUTEUR.A36]" office:value-type="float" office:value="0" calcext:value-type="float">
            <text:p>0</text:p>
          </table:table-cell>
          <table:table-cell table:formula="of:=[TDL_ROUTEUR.B36]" office:value-type="float" office:value="0" calcext:value-type="float">
            <text:p>0</text:p>
          </table:table-cell>
          <table:table-cell table:formula="of:=[TDL_ROUTEUR.C36]" office:value-type="float" office:value="0" calcext:value-type="float">
            <text:p>0</text:p>
          </table:table-cell>
          <table:table-cell table:formula="of:=[TDL_ROUTEUR.D36]" office:value-type="float" office:value="0" calcext:value-type="float">
            <text:p>0</text:p>
          </table:table-cell>
          <table:table-cell table:formula="of:=[TDL_ROUTEUR.E36]" office:value-type="float" office:value="0" calcext:value-type="float">
            <text:p>0</text:p>
          </table:table-cell>
          <table:table-cell table:formula="of:=[TDL_ROUTEUR.F36]" office:value-type="float" office:value="0" calcext:value-type="float">
            <text:p>0</text:p>
          </table:table-cell>
          <table:table-cell table:formula="of:=[TDL_ROUTEUR.G36]" office:value-type="float" office:value="0" calcext:value-type="float">
            <text:p>0</text:p>
          </table:table-cell>
          <table:table-cell table:formula="of:=[TDL_ROUTEUR.H36]" office:value-type="float" office:value="0" calcext:value-type="float">
            <text:p>0</text:p>
          </table:table-cell>
          <table:table-cell table:formula="of:=[TDL_ROUTEUR.I36]" office:value-type="float" office:value="0" calcext:value-type="float">
            <text:p>0</text:p>
          </table:table-cell>
          <table:table-cell table:formula="of:=[TDL_ROUTEUR.J36]" office:value-type="float" office:value="0" calcext:value-type="float">
            <text:p>0</text:p>
          </table:table-cell>
          <table:table-cell table:formula="of:=[TDL_ROUTEUR.K36]" office:value-type="float" office:value="0" calcext:value-type="float">
            <text:p>0</text:p>
          </table:table-cell>
          <table:table-cell table:formula="of:=[TDL_ROUTEUR.L36]" office:value-type="float" office:value="0" calcext:value-type="float">
            <text:p>0</text:p>
          </table:table-cell>
          <table:table-cell table:formula="of:=[TDL_ROUTEUR.M36]" office:value-type="float" office:value="0" calcext:value-type="float">
            <text:p>0</text:p>
          </table:table-cell>
          <table:table-cell table:formula="of:=[TDL_ROUTEUR.N36]" office:value-type="float" office:value="0" calcext:value-type="float">
            <text:p>0</text:p>
          </table:table-cell>
          <table:table-cell table:formula="of:=[TDL_ROUTEUR.O36]" office:value-type="float" office:value="0" calcext:value-type="float">
            <text:p>0</text:p>
          </table:table-cell>
          <table:table-cell table:formula="of:=[TDL_ROUTEUR.P36]" office:value-type="float" office:value="0" calcext:value-type="float">
            <text:p>0</text:p>
          </table:table-cell>
          <table:table-cell table:formula="of:=[TDL_ROUTEUR.Q36]" office:value-type="float" office:value="0" calcext:value-type="float">
            <text:p>0</text:p>
          </table:table-cell>
          <table:table-cell table:formula="of:=[JREP.A36]" office:value-type="string" office:string-value="J035" calcext:value-type="string">
            <text:p>J035</text:p>
          </table:table-cell>
          <table:table-cell table:formula="of:=[JREP.B36]" office:value-type="string" office:string-value="rtt_alarm_timeout" calcext:value-type="string">
            <text:p>rtt_alarm_timeout</text:p>
          </table:table-cell>
          <table:table-cell table:formula="of:=[JREP.C36]" office:value-type="float" office:value="40" calcext:value-type="float">
            <text:p>40</text:p>
          </table:table-cell>
          <table:table-cell table:formula="of:=[JREP.D36]" office:value-type="float" office:value="0" calcext:value-type="float">
            <text:p>0</text:p>
          </table:table-cell>
          <table:table-cell table:formula="of:=[JREP.E36]" office:value-type="float" office:value="0" calcext:value-type="float">
            <text:p>0</text:p>
          </table:table-cell>
          <table:table-cell table:formula="of:=[JREP.F36]" office:value-type="float" office:value="0" calcext:value-type="float">
            <text:p>0</text:p>
          </table:table-cell>
          <table:table-cell table:formula="of:=[JREP.G36]" office:value-type="float" office:value="0" calcext:value-type="float">
            <text:p>0</text:p>
          </table:table-cell>
          <table:table-cell table:formula="of:=[JREP.H36]" office:value-type="float" office:value="0" calcext:value-type="float">
            <text:p>0</text:p>
          </table:table-cell>
          <table:table-cell table:formula="of:=[JREP.I36]" office:value-type="float" office:value="0" calcext:value-type="float">
            <text:p>0</text:p>
          </table:table-cell>
          <table:table-cell table:formula="of:=[JREP.J36]" office:value-type="float" office:value="0" calcext:value-type="float">
            <text:p>0</text:p>
          </table:table-cell>
        </table:table-row>
        <table:table-row table:style-name="ro1">
          <table:table-cell table:formula="of:=[Project.A37]" office:value-type="float" office:value="0" calcext:value-type="float">
            <text:p>0</text:p>
          </table:table-cell>
          <table:table-cell table:formula="of:=[Project.B37]" office:value-type="float" office:value="0" calcext:value-type="float">
            <text:p>0</text:p>
          </table:table-cell>
          <table:table-cell table:formula="of:=[Project.C37]" office:value-type="float" office:value="0" calcext:value-type="float">
            <text:p>0</text:p>
          </table:table-cell>
          <table:table-cell table:formula="of:=[Project.D37]" office:value-type="float" office:value="0" calcext:value-type="float">
            <text:p>0</text:p>
          </table:table-cell>
          <table:table-cell table:formula="of:=[Project.E37]" office:value-type="float" office:value="0" calcext:value-type="float">
            <text:p>0</text:p>
          </table:table-cell>
          <table:table-cell table:formula="of:=[Project.F37]" office:value-type="float" office:value="0" calcext:value-type="float">
            <text:p>0</text:p>
          </table:table-cell>
          <table:table-cell table:formula="of:=[Project.G37]" office:value-type="float" office:value="0" calcext:value-type="float">
            <text:p>0</text:p>
          </table:table-cell>
          <table:table-cell table:formula="of:=[Project.H37]" office:value-type="float" office:value="0" calcext:value-type="float">
            <text:p>0</text:p>
          </table:table-cell>
          <table:table-cell table:formula="of:=[Project.I37]" office:value-type="float" office:value="0" calcext:value-type="float">
            <text:p>0</text:p>
          </table:table-cell>
          <table:table-cell table:formula="of:=[TDL_ROUTEUR.A37]" office:value-type="float" office:value="0" calcext:value-type="float">
            <text:p>0</text:p>
          </table:table-cell>
          <table:table-cell table:formula="of:=[TDL_ROUTEUR.B37]" office:value-type="float" office:value="0" calcext:value-type="float">
            <text:p>0</text:p>
          </table:table-cell>
          <table:table-cell table:formula="of:=[TDL_ROUTEUR.C37]" office:value-type="float" office:value="0" calcext:value-type="float">
            <text:p>0</text:p>
          </table:table-cell>
          <table:table-cell table:formula="of:=[TDL_ROUTEUR.D37]" office:value-type="float" office:value="0" calcext:value-type="float">
            <text:p>0</text:p>
          </table:table-cell>
          <table:table-cell table:formula="of:=[TDL_ROUTEUR.E37]" office:value-type="float" office:value="0" calcext:value-type="float">
            <text:p>0</text:p>
          </table:table-cell>
          <table:table-cell table:formula="of:=[TDL_ROUTEUR.F37]" office:value-type="float" office:value="0" calcext:value-type="float">
            <text:p>0</text:p>
          </table:table-cell>
          <table:table-cell table:formula="of:=[TDL_ROUTEUR.G37]" office:value-type="float" office:value="0" calcext:value-type="float">
            <text:p>0</text:p>
          </table:table-cell>
          <table:table-cell table:formula="of:=[TDL_ROUTEUR.H37]" office:value-type="float" office:value="0" calcext:value-type="float">
            <text:p>0</text:p>
          </table:table-cell>
          <table:table-cell table:formula="of:=[TDL_ROUTEUR.I37]" office:value-type="float" office:value="0" calcext:value-type="float">
            <text:p>0</text:p>
          </table:table-cell>
          <table:table-cell table:formula="of:=[TDL_ROUTEUR.J37]" office:value-type="float" office:value="0" calcext:value-type="float">
            <text:p>0</text:p>
          </table:table-cell>
          <table:table-cell table:formula="of:=[TDL_ROUTEUR.K37]" office:value-type="float" office:value="0" calcext:value-type="float">
            <text:p>0</text:p>
          </table:table-cell>
          <table:table-cell table:formula="of:=[TDL_ROUTEUR.L37]" office:value-type="float" office:value="0" calcext:value-type="float">
            <text:p>0</text:p>
          </table:table-cell>
          <table:table-cell table:formula="of:=[TDL_ROUTEUR.M37]" office:value-type="float" office:value="0" calcext:value-type="float">
            <text:p>0</text:p>
          </table:table-cell>
          <table:table-cell table:formula="of:=[TDL_ROUTEUR.N37]" office:value-type="float" office:value="0" calcext:value-type="float">
            <text:p>0</text:p>
          </table:table-cell>
          <table:table-cell table:formula="of:=[TDL_ROUTEUR.O37]" office:value-type="float" office:value="0" calcext:value-type="float">
            <text:p>0</text:p>
          </table:table-cell>
          <table:table-cell table:formula="of:=[TDL_ROUTEUR.P37]" office:value-type="float" office:value="0" calcext:value-type="float">
            <text:p>0</text:p>
          </table:table-cell>
          <table:table-cell table:formula="of:=[TDL_ROUTEUR.Q37]" office:value-type="float" office:value="0" calcext:value-type="float">
            <text:p>0</text:p>
          </table:table-cell>
          <table:table-cell table:formula="of:=[JREP.A37]" office:value-type="string" office:string-value="J036" calcext:value-type="string">
            <text:p>J036</text:p>
          </table:table-cell>
          <table:table-cell table:formula="of:=[JREP.B37]" office:value-type="string" office:string-value="rtt_timeout" calcext:value-type="string">
            <text:p>rtt_timeout</text:p>
          </table:table-cell>
          <table:table-cell table:formula="of:=[JREP.C37]" office:value-type="float" office:value="20" calcext:value-type="float">
            <text:p>20</text:p>
          </table:table-cell>
          <table:table-cell table:formula="of:=[JREP.D37]" office:value-type="float" office:value="0" calcext:value-type="float">
            <text:p>0</text:p>
          </table:table-cell>
          <table:table-cell table:formula="of:=[JREP.E37]" office:value-type="float" office:value="0" calcext:value-type="float">
            <text:p>0</text:p>
          </table:table-cell>
          <table:table-cell table:formula="of:=[JREP.F37]" office:value-type="float" office:value="0" calcext:value-type="float">
            <text:p>0</text:p>
          </table:table-cell>
          <table:table-cell table:formula="of:=[JREP.G37]" office:value-type="float" office:value="0" calcext:value-type="float">
            <text:p>0</text:p>
          </table:table-cell>
          <table:table-cell table:formula="of:=[JREP.H37]" office:value-type="float" office:value="0" calcext:value-type="float">
            <text:p>0</text:p>
          </table:table-cell>
          <table:table-cell table:formula="of:=[JREP.I37]" office:value-type="float" office:value="0" calcext:value-type="float">
            <text:p>0</text:p>
          </table:table-cell>
          <table:table-cell table:formula="of:=[JREP.J37]" office:value-type="float" office:value="0" calcext:value-type="float">
            <text:p>0</text:p>
          </table:table-cell>
        </table:table-row>
        <table:table-row table:style-name="ro1">
          <table:table-cell table:formula="of:=[Project.A38]" office:value-type="float" office:value="0" calcext:value-type="float">
            <text:p>0</text:p>
          </table:table-cell>
          <table:table-cell table:formula="of:=[Project.B38]" office:value-type="float" office:value="0" calcext:value-type="float">
            <text:p>0</text:p>
          </table:table-cell>
          <table:table-cell table:formula="of:=[Project.C38]" office:value-type="float" office:value="0" calcext:value-type="float">
            <text:p>0</text:p>
          </table:table-cell>
          <table:table-cell table:formula="of:=[Project.D38]" office:value-type="float" office:value="0" calcext:value-type="float">
            <text:p>0</text:p>
          </table:table-cell>
          <table:table-cell table:formula="of:=[Project.E38]" office:value-type="float" office:value="0" calcext:value-type="float">
            <text:p>0</text:p>
          </table:table-cell>
          <table:table-cell table:formula="of:=[Project.F38]" office:value-type="float" office:value="0" calcext:value-type="float">
            <text:p>0</text:p>
          </table:table-cell>
          <table:table-cell table:formula="of:=[Project.G38]" office:value-type="float" office:value="0" calcext:value-type="float">
            <text:p>0</text:p>
          </table:table-cell>
          <table:table-cell table:formula="of:=[Project.H38]" office:value-type="float" office:value="0" calcext:value-type="float">
            <text:p>0</text:p>
          </table:table-cell>
          <table:table-cell table:formula="of:=[Project.I38]" office:value-type="float" office:value="0" calcext:value-type="float">
            <text:p>0</text:p>
          </table:table-cell>
          <table:table-cell table:formula="of:=[TDL_ROUTEUR.A38]" office:value-type="float" office:value="0" calcext:value-type="float">
            <text:p>0</text:p>
          </table:table-cell>
          <table:table-cell table:formula="of:=[TDL_ROUTEUR.B38]" office:value-type="float" office:value="0" calcext:value-type="float">
            <text:p>0</text:p>
          </table:table-cell>
          <table:table-cell table:formula="of:=[TDL_ROUTEUR.C38]" office:value-type="float" office:value="0" calcext:value-type="float">
            <text:p>0</text:p>
          </table:table-cell>
          <table:table-cell table:formula="of:=[TDL_ROUTEUR.D38]" office:value-type="float" office:value="0" calcext:value-type="float">
            <text:p>0</text:p>
          </table:table-cell>
          <table:table-cell table:formula="of:=[TDL_ROUTEUR.E38]" office:value-type="float" office:value="0" calcext:value-type="float">
            <text:p>0</text:p>
          </table:table-cell>
          <table:table-cell table:formula="of:=[TDL_ROUTEUR.F38]" office:value-type="float" office:value="0" calcext:value-type="float">
            <text:p>0</text:p>
          </table:table-cell>
          <table:table-cell table:formula="of:=[TDL_ROUTEUR.G38]" office:value-type="float" office:value="0" calcext:value-type="float">
            <text:p>0</text:p>
          </table:table-cell>
          <table:table-cell table:formula="of:=[TDL_ROUTEUR.H38]" office:value-type="float" office:value="0" calcext:value-type="float">
            <text:p>0</text:p>
          </table:table-cell>
          <table:table-cell table:formula="of:=[TDL_ROUTEUR.I38]" office:value-type="float" office:value="0" calcext:value-type="float">
            <text:p>0</text:p>
          </table:table-cell>
          <table:table-cell table:formula="of:=[TDL_ROUTEUR.J38]" office:value-type="float" office:value="0" calcext:value-type="float">
            <text:p>0</text:p>
          </table:table-cell>
          <table:table-cell table:formula="of:=[TDL_ROUTEUR.K38]" office:value-type="float" office:value="0" calcext:value-type="float">
            <text:p>0</text:p>
          </table:table-cell>
          <table:table-cell table:formula="of:=[TDL_ROUTEUR.L38]" office:value-type="float" office:value="0" calcext:value-type="float">
            <text:p>0</text:p>
          </table:table-cell>
          <table:table-cell table:formula="of:=[TDL_ROUTEUR.M38]" office:value-type="float" office:value="0" calcext:value-type="float">
            <text:p>0</text:p>
          </table:table-cell>
          <table:table-cell table:formula="of:=[TDL_ROUTEUR.N38]" office:value-type="float" office:value="0" calcext:value-type="float">
            <text:p>0</text:p>
          </table:table-cell>
          <table:table-cell table:formula="of:=[TDL_ROUTEUR.O38]" office:value-type="float" office:value="0" calcext:value-type="float">
            <text:p>0</text:p>
          </table:table-cell>
          <table:table-cell table:formula="of:=[TDL_ROUTEUR.P38]" office:value-type="float" office:value="0" calcext:value-type="float">
            <text:p>0</text:p>
          </table:table-cell>
          <table:table-cell table:formula="of:=[TDL_ROUTEUR.Q38]" office:value-type="float" office:value="0" calcext:value-type="float">
            <text:p>0</text:p>
          </table:table-cell>
          <table:table-cell table:formula="of:=[JREP.A38]" office:value-type="string" office:string-value="J037" calcext:value-type="string">
            <text:p>J037</text:p>
          </table:table-cell>
          <table:table-cell table:formula="of:=[JREP.B38]" office:value-type="string" office:string-value="secondarytn_maxcount" calcext:value-type="string">
            <text:p>secondarytn_maxcount</text:p>
          </table:table-cell>
          <table:table-cell table:formula="of:=[JREP.C38]" office:value-type="float" office:value="16" calcext:value-type="float">
            <text:p>16</text:p>
          </table:table-cell>
          <table:table-cell table:formula="of:=[JREP.D38]" office:value-type="float" office:value="0" calcext:value-type="float">
            <text:p>0</text:p>
          </table:table-cell>
          <table:table-cell table:formula="of:=[JREP.E38]" office:value-type="float" office:value="0" calcext:value-type="float">
            <text:p>0</text:p>
          </table:table-cell>
          <table:table-cell table:formula="of:=[JREP.F38]" office:value-type="float" office:value="0" calcext:value-type="float">
            <text:p>0</text:p>
          </table:table-cell>
          <table:table-cell table:formula="of:=[JREP.G38]" office:value-type="float" office:value="0" calcext:value-type="float">
            <text:p>0</text:p>
          </table:table-cell>
          <table:table-cell table:formula="of:=[JREP.H38]" office:value-type="float" office:value="0" calcext:value-type="float">
            <text:p>0</text:p>
          </table:table-cell>
          <table:table-cell table:formula="of:=[JREP.I38]" office:value-type="float" office:value="0" calcext:value-type="float">
            <text:p>0</text:p>
          </table:table-cell>
          <table:table-cell table:formula="of:=[JREP.J38]" office:value-type="float" office:value="0" calcext:value-type="float">
            <text:p>0</text:p>
          </table:table-cell>
        </table:table-row>
        <table:table-row table:style-name="ro1">
          <table:table-cell table:formula="of:=[Project.A39]" office:value-type="float" office:value="0" calcext:value-type="float">
            <text:p>0</text:p>
          </table:table-cell>
          <table:table-cell table:formula="of:=[Project.B39]" office:value-type="float" office:value="0" calcext:value-type="float">
            <text:p>0</text:p>
          </table:table-cell>
          <table:table-cell table:formula="of:=[Project.C39]" office:value-type="float" office:value="0" calcext:value-type="float">
            <text:p>0</text:p>
          </table:table-cell>
          <table:table-cell table:formula="of:=[Project.D39]" office:value-type="float" office:value="0" calcext:value-type="float">
            <text:p>0</text:p>
          </table:table-cell>
          <table:table-cell table:formula="of:=[Project.E39]" office:value-type="float" office:value="0" calcext:value-type="float">
            <text:p>0</text:p>
          </table:table-cell>
          <table:table-cell table:formula="of:=[Project.F39]" office:value-type="float" office:value="0" calcext:value-type="float">
            <text:p>0</text:p>
          </table:table-cell>
          <table:table-cell table:formula="of:=[Project.G39]" office:value-type="float" office:value="0" calcext:value-type="float">
            <text:p>0</text:p>
          </table:table-cell>
          <table:table-cell table:formula="of:=[Project.H39]" office:value-type="float" office:value="0" calcext:value-type="float">
            <text:p>0</text:p>
          </table:table-cell>
          <table:table-cell table:formula="of:=[Project.I39]" office:value-type="float" office:value="0" calcext:value-type="float">
            <text:p>0</text:p>
          </table:table-cell>
          <table:table-cell table:formula="of:=[TDL_ROUTEUR.A39]" office:value-type="float" office:value="0" calcext:value-type="float">
            <text:p>0</text:p>
          </table:table-cell>
          <table:table-cell table:formula="of:=[TDL_ROUTEUR.B39]" office:value-type="float" office:value="0" calcext:value-type="float">
            <text:p>0</text:p>
          </table:table-cell>
          <table:table-cell table:formula="of:=[TDL_ROUTEUR.C39]" office:value-type="float" office:value="0" calcext:value-type="float">
            <text:p>0</text:p>
          </table:table-cell>
          <table:table-cell table:formula="of:=[TDL_ROUTEUR.D39]" office:value-type="float" office:value="0" calcext:value-type="float">
            <text:p>0</text:p>
          </table:table-cell>
          <table:table-cell table:formula="of:=[TDL_ROUTEUR.E39]" office:value-type="float" office:value="0" calcext:value-type="float">
            <text:p>0</text:p>
          </table:table-cell>
          <table:table-cell table:formula="of:=[TDL_ROUTEUR.F39]" office:value-type="float" office:value="0" calcext:value-type="float">
            <text:p>0</text:p>
          </table:table-cell>
          <table:table-cell table:formula="of:=[TDL_ROUTEUR.G39]" office:value-type="float" office:value="0" calcext:value-type="float">
            <text:p>0</text:p>
          </table:table-cell>
          <table:table-cell table:formula="of:=[TDL_ROUTEUR.H39]" office:value-type="float" office:value="0" calcext:value-type="float">
            <text:p>0</text:p>
          </table:table-cell>
          <table:table-cell table:formula="of:=[TDL_ROUTEUR.I39]" office:value-type="float" office:value="0" calcext:value-type="float">
            <text:p>0</text:p>
          </table:table-cell>
          <table:table-cell table:formula="of:=[TDL_ROUTEUR.J39]" office:value-type="float" office:value="0" calcext:value-type="float">
            <text:p>0</text:p>
          </table:table-cell>
          <table:table-cell table:formula="of:=[TDL_ROUTEUR.K39]" office:value-type="float" office:value="0" calcext:value-type="float">
            <text:p>0</text:p>
          </table:table-cell>
          <table:table-cell table:formula="of:=[TDL_ROUTEUR.L39]" office:value-type="float" office:value="0" calcext:value-type="float">
            <text:p>0</text:p>
          </table:table-cell>
          <table:table-cell table:formula="of:=[TDL_ROUTEUR.M39]" office:value-type="float" office:value="0" calcext:value-type="float">
            <text:p>0</text:p>
          </table:table-cell>
          <table:table-cell table:formula="of:=[TDL_ROUTEUR.N39]" office:value-type="float" office:value="0" calcext:value-type="float">
            <text:p>0</text:p>
          </table:table-cell>
          <table:table-cell table:formula="of:=[TDL_ROUTEUR.O39]" office:value-type="float" office:value="0" calcext:value-type="float">
            <text:p>0</text:p>
          </table:table-cell>
          <table:table-cell table:formula="of:=[TDL_ROUTEUR.P39]" office:value-type="float" office:value="0" calcext:value-type="float">
            <text:p>0</text:p>
          </table:table-cell>
          <table:table-cell table:formula="of:=[TDL_ROUTEUR.Q39]" office:value-type="float" office:value="0" calcext:value-type="float">
            <text:p>0</text:p>
          </table:table-cell>
          <table:table-cell table:formula="of:=[JREP.A39]" office:value-type="string" office:string-value="J038" calcext:value-type="string">
            <text:p>J038</text:p>
          </table:table-cell>
          <table:table-cell table:formula="of:=[JREP.B39]" office:value-type="string" office:string-value="secondarytnlist_timeout" calcext:value-type="string">
            <text:p>secondarytnlist_timeout</text:p>
          </table:table-cell>
          <table:table-cell table:formula="of:=[JREP.C39]" office:value-type="float" office:value="180" calcext:value-type="float">
            <text:p>180</text:p>
          </table:table-cell>
          <table:table-cell table:formula="of:=[JREP.D39]" office:value-type="float" office:value="0" calcext:value-type="float">
            <text:p>0</text:p>
          </table:table-cell>
          <table:table-cell table:formula="of:=[JREP.E39]" office:value-type="float" office:value="0" calcext:value-type="float">
            <text:p>0</text:p>
          </table:table-cell>
          <table:table-cell table:formula="of:=[JREP.F39]" office:value-type="float" office:value="0" calcext:value-type="float">
            <text:p>0</text:p>
          </table:table-cell>
          <table:table-cell table:formula="of:=[JREP.G39]" office:value-type="float" office:value="0" calcext:value-type="float">
            <text:p>0</text:p>
          </table:table-cell>
          <table:table-cell table:formula="of:=[JREP.H39]" office:value-type="float" office:value="0" calcext:value-type="float">
            <text:p>0</text:p>
          </table:table-cell>
          <table:table-cell table:formula="of:=[JREP.I39]" office:value-type="float" office:value="0" calcext:value-type="float">
            <text:p>0</text:p>
          </table:table-cell>
          <table:table-cell table:formula="of:=[JREP.J39]" office:value-type="float" office:value="0" calcext:value-type="float">
            <text:p>0</text:p>
          </table:table-cell>
        </table:table-row>
        <table:table-row table:style-name="ro1">
          <table:table-cell table:formula="of:=[Project.A40]" office:value-type="float" office:value="0" calcext:value-type="float">
            <text:p>0</text:p>
          </table:table-cell>
          <table:table-cell table:formula="of:=[Project.B40]" office:value-type="float" office:value="0" calcext:value-type="float">
            <text:p>0</text:p>
          </table:table-cell>
          <table:table-cell table:formula="of:=[Project.C40]" office:value-type="float" office:value="0" calcext:value-type="float">
            <text:p>0</text:p>
          </table:table-cell>
          <table:table-cell table:formula="of:=[Project.D40]" office:value-type="float" office:value="0" calcext:value-type="float">
            <text:p>0</text:p>
          </table:table-cell>
          <table:table-cell table:formula="of:=[Project.E40]" office:value-type="float" office:value="0" calcext:value-type="float">
            <text:p>0</text:p>
          </table:table-cell>
          <table:table-cell table:formula="of:=[Project.F40]" office:value-type="float" office:value="0" calcext:value-type="float">
            <text:p>0</text:p>
          </table:table-cell>
          <table:table-cell table:formula="of:=[Project.G40]" office:value-type="float" office:value="0" calcext:value-type="float">
            <text:p>0</text:p>
          </table:table-cell>
          <table:table-cell table:formula="of:=[Project.H40]" office:value-type="float" office:value="0" calcext:value-type="float">
            <text:p>0</text:p>
          </table:table-cell>
          <table:table-cell table:formula="of:=[Project.I40]" office:value-type="float" office:value="0" calcext:value-type="float">
            <text:p>0</text:p>
          </table:table-cell>
          <table:table-cell table:formula="of:=[TDL_ROUTEUR.A40]" office:value-type="float" office:value="0" calcext:value-type="float">
            <text:p>0</text:p>
          </table:table-cell>
          <table:table-cell table:formula="of:=[TDL_ROUTEUR.B40]" office:value-type="float" office:value="0" calcext:value-type="float">
            <text:p>0</text:p>
          </table:table-cell>
          <table:table-cell table:formula="of:=[TDL_ROUTEUR.C40]" office:value-type="float" office:value="0" calcext:value-type="float">
            <text:p>0</text:p>
          </table:table-cell>
          <table:table-cell table:formula="of:=[TDL_ROUTEUR.D40]" office:value-type="float" office:value="0" calcext:value-type="float">
            <text:p>0</text:p>
          </table:table-cell>
          <table:table-cell table:formula="of:=[TDL_ROUTEUR.E40]" office:value-type="float" office:value="0" calcext:value-type="float">
            <text:p>0</text:p>
          </table:table-cell>
          <table:table-cell table:formula="of:=[TDL_ROUTEUR.F40]" office:value-type="float" office:value="0" calcext:value-type="float">
            <text:p>0</text:p>
          </table:table-cell>
          <table:table-cell table:formula="of:=[TDL_ROUTEUR.G40]" office:value-type="float" office:value="0" calcext:value-type="float">
            <text:p>0</text:p>
          </table:table-cell>
          <table:table-cell table:formula="of:=[TDL_ROUTEUR.H40]" office:value-type="float" office:value="0" calcext:value-type="float">
            <text:p>0</text:p>
          </table:table-cell>
          <table:table-cell table:formula="of:=[TDL_ROUTEUR.I40]" office:value-type="float" office:value="0" calcext:value-type="float">
            <text:p>0</text:p>
          </table:table-cell>
          <table:table-cell table:formula="of:=[TDL_ROUTEUR.J40]" office:value-type="float" office:value="0" calcext:value-type="float">
            <text:p>0</text:p>
          </table:table-cell>
          <table:table-cell table:formula="of:=[TDL_ROUTEUR.K40]" office:value-type="float" office:value="0" calcext:value-type="float">
            <text:p>0</text:p>
          </table:table-cell>
          <table:table-cell table:formula="of:=[TDL_ROUTEUR.L40]" office:value-type="float" office:value="0" calcext:value-type="float">
            <text:p>0</text:p>
          </table:table-cell>
          <table:table-cell table:formula="of:=[TDL_ROUTEUR.M40]" office:value-type="float" office:value="0" calcext:value-type="float">
            <text:p>0</text:p>
          </table:table-cell>
          <table:table-cell table:formula="of:=[TDL_ROUTEUR.N40]" office:value-type="float" office:value="0" calcext:value-type="float">
            <text:p>0</text:p>
          </table:table-cell>
          <table:table-cell table:formula="of:=[TDL_ROUTEUR.O40]" office:value-type="float" office:value="0" calcext:value-type="float">
            <text:p>0</text:p>
          </table:table-cell>
          <table:table-cell table:formula="of:=[TDL_ROUTEUR.P40]" office:value-type="float" office:value="0" calcext:value-type="float">
            <text:p>0</text:p>
          </table:table-cell>
          <table:table-cell table:formula="of:=[TDL_ROUTEUR.Q40]" office:value-type="float" office:value="0" calcext:value-type="float">
            <text:p>0</text:p>
          </table:table-cell>
          <table:table-cell table:formula="of:=[JREP.A40]" office:value-type="string" office:string-value="J039" calcext:value-type="string">
            <text:p>J039</text:p>
          </table:table-cell>
          <table:table-cell table:formula="of:=[JREP.B40]" office:value-type="string" office:string-value="secondarytn_check" calcext:value-type="string">
            <text:p>secondarytn_check</text:p>
          </table:table-cell>
          <table:table-cell table:formula="of:=[JREP.C40]" office:value-type="string" office:string-value="false" calcext:value-type="string">
            <text:p>false</text:p>
          </table:table-cell>
          <table:table-cell table:formula="of:=[JREP.D40]" office:value-type="float" office:value="0" calcext:value-type="float">
            <text:p>0</text:p>
          </table:table-cell>
          <table:table-cell table:formula="of:=[JREP.E40]" office:value-type="float" office:value="0" calcext:value-type="float">
            <text:p>0</text:p>
          </table:table-cell>
          <table:table-cell table:formula="of:=[JREP.F40]" office:value-type="float" office:value="0" calcext:value-type="float">
            <text:p>0</text:p>
          </table:table-cell>
          <table:table-cell table:formula="of:=[JREP.G40]" office:value-type="float" office:value="0" calcext:value-type="float">
            <text:p>0</text:p>
          </table:table-cell>
          <table:table-cell table:formula="of:=[JREP.H40]" office:value-type="float" office:value="0" calcext:value-type="float">
            <text:p>0</text:p>
          </table:table-cell>
          <table:table-cell table:formula="of:=[JREP.I40]" office:value-type="float" office:value="0" calcext:value-type="float">
            <text:p>0</text:p>
          </table:table-cell>
          <table:table-cell table:formula="of:=[JREP.J40]" office:value-type="float" office:value="0" calcext:value-type="float">
            <text:p>0</text:p>
          </table:table-cell>
        </table:table-row>
        <table:table-row table:style-name="ro1">
          <table:table-cell table:formula="of:=[Project.A41]" office:value-type="float" office:value="0" calcext:value-type="float">
            <text:p>0</text:p>
          </table:table-cell>
          <table:table-cell table:formula="of:=[Project.B41]" office:value-type="float" office:value="0" calcext:value-type="float">
            <text:p>0</text:p>
          </table:table-cell>
          <table:table-cell table:formula="of:=[Project.C41]" office:value-type="float" office:value="0" calcext:value-type="float">
            <text:p>0</text:p>
          </table:table-cell>
          <table:table-cell table:formula="of:=[Project.D41]" office:value-type="float" office:value="0" calcext:value-type="float">
            <text:p>0</text:p>
          </table:table-cell>
          <table:table-cell table:formula="of:=[Project.E41]" office:value-type="float" office:value="0" calcext:value-type="float">
            <text:p>0</text:p>
          </table:table-cell>
          <table:table-cell table:formula="of:=[Project.F41]" office:value-type="float" office:value="0" calcext:value-type="float">
            <text:p>0</text:p>
          </table:table-cell>
          <table:table-cell table:formula="of:=[Project.G41]" office:value-type="float" office:value="0" calcext:value-type="float">
            <text:p>0</text:p>
          </table:table-cell>
          <table:table-cell table:formula="of:=[Project.H41]" office:value-type="float" office:value="0" calcext:value-type="float">
            <text:p>0</text:p>
          </table:table-cell>
          <table:table-cell table:formula="of:=[Project.I41]" office:value-type="float" office:value="0" calcext:value-type="float">
            <text:p>0</text:p>
          </table:table-cell>
          <table:table-cell table:formula="of:=[TDL_ROUTEUR.A41]" office:value-type="float" office:value="0" calcext:value-type="float">
            <text:p>0</text:p>
          </table:table-cell>
          <table:table-cell table:formula="of:=[TDL_ROUTEUR.B41]" office:value-type="float" office:value="0" calcext:value-type="float">
            <text:p>0</text:p>
          </table:table-cell>
          <table:table-cell table:formula="of:=[TDL_ROUTEUR.C41]" office:value-type="float" office:value="0" calcext:value-type="float">
            <text:p>0</text:p>
          </table:table-cell>
          <table:table-cell table:formula="of:=[TDL_ROUTEUR.D41]" office:value-type="float" office:value="0" calcext:value-type="float">
            <text:p>0</text:p>
          </table:table-cell>
          <table:table-cell table:formula="of:=[TDL_ROUTEUR.E41]" office:value-type="float" office:value="0" calcext:value-type="float">
            <text:p>0</text:p>
          </table:table-cell>
          <table:table-cell table:formula="of:=[TDL_ROUTEUR.F41]" office:value-type="float" office:value="0" calcext:value-type="float">
            <text:p>0</text:p>
          </table:table-cell>
          <table:table-cell table:formula="of:=[TDL_ROUTEUR.G41]" office:value-type="float" office:value="0" calcext:value-type="float">
            <text:p>0</text:p>
          </table:table-cell>
          <table:table-cell table:formula="of:=[TDL_ROUTEUR.H41]" office:value-type="float" office:value="0" calcext:value-type="float">
            <text:p>0</text:p>
          </table:table-cell>
          <table:table-cell table:formula="of:=[TDL_ROUTEUR.I41]" office:value-type="float" office:value="0" calcext:value-type="float">
            <text:p>0</text:p>
          </table:table-cell>
          <table:table-cell table:formula="of:=[TDL_ROUTEUR.J41]" office:value-type="float" office:value="0" calcext:value-type="float">
            <text:p>0</text:p>
          </table:table-cell>
          <table:table-cell table:formula="of:=[TDL_ROUTEUR.K41]" office:value-type="float" office:value="0" calcext:value-type="float">
            <text:p>0</text:p>
          </table:table-cell>
          <table:table-cell table:formula="of:=[TDL_ROUTEUR.L41]" office:value-type="float" office:value="0" calcext:value-type="float">
            <text:p>0</text:p>
          </table:table-cell>
          <table:table-cell table:formula="of:=[TDL_ROUTEUR.M41]" office:value-type="float" office:value="0" calcext:value-type="float">
            <text:p>0</text:p>
          </table:table-cell>
          <table:table-cell table:formula="of:=[TDL_ROUTEUR.N41]" office:value-type="float" office:value="0" calcext:value-type="float">
            <text:p>0</text:p>
          </table:table-cell>
          <table:table-cell table:formula="of:=[TDL_ROUTEUR.O41]" office:value-type="float" office:value="0" calcext:value-type="float">
            <text:p>0</text:p>
          </table:table-cell>
          <table:table-cell table:formula="of:=[TDL_ROUTEUR.P41]" office:value-type="float" office:value="0" calcext:value-type="float">
            <text:p>0</text:p>
          </table:table-cell>
          <table:table-cell table:formula="of:=[TDL_ROUTEUR.Q41]" office:value-type="float" office:value="0" calcext:value-type="float">
            <text:p>0</text:p>
          </table:table-cell>
          <table:table-cell table:formula="of:=[JREP.A41]" office:value-type="string" office:string-value="J040" calcext:value-type="string">
            <text:p>J040</text:p>
          </table:table-cell>
          <table:table-cell table:formula="of:=[JREP.B41]" office:value-type="string" office:string-value="t_rartt_init_value" calcext:value-type="string">
            <text:p>t_rartt_init_value</text:p>
          </table:table-cell>
          <table:table-cell table:formula="of:=[JREP.C41]" office:value-type="float" office:value="2" calcext:value-type="float">
            <text:p>2</text:p>
          </table:table-cell>
          <table:table-cell table:formula="of:=[JREP.D41]" office:value-type="float" office:value="0" calcext:value-type="float">
            <text:p>0</text:p>
          </table:table-cell>
          <table:table-cell table:formula="of:=[JREP.E41]" office:value-type="float" office:value="0" calcext:value-type="float">
            <text:p>0</text:p>
          </table:table-cell>
          <table:table-cell table:formula="of:=[JREP.F41]" office:value-type="float" office:value="0" calcext:value-type="float">
            <text:p>0</text:p>
          </table:table-cell>
          <table:table-cell table:formula="of:=[JREP.G41]" office:value-type="float" office:value="0" calcext:value-type="float">
            <text:p>0</text:p>
          </table:table-cell>
          <table:table-cell table:formula="of:=[JREP.H41]" office:value-type="float" office:value="0" calcext:value-type="float">
            <text:p>0</text:p>
          </table:table-cell>
          <table:table-cell table:formula="of:=[JREP.I41]" office:value-type="float" office:value="0" calcext:value-type="float">
            <text:p>0</text:p>
          </table:table-cell>
          <table:table-cell table:formula="of:=[JREP.J41]" office:value-type="float" office:value="0" calcext:value-type="float">
            <text:p>0</text:p>
          </table:table-cell>
        </table:table-row>
        <table:table-row table:style-name="ro1">
          <table:table-cell table:formula="of:=[Project.A42]" office:value-type="float" office:value="0" calcext:value-type="float">
            <text:p>0</text:p>
          </table:table-cell>
          <table:table-cell table:formula="of:=[Project.B42]" office:value-type="float" office:value="0" calcext:value-type="float">
            <text:p>0</text:p>
          </table:table-cell>
          <table:table-cell table:formula="of:=[Project.C42]" office:value-type="float" office:value="0" calcext:value-type="float">
            <text:p>0</text:p>
          </table:table-cell>
          <table:table-cell table:formula="of:=[Project.D42]" office:value-type="float" office:value="0" calcext:value-type="float">
            <text:p>0</text:p>
          </table:table-cell>
          <table:table-cell table:formula="of:=[Project.E42]" office:value-type="float" office:value="0" calcext:value-type="float">
            <text:p>0</text:p>
          </table:table-cell>
          <table:table-cell table:formula="of:=[Project.F42]" office:value-type="float" office:value="0" calcext:value-type="float">
            <text:p>0</text:p>
          </table:table-cell>
          <table:table-cell table:formula="of:=[Project.G42]" office:value-type="float" office:value="0" calcext:value-type="float">
            <text:p>0</text:p>
          </table:table-cell>
          <table:table-cell table:formula="of:=[Project.H42]" office:value-type="float" office:value="0" calcext:value-type="float">
            <text:p>0</text:p>
          </table:table-cell>
          <table:table-cell table:formula="of:=[Project.I42]" office:value-type="float" office:value="0" calcext:value-type="float">
            <text:p>0</text:p>
          </table:table-cell>
          <table:table-cell table:formula="of:=[TDL_ROUTEUR.A42]" office:value-type="float" office:value="0" calcext:value-type="float">
            <text:p>0</text:p>
          </table:table-cell>
          <table:table-cell table:formula="of:=[TDL_ROUTEUR.B42]" office:value-type="float" office:value="0" calcext:value-type="float">
            <text:p>0</text:p>
          </table:table-cell>
          <table:table-cell table:formula="of:=[TDL_ROUTEUR.C42]" office:value-type="float" office:value="0" calcext:value-type="float">
            <text:p>0</text:p>
          </table:table-cell>
          <table:table-cell table:formula="of:=[TDL_ROUTEUR.D42]" office:value-type="float" office:value="0" calcext:value-type="float">
            <text:p>0</text:p>
          </table:table-cell>
          <table:table-cell table:formula="of:=[TDL_ROUTEUR.E42]" office:value-type="float" office:value="0" calcext:value-type="float">
            <text:p>0</text:p>
          </table:table-cell>
          <table:table-cell table:formula="of:=[TDL_ROUTEUR.F42]" office:value-type="float" office:value="0" calcext:value-type="float">
            <text:p>0</text:p>
          </table:table-cell>
          <table:table-cell table:formula="of:=[TDL_ROUTEUR.G42]" office:value-type="float" office:value="0" calcext:value-type="float">
            <text:p>0</text:p>
          </table:table-cell>
          <table:table-cell table:formula="of:=[TDL_ROUTEUR.H42]" office:value-type="float" office:value="0" calcext:value-type="float">
            <text:p>0</text:p>
          </table:table-cell>
          <table:table-cell table:formula="of:=[TDL_ROUTEUR.I42]" office:value-type="float" office:value="0" calcext:value-type="float">
            <text:p>0</text:p>
          </table:table-cell>
          <table:table-cell table:formula="of:=[TDL_ROUTEUR.J42]" office:value-type="float" office:value="0" calcext:value-type="float">
            <text:p>0</text:p>
          </table:table-cell>
          <table:table-cell table:formula="of:=[TDL_ROUTEUR.K42]" office:value-type="float" office:value="0" calcext:value-type="float">
            <text:p>0</text:p>
          </table:table-cell>
          <table:table-cell table:formula="of:=[TDL_ROUTEUR.L42]" office:value-type="float" office:value="0" calcext:value-type="float">
            <text:p>0</text:p>
          </table:table-cell>
          <table:table-cell table:formula="of:=[TDL_ROUTEUR.M42]" office:value-type="float" office:value="0" calcext:value-type="float">
            <text:p>0</text:p>
          </table:table-cell>
          <table:table-cell table:formula="of:=[TDL_ROUTEUR.N42]" office:value-type="float" office:value="0" calcext:value-type="float">
            <text:p>0</text:p>
          </table:table-cell>
          <table:table-cell table:formula="of:=[TDL_ROUTEUR.O42]" office:value-type="float" office:value="0" calcext:value-type="float">
            <text:p>0</text:p>
          </table:table-cell>
          <table:table-cell table:formula="of:=[TDL_ROUTEUR.P42]" office:value-type="float" office:value="0" calcext:value-type="float">
            <text:p>0</text:p>
          </table:table-cell>
          <table:table-cell table:formula="of:=[TDL_ROUTEUR.Q42]" office:value-type="float" office:value="0" calcext:value-type="float">
            <text:p>0</text:p>
          </table:table-cell>
          <table:table-cell table:formula="of:=[JREP.A42]" office:value-type="string" office:string-value="J041" calcext:value-type="string">
            <text:p>J041</text:p>
          </table:table-cell>
          <table:table-cell table:formula="of:=[JREP.B42]" office:value-type="string" office:string-value="t_retry" calcext:value-type="string">
            <text:p>t_retry</text:p>
          </table:table-cell>
          <table:table-cell table:formula="of:=[JREP.C42]" office:value-type="float" office:value="240" calcext:value-type="float">
            <text:p>240</text:p>
          </table:table-cell>
          <table:table-cell table:formula="of:=[JREP.D42]" office:value-type="float" office:value="0" calcext:value-type="float">
            <text:p>0</text:p>
          </table:table-cell>
          <table:table-cell table:formula="of:=[JREP.E42]" office:value-type="float" office:value="0" calcext:value-type="float">
            <text:p>0</text:p>
          </table:table-cell>
          <table:table-cell table:formula="of:=[JREP.F42]" office:value-type="float" office:value="0" calcext:value-type="float">
            <text:p>0</text:p>
          </table:table-cell>
          <table:table-cell table:formula="of:=[JREP.G42]" office:value-type="float" office:value="0" calcext:value-type="float">
            <text:p>0</text:p>
          </table:table-cell>
          <table:table-cell table:formula="of:=[JREP.H42]" office:value-type="float" office:value="0" calcext:value-type="float">
            <text:p>0</text:p>
          </table:table-cell>
          <table:table-cell table:formula="of:=[JREP.I42]" office:value-type="float" office:value="0" calcext:value-type="float">
            <text:p>0</text:p>
          </table:table-cell>
          <table:table-cell table:formula="of:=[JREP.J42]" office:value-type="float" office:value="0" calcext:value-type="float">
            <text:p>0</text:p>
          </table:table-cell>
        </table:table-row>
        <table:table-row table:style-name="ro1">
          <table:table-cell table:formula="of:=[Project.A43]" office:value-type="float" office:value="0" calcext:value-type="float">
            <text:p>0</text:p>
          </table:table-cell>
          <table:table-cell table:formula="of:=[Project.B43]" office:value-type="float" office:value="0" calcext:value-type="float">
            <text:p>0</text:p>
          </table:table-cell>
          <table:table-cell table:formula="of:=[Project.C43]" office:value-type="float" office:value="0" calcext:value-type="float">
            <text:p>0</text:p>
          </table:table-cell>
          <table:table-cell table:formula="of:=[Project.D43]" office:value-type="float" office:value="0" calcext:value-type="float">
            <text:p>0</text:p>
          </table:table-cell>
          <table:table-cell table:formula="of:=[Project.E43]" office:value-type="float" office:value="0" calcext:value-type="float">
            <text:p>0</text:p>
          </table:table-cell>
          <table:table-cell table:formula="of:=[Project.F43]" office:value-type="float" office:value="0" calcext:value-type="float">
            <text:p>0</text:p>
          </table:table-cell>
          <table:table-cell table:formula="of:=[Project.G43]" office:value-type="float" office:value="0" calcext:value-type="float">
            <text:p>0</text:p>
          </table:table-cell>
          <table:table-cell table:formula="of:=[Project.H43]" office:value-type="float" office:value="0" calcext:value-type="float">
            <text:p>0</text:p>
          </table:table-cell>
          <table:table-cell table:formula="of:=[Project.I43]" office:value-type="float" office:value="0" calcext:value-type="float">
            <text:p>0</text:p>
          </table:table-cell>
          <table:table-cell table:formula="of:=[TDL_ROUTEUR.A43]" office:value-type="float" office:value="0" calcext:value-type="float">
            <text:p>0</text:p>
          </table:table-cell>
          <table:table-cell table:formula="of:=[TDL_ROUTEUR.B43]" office:value-type="float" office:value="0" calcext:value-type="float">
            <text:p>0</text:p>
          </table:table-cell>
          <table:table-cell table:formula="of:=[TDL_ROUTEUR.C43]" office:value-type="float" office:value="0" calcext:value-type="float">
            <text:p>0</text:p>
          </table:table-cell>
          <table:table-cell table:formula="of:=[TDL_ROUTEUR.D43]" office:value-type="float" office:value="0" calcext:value-type="float">
            <text:p>0</text:p>
          </table:table-cell>
          <table:table-cell table:formula="of:=[TDL_ROUTEUR.E43]" office:value-type="float" office:value="0" calcext:value-type="float">
            <text:p>0</text:p>
          </table:table-cell>
          <table:table-cell table:formula="of:=[TDL_ROUTEUR.F43]" office:value-type="float" office:value="0" calcext:value-type="float">
            <text:p>0</text:p>
          </table:table-cell>
          <table:table-cell table:formula="of:=[TDL_ROUTEUR.G43]" office:value-type="float" office:value="0" calcext:value-type="float">
            <text:p>0</text:p>
          </table:table-cell>
          <table:table-cell table:formula="of:=[TDL_ROUTEUR.H43]" office:value-type="float" office:value="0" calcext:value-type="float">
            <text:p>0</text:p>
          </table:table-cell>
          <table:table-cell table:formula="of:=[TDL_ROUTEUR.I43]" office:value-type="float" office:value="0" calcext:value-type="float">
            <text:p>0</text:p>
          </table:table-cell>
          <table:table-cell table:formula="of:=[TDL_ROUTEUR.J43]" office:value-type="float" office:value="0" calcext:value-type="float">
            <text:p>0</text:p>
          </table:table-cell>
          <table:table-cell table:formula="of:=[TDL_ROUTEUR.K43]" office:value-type="float" office:value="0" calcext:value-type="float">
            <text:p>0</text:p>
          </table:table-cell>
          <table:table-cell table:formula="of:=[TDL_ROUTEUR.L43]" office:value-type="float" office:value="0" calcext:value-type="float">
            <text:p>0</text:p>
          </table:table-cell>
          <table:table-cell table:formula="of:=[TDL_ROUTEUR.M43]" office:value-type="float" office:value="0" calcext:value-type="float">
            <text:p>0</text:p>
          </table:table-cell>
          <table:table-cell table:formula="of:=[TDL_ROUTEUR.N43]" office:value-type="float" office:value="0" calcext:value-type="float">
            <text:p>0</text:p>
          </table:table-cell>
          <table:table-cell table:formula="of:=[TDL_ROUTEUR.O43]" office:value-type="float" office:value="0" calcext:value-type="float">
            <text:p>0</text:p>
          </table:table-cell>
          <table:table-cell table:formula="of:=[TDL_ROUTEUR.P43]" office:value-type="float" office:value="0" calcext:value-type="float">
            <text:p>0</text:p>
          </table:table-cell>
          <table:table-cell table:formula="of:=[TDL_ROUTEUR.Q43]" office:value-type="float" office:value="0" calcext:value-type="float">
            <text:p>0</text:p>
          </table:table-cell>
          <table:table-cell table:formula="of:=[JREP.A43]" office:value-type="string" office:string-value="J042" calcext:value-type="string">
            <text:p>J042</text:p>
          </table:table-cell>
          <table:table-cell table:formula="of:=[JREP.B43]" office:value-type="string" office:string-value="time_accuracy" calcext:value-type="string">
            <text:p>time_accuracy</text:p>
          </table:table-cell>
          <table:table-cell table:formula="of:=[JREP.C43]" office:value-type="float" office:value="1" calcext:value-type="float">
            <text:p>1</text:p>
          </table:table-cell>
          <table:table-cell table:formula="of:=[JREP.D43]" office:value-type="float" office:value="0" calcext:value-type="float">
            <text:p>0</text:p>
          </table:table-cell>
          <table:table-cell table:formula="of:=[JREP.E43]" office:value-type="float" office:value="0" calcext:value-type="float">
            <text:p>0</text:p>
          </table:table-cell>
          <table:table-cell table:formula="of:=[JREP.F43]" office:value-type="float" office:value="0" calcext:value-type="float">
            <text:p>0</text:p>
          </table:table-cell>
          <table:table-cell table:formula="of:=[JREP.G43]" office:value-type="float" office:value="0" calcext:value-type="float">
            <text:p>0</text:p>
          </table:table-cell>
          <table:table-cell table:formula="of:=[JREP.H43]" office:value-type="float" office:value="0" calcext:value-type="float">
            <text:p>0</text:p>
          </table:table-cell>
          <table:table-cell table:formula="of:=[JREP.I43]" office:value-type="float" office:value="0" calcext:value-type="float">
            <text:p>0</text:p>
          </table:table-cell>
          <table:table-cell table:formula="of:=[JREP.J43]" office:value-type="float" office:value="0" calcext:value-type="float">
            <text:p>0</text:p>
          </table:table-cell>
        </table:table-row>
        <table:table-row table:style-name="ro1">
          <table:table-cell table:formula="of:=[Project.A44]" office:value-type="float" office:value="0" calcext:value-type="float">
            <text:p>0</text:p>
          </table:table-cell>
          <table:table-cell table:formula="of:=[Project.B44]" office:value-type="float" office:value="0" calcext:value-type="float">
            <text:p>0</text:p>
          </table:table-cell>
          <table:table-cell table:formula="of:=[Project.C44]" office:value-type="float" office:value="0" calcext:value-type="float">
            <text:p>0</text:p>
          </table:table-cell>
          <table:table-cell table:formula="of:=[Project.D44]" office:value-type="float" office:value="0" calcext:value-type="float">
            <text:p>0</text:p>
          </table:table-cell>
          <table:table-cell table:formula="of:=[Project.E44]" office:value-type="float" office:value="0" calcext:value-type="float">
            <text:p>0</text:p>
          </table:table-cell>
          <table:table-cell table:formula="of:=[Project.F44]" office:value-type="float" office:value="0" calcext:value-type="float">
            <text:p>0</text:p>
          </table:table-cell>
          <table:table-cell table:formula="of:=[Project.G44]" office:value-type="float" office:value="0" calcext:value-type="float">
            <text:p>0</text:p>
          </table:table-cell>
          <table:table-cell table:formula="of:=[Project.H44]" office:value-type="float" office:value="0" calcext:value-type="float">
            <text:p>0</text:p>
          </table:table-cell>
          <table:table-cell table:formula="of:=[Project.I44]" office:value-type="float" office:value="0" calcext:value-type="float">
            <text:p>0</text:p>
          </table:table-cell>
          <table:table-cell table:formula="of:=[TDL_ROUTEUR.A44]" office:value-type="float" office:value="0" calcext:value-type="float">
            <text:p>0</text:p>
          </table:table-cell>
          <table:table-cell table:formula="of:=[TDL_ROUTEUR.B44]" office:value-type="float" office:value="0" calcext:value-type="float">
            <text:p>0</text:p>
          </table:table-cell>
          <table:table-cell table:formula="of:=[TDL_ROUTEUR.C44]" office:value-type="float" office:value="0" calcext:value-type="float">
            <text:p>0</text:p>
          </table:table-cell>
          <table:table-cell table:formula="of:=[TDL_ROUTEUR.D44]" office:value-type="float" office:value="0" calcext:value-type="float">
            <text:p>0</text:p>
          </table:table-cell>
          <table:table-cell table:formula="of:=[TDL_ROUTEUR.E44]" office:value-type="float" office:value="0" calcext:value-type="float">
            <text:p>0</text:p>
          </table:table-cell>
          <table:table-cell table:formula="of:=[TDL_ROUTEUR.F44]" office:value-type="float" office:value="0" calcext:value-type="float">
            <text:p>0</text:p>
          </table:table-cell>
          <table:table-cell table:formula="of:=[TDL_ROUTEUR.G44]" office:value-type="float" office:value="0" calcext:value-type="float">
            <text:p>0</text:p>
          </table:table-cell>
          <table:table-cell table:formula="of:=[TDL_ROUTEUR.H44]" office:value-type="float" office:value="0" calcext:value-type="float">
            <text:p>0</text:p>
          </table:table-cell>
          <table:table-cell table:formula="of:=[TDL_ROUTEUR.I44]" office:value-type="float" office:value="0" calcext:value-type="float">
            <text:p>0</text:p>
          </table:table-cell>
          <table:table-cell table:formula="of:=[TDL_ROUTEUR.J44]" office:value-type="float" office:value="0" calcext:value-type="float">
            <text:p>0</text:p>
          </table:table-cell>
          <table:table-cell table:formula="of:=[TDL_ROUTEUR.K44]" office:value-type="float" office:value="0" calcext:value-type="float">
            <text:p>0</text:p>
          </table:table-cell>
          <table:table-cell table:formula="of:=[TDL_ROUTEUR.L44]" office:value-type="float" office:value="0" calcext:value-type="float">
            <text:p>0</text:p>
          </table:table-cell>
          <table:table-cell table:formula="of:=[TDL_ROUTEUR.M44]" office:value-type="float" office:value="0" calcext:value-type="float">
            <text:p>0</text:p>
          </table:table-cell>
          <table:table-cell table:formula="of:=[TDL_ROUTEUR.N44]" office:value-type="float" office:value="0" calcext:value-type="float">
            <text:p>0</text:p>
          </table:table-cell>
          <table:table-cell table:formula="of:=[TDL_ROUTEUR.O44]" office:value-type="float" office:value="0" calcext:value-type="float">
            <text:p>0</text:p>
          </table:table-cell>
          <table:table-cell table:formula="of:=[TDL_ROUTEUR.P44]" office:value-type="float" office:value="0" calcext:value-type="float">
            <text:p>0</text:p>
          </table:table-cell>
          <table:table-cell table:formula="of:=[TDL_ROUTEUR.Q44]" office:value-type="float" office:value="0" calcext:value-type="float">
            <text:p>0</text:p>
          </table:table-cell>
          <table:table-cell table:formula="of:=[JREP.A44]" office:value-type="string" office:string-value="J043" calcext:value-type="string">
            <text:p>J043</text:p>
          </table:table-cell>
          <table:table-cell table:formula="of:=[JREP.B44]" office:value-type="string" office:string-value="dcl_deactivateaddressprocess" calcext:value-type="string">
            <text:p>dcl_deactivateaddressprocess</text:p>
          </table:table-cell>
          <table:table-cell table:formula="of:=[JREP.C44]" office:value-type="string" office:string-value="true" calcext:value-type="string">
            <text:p>true</text:p>
          </table:table-cell>
          <table:table-cell table:formula="of:=[JREP.D44]" office:value-type="float" office:value="0" calcext:value-type="float">
            <text:p>0</text:p>
          </table:table-cell>
          <table:table-cell table:formula="of:=[JREP.E44]" office:value-type="float" office:value="0" calcext:value-type="float">
            <text:p>0</text:p>
          </table:table-cell>
          <table:table-cell table:formula="of:=[JREP.F44]" office:value-type="float" office:value="0" calcext:value-type="float">
            <text:p>0</text:p>
          </table:table-cell>
          <table:table-cell table:formula="of:=[JREP.G44]" office:value-type="float" office:value="0" calcext:value-type="float">
            <text:p>0</text:p>
          </table:table-cell>
          <table:table-cell table:formula="of:=[JREP.H44]" office:value-type="float" office:value="0" calcext:value-type="float">
            <text:p>0</text:p>
          </table:table-cell>
          <table:table-cell table:formula="of:=[JREP.I44]" office:value-type="float" office:value="0" calcext:value-type="float">
            <text:p>0</text:p>
          </table:table-cell>
          <table:table-cell table:formula="of:=[JREP.J44]" office:value-type="float" office:value="0" calcext:value-type="float">
            <text:p>0</text:p>
          </table:table-cell>
        </table:table-row>
        <table:table-row table:style-name="ro1">
          <table:table-cell table:formula="of:=[Project.A45]" office:value-type="float" office:value="0" calcext:value-type="float">
            <text:p>0</text:p>
          </table:table-cell>
          <table:table-cell table:formula="of:=[Project.B45]" office:value-type="float" office:value="0" calcext:value-type="float">
            <text:p>0</text:p>
          </table:table-cell>
          <table:table-cell table:formula="of:=[Project.C45]" office:value-type="float" office:value="0" calcext:value-type="float">
            <text:p>0</text:p>
          </table:table-cell>
          <table:table-cell table:formula="of:=[Project.D45]" office:value-type="float" office:value="0" calcext:value-type="float">
            <text:p>0</text:p>
          </table:table-cell>
          <table:table-cell table:formula="of:=[Project.E45]" office:value-type="float" office:value="0" calcext:value-type="float">
            <text:p>0</text:p>
          </table:table-cell>
          <table:table-cell table:formula="of:=[Project.F45]" office:value-type="float" office:value="0" calcext:value-type="float">
            <text:p>0</text:p>
          </table:table-cell>
          <table:table-cell table:formula="of:=[Project.G45]" office:value-type="float" office:value="0" calcext:value-type="float">
            <text:p>0</text:p>
          </table:table-cell>
          <table:table-cell table:formula="of:=[Project.H45]" office:value-type="float" office:value="0" calcext:value-type="float">
            <text:p>0</text:p>
          </table:table-cell>
          <table:table-cell table:formula="of:=[Project.I45]" office:value-type="float" office:value="0" calcext:value-type="float">
            <text:p>0</text:p>
          </table:table-cell>
          <table:table-cell table:formula="of:=[TDL_ROUTEUR.A45]" office:value-type="float" office:value="0" calcext:value-type="float">
            <text:p>0</text:p>
          </table:table-cell>
          <table:table-cell table:formula="of:=[TDL_ROUTEUR.B45]" office:value-type="float" office:value="0" calcext:value-type="float">
            <text:p>0</text:p>
          </table:table-cell>
          <table:table-cell table:formula="of:=[TDL_ROUTEUR.C45]" office:value-type="float" office:value="0" calcext:value-type="float">
            <text:p>0</text:p>
          </table:table-cell>
          <table:table-cell table:formula="of:=[TDL_ROUTEUR.D45]" office:value-type="float" office:value="0" calcext:value-type="float">
            <text:p>0</text:p>
          </table:table-cell>
          <table:table-cell table:formula="of:=[TDL_ROUTEUR.E45]" office:value-type="float" office:value="0" calcext:value-type="float">
            <text:p>0</text:p>
          </table:table-cell>
          <table:table-cell table:formula="of:=[TDL_ROUTEUR.F45]" office:value-type="float" office:value="0" calcext:value-type="float">
            <text:p>0</text:p>
          </table:table-cell>
          <table:table-cell table:formula="of:=[TDL_ROUTEUR.G45]" office:value-type="float" office:value="0" calcext:value-type="float">
            <text:p>0</text:p>
          </table:table-cell>
          <table:table-cell table:formula="of:=[TDL_ROUTEUR.H45]" office:value-type="float" office:value="0" calcext:value-type="float">
            <text:p>0</text:p>
          </table:table-cell>
          <table:table-cell table:formula="of:=[TDL_ROUTEUR.I45]" office:value-type="float" office:value="0" calcext:value-type="float">
            <text:p>0</text:p>
          </table:table-cell>
          <table:table-cell table:formula="of:=[TDL_ROUTEUR.J45]" office:value-type="float" office:value="0" calcext:value-type="float">
            <text:p>0</text:p>
          </table:table-cell>
          <table:table-cell table:formula="of:=[TDL_ROUTEUR.K45]" office:value-type="float" office:value="0" calcext:value-type="float">
            <text:p>0</text:p>
          </table:table-cell>
          <table:table-cell table:formula="of:=[TDL_ROUTEUR.L45]" office:value-type="float" office:value="0" calcext:value-type="float">
            <text:p>0</text:p>
          </table:table-cell>
          <table:table-cell table:formula="of:=[TDL_ROUTEUR.M45]" office:value-type="float" office:value="0" calcext:value-type="float">
            <text:p>0</text:p>
          </table:table-cell>
          <table:table-cell table:formula="of:=[TDL_ROUTEUR.N45]" office:value-type="float" office:value="0" calcext:value-type="float">
            <text:p>0</text:p>
          </table:table-cell>
          <table:table-cell table:formula="of:=[TDL_ROUTEUR.O45]" office:value-type="float" office:value="0" calcext:value-type="float">
            <text:p>0</text:p>
          </table:table-cell>
          <table:table-cell table:formula="of:=[TDL_ROUTEUR.P45]" office:value-type="float" office:value="0" calcext:value-type="float">
            <text:p>0</text:p>
          </table:table-cell>
          <table:table-cell table:formula="of:=[TDL_ROUTEUR.Q45]" office:value-type="float" office:value="0" calcext:value-type="float">
            <text:p>0</text:p>
          </table:table-cell>
          <table:table-cell table:formula="of:=[JREP.A45]" office:value-type="string" office:string-value="J044" calcext:value-type="string">
            <text:p>J044</text:p>
          </table:table-cell>
          <table:table-cell table:formula="of:=[JREP.B45]" office:value-type="string" office:string-value="is_rtt_control_response_report" calcext:value-type="string">
            <text:p>is_rtt_control_response_report</text:p>
          </table:table-cell>
          <table:table-cell table:formula="of:=[JREP.C45]" office:value-type="string" office:string-value="true" calcext:value-type="string">
            <text:p>true</text:p>
          </table:table-cell>
          <table:table-cell table:formula="of:=[JREP.D45]" office:value-type="float" office:value="0" calcext:value-type="float">
            <text:p>0</text:p>
          </table:table-cell>
          <table:table-cell table:formula="of:=[JREP.E45]" office:value-type="float" office:value="0" calcext:value-type="float">
            <text:p>0</text:p>
          </table:table-cell>
          <table:table-cell table:formula="of:=[JREP.F45]" office:value-type="float" office:value="0" calcext:value-type="float">
            <text:p>0</text:p>
          </table:table-cell>
          <table:table-cell table:formula="of:=[JREP.G45]" office:value-type="float" office:value="0" calcext:value-type="float">
            <text:p>0</text:p>
          </table:table-cell>
          <table:table-cell table:formula="of:=[JREP.H45]" office:value-type="float" office:value="0" calcext:value-type="float">
            <text:p>0</text:p>
          </table:table-cell>
          <table:table-cell table:formula="of:=[JREP.I45]" office:value-type="float" office:value="0" calcext:value-type="float">
            <text:p>0</text:p>
          </table:table-cell>
          <table:table-cell table:formula="of:=[JREP.J45]" office:value-type="float" office:value="0" calcext:value-type="float">
            <text:p>0</text:p>
          </table:table-cell>
        </table:table-row>
        <table:table-row table:style-name="ro1">
          <table:table-cell table:formula="of:=[Project.A46]" office:value-type="float" office:value="0" calcext:value-type="float">
            <text:p>0</text:p>
          </table:table-cell>
          <table:table-cell table:formula="of:=[Project.B46]" office:value-type="float" office:value="0" calcext:value-type="float">
            <text:p>0</text:p>
          </table:table-cell>
          <table:table-cell table:formula="of:=[Project.C46]" office:value-type="float" office:value="0" calcext:value-type="float">
            <text:p>0</text:p>
          </table:table-cell>
          <table:table-cell table:formula="of:=[Project.D46]" office:value-type="float" office:value="0" calcext:value-type="float">
            <text:p>0</text:p>
          </table:table-cell>
          <table:table-cell table:formula="of:=[Project.E46]" office:value-type="float" office:value="0" calcext:value-type="float">
            <text:p>0</text:p>
          </table:table-cell>
          <table:table-cell table:formula="of:=[Project.F46]" office:value-type="float" office:value="0" calcext:value-type="float">
            <text:p>0</text:p>
          </table:table-cell>
          <table:table-cell table:formula="of:=[Project.G46]" office:value-type="float" office:value="0" calcext:value-type="float">
            <text:p>0</text:p>
          </table:table-cell>
          <table:table-cell table:formula="of:=[Project.H46]" office:value-type="float" office:value="0" calcext:value-type="float">
            <text:p>0</text:p>
          </table:table-cell>
          <table:table-cell table:formula="of:=[Project.I46]" office:value-type="float" office:value="0" calcext:value-type="float">
            <text:p>0</text:p>
          </table:table-cell>
          <table:table-cell table:formula="of:=[TDL_ROUTEUR.A46]" office:value-type="float" office:value="0" calcext:value-type="float">
            <text:p>0</text:p>
          </table:table-cell>
          <table:table-cell table:formula="of:=[TDL_ROUTEUR.B46]" office:value-type="float" office:value="0" calcext:value-type="float">
            <text:p>0</text:p>
          </table:table-cell>
          <table:table-cell table:formula="of:=[TDL_ROUTEUR.C46]" office:value-type="float" office:value="0" calcext:value-type="float">
            <text:p>0</text:p>
          </table:table-cell>
          <table:table-cell table:formula="of:=[TDL_ROUTEUR.D46]" office:value-type="float" office:value="0" calcext:value-type="float">
            <text:p>0</text:p>
          </table:table-cell>
          <table:table-cell table:formula="of:=[TDL_ROUTEUR.E46]" office:value-type="float" office:value="0" calcext:value-type="float">
            <text:p>0</text:p>
          </table:table-cell>
          <table:table-cell table:formula="of:=[TDL_ROUTEUR.F46]" office:value-type="float" office:value="0" calcext:value-type="float">
            <text:p>0</text:p>
          </table:table-cell>
          <table:table-cell table:formula="of:=[TDL_ROUTEUR.G46]" office:value-type="float" office:value="0" calcext:value-type="float">
            <text:p>0</text:p>
          </table:table-cell>
          <table:table-cell table:formula="of:=[TDL_ROUTEUR.H46]" office:value-type="float" office:value="0" calcext:value-type="float">
            <text:p>0</text:p>
          </table:table-cell>
          <table:table-cell table:formula="of:=[TDL_ROUTEUR.I46]" office:value-type="float" office:value="0" calcext:value-type="float">
            <text:p>0</text:p>
          </table:table-cell>
          <table:table-cell table:formula="of:=[TDL_ROUTEUR.J46]" office:value-type="float" office:value="0" calcext:value-type="float">
            <text:p>0</text:p>
          </table:table-cell>
          <table:table-cell table:formula="of:=[TDL_ROUTEUR.K46]" office:value-type="float" office:value="0" calcext:value-type="float">
            <text:p>0</text:p>
          </table:table-cell>
          <table:table-cell table:formula="of:=[TDL_ROUTEUR.L46]" office:value-type="float" office:value="0" calcext:value-type="float">
            <text:p>0</text:p>
          </table:table-cell>
          <table:table-cell table:formula="of:=[TDL_ROUTEUR.M46]" office:value-type="float" office:value="0" calcext:value-type="float">
            <text:p>0</text:p>
          </table:table-cell>
          <table:table-cell table:formula="of:=[TDL_ROUTEUR.N46]" office:value-type="float" office:value="0" calcext:value-type="float">
            <text:p>0</text:p>
          </table:table-cell>
          <table:table-cell table:formula="of:=[TDL_ROUTEUR.O46]" office:value-type="float" office:value="0" calcext:value-type="float">
            <text:p>0</text:p>
          </table:table-cell>
          <table:table-cell table:formula="of:=[TDL_ROUTEUR.P46]" office:value-type="float" office:value="0" calcext:value-type="float">
            <text:p>0</text:p>
          </table:table-cell>
          <table:table-cell table:formula="of:=[TDL_ROUTEUR.Q46]" office:value-type="float" office:value="0" calcext:value-type="float">
            <text:p>0</text:p>
          </table:table-cell>
          <table:table-cell table:formula="of:=[JREP.A46]" office:value-type="string" office:string-value="J045" calcext:value-type="string">
            <text:p>J045</text:p>
          </table:table-cell>
          <table:table-cell table:formula="of:=[JREP.B46]" office:value-type="string" office:string-value="startsocket_timeout" calcext:value-type="string">
            <text:p>startsocket_timeout</text:p>
          </table:table-cell>
          <table:table-cell table:formula="of:=[JREP.C46]" office:value-type="float" office:value="60" calcext:value-type="float">
            <text:p>60</text:p>
          </table:table-cell>
          <table:table-cell table:formula="of:=[JREP.D46]" office:value-type="float" office:value="0" calcext:value-type="float">
            <text:p>0</text:p>
          </table:table-cell>
          <table:table-cell table:formula="of:=[JREP.E46]" office:value-type="float" office:value="0" calcext:value-type="float">
            <text:p>0</text:p>
          </table:table-cell>
          <table:table-cell table:formula="of:=[JREP.F46]" office:value-type="float" office:value="0" calcext:value-type="float">
            <text:p>0</text:p>
          </table:table-cell>
          <table:table-cell table:formula="of:=[JREP.G46]" office:value-type="float" office:value="0" calcext:value-type="float">
            <text:p>0</text:p>
          </table:table-cell>
          <table:table-cell table:formula="of:=[JREP.H46]" office:value-type="float" office:value="0" calcext:value-type="float">
            <text:p>0</text:p>
          </table:table-cell>
          <table:table-cell table:formula="of:=[JREP.I46]" office:value-type="float" office:value="0" calcext:value-type="float">
            <text:p>0</text:p>
          </table:table-cell>
          <table:table-cell table:formula="of:=[JREP.J46]" office:value-type="float" office:value="0" calcext:value-type="float">
            <text:p>0</text:p>
          </table:table-cell>
        </table:table-row>
        <table:table-row table:style-name="ro1">
          <table:table-cell table:formula="of:=[Project.A47]" office:value-type="float" office:value="0" calcext:value-type="float">
            <text:p>0</text:p>
          </table:table-cell>
          <table:table-cell table:formula="of:=[Project.B47]" office:value-type="float" office:value="0" calcext:value-type="float">
            <text:p>0</text:p>
          </table:table-cell>
          <table:table-cell table:formula="of:=[Project.C47]" office:value-type="float" office:value="0" calcext:value-type="float">
            <text:p>0</text:p>
          </table:table-cell>
          <table:table-cell table:formula="of:=[Project.D47]" office:value-type="float" office:value="0" calcext:value-type="float">
            <text:p>0</text:p>
          </table:table-cell>
          <table:table-cell table:formula="of:=[Project.E47]" office:value-type="float" office:value="0" calcext:value-type="float">
            <text:p>0</text:p>
          </table:table-cell>
          <table:table-cell table:formula="of:=[Project.F47]" office:value-type="float" office:value="0" calcext:value-type="float">
            <text:p>0</text:p>
          </table:table-cell>
          <table:table-cell table:formula="of:=[Project.G47]" office:value-type="float" office:value="0" calcext:value-type="float">
            <text:p>0</text:p>
          </table:table-cell>
          <table:table-cell table:formula="of:=[Project.H47]" office:value-type="float" office:value="0" calcext:value-type="float">
            <text:p>0</text:p>
          </table:table-cell>
          <table:table-cell table:formula="of:=[Project.I47]" office:value-type="float" office:value="0" calcext:value-type="float">
            <text:p>0</text:p>
          </table:table-cell>
          <table:table-cell table:formula="of:=[TDL_ROUTEUR.A47]" office:value-type="float" office:value="0" calcext:value-type="float">
            <text:p>0</text:p>
          </table:table-cell>
          <table:table-cell table:formula="of:=[TDL_ROUTEUR.B47]" office:value-type="float" office:value="0" calcext:value-type="float">
            <text:p>0</text:p>
          </table:table-cell>
          <table:table-cell table:formula="of:=[TDL_ROUTEUR.C47]" office:value-type="float" office:value="0" calcext:value-type="float">
            <text:p>0</text:p>
          </table:table-cell>
          <table:table-cell table:formula="of:=[TDL_ROUTEUR.D47]" office:value-type="float" office:value="0" calcext:value-type="float">
            <text:p>0</text:p>
          </table:table-cell>
          <table:table-cell table:formula="of:=[TDL_ROUTEUR.E47]" office:value-type="float" office:value="0" calcext:value-type="float">
            <text:p>0</text:p>
          </table:table-cell>
          <table:table-cell table:formula="of:=[TDL_ROUTEUR.F47]" office:value-type="float" office:value="0" calcext:value-type="float">
            <text:p>0</text:p>
          </table:table-cell>
          <table:table-cell table:formula="of:=[TDL_ROUTEUR.G47]" office:value-type="float" office:value="0" calcext:value-type="float">
            <text:p>0</text:p>
          </table:table-cell>
          <table:table-cell table:formula="of:=[TDL_ROUTEUR.H47]" office:value-type="float" office:value="0" calcext:value-type="float">
            <text:p>0</text:p>
          </table:table-cell>
          <table:table-cell table:formula="of:=[TDL_ROUTEUR.I47]" office:value-type="float" office:value="0" calcext:value-type="float">
            <text:p>0</text:p>
          </table:table-cell>
          <table:table-cell table:formula="of:=[TDL_ROUTEUR.J47]" office:value-type="float" office:value="0" calcext:value-type="float">
            <text:p>0</text:p>
          </table:table-cell>
          <table:table-cell table:formula="of:=[TDL_ROUTEUR.K47]" office:value-type="float" office:value="0" calcext:value-type="float">
            <text:p>0</text:p>
          </table:table-cell>
          <table:table-cell table:formula="of:=[TDL_ROUTEUR.L47]" office:value-type="float" office:value="0" calcext:value-type="float">
            <text:p>0</text:p>
          </table:table-cell>
          <table:table-cell table:formula="of:=[TDL_ROUTEUR.M47]" office:value-type="float" office:value="0" calcext:value-type="float">
            <text:p>0</text:p>
          </table:table-cell>
          <table:table-cell table:formula="of:=[TDL_ROUTEUR.N47]" office:value-type="float" office:value="0" calcext:value-type="float">
            <text:p>0</text:p>
          </table:table-cell>
          <table:table-cell table:formula="of:=[TDL_ROUTEUR.O47]" office:value-type="float" office:value="0" calcext:value-type="float">
            <text:p>0</text:p>
          </table:table-cell>
          <table:table-cell table:formula="of:=[TDL_ROUTEUR.P47]" office:value-type="float" office:value="0" calcext:value-type="float">
            <text:p>0</text:p>
          </table:table-cell>
          <table:table-cell table:formula="of:=[TDL_ROUTEUR.Q47]" office:value-type="float" office:value="0" calcext:value-type="float">
            <text:p>0</text:p>
          </table:table-cell>
          <table:table-cell table:formula="of:=[JREP.A47]" office:value-type="string" office:string-value="J046" calcext:value-type="string">
            <text:p>J046</text:p>
          </table:table-cell>
          <table:table-cell table:formula="of:=[JREP.B47]" office:value-type="string" office:string-value="disable_convert_j2_x_to_j2_0" calcext:value-type="string">
            <text:p>disable_convert_j2_x_to_j2_0</text:p>
          </table:table-cell>
          <table:table-cell table:formula="of:=[JREP.C47]" office:value-type="string" office:string-value="false" calcext:value-type="string">
            <text:p>false</text:p>
          </table:table-cell>
          <table:table-cell table:formula="of:=[JREP.D47]" office:value-type="float" office:value="0" calcext:value-type="float">
            <text:p>0</text:p>
          </table:table-cell>
          <table:table-cell table:formula="of:=[JREP.E47]" office:value-type="float" office:value="0" calcext:value-type="float">
            <text:p>0</text:p>
          </table:table-cell>
          <table:table-cell table:formula="of:=[JREP.F47]" office:value-type="float" office:value="0" calcext:value-type="float">
            <text:p>0</text:p>
          </table:table-cell>
          <table:table-cell table:formula="of:=[JREP.G47]" office:value-type="float" office:value="0" calcext:value-type="float">
            <text:p>0</text:p>
          </table:table-cell>
          <table:table-cell table:formula="of:=[JREP.H47]" office:value-type="float" office:value="0" calcext:value-type="float">
            <text:p>0</text:p>
          </table:table-cell>
          <table:table-cell table:formula="of:=[JREP.I47]" office:value-type="float" office:value="0" calcext:value-type="float">
            <text:p>0</text:p>
          </table:table-cell>
          <table:table-cell table:formula="of:=[JREP.J47]" office:value-type="float" office:value="0" calcext:value-type="float">
            <text:p>0</text:p>
          </table:table-cell>
        </table:table-row>
        <table:table-row table:style-name="ro1">
          <table:table-cell table:formula="of:=[Project.A48]" office:value-type="float" office:value="0" calcext:value-type="float">
            <text:p>0</text:p>
          </table:table-cell>
          <table:table-cell table:formula="of:=[Project.B48]" office:value-type="float" office:value="0" calcext:value-type="float">
            <text:p>0</text:p>
          </table:table-cell>
          <table:table-cell table:formula="of:=[Project.C48]" office:value-type="float" office:value="0" calcext:value-type="float">
            <text:p>0</text:p>
          </table:table-cell>
          <table:table-cell table:formula="of:=[Project.D48]" office:value-type="float" office:value="0" calcext:value-type="float">
            <text:p>0</text:p>
          </table:table-cell>
          <table:table-cell table:formula="of:=[Project.E48]" office:value-type="float" office:value="0" calcext:value-type="float">
            <text:p>0</text:p>
          </table:table-cell>
          <table:table-cell table:formula="of:=[Project.F48]" office:value-type="float" office:value="0" calcext:value-type="float">
            <text:p>0</text:p>
          </table:table-cell>
          <table:table-cell table:formula="of:=[Project.G48]" office:value-type="float" office:value="0" calcext:value-type="float">
            <text:p>0</text:p>
          </table:table-cell>
          <table:table-cell table:formula="of:=[Project.H48]" office:value-type="float" office:value="0" calcext:value-type="float">
            <text:p>0</text:p>
          </table:table-cell>
          <table:table-cell table:formula="of:=[Project.I48]" office:value-type="float" office:value="0" calcext:value-type="float">
            <text:p>0</text:p>
          </table:table-cell>
          <table:table-cell table:formula="of:=[TDL_ROUTEUR.A48]" office:value-type="float" office:value="0" calcext:value-type="float">
            <text:p>0</text:p>
          </table:table-cell>
          <table:table-cell table:formula="of:=[TDL_ROUTEUR.B48]" office:value-type="float" office:value="0" calcext:value-type="float">
            <text:p>0</text:p>
          </table:table-cell>
          <table:table-cell table:formula="of:=[TDL_ROUTEUR.C48]" office:value-type="float" office:value="0" calcext:value-type="float">
            <text:p>0</text:p>
          </table:table-cell>
          <table:table-cell table:formula="of:=[TDL_ROUTEUR.D48]" office:value-type="float" office:value="0" calcext:value-type="float">
            <text:p>0</text:p>
          </table:table-cell>
          <table:table-cell table:formula="of:=[TDL_ROUTEUR.E48]" office:value-type="float" office:value="0" calcext:value-type="float">
            <text:p>0</text:p>
          </table:table-cell>
          <table:table-cell table:formula="of:=[TDL_ROUTEUR.F48]" office:value-type="float" office:value="0" calcext:value-type="float">
            <text:p>0</text:p>
          </table:table-cell>
          <table:table-cell table:formula="of:=[TDL_ROUTEUR.G48]" office:value-type="float" office:value="0" calcext:value-type="float">
            <text:p>0</text:p>
          </table:table-cell>
          <table:table-cell table:formula="of:=[TDL_ROUTEUR.H48]" office:value-type="float" office:value="0" calcext:value-type="float">
            <text:p>0</text:p>
          </table:table-cell>
          <table:table-cell table:formula="of:=[TDL_ROUTEUR.I48]" office:value-type="float" office:value="0" calcext:value-type="float">
            <text:p>0</text:p>
          </table:table-cell>
          <table:table-cell table:formula="of:=[TDL_ROUTEUR.J48]" office:value-type="float" office:value="0" calcext:value-type="float">
            <text:p>0</text:p>
          </table:table-cell>
          <table:table-cell table:formula="of:=[TDL_ROUTEUR.K48]" office:value-type="float" office:value="0" calcext:value-type="float">
            <text:p>0</text:p>
          </table:table-cell>
          <table:table-cell table:formula="of:=[TDL_ROUTEUR.L48]" office:value-type="float" office:value="0" calcext:value-type="float">
            <text:p>0</text:p>
          </table:table-cell>
          <table:table-cell table:formula="of:=[TDL_ROUTEUR.M48]" office:value-type="float" office:value="0" calcext:value-type="float">
            <text:p>0</text:p>
          </table:table-cell>
          <table:table-cell table:formula="of:=[TDL_ROUTEUR.N48]" office:value-type="float" office:value="0" calcext:value-type="float">
            <text:p>0</text:p>
          </table:table-cell>
          <table:table-cell table:formula="of:=[TDL_ROUTEUR.O48]" office:value-type="float" office:value="0" calcext:value-type="float">
            <text:p>0</text:p>
          </table:table-cell>
          <table:table-cell table:formula="of:=[TDL_ROUTEUR.P48]" office:value-type="float" office:value="0" calcext:value-type="float">
            <text:p>0</text:p>
          </table:table-cell>
          <table:table-cell table:formula="of:=[TDL_ROUTEUR.Q48]" office:value-type="float" office:value="0" calcext:value-type="float">
            <text:p>0</text:p>
          </table:table-cell>
          <table:table-cell table:formula="of:=[JREP.A48]" office:value-type="string" office:string-value="J047" calcext:value-type="string">
            <text:p>J047</text:p>
          </table:table-cell>
          <table:table-cell table:formula="of:=[JREP.B48]" office:value-type="string" office:string-value="jre_link_restart" calcext:value-type="string">
            <text:p>jre_link_restart</text:p>
          </table:table-cell>
          <table:table-cell table:formula="of:=[JREP.C48]" office:value-type="string" office:string-value="true" calcext:value-type="string">
            <text:p>true</text:p>
          </table:table-cell>
          <table:table-cell table:formula="of:=[JREP.D48]" office:value-type="float" office:value="0" calcext:value-type="float">
            <text:p>0</text:p>
          </table:table-cell>
          <table:table-cell table:formula="of:=[JREP.E48]" office:value-type="float" office:value="0" calcext:value-type="float">
            <text:p>0</text:p>
          </table:table-cell>
          <table:table-cell table:formula="of:=[JREP.F48]" office:value-type="float" office:value="0" calcext:value-type="float">
            <text:p>0</text:p>
          </table:table-cell>
          <table:table-cell table:formula="of:=[JREP.G48]" office:value-type="float" office:value="0" calcext:value-type="float">
            <text:p>0</text:p>
          </table:table-cell>
          <table:table-cell table:formula="of:=[JREP.H48]" office:value-type="float" office:value="0" calcext:value-type="float">
            <text:p>0</text:p>
          </table:table-cell>
          <table:table-cell table:formula="of:=[JREP.I48]" office:value-type="float" office:value="0" calcext:value-type="float">
            <text:p>0</text:p>
          </table:table-cell>
          <table:table-cell table:formula="of:=[JREP.J48]" office:value-type="float" office:value="0" calcext:value-type="float">
            <text:p>0</text:p>
          </table:table-cell>
        </table:table-row>
        <table:table-row table:style-name="ro1">
          <table:table-cell table:formula="of:=[Project.A49]" office:value-type="float" office:value="0" calcext:value-type="float">
            <text:p>0</text:p>
          </table:table-cell>
          <table:table-cell table:formula="of:=[Project.B49]" office:value-type="float" office:value="0" calcext:value-type="float">
            <text:p>0</text:p>
          </table:table-cell>
          <table:table-cell table:formula="of:=[Project.C49]" office:value-type="float" office:value="0" calcext:value-type="float">
            <text:p>0</text:p>
          </table:table-cell>
          <table:table-cell table:formula="of:=[Project.D49]" office:value-type="float" office:value="0" calcext:value-type="float">
            <text:p>0</text:p>
          </table:table-cell>
          <table:table-cell table:formula="of:=[Project.E49]" office:value-type="float" office:value="0" calcext:value-type="float">
            <text:p>0</text:p>
          </table:table-cell>
          <table:table-cell table:formula="of:=[Project.F49]" office:value-type="float" office:value="0" calcext:value-type="float">
            <text:p>0</text:p>
          </table:table-cell>
          <table:table-cell table:formula="of:=[Project.G49]" office:value-type="float" office:value="0" calcext:value-type="float">
            <text:p>0</text:p>
          </table:table-cell>
          <table:table-cell table:formula="of:=[Project.H49]" office:value-type="float" office:value="0" calcext:value-type="float">
            <text:p>0</text:p>
          </table:table-cell>
          <table:table-cell table:formula="of:=[Project.I49]" office:value-type="float" office:value="0" calcext:value-type="float">
            <text:p>0</text:p>
          </table:table-cell>
          <table:table-cell table:formula="of:=[TDL_ROUTEUR.A49]" office:value-type="float" office:value="0" calcext:value-type="float">
            <text:p>0</text:p>
          </table:table-cell>
          <table:table-cell table:formula="of:=[TDL_ROUTEUR.B49]" office:value-type="float" office:value="0" calcext:value-type="float">
            <text:p>0</text:p>
          </table:table-cell>
          <table:table-cell table:formula="of:=[TDL_ROUTEUR.C49]" office:value-type="float" office:value="0" calcext:value-type="float">
            <text:p>0</text:p>
          </table:table-cell>
          <table:table-cell table:formula="of:=[TDL_ROUTEUR.D49]" office:value-type="float" office:value="0" calcext:value-type="float">
            <text:p>0</text:p>
          </table:table-cell>
          <table:table-cell table:formula="of:=[TDL_ROUTEUR.E49]" office:value-type="float" office:value="0" calcext:value-type="float">
            <text:p>0</text:p>
          </table:table-cell>
          <table:table-cell table:formula="of:=[TDL_ROUTEUR.F49]" office:value-type="float" office:value="0" calcext:value-type="float">
            <text:p>0</text:p>
          </table:table-cell>
          <table:table-cell table:formula="of:=[TDL_ROUTEUR.G49]" office:value-type="float" office:value="0" calcext:value-type="float">
            <text:p>0</text:p>
          </table:table-cell>
          <table:table-cell table:formula="of:=[TDL_ROUTEUR.H49]" office:value-type="float" office:value="0" calcext:value-type="float">
            <text:p>0</text:p>
          </table:table-cell>
          <table:table-cell table:formula="of:=[TDL_ROUTEUR.I49]" office:value-type="float" office:value="0" calcext:value-type="float">
            <text:p>0</text:p>
          </table:table-cell>
          <table:table-cell table:formula="of:=[TDL_ROUTEUR.J49]" office:value-type="float" office:value="0" calcext:value-type="float">
            <text:p>0</text:p>
          </table:table-cell>
          <table:table-cell table:formula="of:=[TDL_ROUTEUR.K49]" office:value-type="float" office:value="0" calcext:value-type="float">
            <text:p>0</text:p>
          </table:table-cell>
          <table:table-cell table:formula="of:=[TDL_ROUTEUR.L49]" office:value-type="float" office:value="0" calcext:value-type="float">
            <text:p>0</text:p>
          </table:table-cell>
          <table:table-cell table:formula="of:=[TDL_ROUTEUR.M49]" office:value-type="float" office:value="0" calcext:value-type="float">
            <text:p>0</text:p>
          </table:table-cell>
          <table:table-cell table:formula="of:=[TDL_ROUTEUR.N49]" office:value-type="float" office:value="0" calcext:value-type="float">
            <text:p>0</text:p>
          </table:table-cell>
          <table:table-cell table:formula="of:=[TDL_ROUTEUR.O49]" office:value-type="float" office:value="0" calcext:value-type="float">
            <text:p>0</text:p>
          </table:table-cell>
          <table:table-cell table:formula="of:=[TDL_ROUTEUR.P49]" office:value-type="float" office:value="0" calcext:value-type="float">
            <text:p>0</text:p>
          </table:table-cell>
          <table:table-cell table:formula="of:=[TDL_ROUTEUR.Q49]" office:value-type="float" office:value="0" calcext:value-type="float">
            <text:p>0</text:p>
          </table:table-cell>
          <table:table-cell table:formula="of:=[JREP.A49]" office:value-type="string" office:string-value="J048" calcext:value-type="string">
            <text:p>J048</text:p>
          </table:table-cell>
          <table:table-cell table:formula="of:=[JREP.B49]" office:value-type="string" office:string-value="jre_link_reconnection_time" calcext:value-type="string">
            <text:p>jre_link_reconnection_time</text:p>
          </table:table-cell>
          <table:table-cell table:formula="of:=[JREP.C49]" office:value-type="float" office:value="29000" calcext:value-type="float">
            <text:p>29000</text:p>
          </table:table-cell>
          <table:table-cell table:formula="of:=[JREP.D49]" office:value-type="float" office:value="0" calcext:value-type="float">
            <text:p>0</text:p>
          </table:table-cell>
          <table:table-cell table:formula="of:=[JREP.E49]" office:value-type="float" office:value="0" calcext:value-type="float">
            <text:p>0</text:p>
          </table:table-cell>
          <table:table-cell table:formula="of:=[JREP.F49]" office:value-type="float" office:value="0" calcext:value-type="float">
            <text:p>0</text:p>
          </table:table-cell>
          <table:table-cell table:formula="of:=[JREP.G49]" office:value-type="float" office:value="0" calcext:value-type="float">
            <text:p>0</text:p>
          </table:table-cell>
          <table:table-cell table:formula="of:=[JREP.H49]" office:value-type="float" office:value="0" calcext:value-type="float">
            <text:p>0</text:p>
          </table:table-cell>
          <table:table-cell table:formula="of:=[JREP.I49]" office:value-type="float" office:value="0" calcext:value-type="float">
            <text:p>0</text:p>
          </table:table-cell>
          <table:table-cell table:formula="of:=[JREP.J49]" office:value-type="float" office:value="0" calcext:value-type="float">
            <text:p>0</text:p>
          </table:table-cell>
        </table:table-row>
        <table:table-row table:style-name="ro1">
          <table:table-cell table:formula="of:=[Project.A50]" office:value-type="float" office:value="0" calcext:value-type="float">
            <text:p>0</text:p>
          </table:table-cell>
          <table:table-cell table:formula="of:=[Project.B50]" office:value-type="float" office:value="0" calcext:value-type="float">
            <text:p>0</text:p>
          </table:table-cell>
          <table:table-cell table:formula="of:=[Project.C50]" office:value-type="float" office:value="0" calcext:value-type="float">
            <text:p>0</text:p>
          </table:table-cell>
          <table:table-cell table:formula="of:=[Project.D50]" office:value-type="float" office:value="0" calcext:value-type="float">
            <text:p>0</text:p>
          </table:table-cell>
          <table:table-cell table:formula="of:=[Project.E50]" office:value-type="float" office:value="0" calcext:value-type="float">
            <text:p>0</text:p>
          </table:table-cell>
          <table:table-cell table:formula="of:=[Project.F50]" office:value-type="float" office:value="0" calcext:value-type="float">
            <text:p>0</text:p>
          </table:table-cell>
          <table:table-cell table:formula="of:=[Project.G50]" office:value-type="float" office:value="0" calcext:value-type="float">
            <text:p>0</text:p>
          </table:table-cell>
          <table:table-cell table:formula="of:=[Project.H50]" office:value-type="float" office:value="0" calcext:value-type="float">
            <text:p>0</text:p>
          </table:table-cell>
          <table:table-cell table:formula="of:=[Project.I50]" office:value-type="float" office:value="0" calcext:value-type="float">
            <text:p>0</text:p>
          </table:table-cell>
          <table:table-cell table:formula="of:=[TDL_ROUTEUR.A50]" office:value-type="float" office:value="0" calcext:value-type="float">
            <text:p>0</text:p>
          </table:table-cell>
          <table:table-cell table:formula="of:=[TDL_ROUTEUR.B50]" office:value-type="float" office:value="0" calcext:value-type="float">
            <text:p>0</text:p>
          </table:table-cell>
          <table:table-cell table:formula="of:=[TDL_ROUTEUR.C50]" office:value-type="float" office:value="0" calcext:value-type="float">
            <text:p>0</text:p>
          </table:table-cell>
          <table:table-cell table:formula="of:=[TDL_ROUTEUR.D50]" office:value-type="float" office:value="0" calcext:value-type="float">
            <text:p>0</text:p>
          </table:table-cell>
          <table:table-cell table:formula="of:=[TDL_ROUTEUR.E50]" office:value-type="float" office:value="0" calcext:value-type="float">
            <text:p>0</text:p>
          </table:table-cell>
          <table:table-cell table:formula="of:=[TDL_ROUTEUR.F50]" office:value-type="float" office:value="0" calcext:value-type="float">
            <text:p>0</text:p>
          </table:table-cell>
          <table:table-cell table:formula="of:=[TDL_ROUTEUR.G50]" office:value-type="float" office:value="0" calcext:value-type="float">
            <text:p>0</text:p>
          </table:table-cell>
          <table:table-cell table:formula="of:=[TDL_ROUTEUR.H50]" office:value-type="float" office:value="0" calcext:value-type="float">
            <text:p>0</text:p>
          </table:table-cell>
          <table:table-cell table:formula="of:=[TDL_ROUTEUR.I50]" office:value-type="float" office:value="0" calcext:value-type="float">
            <text:p>0</text:p>
          </table:table-cell>
          <table:table-cell table:formula="of:=[TDL_ROUTEUR.J50]" office:value-type="float" office:value="0" calcext:value-type="float">
            <text:p>0</text:p>
          </table:table-cell>
          <table:table-cell table:formula="of:=[TDL_ROUTEUR.K50]" office:value-type="float" office:value="0" calcext:value-type="float">
            <text:p>0</text:p>
          </table:table-cell>
          <table:table-cell table:formula="of:=[TDL_ROUTEUR.L50]" office:value-type="float" office:value="0" calcext:value-type="float">
            <text:p>0</text:p>
          </table:table-cell>
          <table:table-cell table:formula="of:=[TDL_ROUTEUR.M50]" office:value-type="float" office:value="0" calcext:value-type="float">
            <text:p>0</text:p>
          </table:table-cell>
          <table:table-cell table:formula="of:=[TDL_ROUTEUR.N50]" office:value-type="float" office:value="0" calcext:value-type="float">
            <text:p>0</text:p>
          </table:table-cell>
          <table:table-cell table:formula="of:=[TDL_ROUTEUR.O50]" office:value-type="float" office:value="0" calcext:value-type="float">
            <text:p>0</text:p>
          </table:table-cell>
          <table:table-cell table:formula="of:=[TDL_ROUTEUR.P50]" office:value-type="float" office:value="0" calcext:value-type="float">
            <text:p>0</text:p>
          </table:table-cell>
          <table:table-cell table:formula="of:=[TDL_ROUTEUR.Q50]" office:value-type="float" office:value="0" calcext:value-type="float">
            <text:p>0</text:p>
          </table:table-cell>
          <table:table-cell table:formula="of:=[JREP.A50]" office:value-type="string" office:string-value="J049" calcext:value-type="string">
            <text:p>J049</text:p>
          </table:table-cell>
          <table:table-cell table:formula="of:=[JREP.B50]" office:value-type="string" office:string-value="jre_routing_mode" calcext:value-type="string">
            <text:p>jre_routing_mode</text:p>
          </table:table-cell>
          <table:table-cell table:formula="of:=[JREP.C50]" office:value-type="string" office:string-value="routing_in_dlip" calcext:value-type="string">
            <text:p>routing_in_dlip</text:p>
          </table:table-cell>
          <table:table-cell table:formula="of:=[JREP.D50]" office:value-type="float" office:value="0" calcext:value-type="float">
            <text:p>0</text:p>
          </table:table-cell>
          <table:table-cell table:formula="of:=[JREP.E50]" office:value-type="float" office:value="0" calcext:value-type="float">
            <text:p>0</text:p>
          </table:table-cell>
          <table:table-cell table:formula="of:=[JREP.F50]" office:value-type="float" office:value="0" calcext:value-type="float">
            <text:p>0</text:p>
          </table:table-cell>
          <table:table-cell table:formula="of:=[JREP.G50]" office:value-type="float" office:value="0" calcext:value-type="float">
            <text:p>0</text:p>
          </table:table-cell>
          <table:table-cell table:formula="of:=[JREP.H50]" office:value-type="float" office:value="0" calcext:value-type="float">
            <text:p>0</text:p>
          </table:table-cell>
          <table:table-cell table:formula="of:=[JREP.I50]" office:value-type="float" office:value="0" calcext:value-type="float">
            <text:p>0</text:p>
          </table:table-cell>
          <table:table-cell table:formula="of:=[JREP.J50]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formula="of:=[JREP.A51]" office:value-type="string" office:string-value="J050" calcext:value-type="string">
            <text:p>J050</text:p>
          </table:table-cell>
          <table:table-cell table:formula="of:=[JREP.B51]" office:value-type="string" office:string-value="mr_deletion" calcext:value-type="string">
            <text:p>mr_deletion</text:p>
          </table:table-cell>
          <table:table-cell table:formula="of:=[JREP.C51]" office:value-type="string" office:string-value="mr_deleted" calcext:value-type="string">
            <text:p>mr_deleted</text:p>
          </table:table-cell>
          <table:table-cell table:formula="of:=[JREP.D51]" office:value-type="float" office:value="0" calcext:value-type="float">
            <text:p>0</text:p>
          </table:table-cell>
          <table:table-cell table:formula="of:=[JREP.E51]" office:value-type="float" office:value="0" calcext:value-type="float">
            <text:p>0</text:p>
          </table:table-cell>
          <table:table-cell table:formula="of:=[JREP.F51]" office:value-type="float" office:value="0" calcext:value-type="float">
            <text:p>0</text:p>
          </table:table-cell>
          <table:table-cell table:formula="of:=[JREP.G51]" office:value-type="float" office:value="0" calcext:value-type="float">
            <text:p>0</text:p>
          </table:table-cell>
          <table:table-cell table:formula="of:=[JREP.H51]" office:value-type="float" office:value="0" calcext:value-type="float">
            <text:p>0</text:p>
          </table:table-cell>
          <table:table-cell table:formula="of:=[JREP.I51]" office:value-type="float" office:value="0" calcext:value-type="float">
            <text:p>0</text:p>
          </table:table-cell>
          <table:table-cell table:formula="of:=[JREP.J51]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formula="of:=[JREP.A52]" office:value-type="string" office:string-value="J051" calcext:value-type="string">
            <text:p>J051</text:p>
          </table:table-cell>
          <table:table-cell table:formula="of:=[JREP.B52]" office:value-type="string" office:string-value="tl_length" calcext:value-type="string">
            <text:p>tl_length</text:p>
          </table:table-cell>
          <table:table-cell table:formula="of:=[JREP.C52]" office:value-type="string" office:string-value="false" calcext:value-type="string">
            <text:p>false</text:p>
          </table:table-cell>
          <table:table-cell table:formula="of:=[JREP.D52]" office:value-type="float" office:value="0" calcext:value-type="float">
            <text:p>0</text:p>
          </table:table-cell>
          <table:table-cell table:formula="of:=[JREP.E52]" office:value-type="float" office:value="0" calcext:value-type="float">
            <text:p>0</text:p>
          </table:table-cell>
          <table:table-cell table:formula="of:=[JREP.F52]" office:value-type="float" office:value="0" calcext:value-type="float">
            <text:p>0</text:p>
          </table:table-cell>
          <table:table-cell table:formula="of:=[JREP.G52]" office:value-type="float" office:value="0" calcext:value-type="float">
            <text:p>0</text:p>
          </table:table-cell>
          <table:table-cell table:formula="of:=[JREP.H52]" office:value-type="float" office:value="0" calcext:value-type="float">
            <text:p>0</text:p>
          </table:table-cell>
          <table:table-cell table:formula="of:=[JREP.I52]" office:value-type="float" office:value="0" calcext:value-type="float">
            <text:p>0</text:p>
          </table:table-cell>
          <table:table-cell table:formula="of:=[JREP.J52]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formula="of:=[JREP.A53]" office:value-type="string" office:string-value="J052" calcext:value-type="string">
            <text:p>J052</text:p>
          </table:table-cell>
          <table:table-cell table:formula="of:=[JREP.B53]" office:value-type="string" office:string-value="is_sender_id_checked" calcext:value-type="string">
            <text:p>is_sender_id_checked</text:p>
          </table:table-cell>
          <table:table-cell table:formula="of:=[JREP.C53]" office:value-type="string" office:string-value="false" calcext:value-type="string">
            <text:p>false</text:p>
          </table:table-cell>
          <table:table-cell table:formula="of:=[JREP.D53]" office:value-type="float" office:value="0" calcext:value-type="float">
            <text:p>0</text:p>
          </table:table-cell>
          <table:table-cell table:formula="of:=[JREP.E53]" office:value-type="float" office:value="0" calcext:value-type="float">
            <text:p>0</text:p>
          </table:table-cell>
          <table:table-cell table:formula="of:=[JREP.F53]" office:value-type="float" office:value="0" calcext:value-type="float">
            <text:p>0</text:p>
          </table:table-cell>
          <table:table-cell table:formula="of:=[JREP.G53]" office:value-type="float" office:value="0" calcext:value-type="float">
            <text:p>0</text:p>
          </table:table-cell>
          <table:table-cell table:formula="of:=[JREP.H53]" office:value-type="float" office:value="0" calcext:value-type="float">
            <text:p>0</text:p>
          </table:table-cell>
          <table:table-cell table:formula="of:=[JREP.I53]" office:value-type="float" office:value="0" calcext:value-type="float">
            <text:p>0</text:p>
          </table:table-cell>
          <table:table-cell table:formula="of:=[JREP.J53]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formula="of:=[JREP.A54]" office:value-type="string" office:string-value="J053" calcext:value-type="string">
            <text:p>J053</text:p>
          </table:table-cell>
          <table:table-cell table:formula="of:=[JREP.B54]" office:value-type="string" office:string-value="jre_disconnection_delay" calcext:value-type="string">
            <text:p>jre_disconnection_delay</text:p>
          </table:table-cell>
          <table:table-cell table:formula="of:=[JREP.C54]" office:value-type="float" office:value="45" calcext:value-type="float">
            <text:p>45</text:p>
          </table:table-cell>
          <table:table-cell table:formula="of:=[JREP.D54]" office:value-type="float" office:value="0" calcext:value-type="float">
            <text:p>0</text:p>
          </table:table-cell>
          <table:table-cell table:formula="of:=[JREP.E54]" office:value-type="float" office:value="0" calcext:value-type="float">
            <text:p>0</text:p>
          </table:table-cell>
          <table:table-cell table:formula="of:=[JREP.F54]" office:value-type="float" office:value="0" calcext:value-type="float">
            <text:p>0</text:p>
          </table:table-cell>
          <table:table-cell table:formula="of:=[JREP.G54]" office:value-type="float" office:value="0" calcext:value-type="float">
            <text:p>0</text:p>
          </table:table-cell>
          <table:table-cell table:formula="of:=[JREP.H54]" office:value-type="float" office:value="0" calcext:value-type="float">
            <text:p>0</text:p>
          </table:table-cell>
          <table:table-cell table:formula="of:=[JREP.I54]" office:value-type="float" office:value="0" calcext:value-type="float">
            <text:p>0</text:p>
          </table:table-cell>
          <table:table-cell table:formula="of:=[JREP.J54]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formula="of:=[JREP.A55]" office:value-type="string" office:string-value="J054" calcext:value-type="string">
            <text:p>J054</text:p>
          </table:table-cell>
          <table:table-cell table:formula="of:=[JREP.B55]" office:value-type="string" office:string-value="jre_ip_link_extrapolation_deactivated" calcext:value-type="string">
            <text:p>jre_ip_link_extrapolation_deactivated</text:p>
          </table:table-cell>
          <table:table-cell table:formula="of:=[JREP.C55]" office:value-type="string" office:string-value="false" calcext:value-type="string">
            <text:p>false</text:p>
          </table:table-cell>
          <table:table-cell table:formula="of:=[JREP.D55]" office:value-type="float" office:value="0" calcext:value-type="float">
            <text:p>0</text:p>
          </table:table-cell>
          <table:table-cell table:formula="of:=[JREP.E55]" office:value-type="float" office:value="0" calcext:value-type="float">
            <text:p>0</text:p>
          </table:table-cell>
          <table:table-cell table:formula="of:=[JREP.F55]" office:value-type="float" office:value="0" calcext:value-type="float">
            <text:p>0</text:p>
          </table:table-cell>
          <table:table-cell table:formula="of:=[JREP.G55]" office:value-type="float" office:value="0" calcext:value-type="float">
            <text:p>0</text:p>
          </table:table-cell>
          <table:table-cell table:formula="of:=[JREP.H55]" office:value-type="float" office:value="0" calcext:value-type="float">
            <text:p>0</text:p>
          </table:table-cell>
          <table:table-cell table:formula="of:=[JREP.I55]" office:value-type="float" office:value="0" calcext:value-type="float">
            <text:p>0</text:p>
          </table:table-cell>
          <table:table-cell table:formula="of:=[JREP.J55]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formula="of:=[JREP.A56]" office:value-type="string" office:string-value="J055" calcext:value-type="string">
            <text:p>J055</text:p>
          </table:table-cell>
          <table:table-cell table:formula="of:=[JREP.B56]" office:value-type="string" office:string-value="ip_is_syslog_recording_activated" calcext:value-type="string">
            <text:p>ip_is_syslog_recording_activated</text:p>
          </table:table-cell>
          <table:table-cell table:formula="of:=[JREP.C56]" office:value-type="string" office:string-value="false" calcext:value-type="string">
            <text:p>false</text:p>
          </table:table-cell>
          <table:table-cell table:formula="of:=[JREP.D56]" office:value-type="float" office:value="0" calcext:value-type="float">
            <text:p>0</text:p>
          </table:table-cell>
          <table:table-cell table:formula="of:=[JREP.E56]" office:value-type="float" office:value="0" calcext:value-type="float">
            <text:p>0</text:p>
          </table:table-cell>
          <table:table-cell table:formula="of:=[JREP.F56]" office:value-type="float" office:value="0" calcext:value-type="float">
            <text:p>0</text:p>
          </table:table-cell>
          <table:table-cell table:formula="of:=[JREP.G56]" office:value-type="float" office:value="0" calcext:value-type="float">
            <text:p>0</text:p>
          </table:table-cell>
          <table:table-cell table:formula="of:=[JREP.H56]" office:value-type="float" office:value="0" calcext:value-type="float">
            <text:p>0</text:p>
          </table:table-cell>
          <table:table-cell table:formula="of:=[JREP.I56]" office:value-type="float" office:value="0" calcext:value-type="float">
            <text:p>0</text:p>
          </table:table-cell>
          <table:table-cell table:formula="of:=[JREP.J56]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formula="of:=[JREP.A57]" office:value-type="string" office:string-value="J056" calcext:value-type="string">
            <text:p>J056</text:p>
          </table:table-cell>
          <table:table-cell table:formula="of:=[JREP.B57]" office:value-type="string" office:string-value="is_rcd_recording_activated" calcext:value-type="string">
            <text:p>is_rcd_recording_activated</text:p>
          </table:table-cell>
          <table:table-cell table:formula="of:=[JREP.C57]" office:value-type="string" office:string-value="true" calcext:value-type="string">
            <text:p>true</text:p>
          </table:table-cell>
          <table:table-cell table:formula="of:=[JREP.D57]" office:value-type="float" office:value="0" calcext:value-type="float">
            <text:p>0</text:p>
          </table:table-cell>
          <table:table-cell table:formula="of:=[JREP.E57]" office:value-type="float" office:value="0" calcext:value-type="float">
            <text:p>0</text:p>
          </table:table-cell>
          <table:table-cell table:formula="of:=[JREP.F57]" office:value-type="float" office:value="0" calcext:value-type="float">
            <text:p>0</text:p>
          </table:table-cell>
          <table:table-cell table:formula="of:=[JREP.G57]" office:value-type="float" office:value="0" calcext:value-type="float">
            <text:p>0</text:p>
          </table:table-cell>
          <table:table-cell table:formula="of:=[JREP.H57]" office:value-type="float" office:value="0" calcext:value-type="float">
            <text:p>0</text:p>
          </table:table-cell>
          <table:table-cell table:formula="of:=[JREP.I57]" office:value-type="float" office:value="0" calcext:value-type="float">
            <text:p>0</text:p>
          </table:table-cell>
          <table:table-cell table:formula="of:=[JREP.J57]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formula="of:=[JREP.A58]" office:value-type="float" office:value="0" calcext:value-type="float">
            <text:p>0</text:p>
          </table:table-cell>
          <table:table-cell table:formula="of:=[JREP.B58]" office:value-type="float" office:value="0" calcext:value-type="float">
            <text:p>0</text:p>
          </table:table-cell>
          <table:table-cell table:formula="of:=[JREP.C58]" office:value-type="float" office:value="0" calcext:value-type="float">
            <text:p>0</text:p>
          </table:table-cell>
          <table:table-cell table:formula="of:=[JREP.D58]" office:value-type="float" office:value="0" calcext:value-type="float">
            <text:p>0</text:p>
          </table:table-cell>
          <table:table-cell table:formula="of:=[JREP.D58]" office:value-type="float" office:value="0" calcext:value-type="float">
            <text:p>0</text:p>
          </table:table-cell>
          <table:table-cell table:formula="of:=[JREP.E58]" office:value-type="float" office:value="0" calcext:value-type="float">
            <text:p>0</text:p>
          </table:table-cell>
          <table:table-cell table:formula="of:=[JREP.F58]" office:value-type="float" office:value="0" calcext:value-type="float">
            <text:p>0</text:p>
          </table:table-cell>
          <table:table-cell table:formula="of:=[JREP.G58]" office:value-type="float" office:value="0" calcext:value-type="float">
            <text:p>0</text:p>
          </table:table-cell>
          <table:table-cell table:formula="of:=[JREP.H58]" office:value-type="float" office:value="0" calcext:value-type="float">
            <text:p>0</text:p>
          </table:table-cell>
          <table:table-cell table:formula="of:=[JREP.I58]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formula="of:=[JREP.A59]" office:value-type="float" office:value="0" calcext:value-type="float">
            <text:p>0</text:p>
          </table:table-cell>
          <table:table-cell table:formula="of:=[JREP.B59]" office:value-type="float" office:value="0" calcext:value-type="float">
            <text:p>0</text:p>
          </table:table-cell>
          <table:table-cell table:formula="of:=[JREP.C59]" office:value-type="float" office:value="0" calcext:value-type="float">
            <text:p>0</text:p>
          </table:table-cell>
          <table:table-cell table:formula="of:=[JREP.D59]" office:value-type="float" office:value="0" calcext:value-type="float">
            <text:p>0</text:p>
          </table:table-cell>
          <table:table-cell table:formula="of:=[JREP.D59]" office:value-type="float" office:value="0" calcext:value-type="float">
            <text:p>0</text:p>
          </table:table-cell>
          <table:table-cell table:formula="of:=[JREP.E59]" office:value-type="float" office:value="0" calcext:value-type="float">
            <text:p>0</text:p>
          </table:table-cell>
          <table:table-cell table:formula="of:=[JREP.F59]" office:value-type="float" office:value="0" calcext:value-type="float">
            <text:p>0</text:p>
          </table:table-cell>
          <table:table-cell table:formula="of:=[JREP.G59]" office:value-type="float" office:value="0" calcext:value-type="float">
            <text:p>0</text:p>
          </table:table-cell>
          <table:table-cell table:formula="of:=[JREP.H59]" office:value-type="float" office:value="0" calcext:value-type="float">
            <text:p>0</text:p>
          </table:table-cell>
          <table:table-cell table:formula="of:=[JREP.I59]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formula="of:=[JREP.A60]" office:value-type="float" office:value="0" calcext:value-type="float">
            <text:p>0</text:p>
          </table:table-cell>
          <table:table-cell table:formula="of:=[JREP.B60]" office:value-type="float" office:value="0" calcext:value-type="float">
            <text:p>0</text:p>
          </table:table-cell>
          <table:table-cell table:formula="of:=[JREP.C60]" office:value-type="float" office:value="0" calcext:value-type="float">
            <text:p>0</text:p>
          </table:table-cell>
          <table:table-cell table:formula="of:=[JREP.D60]" office:value-type="float" office:value="0" calcext:value-type="float">
            <text:p>0</text:p>
          </table:table-cell>
          <table:table-cell table:formula="of:=[JREP.D60]" office:value-type="float" office:value="0" calcext:value-type="float">
            <text:p>0</text:p>
          </table:table-cell>
          <table:table-cell table:formula="of:=[JREP.E60]" office:value-type="float" office:value="0" calcext:value-type="float">
            <text:p>0</text:p>
          </table:table-cell>
          <table:table-cell table:formula="of:=[JREP.F60]" office:value-type="float" office:value="0" calcext:value-type="float">
            <text:p>0</text:p>
          </table:table-cell>
          <table:table-cell table:formula="of:=[JREP.G60]" office:value-type="float" office:value="0" calcext:value-type="float">
            <text:p>0</text:p>
          </table:table-cell>
          <table:table-cell table:formula="of:=[JREP.H60]" office:value-type="float" office:value="0" calcext:value-type="float">
            <text:p>0</text:p>
          </table:table-cell>
          <table:table-cell table:formula="of:=[JREP.I60]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formula="of:=[JREP.A61]" office:value-type="float" office:value="0" calcext:value-type="float">
            <text:p>0</text:p>
          </table:table-cell>
          <table:table-cell table:formula="of:=[JREP.B61]" office:value-type="float" office:value="0" calcext:value-type="float">
            <text:p>0</text:p>
          </table:table-cell>
          <table:table-cell table:formula="of:=[JREP.C61]" office:value-type="float" office:value="0" calcext:value-type="float">
            <text:p>0</text:p>
          </table:table-cell>
          <table:table-cell table:formula="of:=[JREP.D61]" office:value-type="float" office:value="0" calcext:value-type="float">
            <text:p>0</text:p>
          </table:table-cell>
          <table:table-cell table:formula="of:=[JREP.D61]" office:value-type="float" office:value="0" calcext:value-type="float">
            <text:p>0</text:p>
          </table:table-cell>
          <table:table-cell table:formula="of:=[JREP.E61]" office:value-type="float" office:value="0" calcext:value-type="float">
            <text:p>0</text:p>
          </table:table-cell>
          <table:table-cell table:formula="of:=[JREP.F61]" office:value-type="float" office:value="0" calcext:value-type="float">
            <text:p>0</text:p>
          </table:table-cell>
          <table:table-cell table:formula="of:=[JREP.G61]" office:value-type="float" office:value="0" calcext:value-type="float">
            <text:p>0</text:p>
          </table:table-cell>
          <table:table-cell table:formula="of:=[JREP.H61]" office:value-type="float" office:value="0" calcext:value-type="float">
            <text:p>0</text:p>
          </table:table-cell>
          <table:table-cell table:formula="of:=[JREP.I61]" office:value-type="float" office:value="0" calcext:value-type="float">
            <text:p>0</text:p>
          </table:table-cell>
        </table:table-row>
      </table:table>
      <table:table table:name="Project" table:style-name="ta1"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3" table:default-cell-style-name="ce2"/>
        <table:table-column table:style-name="co24" table:default-cell-style-name="ce2"/>
        <table:table-column table:style-name="co13" table:number-columns-repeated="2" table:default-cell-style-name="ce2"/>
        <table:table-column table:style-name="co25" table:default-cell-style-name="ce2"/>
        <table:table-column table:style-name="co13" table:default-cell-style-name="ce2"/>
        <table:table-row table:style-name="ro1">
          <table:table-cell table:style-name="ce1" office:value-type="string" calcext:value-type="string" table:number-columns-spanned="3" table:number-rows-spanned="1">
            <text:p>Projet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IP@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TCP port</text:p>
          </table:table-cell>
          <table:covered-table-cell table:number-columns-repeated="2" table:style-name="ce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JFACC REAR</text:p>
          </table:table-cell>
          <table:table-cell/>
          <table:table-cell office:value-type="string" calcext:value-type="string">
            <text:p>I01</text:p>
          </table:table-cell>
          <table:table-cell office:value-type="string" calcext:value-type="string">
            <text:p>Toplink broadcast IP@</text:p>
          </table:table-cell>
          <table:table-cell office:value-type="string" calcext:value-type="string">
            <text:p>200.1.18.255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MIDS interface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Toplink version</text:p>
          </table:table-cell>
          <table:table-cell office:value-type="string" calcext:value-type="string">
            <text:p>V7</text:p>
          </table:table-cell>
          <table:table-cell/>
          <table:table-cell office:value-type="string" calcext:value-type="string">
            <text:p>I02</text:p>
          </table:table-cell>
          <table:table-cell office:value-type="string" calcext:value-type="string">
            <text:p>Toplink IP@</text:p>
          </table:table-cell>
          <table:table-cell office:value-type="string" calcext:value-type="string">
            <text:p>200.1.18.60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DLIP JREP internal link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JREP version</text:p>
          </table:table-cell>
          <table:table-cell office:value-type="string" calcext:value-type="string">
            <text:p>V6R6E18</text:p>
          </table:table-cell>
          <table:table-cell/>
          <table:table-cell office:value-type="string" calcext:value-type="string">
            <text:p>I03</text:p>
          </table:table-cell>
          <table:table-cell office:value-type="string" calcext:value-type="string">
            <text:p>Toplink remote @IP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Host interface min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JREM version</text:p>
          </table:table-cell>
          <table:table-cell office:value-type="string" calcext:value-type="string">
            <text:p>V14R1E3</text:p>
          </table:table-cell>
          <table:table-cell/>
          <table:table-cell office:value-type="string" calcext:value-type="string">
            <text:p>I04</text:p>
          </table:table-cell>
          <table:table-cell office:value-type="string" calcext:value-type="string">
            <text:p>MIDS @IP</text:p>
          </table:table-cell>
          <table:table-cell office:value-type="string" calcext:value-type="string">
            <text:p>200.1.18.33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Host interface max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Serveur DLIP</text:p>
          </table:table-cell>
          <table:table-cell office:value-type="string" calcext:value-type="string">
            <text:p>srvdlip</text:p>
          </table:table-cell>
          <table:table-cell office:value-type="string" calcext:value-type="string">
            <text:p>192.168.163.13</text:p>
          </table:table-cell>
          <table:table-cell office:value-type="string" calcext:value-type="string">
            <text:p>I05</text:p>
          </table:table-cell>
          <table:table-cell office:value-type="string" calcext:value-type="string">
            <text:p>SIMPLE remote server 1</text:p>
          </table:table-cell>
          <table:table-cell office:value-type="string" calcext:value-type="string">
            <text:p>200.1.18.28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Channel 4 server</text:p>
          </table:table-cell>
          <table:table-cell office:value-type="float" office:value="50014" calcext:value-type="float">
            <text:p>50014</text:p>
          </table:table-cell>
        </table:table-row>
        <table:table-row table:style-name="ro1">
          <table:table-cell office:value-type="string" calcext:value-type="string">
            <text:p>Root Dir DLIP</text:p>
          </table:table-cell>
          <table:table-cell office:value-type="string" calcext:value-type="string">
            <text:p>/toplink/Ops/DLIP</text:p>
          </table:table-cell>
          <table:table-cell table:number-columns-repeated="4"/>
          <table:table-cell office:value-type="string" calcext:value-type="string">
            <text:p>P06</text:p>
          </table:table-cell>
          <table:table-cell office:value-type="string" calcext:value-type="string">
            <text:p>Channel 4 client</text:p>
          </table:table-cell>
          <table:table-cell office:value-type="float" office:value="50015" calcext:value-type="float">
            <text:p>50015</text:p>
          </table:table-cell>
        </table:table-row>
        <table:table-row table:style-name="ro1">
          <table:table-cell office:value-type="string" calcext:value-type="string">
            <text:p>Serveur Core</text:p>
          </table:table-cell>
          <table:table-cell office:value-type="string" calcext:value-type="string">
            <text:p>srvdlip</text:p>
          </table:table-cell>
          <table:table-cell office:value-type="string" calcext:value-type="string">
            <text:p>192.168.163.13</text:p>
          </table:table-cell>
          <table:table-cell table:number-columns-repeated="3"/>
          <table:table-cell office:value-type="string" calcext:value-type="string">
            <text:p>P07</text:p>
          </table:table-cell>
          <table:table-cell office:value-type="string" calcext:value-type="string">
            <text:p>Toplink persistant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string" calcext:value-type="string">
            <text:p>Root Dir Core</text:p>
          </table:table-cell>
          <table:table-cell office:value-type="string" calcext:value-type="string">
            <text:p>/toplink/Ops/TDL_ROUTEUR</text:p>
          </table:table-cell>
          <table:table-cell table:number-columns-repeated="4"/>
          <table:table-cell office:value-type="string" calcext:value-type="string">
            <text:p>P08</text:p>
          </table:table-cell>
          <table:table-cell office:value-type="string" calcext:value-type="string">
            <text:p>SIMPLE technical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string" calcext:value-type="string">
            <text:p>Serveur JREP</text:p>
          </table:table-cell>
          <table:table-cell office:value-type="string" calcext:value-type="string">
            <text:p>srvdlip</text:p>
          </table:table-cell>
          <table:table-cell office:value-type="string" calcext:value-type="string">
            <text:p>192.168.163.13</text:p>
          </table:table-cell>
          <table:table-cell table:number-columns-repeated="3"/>
          <table:table-cell office:value-type="string" calcext:value-type="string">
            <text:p>P09</text:p>
          </table:table-cell>
          <table:table-cell office:value-type="string" calcext:value-type="string">
            <text:p>SIMPLE tactical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Root Dir JREP</text:p>
          </table:table-cell>
          <table:table-cell office:value-type="string" calcext:value-type="string">
            <text:p>/toplink/Ops/JREP</text:p>
          </table:table-cell>
          <table:table-cell table:number-columns-repeated="4"/>
          <table:table-cell office:value-type="string" calcext:value-type="string">
            <text:p>P10</text:p>
          </table:table-cell>
          <table:table-cell office:value-type="string" calcext:value-type="string">
            <text:p>DLP interface 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PC Visu </text:p>
          </table:table-cell>
          <table:table-cell office:value-type="string" calcext:value-type="string">
            <text:p>srvjrem</text:p>
          </table:table-cell>
          <table:table-cell office:value-type="string" calcext:value-type="string">
            <text:p>192.168.163.15</text:p>
          </table:table-cell>
          <table:table-cell table:number-columns-repeated="3"/>
          <table:table-cell office:value-type="string" calcext:value-type="string">
            <text:p>P11</text:p>
          </table:table-cell>
          <table:table-cell office:value-type="string" calcext:value-type="string">
            <text:p>SIMPLE remote server1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Root Dir Visu</text:p>
          </table:table-cell>
          <table:table-cell office:value-type="string" calcext:value-type="string">
            <text:p>D:\THALES</text:p>
          </table:table-cell>
          <table:table-cell table:number-columns-repeated="4"/>
          <table:table-cell office:value-type="string" calcext:value-type="string">
            <text:p>P12</text:p>
          </table:table-cell>
          <table:table-cell office:value-type="string" calcext:value-type="string">
            <text:p>SIMPLE_IF_TACTICAL_PO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13</text:p>
          </table:table-cell>
          <table:table-cell office:value-type="string" calcext:value-type="string">
            <text:p>SIMPLE_IF_TECHNICAL_PO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14</text:p>
          </table:table-cell>
          <table:table-cell office:value-type="string" calcext:value-type="string">
            <text:p>SIMPLE_IF_PO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15</text:p>
          </table:table-cell>
          <table:table-cell office:value-type="string" calcext:value-type="string">
            <text:p>JREP mngt link port</text:p>
          </table:table-cell>
          <table:table-cell office:value-type="float" office:value="20777" calcext:value-type="float">
            <text:p>20777</text:p>
          </table:table-cell>
        </table:table-row>
      </table:table>
      <table:table table:name="TDL_ROUTEUR" table:style-name="ta1">
        <table:table-column table:style-name="co2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13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DL_ROUTER</text:p>
          </table:table-cell>
          <table:table-cell office:value-type="string" calcext:value-type="string">
            <text:p>tdl_router_main.cfg</text:p>
          </table:table-cell>
          <table:table-cell table:number-columns-repeated="2"/>
          <table:table-cell office:value-type="string" calcext:value-type="string">
            <text:p>TDL_ROUTEUR</text:p>
          </table:table-cell>
          <table:table-cell office:value-type="string" calcext:value-type="string">
            <text:p>L16.Param</text:p>
          </table:table-cell>
          <table:table-cell table:number-columns-repeated="2"/>
          <table:table-cell office:value-type="string" calcext:value-type="string">
            <text:p>TDL_ROUTEUR</text:p>
          </table:table-cell>
          <table:table-cell office:value-type="string" calcext:value-type="string">
            <text:p>mids_registration</text:p>
          </table:table-cell>
          <table:table-cell/>
          <table:table-cell office:value-type="string" calcext:value-type="string">
            <text:p>TDL_ROUTEUR</text:p>
          </table:table-cell>
          <table:table-cell office:value-type="string" calcext:value-type="string">
            <text:p>standalone.xml</text:p>
          </table:table-cell>
          <table:table-cell/>
          <table:table-cell office:value-type="string" calcext:value-type="string">
            <text:p>TDL_ROUTEUR</text:p>
          </table:table-cell>
          <table:table-cell office:value-type="string" calcext:value-type="string">
            <text:p>SIMPLE_IF.xml</text:p>
          </table:table-cell>
          <table:table-cell/>
        </table:table-row>
        <table:table-row table:style-name="ro1">
          <table:table-cell office:value-type="string" calcext:value-type="string">
            <text:p>T001</text:p>
          </table:table-cell>
          <table:table-cell office:value-type="string" calcext:value-type="string">
            <text:p>Own_Unit_System_T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écimal</text:p>
          </table:table-cell>
          <table:table-cell office:value-type="string" calcext:value-type="string">
            <text:p>T101</text:p>
          </table:table-cell>
          <table:table-cell office:value-type="string" calcext:value-type="string">
            <text:p>Nb_buf_presat_threshold_PGx <text:s text:c="3"/></text:p>
          </table:table-cell>
          <table:table-cell office:value-type="string" calcext:value-type="string">
            <text:p><text:s/>0.2</text:p>
          </table:table-cell>
          <table:table-cell office:value-type="string" calcext:value-type="string">
            <text:p>pourcent</text:p>
          </table:table-cell>
          <table:table-cell office:value-type="string" calcext:value-type="string">
            <text:p>T201</text:p>
          </table:table-cell>
          <table:table-cell office:value-type="string" calcext:value-type="string">
            <text:p>PPLI_TYPE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T301</text:p>
          </table:table-cell>
          <table:table-cell office:value-type="string" calcext:value-type="string">
            <text:p>THD072_LINK_TYPE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T401</text:p>
          </table:table-cell>
          <table:table-cell office:value-type="string" calcext:value-type="string">
            <text:p><text:s/>SIMPLE_IF_NETWORK_DEBU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002</text:p>
          </table:table-cell>
          <table:table-cell office:value-type="string" calcext:value-type="string">
            <text:p>Source_Nod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écimal</text:p>
          </table:table-cell>
          <table:table-cell office:value-type="string" calcext:value-type="string">
            <text:p>T102</text:p>
          </table:table-cell>
          <table:table-cell office:value-type="string" calcext:value-type="string">
            <text:p>Nb_buf_sat_threshold_PGx <text:s text:c="6"/></text:p>
          </table:table-cell>
          <table:table-cell office:value-type="string" calcext:value-type="string">
            <text:p><text:s/>0.0</text:p>
          </table:table-cell>
          <table:table-cell office:value-type="string" calcext:value-type="string">
            <text:p>pourcent</text:p>
          </table:table-cell>
          <table:table-cell office:value-type="string" calcext:value-type="string">
            <text:p>T202</text:p>
          </table:table-cell>
          <table:table-cell office:value-type="string" calcext:value-type="string">
            <text:p>PPLI_ENV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302</text:p>
          </table:table-cell>
          <table:table-cell office:value-type="string" calcext:value-type="string">
            <text:p>THD072_LINK_IDENTIFI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02</text:p>
          </table:table-cell>
          <table:table-cell office:value-type="string" calcext:value-type="string">
            <text:p><text:s/>SIMPLE_IF_DEBU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003</text:p>
          </table:table-cell>
          <table:table-cell office:value-type="string" calcext:value-type="string">
            <text:p>Source_Sub_Node_L1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écimal</text:p>
          </table:table-cell>
          <table:table-cell office:value-type="string" calcext:value-type="string">
            <text:p>T103</text:p>
          </table:table-cell>
          <table:table-cell office:value-type="string" calcext:value-type="string">
            <text:p>Nb_buf_presat_threshold_PG_All </text:p>
          </table:table-cell>
          <table:table-cell office:value-type="string" calcext:value-type="string">
            <text:p><text:s/>0.2</text:p>
          </table:table-cell>
          <table:table-cell office:value-type="string" calcext:value-type="string">
            <text:p>pourcent</text:p>
          </table:table-cell>
          <table:table-cell office:value-type="string" calcext:value-type="string">
            <text:p>T203</text:p>
          </table:table-cell>
          <table:table-cell office:value-type="string" calcext:value-type="string">
            <text:p>EXERCISE_INDIC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303</text:p>
          </table:table-cell>
          <table:table-cell office:value-type="string" calcext:value-type="string">
            <text:p>THD072_ OWN_PLATFORM_LINK_T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403</text:p>
          </table:table-cell>
          <table:table-cell office:value-type="string" calcext:value-type="string">
            <text:p>SIMPLE_DEBU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004</text:p>
          </table:table-cell>
          <table:table-cell office:value-type="string" calcext:value-type="string">
            <text:p>Source_Sub_Node_L11A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écimal</text:p>
          </table:table-cell>
          <table:table-cell office:value-type="string" calcext:value-type="string">
            <text:p>T104</text:p>
          </table:table-cell>
          <table:table-cell office:value-type="string" calcext:value-type="string">
            <text:p>Nb_buf_sat_threshold_PG_All <text:s text:c="3"/></text:p>
          </table:table-cell>
          <table:table-cell office:value-type="string" calcext:value-type="string">
            <text:p><text:s/>0.0</text:p>
          </table:table-cell>
          <table:table-cell office:value-type="string" calcext:value-type="string">
            <text:p>pourcent</text:p>
          </table:table-cell>
          <table:table-cell office:value-type="string" calcext:value-type="string">
            <text:p>T204</text:p>
          </table:table-cell>
          <table:table-cell office:value-type="string" calcext:value-type="string">
            <text:p>FORCE_TELL_INDIC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304</text:p>
          </table:table-cell>
          <table:table-cell office:value-type="string" calcext:value-type="string">
            <text:p>THD072_ FIRST_ALLOCATED_LINK_TN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T404</text:p>
          </table:table-cell>
          <table:table-cell office:value-type="string" calcext:value-type="string">
            <text:p>SIMPLE_IF_TASK_PRIOR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05</text:p>
          </table:table-cell>
          <table:table-cell office:value-type="string" calcext:value-type="string">
            <text:p>Test_Mod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105</text:p>
          </table:table-cell>
          <table:table-cell office:value-type="string" calcext:value-type="string">
            <text:p>FIM01_Feedback_Enable <text:s text:c="9"/>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205</text:p>
          </table:table-cell>
          <table:table-cell office:value-type="string" calcext:value-type="string">
            <text:p>EMERGENCY_INDIC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305</text:p>
          </table:table-cell>
          <table:table-cell office:value-type="string" calcext:value-type="string">
            <text:p>THD072_LAST_ALLOCATED_LINK_TN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T405</text:p>
          </table:table-cell>
          <table:table-cell office:value-type="string" calcext:value-type="string">
            <text:p>HOST_TECHNICAL_PROTOCOL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T006</text:p>
          </table:table-cell>
          <table:table-cell office:value-type="string" calcext:value-type="string">
            <text:p>Overall_Filter_Timeou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106</text:p>
          </table:table-cell>
          <table:table-cell office:value-type="string" calcext:value-type="string">
            <text:p>FOM12_Reporting_Enable <text:s text:c="8"/></text:p>
          </table:table-cell>
          <table:table-cell office:value-type="string" calcext:value-type="string">
            <text:p><text:s/>tru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206</text:p>
          </table:table-cell>
          <table:table-cell office:value-type="string" calcext:value-type="string">
            <text:p>COMMAND_AND_CONTROL_IND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06</text:p>
          </table:table-cell>
          <table:table-cell office:value-type="string" calcext:value-type="string">
            <text:p>THD070_RESOURCE_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06</text:p>
          </table:table-cell>
          <table:table-cell office:value-type="string" calcext:value-type="string">
            <text:p>HOST_TECHNICAL_DEBU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007</text:p>
          </table:table-cell>
          <table:table-cell office:value-type="string" calcext:value-type="string">
            <text:p>K_LINKT_Active_Without_R2_Timeout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107</text:p>
          </table:table-cell>
          <table:table-cell office:value-type="string" calcext:value-type="string">
            <text:p>FOM02_Loopback_Enable <text:s text:c="9"/>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207</text:p>
          </table:table-cell>
          <table:table-cell office:value-type="string" calcext:value-type="string">
            <text:p>SIMULATION_INDIC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307</text:p>
          </table:table-cell>
          <table:table-cell office:value-type="string" calcext:value-type="string">
            <text:p>THD070_RESOURCE_TYPE</text:p>
          </table:table-cell>
          <table:table-cell office:value-type="string" calcext:value-type="string">
            <text:p>MIDS</text:p>
          </table:table-cell>
          <table:table-cell office:value-type="string" calcext:value-type="string">
            <text:p>T407</text:p>
          </table:table-cell>
          <table:table-cell office:value-type="string" calcext:value-type="string">
            <text:p>HOST_TACTICAL_PROTOCOL</text:p>
          </table:table-cell>
          <table:table-cell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T008</text:p>
          </table:table-cell>
          <table:table-cell office:value-type="string" calcext:value-type="string">
            <text:p>Hot_Data_Root_Di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T108</text:p>
          </table:table-cell>
          <table:table-cell office:value-type="string" calcext:value-type="string">
            <text:p>AIS_Is_Used <text:s text:c="19"/></text:p>
          </table:table-cell>
          <table:table-cell office:value-type="string" calcext:value-type="string">
            <text:p><text:s/>fals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208</text:p>
          </table:table-cell>
          <table:table-cell office:value-type="string" calcext:value-type="string">
            <text:p>ACTIVE_RELAY_INDICATOR_WIDE_AREA_NETW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308</text:p>
          </table:table-cell>
          <table:table-cell office:value-type="string" calcext:value-type="string">
            <text:p>THD070_ RESOURCE_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408</text:p>
          </table:table-cell>
          <table:table-cell office:value-type="string" calcext:value-type="string">
            <text:p>HOST_TACTICAL_DEBU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009</text:p>
          </table:table-cell>
          <table:table-cell office:value-type="string" calcext:value-type="string">
            <text:p>Ctrl_Data_Req_Timeou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109</text:p>
          </table:table-cell>
          <table:table-cell office:value-type="string" calcext:value-type="string">
            <text:p>K_LinkT_Delta_Time_Limit <text:s text:c="6"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209</text:p>
          </table:table-cell>
          <table:table-cell office:value-type="string" calcext:value-type="string">
            <text:p>RTT_REPLY_STATUS_INDIC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309</text:p>
          </table:table-cell>
          <table:table-cell office:value-type="string" calcext:value-type="string">
            <text:p>THD070_RESOURCE_TYP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T409</text:p>
          </table:table-cell>
          <table:table-cell office:value-type="string" calcext:value-type="string">
            <text:p>HOST_CONNECTION_BITS_ORDERING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T010</text:p>
          </table:table-cell>
          <table:table-cell office:value-type="string" calcext:value-type="string">
            <text:p>Max_Msg_In_Arcade_Buff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écimal</text:p>
          </table:table-cell>
          <table:table-cell office:value-type="string" calcext:value-type="string">
            <text:p>T110</text:p>
          </table:table-cell>
          <table:table-cell office:value-type="string" calcext:value-type="string">
            <text:p>K_LinkT_Delta_Time_Default <text:s text:c="4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210</text:p>
          </table:table-cell>
          <table:table-cell office:value-type="string" calcext:value-type="string">
            <text:p>TIME_QUAL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310</text:p>
          </table:table-cell>
          <table:table-cell office:value-type="string" calcext:value-type="string">
            <text:p>THD561_RESOURCE_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10</text:p>
          </table:table-cell>
          <table:table-cell office:value-type="string" calcext:value-type="string">
            <text:p>HOST_CONNECTION_BYTES_ORDERING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T011</text:p>
          </table:table-cell>
          <table:table-cell office:value-type="string" calcext:value-type="string">
            <text:p>Max_Time_Before_Forcing_Record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111</text:p>
          </table:table-cell>
          <table:table-cell office:value-type="string" calcext:value-type="string">
            <text:p>J_Elimination_Window_Size <text:s text:c="5"/></text:p>
          </table:table-cell>
          <table:table-cell office:value-type="string" calcext:value-type="string">
            <text:p><text:s/>7.03125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211</text:p>
          </table:table-cell>
          <table:table-cell office:value-type="string" calcext:value-type="string">
            <text:p>GEODETIC_POSITION_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311</text:p>
          </table:table-cell>
          <table:table-cell office:value-type="string" calcext:value-type="string">
            <text:p>THD561_ROUTE_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11</text:p>
          </table:table-cell>
          <table:table-cell office:value-type="string" calcext:value-type="string">
            <text:p>HOST_CONNECTION_TIMEOUT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012</text:p>
          </table:table-cell>
          <table:table-cell office:value-type="string" calcext:value-type="string">
            <text:p>ACCS_LOC1_Centre_Name</text:p>
          </table:table-cell>
          <table:table-cell office:value-type="string" calcext:value-type="string">
            <text:p>ROUTEU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112</text:p>
          </table:table-cell>
          <table:table-cell office:value-type="string" calcext:value-type="string">
            <text:p>Platform_Nb <text:s text:c="1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écimal</text:p>
          </table:table-cell>
          <table:table-cell office:value-type="string" calcext:value-type="string">
            <text:p>T212</text:p>
          </table:table-cell>
          <table:table-cell office:value-type="string" calcext:value-type="string">
            <text:p>STR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12</text:p>
          </table:table-cell>
          <table:table-cell office:value-type="string" calcext:value-type="string">
            <text:p>THD561_RESOURCE_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412</text:p>
          </table:table-cell>
          <table:table-cell office:value-type="string" calcext:value-type="string">
            <text:p>HOST_CONNECTION_MAX_ERROR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013</text:p>
          </table:table-cell>
          <table:table-cell office:value-type="string" calcext:value-type="string">
            <text:p>Switchov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113</text:p>
          </table:table-cell>
          <table:table-cell office:value-type="string" calcext:value-type="string">
            <text:p>Platform_List <text:s text:c="17"/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écimal</text:p>
          </table:table-cell>
          <table:table-cell office:value-type="string" calcext:value-type="string">
            <text:p>T213</text:p>
          </table:table-cell>
          <table:table-cell office:value-type="string" calcext:value-type="string">
            <text:p>ELEVA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313</text:p>
          </table:table-cell>
          <table:table-cell office:value-type="string" calcext:value-type="string">
            <text:p>THD561_ROUTE_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413</text:p>
          </table:table-cell>
          <table:table-cell office:value-type="string" calcext:value-type="string">
            <text:p>HOST_FREQUENCY_SIMPLE_CONNECTION_STAT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014</text:p>
          </table:table-cell>
          <table:table-cell office:value-type="string" calcext:value-type="string">
            <text:p>Recording_File_Name</text:p>
          </table:table-cell>
          <table:table-cell office:value-type="string" calcext:value-type="string">
            <text:p>tdl_router_recording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114</text:p>
          </table:table-cell>
          <table:table-cell office:value-type="string" calcext:value-type="string">
            <text:p>Platform_Role_List <text:s text:c="12"/></text:p>
          </table:table-cell>
          <table:table-cell office:value-type="string" calcext:value-type="string">
            <text:p><text:s/>Mast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214</text:p>
          </table:table-cell>
          <table:table-cell office:value-type="string" calcext:value-type="string">
            <text:p>MISSION_CORREL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314</text:p>
          </table:table-cell>
          <table:table-cell office:value-type="string" calcext:value-type="string">
            <text:p>THD562_ORIGIN_ROUTE_ID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414</text:p>
          </table:table-cell>
          <table:table-cell office:value-type="string" calcext:value-type="string">
            <text:p>HOST_FREQUENCY_SIMPLE_TIME_SY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015</text:p>
          </table:table-cell>
          <table:table-cell office:value-type="string" calcext:value-type="string">
            <text:p>Recording_File_Max_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115</text:p>
          </table:table-cell>
          <table:table-cell office:value-type="string" calcext:value-type="string">
            <text:p>IU_Remote_Staleness_Limit <text:s text:c="5"/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215</text:p>
          </table:table-cell>
          <table:table-cell office:value-type="string" calcext:value-type="string">
            <text:p>ELEVATION_QUAL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315</text:p>
          </table:table-cell>
          <table:table-cell office:value-type="string" calcext:value-type="string">
            <text:p>THD562_ROUTE_DESTINATION_LI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415</text:p>
          </table:table-cell>
          <table:table-cell office:value-type="string" calcext:value-type="string">
            <text:p>SIMPLE_NODE_I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016</text:p>
          </table:table-cell>
          <table:table-cell office:value-type="string" calcext:value-type="string">
            <text:p>Recording_Files_Max_Count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216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3.891</text:p>
          </table:table-cell>
          <table:table-cell office:value-type="string" calcext:value-type="string">
            <text:p>T316</text:p>
          </table:table-cell>
          <table:table-cell office:value-type="string" calcext:value-type="string">
            <text:p>THD562_ ORIGIN_ROUTE_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16</text:p>
          </table:table-cell>
          <table:table-cell office:value-type="string" calcext:value-type="string">
            <text:p>SIMPLE_NODE_NAME</text:p>
          </table:table-cell>
          <table:table-cell office:value-type="string" calcext:value-type="string">
            <text:p>TopLink</text:p>
          </table:table-cell>
        </table:table-row>
        <table:table-row table:style-name="ro1">
          <table:table-cell office:value-type="string" calcext:value-type="string">
            <text:p>T017</text:p>
          </table:table-cell>
          <table:table-cell office:value-type="string" calcext:value-type="string">
            <text:p>L16_MIDS_Recording</text:p>
          </table:table-cell>
          <table:table-cell office:value-type="string" calcext:value-type="string">
            <text:p>Logical_Recording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T217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-0.499</text:p>
          </table:table-cell>
          <table:table-cell office:value-type="string" calcext:value-type="string">
            <text:p>T317</text:p>
          </table:table-cell>
          <table:table-cell office:value-type="string" calcext:value-type="string">
            <text:p>THD562_ ROUTE_DESTINATION_LI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417</text:p>
          </table:table-cell>
          <table:table-cell office:value-type="string" calcext:value-type="string">
            <text:p>SIMPLE_PROTOCOL</text:p>
          </table:table-cell>
          <table:table-cell office:value-type="string" calcext:value-type="string">
            <text:p>TCP_CLIENT</text:p>
          </table:table-cell>
        </table:table-row>
        <table:table-row table:style-name="ro1">
          <table:table-cell office:value-type="string" calcext:value-type="string">
            <text:p>T018</text:p>
          </table:table-cell>
          <table:table-cell office:value-type="string" calcext:value-type="string">
            <text:p>L16_JRE_Recording</text:p>
          </table:table-cell>
          <table:table-cell office:value-type="string" calcext:value-type="string">
            <text:p>Physical_Recording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T218</text:p>
          </table:table-cell>
          <table:table-cell office:value-type="string" calcext:value-type="string">
            <text:p>VOICE_CALL_SIGN_IND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18</text:p>
          </table:table-cell>
          <table:table-cell office:value-type="string" calcext:value-type="string">
            <text:p>THD562_ORIGIN_ROUTE_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418</text:p>
          </table:table-cell>
          <table:table-cell office:value-type="string" calcext:value-type="string">
            <text:p>SIMPLE_CONNECTION_BITS_ORDERING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T019</text:p>
          </table:table-cell>
          <table:table-cell office:value-type="string" calcext:value-type="string">
            <text:p>L16_SIMPLE_Recording</text:p>
          </table:table-cell>
          <table:table-cell office:value-type="string" calcext:value-type="string">
            <text:p>No_Recording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T219</text:p>
          </table:table-cell>
          <table:table-cell office:value-type="string" calcext:value-type="string">
            <text:p>VOICE_CALL_SIGN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T319</text:p>
          </table:table-cell>
          <table:table-cell office:value-type="string" calcext:value-type="string">
            <text:p>THD562_ROUTE_DESTINATION_L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419</text:p>
          </table:table-cell>
          <table:table-cell office:value-type="string" calcext:value-type="string">
            <text:p>SIMPLE_CONNECTION_BYTES_ORDERING</text:p>
          </table:table-cell>
          <table:table-cell office:value-type="string" calcext:value-type="string">
            <text:p>LE</text:p>
          </table:table-cell>
        </table:table-row>
        <table:table-row table:style-name="ro1">
          <table:table-cell office:value-type="string" calcext:value-type="string">
            <text:p>T020</text:p>
          </table:table-cell>
          <table:table-cell office:value-type="string" calcext:value-type="string">
            <text:p>MIDS_PLATFORM_Recording</text:p>
          </table:table-cell>
          <table:table-cell office:value-type="string" calcext:value-type="string">
            <text:p>No_Recording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T220</text:p>
          </table:table-cell>
          <table:table-cell office:value-type="string" calcext:value-type="string">
            <text:p>PLATFORM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420</text:p>
          </table:table-cell>
          <table:table-cell office:value-type="string" calcext:value-type="string">
            <text:p>SIMPLE_CONNECTION_TIMEOUT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021</text:p>
          </table:table-cell>
          <table:table-cell office:value-type="string" calcext:value-type="string">
            <text:p>MR_Routing_DLP_Indicat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oolean</text:p>
          </table:table-cell>
          <table:table-cell table:number-columns-repeated="4"/>
          <table:table-cell office:value-type="string" calcext:value-type="string">
            <text:p>T221</text:p>
          </table:table-cell>
          <table:table-cell office:value-type="string" calcext:value-type="string">
            <text:p>PLATFORM_ACTIVITY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421</text:p>
          </table:table-cell>
          <table:table-cell office:value-type="string" calcext:value-type="string">
            <text:p>SIMPLE_SECURITY_LEV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022</text:p>
          </table:table-cell>
          <table:table-cell office:value-type="string" calcext:value-type="string">
            <text:p>MR_Routing_JRE_Indicat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oolean</text:p>
          </table:table-cell>
          <table:table-cell table:number-columns-repeated="4"/>
          <table:table-cell office:value-type="string" calcext:value-type="string">
            <text:p>T222</text:p>
          </table:table-cell>
          <table:table-cell office:value-type="string" calcext:value-type="string">
            <text:p>VOICE_FREQUENCY_CHANNEL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T422</text:p>
          </table:table-cell>
          <table:table-cell office:value-type="string" calcext:value-type="string">
            <text:p>SIMPLE_TERMINAL_TYP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023</text:p>
          </table:table-cell>
          <table:table-cell office:value-type="string" calcext:value-type="string">
            <text:p>MR_Routing_MIDS_Indicat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oolean</text:p>
          </table:table-cell>
          <table:table-cell table:number-columns-repeated="4"/>
          <table:table-cell office:value-type="string" calcext:value-type="string">
            <text:p>T223</text:p>
          </table:table-cell>
          <table:table-cell office:value-type="string" calcext:value-type="string">
            <text:p>CONTROL_CHANNEL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T423</text:p>
          </table:table-cell>
          <table:table-cell office:value-type="string" calcext:value-type="string">
            <text:p>SIMPLE_TERMINAL_RO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024</text:p>
          </table:table-cell>
          <table:table-cell office:value-type="string" calcext:value-type="string">
            <text:p>MR_Routing_SIMPLE_Indicat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oolean</text:p>
          </table:table-cell>
          <table:table-cell table:number-columns-repeated="4"/>
          <table:table-cell office:value-type="string" calcext:value-type="string">
            <text:p>T224</text:p>
          </table:table-cell>
          <table:table-cell office:value-type="string" calcext:value-type="string">
            <text:p>ACTIVE_RELAY_INDICATOR_VOICE_CHANNE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424</text:p>
          </table:table-cell>
          <table:table-cell office:value-type="string" calcext:value-type="string">
            <text:p>SIMPLE_TERMINAL_STN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025</text:p>
          </table:table-cell>
          <table:table-cell office:value-type="string" calcext:value-type="string">
            <text:p>Context_File</text:p>
          </table:table-cell>
          <table:table-cell office:value-type="string" calcext:value-type="string">
            <text:p>./DLIP_CONTEXT.xml</text:p>
          </table:table-cell>
          <table:table-cell office:value-type="string" calcext:value-type="string">
            <text:p>file</text:p>
          </table:table-cell>
          <table:table-cell table:number-columns-repeated="4"/>
          <table:table-cell office:value-type="string" calcext:value-type="string">
            <text:p>T225</text:p>
          </table:table-cell>
          <table:table-cell office:value-type="string" calcext:value-type="string">
            <text:p>ACTIVE_RELAY_INDICATOR_CONTROL_CHANNE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425</text:p>
          </table:table-cell>
          <table:table-cell office:value-type="string" calcext:value-type="string">
            <text:p>SIMPLE_PACKET_TYPE_1_ALLOW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026</text:p>
          </table:table-cell>
          <table:table-cell office:value-type="string" calcext:value-type="string">
            <text:p>DLP_default_ST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écimal</text:p>
          </table:table-cell>
          <table:table-cell table:number-columns-repeated="10"/>
          <table:table-cell office:value-type="string" calcext:value-type="string">
            <text:p>T426</text:p>
          </table:table-cell>
          <table:table-cell office:value-type="string" calcext:value-type="string">
            <text:p>SIMPLE_PACKET_TYPE_5_ALLOW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027</text:p>
          </table:table-cell>
          <table:table-cell office:value-type="string" calcext:value-type="string">
            <text:p>Management_Configuration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text</text:p>
          </table:table-cell>
          <table:table-cell table:number-columns-repeated="10"/>
          <table:table-cell office:value-type="string" calcext:value-type="string">
            <text:p>T427</text:p>
          </table:table-cell>
          <table:table-cell office:value-type="string" calcext:value-type="string">
            <text:p>SIMPLE_PACKET_TYPE_8_ALLOW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028</text:p>
          </table:table-cell>
          <table:table-cell office:value-type="string" calcext:value-type="string">
            <text:p>Routing_Confi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ext</text:p>
          </table:table-cell>
          <table:table-cell table:number-columns-repeated="10"/>
          <table:table-cell office:value-type="string" calcext:value-type="string">
            <text:p>T428</text:p>
          </table:table-cell>
          <table:table-cell office:value-type="string" calcext:value-type="string">
            <text:p>SIMPLE_PACKET_TYPE_10_ALLOW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029</text:p>
          </table:table-cell>
          <table:table-cell office:value-type="string" calcext:value-type="string">
            <text:p>L16_Designator_I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écimal</text:p>
          </table:table-cell>
          <table:table-cell table:number-columns-repeated="10"/>
          <table:table-cell office:value-type="string" calcext:value-type="string">
            <text:p>T429</text:p>
          </table:table-cell>
          <table:table-cell office:value-type="string" calcext:value-type="string">
            <text:p>SIMPLE_TIME_SYNCHRO_MODE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T030</text:p>
          </table:table-cell>
          <table:table-cell office:value-type="string" calcext:value-type="string">
            <text:p>ISIS_Reception_Time_Ou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cond</text:p>
          </table:table-cell>
          <table:table-cell table:number-columns-repeated="10"/>
          <table:table-cell office:value-type="string" calcext:value-type="string">
            <text:p>T430</text:p>
          </table:table-cell>
          <table:table-cell office:value-type="string" calcext:value-type="string">
            <text:p>SIMPLE_TIME_SYNCHRO_ALLOWED_DIFFERENC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031</text:p>
          </table:table-cell>
          <table:table-cell office:value-type="string" calcext:value-type="string">
            <text:p>Terminate_DLIP_Upon_ISIS_Los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oolean</text:p>
          </table:table-cell>
          <table:table-cell table:number-columns-repeated="10"/>
          <table:table-cell office:value-type="string" calcext:value-type="string">
            <text:p>T431</text:p>
          </table:table-cell>
          <table:table-cell office:value-type="string" calcext:value-type="string">
            <text:p>SIMPLE_FREQUENCY_STATUS_CONFIGUR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T432</text:p>
          </table:table-cell>
          <table:table-cell office:value-type="string" calcext:value-type="string">
            <text:p>SIMPLE_FREQUENCY_STR_TIME_SYNCH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T433</text:p>
          </table:table-cell>
          <table:table-cell office:value-type="string" calcext:value-type="string">
            <text:p>SIMPLE_EXERCISE_OFFSET</text:p>
          </table:table-cell>
          <table:table-cell office:value-type="float" office:value="0" calcext:value-type="float">
            <text:p>0</text:p>
          </table:table-cell>
        </table:table-row>
      </table:table>
      <table:table table:name="JREP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number-columns-repeated="2" table:default-cell-style-name="Default"/>
        <table:table-column table:style-name="co3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JREP</text:p>
          </table:table-cell>
          <table:table-cell office:value-type="string" calcext:value-type="string">
            <text:p>internal_parameter.xml</text:p>
          </table:table-cell>
          <table:table-cell/>
          <table:table-cell office:value-type="string" calcext:value-type="string">
            <text:p>JREP</text:p>
          </table:table-cell>
          <table:table-cell office:value-type="string" calcext:value-type="string">
            <text:p>configuration_parameter.xml</text:p>
          </table:table-cell>
          <table:table-cell/>
          <table:table-cell office:value-type="string" calcext:value-type="string">
            <text:p>JREP</text:p>
          </table:table-cell>
          <table:table-cell office:value-type="string" calcext:value-type="string">
            <text:p>parameters.txt</text:p>
          </table:table-cell>
          <table:table-cell/>
        </table:table-row>
        <table:table-row table:style-name="ro1">
          <table:table-cell office:value-type="string" calcext:value-type="string">
            <text:p>J001</text:p>
          </table:table-cell>
          <table:table-cell office:value-type="string" calcext:value-type="string">
            <text:p>jrep_parameters</text:p>
          </table:table-cell>
          <table:table-cell/>
          <table:table-cell office:value-type="string" calcext:value-type="string">
            <text:p>J101</text:p>
          </table:table-cell>
          <table:table-cell office:value-type="string" calcext:value-type="string">
            <text:p>config_jrep startup_mode</text:p>
          </table:table-cell>
          <table:table-cell office:value-type="string" calcext:value-type="string">
            <text:p>JRE_MNG</text:p>
          </table:table-cell>
          <table:table-cell office:value-type="string" calcext:value-type="string">
            <text:p>J201</text:p>
          </table:table-cell>
          <table:table-cell office:value-type="string" calcext:value-type="string">
            <text:p>XML_CONFIGURATION_FILE</text:p>
          </table:table-cell>
          <table:table-cell office:value-type="string" calcext:value-type="string">
            <text:p>conf_jrep.xml</text:p>
          </table:table-cell>
        </table:table-row>
        <table:table-row table:style-name="ro1">
          <table:table-cell office:value-type="string" calcext:value-type="string">
            <text:p>J002</text:p>
          </table:table-cell>
          <table:table-cell office:value-type="string" calcext:value-type="string">
            <text:p>jrep_designat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102</text:p>
          </table:table-cell>
          <table:table-cell office:value-type="string" calcext:value-type="string">
            <text:p>jrep_designat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202</text:p>
          </table:table-cell>
          <table:table-cell office:value-type="string" calcext:value-type="string">
            <text:p>XSD_CONFIGURATION_FILE</text:p>
          </table:table-cell>
          <table:table-cell office:value-type="string" calcext:value-type="string">
            <text:p>jre_config.xsd</text:p>
          </table:table-cell>
        </table:table-row>
        <table:table-row table:style-name="ro1">
          <table:table-cell office:value-type="string" calcext:value-type="string">
            <text:p>J003</text:p>
          </table:table-cell>
          <table:table-cell office:value-type="string" calcext:value-type="string">
            <text:p>clientcnx_time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03</text:p>
          </table:table-cell>
          <table:table-cell office:value-type="string" calcext:value-type="string">
            <text:p>jrep_sender_i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203</text:p>
          </table:table-cell>
          <table:table-cell office:value-type="string" calcext:value-type="string">
            <text:p>XML_PARAMETERS_FILE</text:p>
          </table:table-cell>
          <table:table-cell office:value-type="string" calcext:value-type="string">
            <text:p>param_jrep.xml</text:p>
          </table:table-cell>
        </table:table-row>
        <table:table-row table:style-name="ro1">
          <table:table-cell office:value-type="string" calcext:value-type="string">
            <text:p>J004</text:p>
          </table:table-cell>
          <table:table-cell office:value-type="string" calcext:value-type="string">
            <text:p>cmd_timeout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204</text:p>
          </table:table-cell>
          <table:table-cell office:value-type="string" calcext:value-type="string">
            <text:p>XSD_PARAMETERS_FILE</text:p>
          </table:table-cell>
          <table:table-cell office:value-type="string" calcext:value-type="string">
            <text:p>jre_param.xsd</text:p>
          </table:table-cell>
        </table:table-row>
        <table:table-row table:style-name="ro1">
          <table:table-cell office:value-type="string" calcext:value-type="string">
            <text:p>J005</text:p>
          </table:table-cell>
          <table:table-cell office:value-type="string" calcext:value-type="string">
            <text:p>connectfeedback_timeout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205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J006</text:p>
          </table:table-cell>
          <table:table-cell office:value-type="string" calcext:value-type="string">
            <text:p>ctr_maxconflic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206</text:p>
          </table:table-cell>
          <table:table-cell office:value-type="string" calcext:value-type="string">
            <text:p>JRE_MESSAG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J007</text:p>
          </table:table-cell>
          <table:table-cell office:value-type="string" calcext:value-type="string">
            <text:p>ctr_maxinf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207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J008</text:p>
          </table:table-cell>
          <table:table-cell office:value-type="string" calcext:value-type="string">
            <text:p>ctr_maxquer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J208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J009</text:p>
          </table:table-cell>
          <table:table-cell office:value-type="string" calcext:value-type="string">
            <text:p>directcnxlist_timeout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string" calcext:value-type="string">
            <text:p>J209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J010</text:p>
          </table:table-cell>
          <table:table-cell office:value-type="string" calcext:value-type="string">
            <text:p>fail_timeout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J210</text:p>
          </table:table-cell>
          <table:table-cell office:value-type="string" calcext:value-type="string">
            <text:p>ALLOC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J011</text:p>
          </table:table-cell>
          <table:table-cell office:value-type="string" calcext:value-type="string">
            <text:p>info_timeout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J211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J012</text:p>
          </table:table-cell>
          <table:table-cell office:value-type="string" calcext:value-type="string">
            <text:p>internalstateinfoset_timeout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J212</text:p>
          </table:table-cell>
          <table:table-cell office:value-type="string" calcext:value-type="string">
            <text:p>[50Mb</text:p>
          </table:table-cell>
          <table:table-cell office:value-type="string" calcext:value-type="string">
            <text:p>52_428_800b]</text:p>
          </table:table-cell>
        </table:table-row>
        <table:table-row table:style-name="ro1">
          <table:table-cell office:value-type="string" calcext:value-type="string">
            <text:p>J013</text:p>
          </table:table-cell>
          <table:table-cell office:value-type="string" calcext:value-type="string">
            <text:p>internalstateinfosettodlip_timeout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J213</text:p>
          </table:table-cell>
          <table:table-cell office:value-type="string" calcext:value-type="string">
            <text:p>MAX_TRACE_FILE_SIZE</text:p>
          </table:table-cell>
          <table:table-cell office:value-type="float" office:value="52428800" calcext:value-type="float">
            <text:p>52428800</text:p>
          </table:table-cell>
        </table:table-row>
        <table:table-row table:style-name="ro1">
          <table:table-cell office:value-type="string" calcext:value-type="string">
            <text:p>J014</text:p>
          </table:table-cell>
          <table:table-cell office:value-type="string" calcext:value-type="string">
            <text:p>j2_0_stanag_edition</text:p>
          </table:table-cell>
          <table:table-cell office:value-type="string" calcext:value-type="string">
            <text:p>MIL_STD_6016C</text:p>
          </table:table-cell>
          <table:table-cell table:number-columns-repeated="3"/>
          <table:table-cell office:value-type="string" calcext:value-type="string">
            <text:p>J214</text:p>
          </table:table-cell>
          <table:table-cell office:value-type="string" calcext:value-type="string">
            <text:p>TRACE_FILE</text:p>
          </table:table-cell>
          <table:table-cell office:value-type="string" calcext:value-type="string">
            <text:p>jre.log</text:p>
          </table:table-cell>
        </table:table-row>
        <table:table-row table:style-name="ro1">
          <table:table-cell office:value-type="string" calcext:value-type="string">
            <text:p>J015</text:p>
          </table:table-cell>
          <table:table-cell office:value-type="string" calcext:value-type="string">
            <text:p>jreiplinkcapabletimereference_list jreiplinkpreferedtimereference</text:p>
          </table:table-cell>
          <table:table-cell office:value-type="string" calcext:value-type="string">
            <text:p>round_trip</text:p>
          </table:table-cell>
          <table:table-cell table:number-columns-repeated="3"/>
          <table:table-cell office:value-type="string" calcext:value-type="string">
            <text:p>J215</text:p>
          </table:table-cell>
          <table:table-cell office:value-type="string" calcext:value-type="string">
            <text:p>MSG_MGR_TASK_PRIORIT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016</text:p>
          </table:table-cell>
          <table:table-cell office:value-type="string" calcext:value-type="string">
            <text:p>jre_network_controller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J216</text:p>
          </table:table-cell>
          <table:table-cell office:value-type="string" calcext:value-type="string">
            <text:p>TIMEOUT_TASK_PRIORIT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017</text:p>
          </table:table-cell>
          <table:table-cell office:value-type="string" calcext:value-type="string">
            <text:p>round_trip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J217</text:p>
          </table:table-cell>
          <table:table-cell office:value-type="string" calcext:value-type="string">
            <text:p>TRACE_TASK_PRIORIT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018</text:p>
          </table:table-cell>
          <table:table-cell office:value-type="string" calcext:value-type="string">
            <text:p>fixed_delay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J218</text:p>
          </table:table-cell>
          <table:table-cell office:value-type="string" calcext:value-type="string">
            <text:p>L16_LINK_TASK_PRIORIT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019</text:p>
          </table:table-cell>
          <table:table-cell office:value-type="string" calcext:value-type="string">
            <text:p>event_strobe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J219</text:p>
          </table:table-cell>
          <table:table-cell office:value-type="string" calcext:value-type="string">
            <text:p>MNG_LINK_TASK_PRIORIT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020</text:p>
          </table:table-cell>
          <table:table-cell office:value-type="string" calcext:value-type="string">
            <text:p>coordinated_universal_tim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J220</text:p>
          </table:table-cell>
          <table:table-cell office:value-type="string" calcext:value-type="string">
            <text:p>IP_LINK_TASK_PRIORIT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021</text:p>
          </table:table-cell>
          <table:table-cell office:value-type="string" calcext:value-type="string">
            <text:p>jrel16linkcapabletimereference_list jrel16linkpreferedtimereference</text:p>
          </table:table-cell>
          <table:table-cell office:value-type="string" calcext:value-type="string">
            <text:p>coordinated_universal_time</text:p>
          </table:table-cell>
          <table:table-cell table:number-columns-repeated="3"/>
          <table:table-cell office:value-type="string" calcext:value-type="string">
            <text:p>J221</text:p>
          </table:table-cell>
          <table:table-cell office:value-type="string" calcext:value-type="string">
            <text:p>TRACE_BUFFER_SIZ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022</text:p>
          </table:table-cell>
          <table:table-cell office:value-type="string" calcext:value-type="string">
            <text:p>jre_network_controller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J222</text:p>
          </table:table-cell>
          <table:table-cell office:value-type="string" calcext:value-type="string">
            <text:p>TRACE_BUFFER_LOW_THRESHOLD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023</text:p>
          </table:table-cell>
          <table:table-cell office:value-type="string" calcext:value-type="string">
            <text:p>round_trip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J223</text:p>
          </table:table-cell>
          <table:table-cell office:value-type="string" calcext:value-type="string">
            <text:p>TRACE_BUFFER_HIGH_THRESHOLD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024</text:p>
          </table:table-cell>
          <table:table-cell office:value-type="string" calcext:value-type="string">
            <text:p>fixed_delay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J224</text:p>
          </table:table-cell>
          <table:table-cell office:value-type="string" calcext:value-type="string">
            <text:p>MSG_MGR_BUFFER_SIZE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J025</text:p>
          </table:table-cell>
          <table:table-cell office:value-type="string" calcext:value-type="string">
            <text:p>event_strobe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J225</text:p>
          </table:table-cell>
          <table:table-cell office:value-type="string" calcext:value-type="string">
            <text:p>MSG_MGR_BUFFER_LOW_THRESHOLD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J026</text:p>
          </table:table-cell>
          <table:table-cell office:value-type="string" calcext:value-type="string">
            <text:p>coordinated_universal_tim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J226</text:p>
          </table:table-cell>
          <table:table-cell office:value-type="string" calcext:value-type="string">
            <text:p>MSG_MGR_BUFFER_HIGH_THRESHOLD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J027</text:p>
          </table:table-cell>
          <table:table-cell office:value-type="string" calcext:value-type="string">
            <text:p>ju_ppliactivity_timeout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J227</text:p>
          </table:table-cell>
          <table:table-cell office:value-type="string" calcext:value-type="string">
            <text:p>LINK_BUFFER_SIZ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028</text:p>
          </table:table-cell>
          <table:table-cell office:value-type="string" calcext:value-type="string">
            <text:p>localindicators_timeout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J228</text:p>
          </table:table-cell>
          <table:table-cell office:value-type="string" calcext:value-type="string">
            <text:p>LINK_BUFFER_LOW_THRESHOL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029</text:p>
          </table:table-cell>
          <table:table-cell office:value-type="string" calcext:value-type="string">
            <text:p>mngt_retransmission_coun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J229</text:p>
          </table:table-cell>
          <table:table-cell office:value-type="string" calcext:value-type="string">
            <text:p>LINK_BUFFER_HIGH_THRESHOL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030</text:p>
          </table:table-cell>
          <table:table-cell office:value-type="string" calcext:value-type="string">
            <text:p>netconnectmatrix_timeout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string" calcext:value-type="string">
            <text:p>J230</text:p>
          </table:table-cell>
          <table:table-cell office:value-type="string" calcext:value-type="string">
            <text:p>MESSAGE_LENGTH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J031</text:p>
          </table:table-cell>
          <table:table-cell office:value-type="string" calcext:value-type="string">
            <text:p>nofilterforagivenindex_valu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32</text:p>
          </table:table-cell>
          <table:table-cell office:value-type="string" calcext:value-type="string">
            <text:p>nointervallatencyreception_timeout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33</text:p>
          </table:table-cell>
          <table:table-cell office:value-type="string" calcext:value-type="string">
            <text:p>query_timeout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34</text:p>
          </table:table-cell>
          <table:table-cell office:value-type="string" calcext:value-type="string">
            <text:p>rc_retransmission_numbe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35</text:p>
          </table:table-cell>
          <table:table-cell office:value-type="string" calcext:value-type="string">
            <text:p>rtt_alarm_timeout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36</text:p>
          </table:table-cell>
          <table:table-cell office:value-type="string" calcext:value-type="string">
            <text:p>rtt_timeout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37</text:p>
          </table:table-cell>
          <table:table-cell office:value-type="string" calcext:value-type="string">
            <text:p>secondarytn_maxcount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38</text:p>
          </table:table-cell>
          <table:table-cell office:value-type="string" calcext:value-type="string">
            <text:p>secondarytnlist_timeout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39</text:p>
          </table:table-cell>
          <table:table-cell office:value-type="string" calcext:value-type="string">
            <text:p>secondarytn_check</text:p>
          </table:table-cell>
          <table:table-cell office:value-type="string" calcext:value-type="string">
            <text:p>fal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40</text:p>
          </table:table-cell>
          <table:table-cell office:value-type="string" calcext:value-type="string">
            <text:p>t_rartt_init_valu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41</text:p>
          </table:table-cell>
          <table:table-cell office:value-type="string" calcext:value-type="string">
            <text:p>t_retry</text:p>
          </table:table-cell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42</text:p>
          </table:table-cell>
          <table:table-cell office:value-type="string" calcext:value-type="string">
            <text:p>time_accuracy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43</text:p>
          </table:table-cell>
          <table:table-cell office:value-type="string" calcext:value-type="string">
            <text:p>dcl_deactivateaddressprocess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44</text:p>
          </table:table-cell>
          <table:table-cell office:value-type="string" calcext:value-type="string">
            <text:p>is_rtt_control_response_report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45</text:p>
          </table:table-cell>
          <table:table-cell office:value-type="string" calcext:value-type="string">
            <text:p>startsocket_timeout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46</text:p>
          </table:table-cell>
          <table:table-cell office:value-type="string" calcext:value-type="string">
            <text:p>disable_convert_j2_x_to_j2_0</text:p>
          </table:table-cell>
          <table:table-cell office:value-type="string" calcext:value-type="string">
            <text:p>fal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47</text:p>
          </table:table-cell>
          <table:table-cell office:value-type="string" calcext:value-type="string">
            <text:p>jre_link_restart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48</text:p>
          </table:table-cell>
          <table:table-cell office:value-type="string" calcext:value-type="string">
            <text:p>jre_link_reconnection_time</text:p>
          </table:table-cell>
          <table:table-cell office:value-type="float" office:value="29000" calcext:value-type="float">
            <text:p>29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49</text:p>
          </table:table-cell>
          <table:table-cell office:value-type="string" calcext:value-type="string">
            <text:p>jre_routing_mode</text:p>
          </table:table-cell>
          <table:table-cell office:value-type="string" calcext:value-type="string">
            <text:p>routing_in_d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50</text:p>
          </table:table-cell>
          <table:table-cell office:value-type="string" calcext:value-type="string">
            <text:p>mr_deletion</text:p>
          </table:table-cell>
          <table:table-cell office:value-type="string" calcext:value-type="string">
            <text:p>mr_dele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51</text:p>
          </table:table-cell>
          <table:table-cell office:value-type="string" calcext:value-type="string">
            <text:p>tl_length</text:p>
          </table:table-cell>
          <table:table-cell office:value-type="string" calcext:value-type="string">
            <text:p>fal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52</text:p>
          </table:table-cell>
          <table:table-cell office:value-type="string" calcext:value-type="string">
            <text:p>is_sender_id_checked</text:p>
          </table:table-cell>
          <table:table-cell office:value-type="string" calcext:value-type="string">
            <text:p>fal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53</text:p>
          </table:table-cell>
          <table:table-cell office:value-type="string" calcext:value-type="string">
            <text:p>jre_disconnection_delay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54</text:p>
          </table:table-cell>
          <table:table-cell office:value-type="string" calcext:value-type="string">
            <text:p>jre_ip_link_extrapolation_deactivated</text:p>
          </table:table-cell>
          <table:table-cell office:value-type="string" calcext:value-type="string">
            <text:p>fal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55</text:p>
          </table:table-cell>
          <table:table-cell office:value-type="string" calcext:value-type="string">
            <text:p>ip_is_syslog_recording_activated</text:p>
          </table:table-cell>
          <table:table-cell office:value-type="string" calcext:value-type="string">
            <text:p>fal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56</text:p>
          </table:table-cell>
          <table:table-cell office:value-type="string" calcext:value-type="string">
            <text:p>is_rcd_recording_activated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 style:data-style-name="N2" text:time-value="21:40:16.991719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1T22:15:19.893546712</dc:date>
    <dc:creator>Stéphane </dc:creator>
    <meta:generator>LibreOffice/4.2.8.2$Linux_X86_64 LibreOffice_project/420m0$Build-2</meta:generator>
    <meta:editing-duration>PT30M8S</meta:editing-duration>
    <meta:editing-cycles>5</meta:editing-cycles>
    <meta:document-statistic meta:table-count="4" meta:cell-count="2700" meta:object-count="0"/>
  </office:meta>
</office:document-meta>
</file>